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5" svg:font-family="Verdana" style:font-adornments="Курсив" style:font-family-generic="swiss"/>
    <style:font-face style:name="Courier New" svg:font-family="'Courier New'" style:font-family-generic="modern" style:font-pitch="fixed"/>
    <style:font-face style:name="Poiret One" svg:font-family="'Poiret One'"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1" svg:font-family="Verdana" style:font-family-generic="swiss" style:font-pitch="variable"/>
    <style:font-face style:name="Verdana3" svg:font-family="Verdana" style:font-adornments="Курсив" style:font-family-generic="swiss" style:font-pitch="variable"/>
    <style:font-face style:name="Verdana"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4"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left="0cm" fo:margin-right="0cm" fo:text-indent="0.847cm" style:auto-text-indent="false"/>
    </style:style>
    <style:style style:name="P2" style:family="paragraph" style:parent-style-name="Para_20_03">
      <style:paragraph-properties fo:margin-left="0cm" fo:margin-right="0cm" fo:text-indent="0.847cm" style:auto-text-indent="false"/>
    </style:style>
    <style:style style:name="P3" style:family="paragraph" style:parent-style-name="Para_20_13">
      <style:paragraph-properties fo:margin-left="0cm" fo:margin-right="0cm" fo:text-indent="0.847cm" style:auto-text-indent="false"/>
    </style:style>
    <style:style style:name="P4" style:family="paragraph" style:parent-style-name="Para_20_09">
      <style:paragraph-properties fo:margin-left="0cm" fo:margin-right="0cm" fo:text-indent="0.847cm" style:auto-text-indent="false"/>
    </style:style>
    <style:style style:name="P5" style:family="paragraph" style:parent-style-name="Para_20_05">
      <style:paragraph-properties fo:text-align="center" style:justify-single-word="false"/>
    </style:style>
    <style:style style:name="P6" style:family="paragraph" style:parent-style-name="Para_20_11">
      <style:paragraph-properties fo:margin-left="0cm" fo:margin-right="0cm" fo:text-indent="0cm" style:auto-text-indent="false"/>
      <style:text-properties style:font-name="Verdana1" fo:font-size="22pt" style:font-size-asian="22pt" style:font-size-complex="22pt"/>
    </style:style>
    <style:style style:name="P7" style:family="paragraph" style:parent-style-name="Para_20_12">
      <style:paragraph-properties fo:margin-left="0cm" fo:margin-right="0cm" fo:text-indent="0cm" style:auto-text-indent="false"/>
      <style:text-properties style:font-name="Verdana1" fo:font-size="22pt" style:font-size-asian="22pt" style:font-size-complex="22pt"/>
    </style:style>
    <style:style style:name="P8"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9" style:family="paragraph" style:parent-style-name="Оглавление_20_пользователя_20_1">
      <style:paragraph-properties fo:background-color="#ffffff">
        <style:tab-stops>
          <style:tab-stop style:position="11.802cm" style:type="right" style:leader-style="dotted" style:leader-text="."/>
        </style:tab-stops>
        <style:background-image/>
      </style:paragraph-properties>
    </style:style>
    <style:style style:name="P10" style:family="paragraph" style:parent-style-name="Оглавление_20_пользователя_20_2">
      <style:paragraph-properties>
        <style:tab-stops>
          <style:tab-stop style:position="10.802cm" style:type="right" style:leader-style="dotted" style:leader-text="."/>
        </style:tab-stops>
      </style:paragraph-properties>
    </style:style>
    <style:style style:name="P11" style:family="paragraph" style:parent-style-name="Heading_20_1" style:master-page-name="Right_20_Page">
      <style:paragraph-properties style:page-number="3"/>
    </style:style>
    <style:style style:name="P12" style:family="paragraph" style:parent-style-name="Heading_20_1">
      <style:paragraph-properties fo:break-before="page"/>
    </style:style>
    <style:style style:name="P13" style:family="paragraph" style:parent-style-name="Heading_20_1" style:master-page-name="Index">
      <style:paragraph-properties style:page-number="auto"/>
    </style:style>
    <style:style style:name="P14" style:family="paragraph" style:parent-style-name="Para_20_05" style:master-page-name="MP0">
      <style:paragraph-properties fo:text-align="center" style:justify-single-word="false" style:page-number="auto" fo:break-before="page"/>
    </style:style>
    <style:style style:name="P15" style:family="paragraph" style:parent-style-name="Para_20_05" style:master-page-name="First_20_Page">
      <style:paragraph-properties fo:text-align="center" style:justify-single-word="false" style:page-number="1"/>
    </style:style>
    <style:style style:name="P16" style:family="paragraph" style:parent-style-name="Para_20_05">
      <style:paragraph-properties fo:margin-left="0cm" fo:margin-right="2.54cm" fo:text-indent="0cm" style:auto-text-indent="false"/>
    </style:style>
    <style:style style:name="P17" style:family="paragraph" style:parent-style-name="Para_20_11">
      <style:paragraph-properties fo:margin-left="0cm" fo:margin-right="0cm" fo:text-indent="0cm" style:auto-text-indent="false"/>
      <style:text-properties style:font-name="Verdana1" fo:font-size="22pt" style:font-size-asian="22pt" style:font-size-complex="22pt"/>
    </style:style>
    <style:style style:name="P18" style:family="paragraph" style:parent-style-name="Para_20_11">
      <style:paragraph-properties fo:margin-left="0cm" fo:margin-right="0cm" fo:text-indent="0cm" style:auto-text-indent="false" fo:break-before="page"/>
      <style:text-properties style:font-name="Verdana1" fo:font-size="22pt" style:font-size-asian="22pt" style:font-size-complex="22pt"/>
    </style:style>
    <style:style style:name="P19" style:family="paragraph" style:parent-style-name="Heading_20_2">
      <style:paragraph-properties fo:break-before="page"/>
    </style:style>
    <style:style style:name="P20" style:family="paragraph" style:parent-style-name="Footer">
      <style:text-properties fo:language="ru" fo:country="RU"/>
    </style:style>
    <style:style style:name="P21" style:family="paragraph" style:parent-style-name="Text_20_body" style:list-style-name="List_20_1"/>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text-underline-style="none"/>
    </style:style>
    <style:style style:name="P24" style:family="paragraph" style:parent-style-name="Text_20_body">
      <style:text-properties fo:font-size="10pt" style:font-size-asian="10pt" style:font-size-complex="10pt"/>
    </style:style>
    <style:style style:name="P25" style:family="paragraph" style:parent-style-name="Text_20_body" style:list-style-name="List_20_1">
      <style:paragraph-properties fo:margin-left="0cm" fo:margin-right="0cm" fo:text-indent="0cm" style:auto-text-indent="false"/>
    </style:style>
    <style:style style:name="P26" style:family="paragraph" style:parent-style-name="Text_20_body">
      <style:paragraph-properties fo:break-before="page"/>
    </style:style>
    <style:style style:name="P27" style:family="paragraph" style:parent-style-name="Оглавление_20_пользователя_20_3">
      <style:paragraph-properties>
        <style:tab-stops>
          <style:tab-stop style:position="9.802cm" style:type="right" style:leader-style="dotted" style:leader-text="."/>
        </style:tab-stops>
      </style:paragraph-properties>
    </style:style>
    <style:style style:name="P28" style:family="paragraph" style:parent-style-name="Subtitle">
      <style:paragraph-properties fo:margin-top="0.706cm" fo:margin-bottom="0.706cm"/>
    </style:style>
    <style:style style:name="P29" style:family="paragraph" style:parent-style-name="Цитата_20__2b__20_автор">
      <style:paragraph-properties fo:margin-left="1cm" fo:margin-right="1cm" fo:text-indent="0cm" style:auto-text-indent="false"/>
    </style:style>
    <style:style style:name="T1" style:family="text">
      <style:text-properties style:language-complex="ru" style:country-complex="RU"/>
    </style:style>
    <style:style style:name="T2" style:family="text">
      <style:text-properties style:font-name="Calibri" fo:font-size="14pt" style:font-size-asian="14pt" style:font-size-complex="14pt" style:language-complex="ru" style:country-complex="RU"/>
    </style:style>
    <style:style style:name="T3" style:family="text">
      <style:text-properties style:font-name="Verdana1" fo:font-size="14pt" style:font-size-asian="14pt" style:font-size-complex="14pt" style:language-complex="ru" style:country-complex="RU"/>
    </style:style>
    <style:style style:name="T4" style:family="text">
      <style:text-properties style:font-name="Verdana1" style:language-complex="ru" style:country-complex="RU"/>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none"/>
    </style:style>
    <style:style style:name="T11" style:family="text">
      <style:text-properties fo:language="ru" fo:country="RU"/>
    </style:style>
    <style:style style:name="Sect1" style:family="section">
      <style:section-properties fo:background-color="#ffffff" text:dont-balance-text-columns="false"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Default_20_Paragraph_20_Font"><text:span text:style-name="T2"/></text:span></text:p>
      <text:p text:style-name="P15"><text:span text:style-name="Default_20_Paragraph_20_Font"><text:span text:style-name="T3">Янина Каминская</text:span></text:span></text:p>
      <text:p text:style-name="P5"><text:span text:style-name="Default_20_Paragraph_20_Font"><text:span text:style-name="T3"/></text:span></text:p>
      <text:p text:style-name="P5"><text:span text:style-name="Default_20_Paragraph_20_Font"><text:span text:style-name="T3"/></text:span></text:p>
      <text:p text:style-name="P5"><text:span text:style-name="Default_20_Paragraph_20_Font"><text:span text:style-name="T3"/></text:span></text:p>
      <text:p text:style-name="P5"><text:span text:style-name="Default_20_Paragraph_20_Font"><text:span text:style-name="T3"/></text:span></text:p>
      <text:p text:style-name="P5"><text:span text:style-name="Default_20_Paragraph_20_Font"><text:span text:style-name="T3"/></text:span></text:p>
      <text:p text:style-name="P5"><text:span text:style-name="Default_20_Paragraph_20_Font"><text:span text:style-name="T3"/></text:span></text:p>
      <text:p text:style-name="P5"><text:span text:style-name="Default_20_Paragraph_20_Font"><text:span text:style-name="T3"/></text:span></text:p>
      <text:p text:style-name="P5"><text:span text:style-name="Default_20_Paragraph_20_Font"><text:span text:style-name="T3"/></text:span></text:p>
      <text:p text:style-name="P5"><text:span text:style-name="Default_20_Paragraph_20_Font"><text:span text:style-name="T3"/></text:span></text:p>
      <text:p text:style-name="P5"><text:span text:style-name="Default_20_Paragraph_20_Font"><text:span text:style-name="T4"><text:s/></text:span></text:span></text:p>
      <text:p text:style-name="P7">Реквием по любви</text:p>
      <text:p text:style-name="P6">или</text:p>
      <text:p text:style-name="P6">мемуары о манипуляторе</text:p>
      <text:p text:style-name="P18"/>
      <text:h text:style-name="P11" text:outline-level="1"><text:bookmark-start text:name="Vviedieniie"/>Введение<text:bookmark-end text:name="Vviedieniie"/></text:h>
      <text:p text:style-name="Эпиграф_20__2b__20_автор">Опыт – дитя мысли, а мысль – дитя действия. Мы не можем изучать людей по книгам.</text:p>
      <text:p text:style-name="Эпиграф_20_-_20_автор">Бенджамин Дизраэли</text:p>
      <text:p text:style-name="Text_20_body">С каждым из нас в жизни случались неприятности. Особенно, когда речь идет о делах душевных — нам просто необходима поддержка близких. Но проблема в том, что есть ситуации, которые очень сложно понять, не пережив их на собственном опыте. Я очень очень рада за людей, которые меня не понимают. Но это книга, для тех, кто поймет.</text:p>
      <text:p text:style-name="Text_20_body">Люди встречаются. Люди влюбляются. Люди расходятся и теряют друг друга. Это неотъемлемая часть нашей жизни. Жизни каждого, кто умеет любить. В этой книге речь пойдет о людях, которые любить не умеют.</text:p>
      <text:p text:style-name="Text_20_body">В отношениях мне было сложно говорить об этом. Я просто не знала, что говорить. Вроде бы все как у всех — ссоры и примирения, разногласия и поддержка, хорошие моменты и плохие. Но каждый день с любимым делал меня несчастной, оставлял какой-то необъяснимый осадок, но при этом я испытывала большую любовь.</text:p>
      <text:p text:style-name="Text_20_body"><text:soft-page-break/>Я говорила, но меня не слушали. Я делилась с близкими, но все говорили, что это нормально и каждый раз я оставалась наедине со своей проблемой. Я ничего не понимала и никто не мог мне объяснить, но потом пришло прозрение. Толчок, который открыл мне глаза. Совершенно случайно и неожиданно, как гром среди ясного неба.</text:p>
      <text:p text:style-name="Text_20_body">Дамы и господа, парни и девушки, если вы сейчас читаете эти строки, то вы нуждаетесь в ответах, и надеетесь получить их в этой книге, и, со своей стороны, я буду рада помочь вам, но для начала вам нужно самим ответить на следующий вопрос.</text:p>
      <text:p text:style-name="Text_20_body">Согласны ли вы со следующими утверждениями?</text:p>
      <text:p text:style-name="Text_20_body">— Вы испытываете чувство неопределенности, мутности, непонимания того, что с вами происходит. После разговора с вашим партнером вас переполняют смешанные чувства и остается неприятный осадок;</text:p>
      <text:p text:style-name="Text_20_body">— Вы не понимаете, что нужно вашему партнеру. Вам кажется, что вы делаете все, но как правило этого мало или недостаточно. У вас складывается ощущение, что вас принимают за ваши заслуги;</text:p>
      <text:p text:style-name="Text_20_body">— Вам говорят, что вы совершаете ошибки, вы всегда виноваты, но не понимаете, в чем ваша вина;</text:p>
      <text:p text:style-name="Text_20_body">— Вам кажется, что вы в одиночку несете всю или большую часть ответственности за совершаемые действия вашей пары;</text:p>
      <text:p text:style-name="Text_20_body">— До этих отношений вы были другим человеком. Ваш стиль изменился до неузнаваемости, а также ваши рас<text:soft-page-break/>суждения, увлечения и окружение. Вы забыли кто вы, какими были и не понимаете, как и в какой момент это произошло;</text:p>
      <text:p text:style-name="Text_20_body">— Ваши чувства и настроение зависят от вашего партнера. Вы часто готовы промолчать, чтобы угодить ему;</text:p>
      <text:p text:style-name="Text_20_body">— Ваш распорядок дня, отдых и свободное время зависит от вашего партнера. Вы чувствуете, что зависите от партнера больше, чем он в вас;</text:p>
      <text:p text:style-name="Text_20_body">— Вам кажется, что ваш партнер не заинтересован вами, а мысли о том, что вас могут бросить приводят вас в ужас.</text:p>
      <text:p text:style-name="Text_20_body">Если вы согласны хотя бы с несколькими из этих утверждений, мне жаль — вы попали в клуб жертв психологического манипулирования.</text:p>
      <text:p text:style-name="Text_20_body">Знаете, я получила бесценный для себя опыт. Это тот случай, когда ошибки учат и меняют, делают сильнее. Это был долгий путь от отрицания проблемы до ее осознания и решительных действий. К счастью, это были всего лишь 3 года, а не 20, когда психика покалечена настолько, что от человека ничего не остается, кроме тени. Это время было очень болезненным и насыщенным. Забыть то, что происходило — все равно, что не усвоить урок и осознанно потерять бдительность. Снова подвергнуть себя и свою психику опасности.</text:p>
      <text:p text:style-name="Text_20_body">Поэтому я решила извлечь из этого горького опыта пользу. Это сложно сделать, когда ты молод, но седина в волосах создает впечатление бывалого. Это сложно — вспоминать долгие бессонные ночи в тревожных мыслях, <text:soft-page-break/>но все-равно оставаться без ответа на вопрос — «Что происходит?»</text:p>
      <text:p text:style-name="Text_20_body">Мне никто не мог ответить, хотя я стучалась во все двери и просила помощи. Меня не понимали, так как я даже не могла объяснить свои эмоции, не могла сформулировать их. Я могу только догадываться, в каком вы сейчас отчаянном состоянии, но — я вас понимаю.</text:p>
      <text:p text:style-name="Text_20_body">Уверена, что у вас, как и у меня, много близких людей, которые хотели бы вам помочь, но по незнанию причин вашего беспокойства, они часто говорят вам:</text:p>
      <text:p text:style-name="Text_20_body">— Ты переживаешь напрасно!</text:p>
      <text:p text:style-name="Text_20_body">Или:</text:p>
      <text:p text:style-name="Text_20_body">— Тебе нужно просто успокоиться!</text:p>
      <text:p text:style-name="Text_20_body">А если ваши отношения уже закончились, то вы, скорее всего, в отчаянии, но слышите:</text:p>
      <text:p text:style-name="Text_20_body">— Тебе нужно просто отпустить и забыть.</text:p>
      <text:p text:style-name="Text_20_body">Вы отпустите, когда дочитаете. Не гарантирую, что забудете, но отпустите. По крайней мере, я искренне на это надеюсь. Для себя я сделала выбор — не забуду. Не могу такое забыть, ведь это будет означать, что урок не усвоен, что все было зря. Я приняла все это, как акт самосовершенствования — я стала сильнее, умнее, бдительнее, и все, что я могу сделать с этим опытом — поделиться им с теми, кто до сих пор не понимает, что с ним происходит. К тому же, я пришла к выводу, что описав это «на бумаге» все воспоминания, можно смело облегчить свою голову. Не забыть. Облегчить.</text:p>
      <text:p text:style-name="Text_20_body"><text:soft-page-break/>Это — болючая история любви. Для меня одни воспоминания — это уже испытание на прочность. Но, к счастью, я нашла в себе силы и разложила все по полочкам. Нашла ответы и вот оно — понимание! За долгие 3 года метаний и поисков ответов все пазлы, наконец, сложились в одну целую картину. Это стало наградой для меня ведь так и происходит, когда сталкиваешься с <text:span text:style-name="_30__20_Text">психопатией личности</text:span>.</text:p>
      <text:p text:style-name="Text_20_body"/>
      <text:p text:style-name="Quotations">«Психопатия — психопатологический синдром, проявляющийся в виде констелляции таких черт, как бессердечие по отношению к окружающим, сниженная способность к сопереживанию, неспособность к искреннему раскаянию в причинении вреда другим людям, лживость, эгоцентричность и поверхностность эмоциональных реакций.»</text:p>
      <text:p text:style-name="Quotations"/>
      <text:p text:style-name="Text_20_body">В этой книге, как и в материалах, в которых вы, возможно, будете искать для себя ответы, вы будете сталкиваться с такими понятиями, как: абьюзер, психопат, социопат, человек с расстройством психики, (первезный) нарцисс, тиран, деструктивная личность и т.д. Все эти понятия достаточно токсичны, неизлечимы и следуют шаблонному циклу: «идеализация—обесценивание—утилизация».</text:p>
      <text:p text:style-name="Text_20_body"><text:span text:style-name="_31__20_Text">Психопатия личности</text:span> — это не до конца сформированная психика. Это патология нервной системы, по разным причинам возникшая при неправильном ее формировании. Другими словами — это непропорциональность некоторых черт характера, что приводит к дисгар<text:soft-page-break/>монии общего склада личности. Психопатия личности стабильна (не исчезает со временем), тотальна (проявляется в любой жизненной ситуации) и приводит к социальной дезадаптации. Диагностируется психопатия наличием от трех и более критериев, приведенных ниже:</text:p>
      <text:list xml:id="list3788379966231776134" text:style-name="List_20_1">
        <text:list-item>
          <text:p text:style-name="P21">Равнодушие. Пассивное отношение к чувствам других. Отсутствие сострадания. Неумение и неспособность оказывать поддержку.</text:p>
        </text:list-item>
        <text:list-item>
          <text:p text:style-name="P21">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21">Отсутствие чувства вины и сожаления. Неспособность анализировать полученный опыт. Отрицание наказания. Отсутствие стыда.</text:p>
        </text:list-item>
        <text:list-item>
          <text:p text:style-name="P21">Безответственное поведение. Отсутствие понятий общепринятых норм. Неумение и нежелание нести ответственность за последствие собственных действий. Неспособность принимать решения в сложных ситуациях. Инфантильность.</text:p>
        </text:list-item>
        <text:list-item>
          <text:p text:style-name="P21">Самоутверждение и жажда подкрепления собственной самооценки за счет унижения окружающих. Деструктивизация отношений. Авторитарный стиль общения.</text:p>
        </text:list-item>
        <text:list-item>
          <text:p text:style-name="P21">Неспособность выдерживать критику. Завышение собственных способностей и значимости. Самолюбие. Нарциссизм.</text:p>
        </text:list-item>
        <text:list-item>
          <text:p text:style-name="P21">Лень. Безинициативность. Однообразность. Отсутствие стремления из-за страха собственной неудачи.</text:p>
        </text:list-item>
        <text:list-item>
          <text:p text:style-name="P21"><text:soft-page-break/>Дезорганизация. Неумение вести и контролировать дела. Делегирование обязанностей. Нарушенная дисциплина и отсутствие самоорганизованности.</text:p>
          <text:p text:style-name="P25"><text:span text:style-name="Default_20_Paragraph_20_Font"><text:span text:style-name="T1"/></text:span></text:p>
        </text:list-item>
      </text:list>
      <text:p text:style-name="Цитата_20__2b__20_автор">«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7">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Цитата_20__2b__20_автор">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Цитата_20__2b__20_автор">…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text:soft-page-break/>еще долго будете думать о том, что произошло, и в чем была ваша ошибка»</text:p>
      <text:p text:style-name="Цитата_20_-_20_автор">Американский психиатр-криминолог Харви Клекли, «Маска нормальности»</text:p>
      <text:p text:style-name="P16"><text:span text:style-name="Default_20_Paragraph_20_Font"><text:span text:style-name="T1"><text:s/></text:span></text:span></text:p>
      <text:p text:style-name="Text_20_body">Сразу скажу, что я не психолог и не психиатр. Я не врач и это не диагноз. Это лично мое мнение основанное на огромном количестве совпадений. Один компетентный в этом вопросе человек (который знаком с главным персонажем) разъяснил мне поведение моего парня этим понятием (психопатия личности), основываясь, непосредственно, на общении с ним, в следствии чего я просто увлеклась этой темой и была очень удивлена рядом соприкосновений его поведения с описанием расстройств личности.</text:p>
      <text:p text:style-name="Text_20_body">Перечитав много литературы, внимательно оглянувшись по сторонам, я поняла, что не одна столкнулась с этой проблемой. Моя история не уникальна, а, скорее — шаблонна. К сожалению, я долго не понимала, что происходит, и у меня не было возможности вовремя выбраться из лап манипулятивных действий. Оказалось, достаточно лишь малого толчка и пелена спала. Непонимание отступило как туман под солнцем, и все прояснилось.</text:p>
      <text:p text:style-name="Text_20_body">Это моя история.</text:p>
      <text:p text:style-name="Text_20_body">Я буду бэкапить и забегать вперед. Буду философствовать и рассуждать. Буду смеяться и плакать. Буду вспоминать и пить вино из красивого фужера. Я вспомню все и проживу это все заново, но уже с улыбкой потому, что это закончилось. Я попытаюсь все заново прочув<text:soft-page-break/>ствовать, чтобы передать, как было.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Subtitle">* * *</text:p>
      <text:p text:style-name="Text_20_body">Для начала я попробую описать себя.</text:p>
      <text:p text:style-name="Text_20_body">Я всегда была сложным ребенком. Самая младшая из четырех детей в семье — я была, скажем так, последней надеждой отца на сына. Но, какое разочарование — родилась еще одна девочка, с которой отец не захотел общаться после разрыва с мамой, не смотря на мои отчаянные попытки. Потом он умер. Я его никогда не знала, но постоянно слышала от родственников, что очень на него похожа. Такая же упрямая и убежденная, что часто путали с капризностью, категоричная и эмоциональная, ранимая и восприимчивая.</text:p>
      <text:p text:style-name="Text_20_body">Меня с детства задевала несправедливость. Не в смысле, что я считала, что мне кто-то должен, а в целом — когда обижают младших, несправедливая оценка в школе или предвзятое отношение, некомпетентность начальника ил коллеги, замечание мамы с аргументом «потому, что я так сказала». Мне всегда были нужны ответы — почему? Что заставляет человека так поступать?</text:p>
      <text:p text:style-name="Text_20_body">Потом я поняла, что все люди хотят быть счастливыми, но делятся на два типа: кто добивается счастья сам и кто за счет других, делая их несчастными и нанося <text:soft-page-break/>ущерб, будь то материальный, физический или психологический.</text:p>
      <text:p text:style-name="Text_20_body">Не люблю второй тип. Очень часто замечаю таких людей. Обычно вокруг них несчастные лица людей, за счет которых они самоутверждаются, пользуясь их доверием и добротой. Я таких называю паразитами. Они ищут слабости других и приживаются, высасывая жизнь в любом ее проявлении. Кто-то по чуть-чуть, а кто-то все сразу. И переключаются на новую жертву, когда предыдущая становится бесполезной.</text:p>
      <text:p text:style-name="Text_20_body">Предательства — нет,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Text_20_body">Не скажу, что была оторвой, но мы хулиганили, как и все дети. По-доброму так. Зачастую с мальчишками и всегда — какие-то активные занятия: кто больше раз переплывет речку, казаки—разбойники и т. д.</text:p>
      <text:p text:style-name="Text_20_body">Очень часто дралась. Всегда защищаясь или защищая. При этом я выбирала себе равных соперников, и слабаков среди них не было.</text:p>
      <text:p text:style-name="Text_20_body">В целом я прямой и открытый человек. Главный мой недостаток в том, что у меня все на лице написано. Я считаю, что неумение контролировать эмоции — это моя, пожалуй, самая важная проблема. Но — мои эмоции это <text:soft-page-break/>всегда следствие, а не причина. А причины, как правило — это все та же несправедливость в любом ее проявлении. От кассирши в супермаркете, не предупредившей людей в длинной очереди, что касса закрывается, до коллеги, который предает и подставляет, дабы извлечь свою выгоду.</text:p>
      <text:p text:style-name="Text_20_body">Я переживаю все остро, ищу ответы. И, если кассирша меня только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Text_20_body">Очень привязываюсь к людям, потом остро переживаю их нехватку или предательство.</text:p>
      <text:p text:style-name="Text_20_body">Ненавидела одиночество до недавнего времени и панически его боялась. Поэтому всегда были гости, вылазки, поездки, большие коллективы и подвижный образ жизни.</text:p>
      <text:p text:style-name="Text_20_body">Верю в людей. Раньше это еще было доверие людям, но я и это переросла.</text:p>
      <text:p text:style-name="Text_20_body">Я не боюсь задавать вопросы, хоть иногда и не хочется выглядеть глупо.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Text_20_body">У меня есть четкое представление какой должна быть настоящая женщина и каким должен быть настоящий <text:soft-page-break/>мужчина, каким должен быть друг, и, к сожалению я узнала, что такое — враг. И я убеждена, что человек всегда должен оставаться человеком.</text:p>
      <text:p text:style-name="Text_20_body">А еще раньше я была очень веселой, уверенной в себе, практически бесстрашной и волевой. Теперь наверстываю...</text:p>
      <text:p text:style-name="Text_20_body">Коротко, но далеко не все.</text:p>
      <text:p text:style-name="Subtitle">* * *</text:p>
      <text:p text:style-name="Text_20_body">А теперь давайте разберем «портрет» жертвы.</text:p>
      <text:p text:style-name="Text_20_body">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 Манипулятору нужно от пяти до пятнадцати минут, чтобы понять, кто перед ним находится. Он понимает, что жертва искренне радуется по мелочам, ее легко обрадовать. Она часто сопереживает окружающим и беспокоится о них, помогает, а порой даже и в ущерб себе. Жертва умеет осознавать свою вину, если виновата и приложит все усилия, чтобы все исправить.</text:p>
      <text:p text:style-name="Text_20_body">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 После первых действий манипулятора в качестве обработки, жертва влюбляется в него. Именно это является рычагом эксплуатирования. Жертва будет стараться сохранить отношения и терпеть то, чего не заслуживает.</text:p>
      <text:p text:style-name="Subtitle"><text:soft-page-break/>* * *</text:p>
      <text:p text:style-name="Text_20_body">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Text_20_body">Приведу пример из истории, дабы у скептиков было меньше комментариев вроде:</text:p>
      <text:p text:style-name="Text_20_body">— Еще одна сопливая история сопливой девочки, которая сама все испортила и сама во всем виновата. Кто ей лекарь.</text:p>
      <text:p text:style-name="Text_20_body">Вот отрывок из книги о лагерях смерти А. Чернявской «Психология господства и подчинения: Хрестоматия»:</text:p>
      <text:p text:style-name="Text_20_body"/>
      <text:p text:style-name="Quotations">«...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 Обычный, не психологический анализ не может удовлетворительно объяснить такое послушание... Большая часть таких заключенных были самоубийцами. Идти в газовую камеру – значило совершить самоубийство путем, не требующим энергии, обычно необходимой для выполнения такого решения.»</text:p>
      <text:p text:style-name="P16"><text:span text:style-name="Default_20_Paragraph_20_Font"><text:span text:style-name="T1"/></text:span></text:p>
      <text:p text:style-name="Text_20_body">Все, что нужно было нацистам, это чтобы их заключенные были относительно здоровы и трудоспособны. Их избивали или калечили только в крайних случаях, где имело место сопротивление, дабы выработать страх на<text:soft-page-break/>казания в случае неповиновения. Зато моральное давление, запугивание и психологическое давление было специально разработанным <text:span text:style-name="_30__20_Text">методом</text:span>, с единственной целью — получить абсолютное повиновение.</text:p>
      <text:p text:style-name="Text_20_body">Результатом политики психологического давления в концлагерях стало до 6-ти миллионов жертв. Это около 70% еврейского населения в европейских странах. Ответственным за исполнение массового уничтожения евреев был никто иной, ка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Text_20_body">Ханна Арендт, политический теоретик и историк еврейского происхождения, в качестве корреспондента провела анализ личности Эйхмана и «обстоятельств совершенных им преступлений».</text:p>
      <text:p text:style-name="Text_20_body"/>
      <text:p text:style-name="Цитата_20__2b__20_автор">«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Цитата_20_-_20_автор">Х. Арендт, «Банальность зла: Эйхман в Иерусалиме»</text:p>
      <text:p text:style-name="Цитата_20__2b__20_автор"/>
      <text:p text:style-name="Text_20_body">И нет, я не говорю, что меня хотели убить, или лишить меня воли. Скорее всего, его действия не были осознан<text:soft-page-break/>но направлены на меня, дабы причинить мне боль. Вероятно, он просто хотел быть мужчиной, и в его понимании мужчина должен быть именно таким. Я до сих пор считаю и надеюсь, что он не желал мне зла. Желать кому-то зла и заботиться о собственном благополучии за счет других — это далеко не одно и тоже.</text:p>
      <text:p text:style-name="Text_20_body">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 Ими был проведен «Эксперимент пошаговых действий», который доказал, что если человек согласится сделать что-то незначительное, то вероятность того, что он выполнит что-то важное с расширенными условиями и требованиями увеличивается, чем если сразу попросить его выполнить важную и сложную работу. Позже эта техника получила название «Нога в дверях» и до сих пор используется в бизнесе.</text:p>
      <text:p text:style-name="Text_20_body">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 Представьте себе разницу между вещью, которую вы не знаете почему купили и она будет валяться до тех пор, пока вы ее кому-нибудь не подарите, и, например — ранней сединой, потраченными деньгами и временем на специалистов, которые помогают выйти из глубокой депрессии и состояния полного распада личности. Контрастирует, не так ли? Но эти два феномена похожи тем, что в обоих случаях идет пошаговое <text:soft-page-break/>давление от малого и незаметного, до насильственного и причиняющего ущерб.</text:p>
      <text:p text:style-name="Text_20_body">Я приведу пример. Вы пришли в супермаркет за колбасой, вас встречает милая девушка и приглашает вас продегустировать сыр торговой марки. Вы подходите к дегустационному стенду и, пока вы наслаждаетесь вкусом, милая особа рассказывает вам где выросли коровы и на каких лугах они паслись. Вы отметили, что сыр действительно вкусный, и уже было направились к колбасному ряду, как она предлагает вам <text:span text:style-name="_30__20_Text">купить</text:span> кусочек этого сыра... Она очень приветлива, сама по себе приятная, она потратила на вас свое время и угостила вас сыром. Вам неудобно ей отказать, к тому же это просто сыр, и вы его покупаете.</text:p>
      <text:p text:style-name="Text_20_body">Объяснение этому лежит в теории когнитивной психологии. Когниция (<text:span text:style-name="T5">от лат.</text:span> <text:span text:style-name="T5">cognitio</text:span> — познание, <text:span text:style-name="T5">cogitatio</text:span> — мышление) — это процесс, с помощью которого наше сознание получает, обрабатывает и хранит всю поступающую нам информацию, и трансформирует все эти данные в наше поведение. Существует два типа когнитивной структуры, каждый из которых описывает состояние человека:</text:p>
      <text:list xml:id="list43221720" text:continue-numbering="true" text:style-name="List_20_1">
        <text:list-item>
          <text:p text:style-name="P21">когнитивный консонанс — согласованность знаний и поведения;</text:p>
        </text:list-item>
        <text:list-item>
          <text:p text:style-name="P21">когнитивный диссонанс — противоречивость знаний и поведения.</text:p>
        </text:list-item>
      </text:list>
      <text:p text:style-name="Text_20_body">Мы все разные, но мы все личности. Мы взрослеем, умнеем и набираемся опыта, но при этом мы ощущаем себя одной и той же личностью на протяжении всей на<text:soft-page-break/>шей жизни. Другими словами, в любой момент времени и при любых обстоятельствах каждый из нас знает кто он. Но бывают обстоятельства, при которых гармония нарушается, что порождает массу неприятных ощущений — противоречий, которые в свою очередь мотивируют нас действовать на устранение этих противоречий. То есть другими словами, вам легче купить сыр, чем разбираться с собственными угрызениями совести.</text:p>
      <text:p text:style-name="Text_20_body">Итак, подошло время заканчивать это затянувшееся вступление и переходить к делу. Поехали.</text:p>
      <text:p text:style-name="Text_20_body">Говным гавно жили были...</text:p>
      <text:h text:style-name="P12" text:outline-level="1"><text:bookmark-start text:name="Glava_1__Eto_ieshchie_nie_koniets"/>Глава 1. Это еще не конец</text:h>
      <text:p text:style-name="Text_20_body"><text:bookmark-end text:name="Glava_1__Eto_ieshchie_nie_koniets"/>Возвращаюсь на много много лет назад, туда, где я — девчонка-пацанка, смелая, с армией друзей, сижу на подоконнике, свесив ноги с четвертого этажа общежития. Живая, простая, жила сегодняшним днем и ни о чем не парилась...</text:p>
      <text:p text:style-name="Text_20_body">К слову, на тот момент я уже пережила первую любовь. Такую прекрасную и будоражащую. Со слезами и бессонными ночами, когда все песни по радио, кажется — о тебе. Чувство, которое я испытывала впервые было поистине прекрасным. Так ярко его запоминаешь, на всю жизнь... Я повзрослела. Поняла как оно бывает. Поняла что к чему и как это работает. Чтобы однажды почувствовать это еще раз и быть полностью уверенной — это она, любовь, только уже не такая милая и трепещущая, а настоящее, крепкое, сильное, выдержанное чувство.</text:p>
      <text:p text:style-name="Text_20_body">Еще год назад, я могла рассказать об этом дне в мельчайших подробностях. Детали, которые отпечатались в памяти очень четко, к счастью, уже почти стерлись. Осталась эмоция. Первый взгляд. Мысли. Время. Место. Обстоятельства. Погода. Настроение... Определенно этот день, как в фильмах — стал роковой завязкой в сюжете. Но тогда я, естественно, об этом не догадывалась. Хотя эмоция была — «Это еще не конец». Именно это эхом <text:soft-page-break/>прошлось по моей голове, когда я впервые сказала «пока» новому знакомому.</text:p>
      <text:p text:style-name="Text_20_body">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 Я помню эту эмоцию. Она и сейчас необъяснима. Это ни с чем не сравнимо. Это было впервые и единожды. Но я подозреваю, как можно это назвать. Не побоюсь предположить — это была любовь с первого взгляда.</text:p>
      <text:p text:style-name="Text_20_body">Именно — взгляда. Я уже не помню, перекинулись ли мы парой фраз, или разговаривали. В голове остались только представления, о которых я боюсь говорить в слух, так как потом было слишком много иллюзий, и, боюсь, это была первая. 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Text_20_body">Сейчас я пытаюсь вспомнить, о чем мне тогда «сказал» этот взгляд. Какими были мои ощущения? Какие были у него переживания в тот момент. Но мне ничего не приходит в голову, кроме как — пустота. Видимо, это то, что и привлекло меня в нем — неизвестность. Мне, наверное, стало интересно, что же это был за взгляд. И, подсознательно, я хотела получить ответ на свой вопрос.</text:p>
      <text:p text:style-name="Text_20_body">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ие глазки, застенчивая улыбка и потеря контроля над собой и своими чувства<text:soft-page-break/>ми. И долгие бессонные ночи в мыслях и ожидании новой встречи... Но нет. Этого не было. Трепета не было. Было просто — «Это еще не конец». Вот так.</text:p>
      <text:p text:style-name="Text_20_body">Имея нескольких общих друзей, встреч с момента знакомства за следующие несколько лет было мало. Совсем мало. Скорее даже может одна или две. А может и одна. 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Text_20_body">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 Оно здесь, со мной, внутри меня, никуда не уходит и дарит спокойствие. Это было волшебно.</text:p>
      <text:h text:style-name="P12" text:outline-level="1"><text:bookmark-start text:name="Glava_2__Tablietka"/>Глава 2. Таблетка</text:h>
      <text:p text:style-name="Эпиграф"><text:bookmark-end text:name="Glava_2__Tablietka"/>Если человек говорит красиво, то лжет он еще красивее.</text:p>
      <text:p text:style-name="Text_20_body">Прошло несколько лет. Я взрослела. Сопротивлялась этому, но взрослела. Впитывала все, чем поливала жизнь и люди.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 К этому возрасту все становятся личностями, и я была одной из них — личность. Тяжелая. Убежденная своими правилами, кодексами, хотя тогда в моем лексиконе еще не употреблялось это слово. Но они были. Кодексы. Честь, понятие справедливости, стремление помочь, искренность и простота. Честность, граничащая с тактичностью и девиз — «Хочешь — делай!». Так я и жила. Веселилась никому не в ущерб. И была счастлива.</text:p>
      <text:p text:style-name="Text_20_body">— У меня депресс!!!! Помоги! — пишу однажды мартовским днем другу, тому самому — общему.</text:p>
      <text:p text:style-name="Text_20_body">— Да. Я тут. Излагай. Жалуйся.</text:p>
      <text:p text:style-name="Text_20_body"><text:soft-page-break/>— Не жалей — подбодри, ты умеешь.</text:p>
      <text:p text:style-name="Text_20_body">— Хорошо сделаю. Только в каком собственно вопросе?</text:p>
      <text:p text:style-name="Text_20_body">— Весна. Я выходная. Сижу дома. Одна и ничего не делаю...</text:p>
      <text:p text:style-name="Text_20_body">— А не хочешь N. вызвонить? Он парень шабутной и весёлый...</text:p>
      <text:p text:style-name="Text_20_body">— Хочу...</text:p>
      <text:p text:style-name="Text_20_body">— Ну я его таки набрал и дозвонился. Он с удовольствием с тобой затусить рад бы. Набери его. Договоритесь...</text:p>
      <text:p text:style-name="Text_20_body">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тогда, когда я звала. А звала я его, когда мне нужно было «промыть мозги». 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p text:style-name="Text_20_body">— Будешь много думать — сойдешь с ума...</text:p>
      <text:p text:style-name="Text_20_body">Но я постоянно думала. И — сходила с ума. Блин, как она была права!</text:p>
      <text:p text:style-name="Text_20_body">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text:soft-page-break/>случае это почему-то не работало. Не могу сказать, что я этого хотела. Нет. Прост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Text_20_body">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и уезжал. Как лекарство от душевных неурядиц. Таблетка. Так я и стала его называть за глаза. А потом, незаметно для себя — подсела.</text:p>
      <text:p text:style-name="Text_20_body">Когда он приезжал, то оказывал поддержку. Это редкость, когда кто-то говорит слова, которые способны утешить. Наверное, именно в это качество я влюбилась — в способность поддерживать и раскладывать все по полочкам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Text_20_body">В результате его стратегии начала вырабатываться зависимость от этой поддержки. Я все сильнее привязывалась к нему и все острее переживала нехватку общения с ним. Было очень приятно знать, что он всегда рад выслушать и помочь. Он вел себя довольно просто, что дарило ощущение комфорта. И д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 с ума.</text:p>
      <text:p text:style-name="Text_20_body"><text:soft-page-break/>Тогда я и не подозревала, что его целью было заманить меня в свои сети. Он долго работал над этим за все время нашей дружбы, и его труд был благодарно оплачен.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Subtitle">* * *</text:p>
      <text:p text:style-name="Text_20_body">Давайте попробуем разобраться, как завязываются отношения с абьюзером. Как вы понимаете, манипуляции мужчиной над женщиной и наоборот отличаются. Мы рассмотрим оба варианта, так как они между собой похожи.</text:p>
      <text:p text:style-name="Text_20_body">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 Женщина-манипулятор держит образ загадки, мужчина придерживается образа слегка брутального отшельника. Это привлекает жертв — такая себе иллюзия необычности. Это не просто скованность, когда человек, попадает, например, в новую компанию, где ведет себя слегка зажато, стесняется — нет.</text:p>
      <text:p text:style-name="Text_20_body">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text:soft-page-break/>нарушить дисциплину диалога с ними, но вас он не трогает.</text:p>
      <text:p text:style-name="Text_20_body">Этим он выделяет вас из толпы и делает так, чтоб вы это заметили. У вас создас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Text_20_body">Если же он попал в незнакомое ему окружение, например в ваше, то тут используется весьма приятный, на первый взгляд, тандем — скромность—ум. Он внимателен к остальным и охотно поддерживает диалог, соблюдая все правила приличия. Так он входит в доверие к окружению жертвы. Уже после первых таких посиделок, вы услышите от своих друзей, что он классный парень/она очень милая девушка. И поверьте мне, вы тоже так будете думать, и мнение друзей будет очередным подтверждением того, что вы не ошиблись в своих наблюдениях. Так абьюзер цепляет.</text:p>
      <text:p text:style-name="Text_20_body">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будет использовать этот прием, ведь ему нужно вас «зацепить», а не оттолкнуть. Но вы обязательно заметите эту надменность, только чуть позже.</text:p>
      <text:p text:style-name="Text_20_body">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text:soft-page-break/>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Text_20_body">Одна маленькая загвоздка — новые встречи, как правило, провоцируете вы, вне зависимости от того, мужчина вы или женщина. Манипулятор демонстрирует заинтересованность вами, но при этом «стоит на месте» и ждет, пока вы сделаете шаг на встречу, и — всегда соглашается на ваше предложение провести время вместе и приятно пообщаться. Это довольно незаметно происходит, но вы должны понимать, что он уже проверяет вас на выдержку, смотрит, на сколько охотно вы заглатываете наживку.</text:p>
      <text:p text:style-name="Text_20_body">В этом вопросе мужчинам-жертвам сложнее, так как по всем правилам ухаживаний, мужчина должен проявлять инициативу. К счастью, женщин-манипуляторов по статистике гораздо меньше, чем мужчин, но тяжесть психологических травм, нанесенных жертве, одинакова.</text:p>
      <text:p text:style-name="Text_20_body">Тут мужчинам стоит обратить внимание на то, что когда вы, например, ей звоните, она может быть занята, но не перезвонит, когда освободится, даже если обещала. И вы звоните снова. Если такие ситуации повторяются неоднократно — вас проверяют насколько вы настойчивы, насколько быстро вы готовы бежать за ней.</text:p>
      <text:p text:style-name="Text_20_body">Не удивляйтесь если на первых порах она захочет с вами расстаться со словами «так будет лучше для нас», в то время как у вас все отлично складывается, и нет ни одной причины разрывать отношения. Так, как вы уже <text:soft-page-break/>влюблены, вы всячески пытаетесь вернуть любимую. А для нее это доказательство того, что вы таки прогнулись и будете стараться сохранить эти отношения.</text:p>
      <text:p text:style-name="Text_20_body">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Жертва вспоминает и поражается, насколько легко они сошлись с агрессором, какой он/она приятный собеседник и как они похожи.</text:p>
      <text:p text:style-name="Text_20_body">Начало общения с деструктивным индивидом всегда дарит ощущение комфорта. Ни о каком осадке или непонятности не может быть и речи. Вас поглощают эти встречи и вы ждете только одно — продолжения общения.</text:p>
      <text:p text:style-name="Text_20_body">В это время деструктив внимательно изучает вас, он понимает, что вы открыты и доверчивы, заботливы, нуждаетесь в общении с ним, разговорчивы, ведь именно ваша разговорчивость и открывает вас ему, как книгу...</text:p>
      <text:p text:style-name="Text_20_body">Если вы дочитали до этих строк, то вы понимаете о чем я. Не знаю на какой вы сейчас стадии, но эту стадию вы уже прошли и вспоминаете ее с улыбкой на лице. Именно воспоминания о начальном этапе держат вас возле него до сих пор. Но если ваши отношения уже закончились или на завершающей стадии, то вы никак не понимаете, как такой близкий по духу вам человек может причинять вам столько боли.</text:p>
      <text:p text:style-name="Subtitle"><text:soft-page-break/>* * *</text:p>
      <text:p text:style-name="Text_20_body">Вот и у меня было также. Мне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Примерно это я ответила своей подруге на ее предложение:</text:p>
      <text:p text:style-name="Text_20_body">— А почему бы тебе с ним не попробовать?</text:p>
      <text:p text:style-name="Text_20_body">Тогда мне это не было нужно. Хотя нет. Не так. Формулировка была другая. На тот момент я хорошо понимала, что любви не существует и убедила себя в этом очень однозначно. Любви не существует — повторяла я, — есть отношения, которые всегда заканчиваются. Люди расходятся. Теряются и забываются в осадке. А я боялась. Боялась его потерять. Человека. Друга. Я верила, что дружба — такая ненавязчивая, как у нас была — вечна. Очень долго верила.</text:p>
      <text:p text:style-name="Text_20_body">К тому же, у него была девушка. Он мне часто рассказывал о ней, как они познакомились, какая она. Он восхищался ею, и я про себя отмечала, что ей очень повезло. 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 Я думала, как так? Такой парень — просто сказка! За что же она его так?!</text:p>
      <text:p text:style-name="Text_20_body">И вот лето. Близится мой день рождения. Я решила его пригласить, с его девушкой, конечно. Отчасти, я хо<text:soft-page-break/>тела с ней, наконец, познакомиться, мне было интересно, какая она, но будем смотреть правде в глаза — я очень хотела видеть своего лучшего друга в этот день. Эта была грандиозная вечеринка в доме с бассейном. Мы веселились и отрывались.</text:p>
      <text:p text:style-name="Text_20_body">Они пришли под вечер. Я отметила, что она очень красивая и ухоженная. Я заметила между ними какое-то напряжение, и подумала, что они накануне, в очередной раз, поругались. Но только сейчас понимаю, что она чувствовала. Я расскажу об этом позже, уже со своей стороны. По всей видимости, это был этап, когда он ее «добивал».</text:p>
      <text:p text:style-name="Text_20_body">Она держалась молодцом — была общительная, сразу же влилась нашу уже поддатую компанию, была естественной и вела себя просто. 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Text_20_body"><text:span text:style-name="_30__20_Text">Это еще один пунктик, на который нужно обратить внимание. </text:span>Если манипулятор проявляет к вам внимание, но при этом находится в паре, будьте уверены и даже не сомневайтесь — с вами будет тоже самое.<text:span text:style-name="_30__20_Text"> Я еще вернусь к этой теме. Обязательно запомните этот момент.</text:span></text:p>
      <text:p text:style-name="Text_20_body">Я почти уверена, что он приводил ей меня в пример, рассказывал обо мне в наилучших красках, с таким воодушевлением, что даже не ревнивый человек почувствует что-то неладное. Он уже тогда внедрил меня в их отношения с ней, когда я об этом даже не догадывалась.</text:p>
      <text:p text:style-name="Text_20_body"><text:soft-page-break/>Через месяц-два где-то, мы снова встретились. На мой вопрос, как там его девушка, он мне сказал, что «ее больше нет». Я испугалась,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 Это уже была осень. Я не просто так уточняю временные промежутки. Это важно. Итак, они расстались.</text:p>
      <text:p text:style-name="Subtitle">* * *</text:p>
      <text:p text:style-name="Text_20_body">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Всегда эти встречи были облегчением. Пока однажды на очередное приглашение он не ответил:</text:p>
      <text:p text:style-name="Text_20_body">— Если я приеду, то буду приставать...</text:p>
      <text:p text:style-name="Text_20_body">— Приезжай. — ответила я.</text:p>
      <text:p text:style-name="Text_20_body">Довольно романтично, на первый взгляд. Но вот что мы имеем. Он слишком долго протаптывал почву, чтобы понимать — я его не отвергну. Он очень много мне дал, чтоб я его отвергла. Он знал, что мне, как девушке, будет приятно такое внимание. В свою очередь, мое «приезжай» стало ничем иным, как закреплением его позиции охотника, и моей — дичи. В его этой фразе я видела то, что он хотел, чтоб я увидела — знак внимания мужчины к женщине. Но давайте посмотрим внимательнее, о чем она говорит.</text:p>
      <text:p text:style-name="Text_20_body"><text:soft-page-break/>Он не высказывает заинтересованности, как, например: «Да, я бы с удовольствием провел с тобой вечер». Он не флиртует и не задает вопросы, как, например: «А чем мы займемся?..» Он констатирует факт: «<text:span text:style-name="_30__20_Text">Если</text:span> я приеду — <text:span text:style-name="_30__20_Text">то</text:span> буду приставать», прекрасно понимая, что мне и в голову не придет ему ответить что-то вроде:</text:p>
      <text:p text:style-name="Text_20_body">— А да? Ну тогда не приезжай!</text:p>
      <text:p text:style-name="Text_20_body">А теперь смотрите чего он этим добился — <text:span text:style-name="_30__20_Text">я приняла реше</text:span><text:span text:style-name="_30__20_Text">ние</text:span>. Меня не спрашивали и не ставили перед выбором, меня поставили перед фактом. Я бы сказала, что тот день положил начало его игре, но, на самом деле, его игра началась задолго до этого дня.</text:p>
      <text:p text:style-name="Text_20_body">Я знала, что ничего не будет. А есл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Text_20_body">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 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Позже он скажет:</text:p>
      <text:p text:style-name="Text_20_body">— Хорошо, что тогда между нами ничего не было...</text:p>
      <text:p text:style-name="Text_20_body"><text:soft-page-break/><text:span text:style-name="T6">Оказалось, </text:span><text:span text:style-name="_30__20_Text"><text:span text:style-name="T6">предыдущие его отношения на тот момент еще были</text:span></text:span><text:span text:style-name="T6">. Бесповоротно заканчивались, но еще были. А на утро он уехал. На полгода.</text:span></text:p>
      <text:h text:style-name="P12" text:outline-level="1"><text:bookmark-start text:name="Glava_3__Ostaniesh_sia_"/>Глава 3. Останешься?<text:bookmark-end text:name="Glava_3__Ostaniesh_sia_"/></text:h>
      <text:p text:style-name="Text_20_body">Поздним весенним вечером зазвенел телефон. Новое сообщение:</text:p>
      <text:p text:style-name="Text_20_body">— Брожу по ночному городу. Думаю о тебе, вспоминаю...</text:p>
      <text:p text:style-name="Text_20_body">— Привет. — отвечаю я — Как жизнь?</text:p>
      <text:p text:style-name="Text_20_body">— Мы на маёвку собираемся. Приезжай.</text:p>
      <text:p text:style-name="Text_20_body">— Время? Место?</text:p>
      <text:p text:style-name="Text_20_body">И я поехала. Я соскучилась. И поехала. Прекрасны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Я дала ей имя Элис. Тяжелый, только что политый подвесной вазон с белоснежной красавицей, купленной по пути... Потом он будет вспоминать:</text:p>
      <text:p text:style-name="Text_20_body">— Я увидел ее с цветком и сказал себе: «Все, чувак, ты попал. Сопротивляться больше нет смысла...»</text:p>
      <text:p text:style-name="Text_20_body">Как романтично!</text:p>
      <text:p text:style-name="Text_20_body">Вспоминая тот день, я в замешательстве. Это была странная компания странных людей. К вечеру пошел мелкий дождь. Было неуютно и уютно одновременно. Потому, что он. Мне надо вспомнить, но память уже вы<text:soft-page-break/>резала детали. Не помню разговоров, но помню, что было хорошо рядом с ним. Дождь загнал нас к нему домой. Пили, жевали снеки. Все как в тумане. Это не алкогольное опьянение, нет. Я выпила очень мало. После ночной смены уже поздним вечером я была в состоянии сонной расслабленности. Зашел разговор о такси. Нашлись попутчики. Странные люди оказались моими соседями и машину уже вызывали на два адреса.</text:p>
      <text:p text:style-name="Text_20_body">Мы встретились взглядами. Сейчас я закрываю глаза и пытаюсь вспомнить. Это тяжело, учитывая что происходило потом. Хочу вспомнить и прочувствовать ту эмоцию, когда стало понятно, что никто из нас не хочет чтоб я уезжала. Тяжело сейчас говорить о том трепетном счастье, которое зарождалось во мне. Потому что именно тот момент стал точкой невозврата, которая растянулась в линию в три года. Момент, когда он вышел на перекур, позвав меня на балкон и, закурив сигарету, спросил:</text:p>
      <text:p text:style-name="Text_20_body">— Останешься?</text:p>
      <text:p text:style-name="Text_20_body">— Останусь. — ответила я.</text:p>
      <text:p text:style-name="Text_20_body">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 Он спросил меня, останусь ли я, а своим «останусь» — <text:span text:style-name="_30__20_Text">я оп</text:span><text:span text:style-name="_30__20_Text">ять приняла решение</text:span>, а он снова, по сути, ничего не предпринял. Я сама пришла к нему в руки. Он не завоевывал меня и не добивался. Это был вопрос, в котором он не проявил ни настойчивости, ни выявил желания, чтоб я действительно осталась. Ему даже не пришлось напрягаться — завоевывать, делая жесты, дарить подарки.</text:p>
      <text:p text:style-name="Text_20_body"><text:soft-page-break/>Скажи я тогда, что очень устала, мне кажется он бы принял и этот ответ и, закрыв за нами дверь, просто лег спать. Если бы я отказала, он, как истинный манипулятор и не стал бы ничего предпринимать. И я уверена, что он бы и не думал об этом. Они любят чтоб само в ручки шло. И оно придет. Потому что мудак всегда держится рядом. Этот метод «всегда рядом» — вырабатывает привычку, прощупывает почву намеками, но никогда не прямыми вопросами. Он никогда не предлагает прямо и открыто. Он создает иллюзию как раз в тот момент, когда точно знает, что это сработает.</text:p>
      <text:p text:style-name="Text_20_body">Это завуалированное странное внимание воспринимается жертвой, как «да». Жертва начинает строить отношения, еще не понимая, что делает это <text:span text:style-name="_30__20_Text">одна</text:span> и <text:span text:style-name="_30__20_Text">дл</text:span><text:span text:style-name="_30__20_Text">я него</text:span>. Постепенно эта живость и жизнерадостность надоедает манипулятору, и он начинает тушить этот огонь, по чуть-чуть подливая воды. Растопчет пепел. И пойдет искать новый подходящий экземпляр.</text:p>
      <text:p text:style-name="Text_20_body">Меня никто не звал — я сама. То, что он мне задал вопрос именно в такой форме, свидетельствует о том, что он просто «умыл руки». Я приняла решение. Меня не ставили перед выбором и приглашения остаться не было. Там, где должны быть ухаживания, был только пиздеж (простите). Я клюнула на пустое место, а поняла это только спустя 3 года, будучи в психиатрической больнице на грани сумасшествия.</text:p>
      <text:p text:style-name="Text_20_body">И да, оргазма не было.</text:p>
      <text:h text:style-name="P12" text:outline-level="1"><text:bookmark-start text:name="Glava_4__Zachiem_platit__bol_shie_"/>Глава 4. Зачем платить больше?<text:bookmark-end text:name="Glava_4__Zachiem_platit__bol_shie_"/></text:h>
      <text:p text:style-name="Text_20_body">Он жил в пригороде. Снимал однушку за больше, чем половину своей мизерной ставки. Фрилансил вечерами. Я жила в городе, работала по ночам и снимала комнату в трёшке. И — ездила к нему на такси после работы. В мои выходные приезжал он с ночевкой, ведь так удобнее ездить на работу в центр. Буду говорить за себя — я была счастлива. Для меня все было волшебно. Но могу сказать, что, скорее всего, это было, как в романе «Любоff/on». Мне стало мало. Мне его не хватало. Я хотела его больше. Сейчас я не уверена, что он вообще об этом думал. Странно — мне всегда было все равно, что он приходил ко мне с пустыми руками, или просто приносил с собой то, что <text:span text:style-name="_30__20_Text">себе</text:span> купил по пути ко мне, но всегда угощался. Моя мама как-то спросила, а что он приносит. Я ответила:</text:p>
      <text:p text:style-name="Text_20_body">— Ничего.</text:p>
      <text:p text:style-name="Text_20_body">— Как? Что, приходит с пустыми руками?!</text:p>
      <text:p text:style-name="Text_20_body">— Мам, ну мы же взрослые люди, все все понимают. К чему эта показуха?</text:p>
      <text:p text:style-name="Text_20_body">Ох, как мама была права!</text:p>
      <text:p text:style-name="Text_20_body"><text:soft-page-break/>Первое, что я сделала — навела у него порядки.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Text_20_body">На не застекленном балконе была криво натянутая веревка, на которой сушились его постиранные вещи. Сушились они, я полагаю, долго, ибо развешаны они были кучей одна на одной, смятые, и напоминали половые тряпки у уборщиц в подсобках. В комнате, если было видно (по разводам), что пытались убирать, то по углам уже «жили демоны». Там же не видно, если не заглядывать! Кухня была засрана от А до Я. Поверхности, засаленный пол, подоконник и холодильник, с уже грибами вместо продуктов...</text:p>
      <text:p text:style-name="Text_20_body">К слову, трахались мы первый раз на серо-бежевой махровой простыне, некогда бледно-розовой. Даже не могу себе представить сколько времени она была не стиранная. По всей видимости долго, потому что простынь-то была единственная. Укрывались пледиком, тем самым, с пикника. Подушка, по ее виду, была наглым образом украдена у бомжей — без наволочки и вся в пятнах. Но ведь с милым рай и в шалаше...</text:p>
      <text:p text:style-name="Text_20_body">Помню, когда я постирала это плед, то выслушала от милого претензии, ведь у этого невзрачного пледика, как оказалось, была целая история. На нем перетрахались все и со всеми... Это было сказано с шуточной интонацией. Мне и в голову не могло придти, что это правда. А это была правда...</text:p>
      <text:p text:style-name="Text_20_body"><text:soft-page-break/>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Domestos.</text:p>
      <text:p text:style-name="Text_20_body">Единственное, что в его доме было чистым, так это компьютерный стол, за которым он фрилансил и шпилил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Subtitle">* * *</text:p>
      <text:p text:style-name="Text_20_body">В общем, вся эта картина показатель того, что человек — засранец и редкостный неряха. Он жил один, а одному, порой, много не надо. И его все устраивало. Но ведь теперь он не один. Мы пара. Все изменится...</text:p>
      <text:p text:style-name="Text_20_body">Первое время все было хорошо. Обнимая меня он часто говорил:</text:p>
      <text:p text:style-name="Text_20_body">— Блин, Каминская, я не могу поверить, что это ты!</text:p>
      <text:p text:style-name="Text_20_body">Мы дорвались друг к другу, мы не могли друг другом насладиться. Это было похоже на сказку! Но мне было мало. Мы же не малолетки какие, чтоб кататься друг к другу? К тому же это было затратно и по времени, и по деньгам. И я предложила съехаться. Слишком далеко мы <text:soft-page-break/>жили друг от друга, да и такси за город — деньги не малые.</text:p>
      <text:p text:style-name="Text_20_body">Простая математика — если посчитать, сколько он платит за свое жилье и я за свое, получится неплохая квартирка возле метро. Но думала об этом, к сожалению только я. Он не упирался, но внятное «да» я услышала только после вот этих моих аргументов. И мы нашли квартиру. Я продолжала принимать решения и строила отношения, не подозревая, какая будет «благодарность».</text:p>
      <text:p text:style-name="Text_20_body">Как и все манипуляторы —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 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идеализации его, он принялся обесценивать все качества, за которые, по его словам — он меня полюбил. Теперь они вызывали у него отвращение и стыд.</text:p>
      <text:p text:style-name="Text_20_body">К слову, уже тогда можно было сообразить, что он совершенно безынициативен. При том что он экономист по образованию, он совершенно не считал деньги. Кто-то может сказать, что он просто не хотел съезжаться. Нет. Хотел. Просто не хотел прилагать усилия. 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text:soft-page-break/>комплиментами он побуждал меня принимать все новые решения, и, как следствие — ответственность за эти решения ложились на мои плечи.</text:p>
      <text:h text:style-name="P12" text:outline-level="1"><text:bookmark-start text:name="Glava_5__Introviert"/>Глава 5. Интроверт<text:bookmark-end text:name="Glava_5__Introviert"/></text:h>
      <text:p text:style-name="Эпиграф">Но одна лишь склонность к интроверсии не сделает из вас мыслителя.</text:p>
      <text:p text:style-name="Text_20_body">Нашим отношениям примерно месяца два, и мы столкнуться с притирками. У нас были разные графики и виделись мы реже, чем того хотелось. В один прекрасный момент я соскучилась и захотела вот-так-вот просидеть в обнимку наедине в «ничегонеделании», как, например, месяц назад, когда, обнимая меня, все еще не мог в это поверить.</text:p>
      <text:p text:style-name="Text_20_body">Да, я заскучала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p text:style-name="Text_20_body">— Мы же живем вместе, что тебе еще надо?</text:p>
      <text:p text:style-name="Text_20_body">Люди с нарциссическим расстройством личности очень поглощены идеей о собственной свободе от любых правил. Называя себя «интровертом», он лишь пытался <text:soft-page-break/>оправдаться. Я даже допускаю вероятность того, что он не подозревал, и до сих пор не подозревает о том, кто он и что с ним происходит.</text:p>
      <text:p text:style-name="Text_20_body">Он ищет объяснение, почему, например, его иногда бесят окружающие люди, и находит их в дешевых статьях о полюсах личности. Он узнает себя в описании понятия «интроверт», и этот ответ его удовлетворяет. Он хочет побыть один потому, что он — интроверт. Но при этом, почему-то это утверждение не мешает ему комфортно проводить время в больших компаниях, легко знакомиться с новыми людьми, активно участвовать в оживленных беседах и при этом веселиться без ущерба своей «отшельческой» натуре. На свой вопрос «почему?» он искал ответы не в той области.</text:p>
      <text:p text:style-name="Text_20_body">Интроверт! Будучи первезным нарциссом, он очень часто повторял это слово, и всегда — когда был мне нужен. При этом, он не сторонился больших компаний, вопреки характеристике этого понятия, к которому он себя привязывал. Он не был замкнутым в общении. Он повторял, что интроверт всякий раз, когда ему хотелось побыть наедине с собой, но проблема для меня заключалась в том, что сколько времени он не просил — ему было мало...</text:p>
      <text:p text:style-name="Text_20_body">Зато, если ему что-нибудь от меня надо — мы будем говорить до трех ночи, и ему наплевать, что я зеваю 20 раз в минуту. Для него это важно. Я не могла просто встать и уйти, как он обычно делал. Обидеть его, означало сделать себе же хуже, но об этом позже.</text:p>
      <text:p text:style-name="Text_20_body">Уже на рассвете наших отношений, сексом мы занимаемся, когда он хочет, обнимаемся и целуемся, когда он <text:soft-page-break/>хочет. Секс и внимание стали «подарками», и дарились лишь «по праздникам». В общем сказка закончилась. Я его хотела постоянно. Но стоило мне подойти к нему, как я слышала:</text:p>
      <text:p text:style-name="Text_20_body">— Ты же знаешь — я интроверт. Давай потом.</text:p>
      <text:p text:style-name="Subtitle">* * *</text:p>
      <text:p text:style-name="Text_20_body">Для определения личности человека характер и темперамент разделили на типы. Но что такое личность? Это социальная единица, индивидуальность, раскрывающаяся благодаря самопознанию и адаптации обществе. 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которые, так или иначе, оказывают влияние и воздействуют на восприятие и поведение, заставляя взаимодействовать с этими факторами.</text:p>
      <text:p text:style-name="Text_20_body">Другими словами, вокруг нас очень много всего происходит, и мы можем реагировать, изменять или игнорировать происходящее, что и является нашим взаимодействием с окружающим нас миром. Все это говорит о том, что никто не может быть исключительным интровертом, или экстравертом — это неточное преувеличение. Скорее социопатом или социофилом.</text:p>
      <text:p text:style-name="Text_20_body">К черту полумеры, ведь так? Мы либо любим, либо нет. Либо верим, либо нет. Знаем или не знаем. Тут только черное или белое, но тем не менее в мире очень много красок. Вот так все запутано. Но вернемся к сути.</text:p>
      <text:p text:style-name="Text_20_body"><text:soft-page-break/>Не интроверт и не эктроверт. Не вы, ни я, ни кто бы то ни было. Это просто банальные отговорки с единственной целью — оправдать свое поведение в данный конкретный момент времени. Вот и тут такая же ситуация. Еще неделю назад он не мог мной налюбоваться, а сегодня предпочтет мне компьютерную игру. Он перестал проявлять инициативу в интимной жизни, хотя еще неделю назад мы не вылазили из постели весь день, и ни его, ни меня это не смущало. Ничего не поменялось. Кроме его отношения.</text:p>
      <text:p text:style-name="Subtitle">* * *</text:p>
      <text:p text:style-name="Text_20_body">Не прошло и пару месяцев как мы съехались, как однажды, придя домой с ночной смены, я увидела на его включенном компьютере фотографию во весь экран. Он спал, и, по всей видимости, забыл ее закрыть. На фото был изображен половой оральный акт. Все что было видно — это спрятанное от камеры мужское достоинство в устах девушки и русый локон, который скрывал часть ее лица. Я не знаю, была ли это картинка из интернета или фото постельной сцены с одной из его бывших, но суть была ясна. Он развлекался сам с собой, как прыщавый подросток, когда у него есть девушка.</text:p>
      <text:p text:style-name="Text_20_body">На мой вопрос: «Как это понимать?», он ответил, что это ничего не значит, и, как и всегда, замял эту тему так, что <text:span text:style-name="_30__20_Text">я даже не поняла, как он так просто ушел от объяснений</text:span>!</text:p>
      <text:p text:style-name="Text_20_body"><text:soft-page-break/>Что это было? Банальная невнимательность или попытка вогнать меня в комплексы? Вопрос остался без ответа. Но смысл один — деструктив во всей своей красе. Так или иначе, его отшение и поведение тогда говорило мне о том, что <text:span text:style-name="_30__20_Text">со мной что-то не так</text:span>, но теперь я знаю, что свои комлексы и заниженую самооценку он пытался спроэцировать на мне. Деструктивные личности обычно так и поступают — заставляют других мучиться от собственных недостатков, мастерски перевешивая их на несчастных жертв.</text:p>
      <text:p text:style-name="Text_20_body">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Замешательство! Еще вчера все было хорошо, но уже сегодня что-то не так. Что не так? Что-то во мне? Ну да, раз <text:span text:style-name="_30__20_Text">он</text:span> отст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p>
      <text:p text:style-name="Text_20_body">И я задавала и задавала себе эти вопросы, не представляя даже куда смотреть, где искать на них ответы. И нашла — я недостаточно хороша для него<text:span text:style-name="_30__20_Text">, надо стараться стать </text:span><text:span text:style-name="_30__20_Text">лучше</text:span>. Для него. Знаете, это как дрессировка такая. Предположим сегодня понедельник. Я его хочу. Обнимаю его, становится все понятно, но он говорит, мол — я интроверт, потом. Вторник. Я все еще его хочу. Подхожу к нему, целую в шейку, а он мне — не сейчас, я занят. Среда. Четверг. Пятница. Суббота. В воскресенье я все еще его хочу! У меня ведь мужик под боком, а я недолюбленная! Похожу к нему, целую, и слышу:</text:p>
      <text:p text:style-name="Text_20_body"><text:soft-page-break/>— У меня создается впечатление, будто тебе кроме секса и обнимашек больше ничего не нужно...</text:p>
      <text:p text:style-name="Text_20_body">Конечно меня это обижало, и я обижалась, но — старалась быть еще лучше, чтоб не расстраивать, чтоб не злить. Я уже старалась реже подходить, но, чем реже я проявляла свои желания, тем крепче он привыкал к тому, что <text:span text:style-name="_30__20_Text">мне ничего не нужно</text:span>. Я же молчу. Но стоило мне обратить на себя внимание, как тут же на меня вешали ярлыки вечно недовольной нимфоманки, явно преувеличивая мое желание побыть с ним наедине.</text:p>
      <text:p text:style-name="Text_20_body">Получается, что кто-то <text:span text:style-name="_30__20_Text">одна</text:span> из нас хочет близости, как в нормальных отношениях, проявляет инициативу, ничего не получает, остается каждый раз отвергнутая, и еще получает сверху поток упреков за то, что надоедает. Виновата, наказана, даже не получив то, чего хотела. Как это унизительно просить близости в отношениях! Такой неприятный осадок всегда оставался. Так мы и жили. Я хотела его, потому, что любила и мне его было слишком мало. А он хотел побыть один, потому что:</text:p>
      <text:p text:style-name="Text_20_body">— Мы же живем вместе, что тебе еще надо?</text:p>
      <text:p text:style-name="Text_20_body">Или:</text:p>
      <text:p text:style-name="Text_20_body">— Я интроверт.</text:p>
      <text:p text:style-name="Text_20_body">И правда, мы ведь вместе, казалось бы... Но в этом и ирония. Отталкивая меня он все сильнее меня притягивал. Он стирал все прекрасные ощущения, что были в начале. Но я-то знаю, что я ничего такого не сделала. Он просто что-то не так понял, наверное... Надо его как-то порадовать. И все! И я в сетях, под названием «я не <text:soft-page-break/>понимаю, что происходит», а непонимание порождает постоянные сомнения и поиски ответов. Напряжение.</text:p>
      <text:p text:style-name="Text_20_body">У меня в руках был меч, но сражалась я с ветром, в то время, как мне устраивали засады на пути к отсуплению. Я уже тогда была на крючке. Я и не думала бежать. Я осталась строить отношения с человеком, который меня поддерживает, просто он сейчас... немного занят.</text:p>
      <text:p text:style-name="Text_20_body">И да, я остыла. Я прекратила вешаться ему на шею, потому что знала — при каждой попытке заняться любовью я буду отвергнута, и я перестала пытаться. Я ждала, когда он сам захочет, но даже в том случае, не могла в полной мере насладиться этой близостью из-за негативных ассоциаций. Это тот самый когнитивный диссонанс — я хотела с ним близости, потому что любила и не хотела, ведь он меня отвергал, одновременно.</text:p>
      <text:p text:style-name="Text_20_body">В последние пару месяцев отношений секса просил уже он, и я ловила себя на мысли, что теперь я ссылаюсь на «головную боль» или действительно устала, что раньше не мешало мне кувыркаться с ним в постели, а наоборот — было «лекарством». Мысли о близости с ним ассоциировались у меня с негативом, он перестал меня возбуждать и каждый раз, когда дело к тому шло, я просто находила себе другое занятие, объясняя это тем, что сначала нужно сделать все дела, а потом уже развлекаться.</text:p>
      <text:p text:style-name="Subtitle"><text:soft-page-break/>* * *</text:p>
      <text:p text:style-name="Text_20_body">Уже тогда я увидела пару недостатков. К его неряшливости прибавилась безответственность, резкость. Я аккуратно намекала, но это воспринималось, как замечание. Оказалось, замечаний мы тоже не любим и реагируем на них — обидой. А ведь я все еще не понимала, что происходит.</text:p>
      <text:p text:style-name="Text_20_body">Интроверт, так интроверт. Так забейся ты в чулан и сиди размышляй о жизни, но нет. Друзья да! Кому-то помочь? Да. Помочь мне — занят. Шпилить — да, потрахаться — занят. И я погрузилась в долгие раздумья на тему — <text:span text:style-name="_30__20_Text">что со мной не так</text:span>. Что-то выпало из моего внимания и я не понимала что именно.</text:p>
      <text:p text:style-name="Text_20_body">Он привязывал меня к себе еще крепче, но при этом держался на расстоянии, объясняя тем, что я нарушаю его личное пространство. Это всегда очень раздражало меня. Потому, что я уже тогда не видела тандема, дуэта... Он начал сторониться меня и всегда находил объяснение — я интроверт. Как будто это слово — магическое заклинание, которое волшебным образом освобождает его от моего общества. Мы стали критически мало времени проводить вместе. Благо, что не дошло дело до «волшебной палочки». И это не тот случай, когда он мне давал, а мне было мало. Он не давал ничего, и наказывал тогда, когда я просила хоть что-то.</text:p>
      <text:p text:style-name="Text_20_body">Появились первые признаки недосказанности и мутности. Расшифровывая его поведение сейчас, я понимаю, что уже тогда он начал врать, часто заставлял меня его ждать, и этим ожиданием вырабатывал все новые и но<text:soft-page-break/>вые позывы зависимости от его общества. Один прекрасный вечер в месяц мог быть причиной моего ожидания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Text_20_body">Это было странно, но уже тогда я неосознанно понимала, что я в его жизни больше смахиваю на декорацию. Он мог пропадать на работе целыми днями, что в нормальных отношениях станет долгожданным поводом провести время вместе. Но, казалось, что он не испытывает этой нехватки в общении. Компьютерная игра, как бы банально это не звучало, была для него любимым времяпровождением. В самый неожиданный момент он мог «подвинуть» запланированный вечер со мной из-за «срочной» работы или его неутолимого желания сыграть «боёчек».</text:p>
      <text:p text:style-name="Text_20_body">Хочу заметить, что многие люди любят увлечься чем-то и побыть наедине с собой, и я тоже. Будь то компьютерная игра или чтение книги — любое занятие может стать отдушиной после тяжелого дня и прекрасным способом привести свои мысли в порядок, или просто отдохнуть мозгами. Это нормально. Но когда это занятие отбирает <text:span text:style-name="_30__20_Text">все</text:span> свободное время, отношения перестают быть здоровыми и начинают приносить боль.</text:p>
      <text:p text:style-name="Text_20_body">Когда один из партнеров <text:span text:style-name="_30__20_Text">слишком часто</text:span> предпочитает заняться «чем-то своим», нежели общим делом или совместить отдых и досуг, это свидетельствует о намеренной отчужденности и безразличии, что несомненно вызовет ряд негативных эмоций со стороны второго партнера <text:soft-page-break/>и станет толчком для начала этапа выяснений отношений.</text:p>
      <text:p text:style-name="Text_20_body">Если раньше, когда сказка еще только начиналась, он брал меня за руку, когда мы куда-то шли, то теперь он шел всегда на шаг впереди, заставляя меня за ним бежать. Он высокого роста, и его один шаг был для меня, как два моих. Я просила его не идти так быстро, но он игнорировал мои просьбы, заставляя меня догонять его. Я даже пыталась экспериментировать и шла настолько быстро, чтобы идти с ним наравне, но если я ускоряла шаг, то и он ускорялся, и всегда был впереди, а мне приходилось почти бежать за ним, как хвостик. Психология говорит, что манера широко шагать свойственна экстравертам.</text:p>
      <text:p text:style-name="Text_20_body">Конечно, он перестал брать меня за руку, ведь так ему было неудобно идти впереди меня. К тому же он постоянно ходил в наушниках, что исключало любую возможность общения — он меня просто не слышал, а когда я просила его «вынуть уши», чтоб что-то ему сказать, то получала его: «Ну что еще?» — ведь отвлекла его от прослушивания его любимой музыки. Гулять с ним было мягко говоря — скучно. К слову, я приспособилась и к этому — читала или тоже слушала музыку, но вся ирония в том, что стоит его телефону разрядиться, то становилось скучно ему. И? Что он делал? Отвлекал меня от чтения или музыки, и заводил внезапно появившуюся интересную тему.</text:p>
      <text:p text:style-name="Text_20_body">Он стал все чаще уходить от прямых ответов. Его аргументы стали слабыми. Он уклонялся от решений любых проблем. Стал чаще обижаться, когда я его просила <text:soft-page-break/>что-то сделать, или открытым текстом заявлял, что я нарушаю его покой. Мои просьбы воспринимались в «штыки». Уже тогда он мог пообещать что-то сделать, но <text:span text:style-name="_30__20_Text">не сдерживал свое слово в самый последний момент</text:span>. Это вводило меня в состояние обманутости и обиды, хоть он и красноречиво описывал причины.</text:p>
      <text:p text:style-name="Text_20_body">Я жду его дома, потому что он заставляет меня это делать своими обещаниями, но к назначенному времени оказывается, что появилось «срочное дело», как раз в тот момент, когда его обещание должно быть выполнено. Это не единичный случай. Так было практически каждый день, когда у <text:span text:style-name="_30__20_Text">нас</text:span> были договоренности. О изменениях в планах он всегда говорил с сожалением, показывая, что сам расстроен, получал мое понимание и занимался своими делами. Всегда — единственное слово, которое описывает частоту таких таких случаев.</text:p>
      <text:p text:style-name="Text_20_body">Если в начале отношений я еще пыталась закрывать глаза на эти постоянные увиливания, то потом я старалась показать, что для меня это важно и что меня обижает, когда он «двигает» меня, освобождая время для, на самом деле, второстепенных дел. Он ругал меня за непонимание и обижался на меня, за то, что я его не поддерживаю. Всегда категорично, не ставя передо мной возможность выбора. Сейчас объясню.</text:p>
      <text:p text:style-name="Subtitle">* * *</text:p>
      <text:p text:style-name="Text_20_body">Люди уникальны по своей природе тем, что умеют мыслить. В отличии от всех остальных видов у нас есть <text:soft-page-break/>осознание. Мы руководствуемся не только инстинктами. Хотя они в нас тоже заложены, мы умеем осознавать и выбирать свою эмоцию по отношению к чему либо. Если рассматривать на примерах от большего к малому, то таким выбором является как вопрос религиозного и политического характера, когда мы выбираем, во что верить и каким убеждениям следовать, так и увлечения любого характера, будь то хобби или музыкальные вкусы.</text:p>
      <text:p text:style-name="Text_20_body">Мы выбираем жанры, характер развлечений и <text:span text:style-name="_30__20_Text">людей</text:span>, сущность которых нам близка или подходит по ряду качеств, руководствуясь своим отношением к этим качествам и, соответственно, выбираем людей, суждения которых похожи на наши. Мы выбираем сами, как нам реагировать, и эта реакция основывается как раз на ряде убеждений и принципов, которые формируют наши характеры.</text:p>
      <text:p text:style-name="Text_20_body">Мы выбираем людей по схожести их мировоззрения со своим внутренним миром, потому что хотим, чтоб нас понимали, и держимся рядом с ними благодаря совпадениям наших черт. Ведь похожего человека легче понять. И вот тут стоит отметить, что понимание — это своего рода <text:span text:style-name="_30__20_Text">способность поставить себя на место др</text:span><text:span text:style-name="_30__20_Text">угого</text:span>, что сразу дает объяснение поступкам и действиям. А схожесть облегчает этот процесс для обоих сторон.</text:p>
      <text:p text:style-name="Text_20_body">В моих отношениях было также — меня призывали понять, что обстоятельства изменились, но при этом вызывали чувство вины, если я протестовала, что отбирало у меня возможность выбирать, как к этому относиться. Я прогибалась от его обвинений и хоронила свои эмоции недовольства в себе. Чувство вины оказалось слишком <text:soft-page-break/>сильным оружием и всегда способствовало моему выбору в пользу обвинителя.</text:p>
      <text:p text:style-name="Text_20_body">Стоит ли говорить, что мои попытки воззвать к пониманию оборачивались для меня крайне неприятными последствиями? Он говорил, что ему нужен «надежный тыл» в тот самый момент, когда я о чем-то хотела его попросить. Он намекал или говорил прямо, что моя просьба сейчас ,мягко говоря, не актуальна. Но когда ему от меня что-либо нужно, он не упускал возможности убедить меня в том, что мне надо его понять — ведь мы же пара. Ведь близкие люди всегда должны относиться с пониманием друг к другу.</text:p>
      <text:p text:style-name="Text_20_body">Я хотела быть этим тылом. И в горе и в радости. Я отчаянно хотела облегчить нам жизнь и сама хотела быть счастлива. Но у меня ничего не получалось. Вы, наверное, подумаете, что я мазохистка — так жить и терпеть такое отношение, когда можно просто уйти. Меня же по сути ничего не держит... Я попробую объяснить.</text:p>
      <text:p text:style-name="Text_20_body">Представьте, что вас кто-то поранил. Кто-то, кого вы очень любите. И вы знаете, вы верите, вы хотите верить, что это — случайность. Просто небольшое недоразумение... Ранка кровоточит и болит, но этот кто-то бинтиком так опа... и замотал, и сказал: «Пустяки. Там ничего нет. Не выдумывай.»</text:p>
      <text:p text:style-name="Text_20_body">А она под тем бинтиком ноет, печет —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чтоб не расстраивать заботливого. Ты потерпишь. Но потом, в <text:soft-page-break/>какой-то момент, не выдерживаешь от боли и срываешь этот бинт.</text:p>
      <text:p text:style-name="Text_20_body">Просишь хоть что-то — йод или зеленку, любой антисептик, чтоб только не болело, чтоб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Text_20_body">Любой нормальный человек в отношениях — представляет им ценность, пытется их сохранить. Поэтому первые признаки манипулирования воспринимаются, как недоразумение. «Скоро все наладится, ему просто нужно отдохнуть...» Ведь было же все в порядке! Ну и конечно — поиск своей вины. Он отвлекал от выяснений отношений на какое-то время.</text:p>
      <text:p text:style-name="Text_20_body">Потом возникало желание поговорить, обсудить это недоразумение, и, так как мы уже знаем, что мудаки обидчивые, тратилось еще какое-то время на поиск нужных слов. Нужно было аккуратно преподнести эту информацию, не задев самолюбие абьюзера, ведь если что пойдет не так, то он начнет мстить за укоры и замечания.</text:p>
      <text:p text:style-name="Text_20_body">В ходе разговора я получала свое «заслуженное»:</text:p>
      <text:p text:style-name="Text_20_body">— Что ты выдумываешь?</text:p>
      <text:p text:style-name="Text_20_body">Или:</text:p>
      <text:p text:style-name="Text_20_body">— Ты поражаешь меня своей иррациональностью!</text:p>
      <text:p text:style-name="Text_20_body"><text:soft-page-break/>И шла в угол зализывать свои ранки и думать, как сделать так, чтоб теперь за эту иррациональность простили.</text:p>
      <text:p text:style-name="Text_20_body">Эта манипуляция виной и ответственностью за чувства другого была, пожалуй, самой действенной. Дабы избавиться от любого сопротивления или напора с моей стороны, он требовал моего понимания, хотя в большинстве случаев его было очень сложно понять, ведь его аргументы и объяснения порой были даже абсурдными. Но и это было тактическим методом, который лишь «сбивал с толку», а приправа из мгновенных обвинений и упреков в непонимании лишь закрепляла его позицию «жертвы», с которой не считаются.</text:p>
      <text:p text:style-name="Text_20_body">Он, конечно, объяснял все тем, что он интроверт, имеет право на личное пространство и на одиночество, хотя, на самом деле, он итак отдавал себя крайне мало. Я чувствовала себя обманутой. Все начало меняться и не в лучшую сторону. Не для нас. Нет. Для меня. Все, во что я влюбилась постепенно куда-то исчезало, оставляя меня ни с чем. Это уже не было заботой о нас. Он заботился о собственном удобстве, и с тех пор в его планы не входило принятие решений. Он великодушно наградил меня этими заботами, взвалив на мои плечи еще и ответственность за них.</text:p>
      <text:p text:style-name="Subtitle">* * *</text:p>
      <text:p text:style-name="Text_20_body">Интроверты, по своей характеристике, спокойны, вдумчивы и рассудительны, благодаря чему склонны к <text:soft-page-break/>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рефлексии – особые черты их внутренней жизни. Люди этого типа – глубокие и вдумчивые.</text:p>
      <text:p text:style-name="Text_20_body">Проведем параллель.</text:p>
      <text:p text:style-name="P22">Немногословность.</text:p>
      <text:p text:style-name="Text_20_body">Сложно описать его манеру ведения диалога. Точнее — монолога. Именно такими были обычно наши, так называемые, разговоры. Сказать, что что он немногословен, все равно, что утверждать, что у собаки пять лап.</text:p>
      <text:p text:style-name="P22">Пунктуальность.</text:p>
      <text:p text:style-name="Text_20_body">Я знаю историю, как ему доверили ж/д билеты, а он проспал на поезд, не поехал сам и подвел еще нескольких человек, и подобных ситуаций было больше, чем несколько. Он совершенно безответственен не только когда речь касается чужих интересов, но и его собственных. «Проспать свое счастье» — это про него!</text:p>
      <text:p text:style-name="P22">Педантичность.</text:p>
      <text:p text:style-name="Text_20_body">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стечением обстоятельств или над своей жизнью. Так же педантам характерна забота о своем здоровье, среди них практически не встречаются случаи алкоголизма и наркомании. </text:p>
      <text:p text:style-name="Text_20_body"><text:soft-page-break/>Противоположность, тут уж ничего не скажешь. Ведь все качества, описывающие эту черту характера, моему парню совершенно не свойственны. Для него не существует правил, кроме тех, которые он сам устанавливает и меняет, когда ему это выгодно. Я находила в холодильнике пустые кружки из под кофе и фантики от шоколадных батончиков и даже пустые пакеты из супермаркета, когда кружка должна быть в раковине, фантик в мусорном ведре а пакет — в специальном ящике для пакетов. Он часто не отдавал себе отсчет и, как в этих случаях, часто все делал «на автомате».</text:p>
      <text:p text:style-name="P22">Независимость в суждениях.</text:p>
      <text:p text:style-name="Text_20_body">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text:p>
      <text:p text:style-name="P22">Сила воли.</text:p>
      <text:p text:style-name="Text_20_body">Если я правильно понимаю, то здесь речь идет о самодисциплине, способности преодолевать препятствия на пути к достижению цели.</text:p>
      <text:p text:style-name="Text_20_body">Цель — стать качком.</text:p>
      <text:p text:style-name="Text_20_body">Преодоление препятствий — покупка абонемента и дорогой брендовой спортивной сумки (стоимостью, как годовой абонемент).</text:p>
      <text:p text:style-name="Text_20_body">Достижение — спортивная сумка превратилась в дорожную, абонемент использовался лишь в течении месяца.</text:p>
      <text:p text:style-name="Text_20_body"><text:soft-page-break/>Цель — стать водителем байка.</text:p>
      <text:p text:style-name="Text_20_body">Преодоление препятствий — ходил на курсы по вождению.</text:p>
      <text:p text:style-name="Text_20_body">Достижение — курсы не закончил.</text:p>
      <text:p text:style-name="Text_20_body">Этот список можно продолжить, но зачем, когда итак все ясно. </text:p>
      <text:p text:style-name="P22">Самоанализ.</text:p>
      <text:p text:style-name="Text_20_body">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такими качествами. Самоанализ подразумевает под собой поиск собственных ошибок для их решения, но наш герой был лишен способности увидеть свою неправоту в выборе внешнего вида, как и образа мыслей и способа действий. Ведь это понятие не может стоять в одном ряду с ленью.</text:p>
      <text:p text:style-name="Subtitle">* * *</text:p>
      <text:p text:style-name="Text_20_body">Рассматривая характеристику нарциссической личности, стоит отметить положительные качества этого индивида, такие, как трудолюбие, целеустремленность и амбициозность. Но проблема в том, что при достижении своих целей, люди для него лишь инструменты для поставки ресурсов, не более. Использовав одних, он избавлялся от них, и переключался на поиски новых ресурсов.</text:p>
      <text:p text:style-name="Text_20_body">Итак, размышляя об этом уже сейчас, могу предположить, что именно тогда моя любовь к нему стала иллюзи<text:soft-page-break/>ей. Как известно, девушки влюбляются в отношение к себе, как и в моем случае, но когда влюбленность переросла, любовь превратилась а зависимость. Я уже любила не отношение ко мне, а воспоминания об этом отношении. Это осознание пришло ко мне только сейчас, но тогда я была уверена, что это временно и все вернется на круги своя. Тогда я и не подозревала, что человек пошагово показывает мне свое истинное лицо.</text:p>
      <text:p text:style-name="Text_20_body"/>
      <text:p text:style-name="Quotations">«Большинство людей не видят ловушки, в которой находятся.»</text:p>
      <text:p text:style-name="Цитата_20_-_20_автор">Роберт Кийосаки</text:p>
      <text:p text:style-name="Цитата_20_-_20_автор"/>
      <text:p text:style-name="Text_20_body">Мои попытки договориться ни к чему не приводили. Поворачивалось все так, как не просто выгодно ему, а не выгодно мне. Этот дух противоречия — он браковал мои идеи еще до того, как я их полностью озвучу. Компромиссы, — говорил он, — вот что нам нужно! И продолжал стоять на своем, упрекая меня в том, что я не уступаю.</text:p>
      <text:p text:style-name="Text_20_body">— Не мешай мне жить, женщина! — якобы в шутку, часто говорил он.</text:p>
      <text:p text:style-name="Text_20_body">Но, как мы знаем, в каждой шутке есть доля шутки, а остальное — правда. И тут нас приглашают в гости. Это была прекрасная возможность развеяться и поговорить с живыми людьми! К тому я как раз лежала со сломанной ногой (вы узнаете об этой истории чуть позже). Конечно я согласилась, но он сказал, что никуда не пойдет — нет настроения. При моих попытках провести с ним время, <text:soft-page-break/>он, ссылаясь на «важные дела», каждый раз спрашивал меня, почему я не могу провести время без него? Логично, не так ли? Да, если не учитывать факт того, что я постоянно его ожидала.</text:p>
      <text:p text:style-name="Text_20_body">Я не стала с ним спорить и поехала сама. За мной заехали друзья, и мы провели прекрасный вечер. Этот прекрасный вечер закончился, когда я переступила порог дома и выслушала кучу упреков за то, что — оставила его одного!</text:p>
      <text:p text:style-name="Text_20_body">Он часто фрилансил, но еще чаще шпилил. Когда я предлагала провести время вместе, он напоминал мне, что интроверт, и продолжал заниматься своими делами.</text:p>
      <text:p text:style-name="Text_20_body">— Погуляй без меня. — говорил он.</text:p>
      <text:p text:style-name="Text_20_body">И вот, когда я так и сделала — не стала настаивать и пошла гулять сама, то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деньги. Вот даже сейчас я оправдываюсь...</text:p>
      <text:p text:style-name="Text_20_body">Эта тактика очень проста. Сначала он выработал у меня зависимость от его поддержки, ведь когда наши отношения еще были дружескими — он выслушивал меня, «раскладывал по полочкам» все мысли в моей голове и поддерживал. Потом он постепенно меня этого лишил, приучив к тому, что любая попытка залезть в его вакуум под названием «личное пространство» будет караться упреками и обвинениями. Он подкармливал меня надеждой и обещаниями, введя в еще большую зависимость — в состояние ожидания выполнения этих обещаний. А <text:soft-page-break/>теперь и заменять общение с ним каким-либо другим обществом стало для меня под запретом.</text:p>
      <text:p text:style-name="Text_20_body">Я не имела право развлекаться без него, ибо это противоречило его плану получить надо мной полный контроль. Он ведь так долго работал над тем, чтоб изолировать меня от общества (я подробно напишу об этом). Ему было ни к чему давать мне возможность обзавестись новым. Надев маску жертвы, он упреками вызвал во мне чувство вины за то, что я «бросила его одного», а так в отношениях не поступают! Либо вместе, либо никак.</text:p>
      <text:p text:style-name="Text_20_body">Но на самом деле ему нужно было оградить меня от какого-либо общения, дабы лишить меня любой попытки получить поддержку со стороны; держать меня в под давлением, потому что так легче «руководить», и мои попытки расслабиться и отвлечься противоречили его плану держать меня в постоянном психологическом напряжении; исключить любую возможную «попытку бегства» от этого безумия, в которое он меня погружал с каждым днем все глубже и глубже, что закрепляло его позиции господина и увеличивало его власть надо мной.</text:p>
      <text:p text:style-name="Subtitle">* * *</text:p>
      <text:p text:style-name="Text_20_body">Откровенно говоря, я ему мешала. Это было видно по его реакциям на все, что касается меня и не проявлялось только в одном случае — если я сидела молча и его не трогала. И вы наверное тоже так подумали — просто не сошлись характерами. Потребности не совпали... Но в <text:soft-page-break/>таком случае пары расходятся, а он держал меня возле себя и всегда возвращал, когда мне все надоедало и я от него уходила. Так что нет. Я склоняюсь к тому, что ему это было нужно. Он утверждался за счет таких вот действий, за счет меня и моей любви.</text:p>
      <text:p text:style-name="Text_20_body">Да, в отличии нарциссического расстройства личности, в этой главе речь идет о первезном нарциссизме, а это, к сожалению, часто встречающееся явление. Практически все отношения, связанные с жестокой манипуляцией, психологическим садизмом, пассивной агрессией и абьюзом — ведут к теме нарциссизма.</text:p>
      <text:p text:style-name="Text_20_body">При постоянных его обидах, претензиях и обвинениях, уходе и молчании он не бросал меня, что было бы логично, ведь он же всем видом показывал, что страдает в отношениях со мной. И, даже когда я пыталась поставить точку, прекрасно понимая, что это ненормально, он устраивал демонстрацию своей большой любви ко мне, и я его прощала.</text:p>
      <text:p text:style-name="Text_20_body">Постепенно его власть надо мной эволюционировала, и его техники влияния совершенствовались. Там, где, казалось бы, я должна включить мозги и начать заботиться о себе, вспомнить, что такое любовь к себе, мне подсовывали все новую и новую «правду», внушая неуверенность в себе и обесценивая мою значимость. С тех пор я была уже «на крючке» и, неосознанно, сама приняла его точку зрения. Меня двигали и я двигалась, меня нагибали и я прогибалась, мое мнение всегда было неправильным, реакция неадекватной, делала я недостаточно, тревожила его слишком часто... Такие прекрасные здоровые отношения!</text:p>
      <text:h text:style-name="P12" text:outline-level="1"><text:bookmark-start text:name="Glava_6__Straziki"/>Глава 6. Стразики<text:bookmark-end text:name="Glava_6__Straziki"/></text:h>
      <text:p text:style-name="Text_20_body">Первое, что во мне начали менять — маникюр — не понравилась расцветка и длин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накраситься, он говорил: «Фу», глядя мне в лицо, скривив физиономию, будто на моем лице не косметика, а дерьмо. Меня начали менять. Менять под себя.</text:p>
      <text:p text:style-name="Text_20_body">Не нравится? А никто не спрашивает — вещь на то и вещь, чтоб ею пользовались и настраивали под себя. Он любит копаться в настройках. Все, что у него есть — настроено под него. Он меняет хоткеи, перепрошивает, словом — делает все, чтоб было удобней пользоваться. И я, как вы понимаете, говорю не только о девайсах.</text:p>
      <text:p text:style-name="Text_20_body">Его, вроде бы, безобидные замечания были ни чем иным, как попыткой понизить мою самооценку. Он знал, что я к нему прислушиваюсь еще с тех пор, когда наши отношения были еще дружескими. Ведь раньше, когда он высказывал свою точку зрения, она была логичной и конструктивной. Но теперь все изменилось.</text:p>
      <text:p text:style-name="Text_20_body">Его мнение плавно переросло в замечания. Очень плавно и незаметно. Я даже не заметила разницы. Его <text:soft-page-break/>действия были, как дети — не успеешь оглянуться, а они уже взрослые. И это его детище постепенно переростало в давление и насилие. Он стирал границы этих изменений незначительными усовершенствованиями. Я и опомниться не успела, как его забота и поддержка превратилась в унижение.</text:p>
      <text:p text:style-name="Text_20_body">«Эта обувь сюда не подходит...» или «Зачем ты одела туфли, мы же всего лишь идем в кино?..» Он высказывал свое мнение, принижая мое. Он показывал мне свое недовольство, и с каждым разом я одевалась проще, говорила меньше, сидела тише, чтобы избежать этих замечаний. С тех пор, что бы я не делала — все подвергалось сомнениям в правильности.</text:p>
      <text:p text:style-name="Text_20_body">Как я уже сказала, он действовал постепенно. Если раньше я была зависима от его поддержки, то теперь я стала зависима от его мнения. Прежде чем что-то сделать или сказать, я уже думала, как он на это отреагирует. Что скажет. Ну и конечно — я ждала его одобрения, совершенно забыв о значимости собственного мнения.</text:p>
      <text:p text:style-name="Text_20_body">Да, я ждала одобрения, пока он проецировал на мне свою точку зрения, не принимая во внимание мою. Еще одна манипуляция — заставить прислушиваться к нему или получить очередную колкость. Конечно я выбрала — прислушиваться, кто любит замечания?! А он в свою очередь видел, что это работает и продолжал продвигать через меня свои идеи.</text:p>
      <text:p text:style-name="Text_20_body">Таким образом он обеспечил себе мою зависимость от его мнения, и, как следствие — подготовил почву для новых манипуляций.</text:p>
      <text:p text:style-name="Text_20_body"><text:soft-page-break/>Как обычно бывает в любых отношениях — вот он/она говорит тебе, что ты что-то делаешь не так. А ты отвечаешь — «спасибо» потому, что знаешь, что он/она желает тебе только добра, хочет, что бы стал/а лучше, доверяешь ему/ей, потому что это близкий тебе человек, который любит тебя. Я так тоже думала. Но все равно не могла понять, что такого в моих действиях, внешности не так, и почему на меня сыпятся постоянные замечания?</text:p>
      <text:p text:style-name="Text_20_body">Наивная! Я не могла поверить в то, что он лишь использует мою привязанность к нему для достижения собственных целей. А его основная цель — самоутверждение. Но не за счет собственных достойных поступков, как мы уже поняли, а за счет окружающих близких людей. Каждый раз, когда я прогибалась, его самооценка взлетала и на время он успокаивался, а я, в свою очередь, упорно отрицала факт того, что меня просто используют.</text:p>
      <text:p text:style-name="Text_20_body">Знаете, это при новом знакомстве, когда завязываются отношения, оба пытаются скрыть свои недостатки, казаться хорошими, делать то, что нравится второму... А когда знаешь человека уже много лет — выделываться тут не перед кем. Глаза видели, что выбирали. И ты и тебя знают как облупленного. Вот и я была такой же, как всегда, носила то же что и всегда, но постепенно большая часть моих вещей перестала ему нравиться! Категорически. Это не было так, что в один день он открыл шкаф и начал выкидывать мою одежду, которая, по его мнению, мне не подходит. Нет. Я одевалась — он смотрел на меня и оценивал в слух:</text:p>
      <text:p text:style-name="Text_20_body">— О боже! Что это?</text:p>
      <text:p text:style-name="Text_20_body"><text:soft-page-break/>Что моментально влекло за собой чувство неуверенности. Естественно, я уже сама хотела как можно быстрее переодеться, но, это уже не меняло ощущения неуверенности. Переодевшись, я уже сама шла и «показывалась» ему, ожидая одобрения. Получала что-то вроде:</text:p>
      <text:p text:style-name="Text_20_body">— Уже лучше.</text:p>
      <text:p text:style-name="Text_20_body">— Ну это уже куда не шло!..</text:p>
      <text:p text:style-name="Text_20_body">Или:</text:p>
      <text:p text:style-name="Text_20_body">— Нормально.</text:p>
      <text:p text:style-name="Text_20_body">Я чувствовала себя неуютно на протяжении всего вечера и не могла в полной мере расслабиться. Помните, я выше писала про «Эксперимент пошаговых действий»? Вот он во всей своей красе и неоспоримости! И продолжение следует.</text:p>
      <text:p text:style-name="Text_20_body">Итак, по прошествии романтической эйфории, с которой начинаются любые отношения, наступает вторая фаза — фаза «улучшения». Манипуляторы используют этот прием для устранения у жертвы собственной манеры поведения и стиля, стирая все границы между ним и жервой. В этот момент объект его манипуляций уже находится в полной психологической зависимости.</text:p>
      <text:p text:style-name="Subtitle">* * *</text:p>
      <text:p text:style-name="Text_20_body">Одновременно с попытками изменить манеру моего поведения, мой стиль и ход мыслей, в ход пошел круг друзей. Моих друзей. Постепенно он стал намекать, что <text:soft-page-break/>друзья неинтересные и с ними не о чем поговорить. Начали проскакивать вопросы типа:</text:p>
      <text:p text:style-name="Text_20_body">— Почему ты с ними общаешься?</text:p>
      <text:p text:style-name="Text_20_body">Как почему? Простые ребята, хорошие, порядочные, веселые... Мы много пережили, с кем-то вместе работали и сдружились, с кем-то уже так давно знакомы, что и не вспомним где и как познакомились. Планируя выходные, оказывалось, что на этих выходных мы идем в гости к его друзьям, а на следующих его друзья придут к нам, так что «с твоими друзьями встретимся в другой раз»...</text:p>
      <text:p text:style-name="Text_20_body">Следующим этапом, как вы поняли, является <text:span text:style-name="_30__20_Text">изоляция жертвы от ее привычного окружения</text:span>. 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p>
      <text:p text:style-name="Text_20_body">Отчетливо помню первую ссору. Из-за моего дня рождения. Да, не успел и месяц пройти после того, как мы съехались, как у нас возникли разногласия. И это были не бытовые притирки. Это была «ломка».</text:p>
      <text:p text:style-name="Text_20_body">Организовывая свой день рождения, день, который всегда был для меня важным, который я очень люблю и всегда с удовольствием праздную со всеми своими друзьями, я столкнулась с проблемой — мне нельзя пригласить всех моих друзей. И не потому, что у меня их много, не потому, что это затратно по деньгам, не потому, что это сложно организовать и так далее. Нет. Мне сказали:</text:p>
      <text:p text:style-name="Text_20_body">— Либо тех, либо тех!</text:p>
      <text:p text:style-name="Text_20_body"><text:soft-page-break/>— Но я хочу видеть всех в этот день! Это мой день. Это мои друзья...</text:p>
      <text:p text:style-name="Text_20_body">— Это плохая идея. Как ты себе это представляешь твоих и моих друзей вместе? Тебе надо выбрать!</text:p>
      <text:p text:style-name="Text_20_body">Хочу отметить, что речь не шла о том, чтобы пригласить моих друзей.</text:p>
      <text:p text:style-name="Text_20_body"/>
      <text:p text:style-name="Цитата_20__2b__20_автор">«Заполните собой все щели вокруг того, кто является целью вашей охоты. Станьте вездесущим. В изоляции объект легче будет поддаваться вашему влиянию... Вы также можете отделить жертву от ее привычного окружения. В идеале у нее должно появиться ощущение, что она покидает один мир и вступает в другой. Итак, заманите обольщаемого на свою территорию. Друзья, семья, повседневные рутинные обязанности дают чувство полной безопасности и уверенности. Это мир каждого человека, привычная для него среда обитания. Но если вы выбьете эту почву у него из под ног, перед вами может предстать совершенно иная личность... Вмешивайтесь в привычное течение жизни жертвы, ломайте ее ритм, но так, чтобы ей было с вами интересно.»</text:p>
      <text:p text:style-name="Цитата_20_-_20_автор">В. Адамчик, «Манипулятор. Секреты успешной манипуляции человеком»</text:p>
      <text:p text:style-name="Цитата_20_-_20_автор"/>
      <text:p text:style-name="Text_20_body">Вот прекрасный пример — отрывок из учебника по манипулированию людьми, в которой подробно описывается, как стать и успешно быть деструктивной личностью. Он учит людей получать повиновение от близкого окружения, путем выстраивания ложной манеры поведения и <text:soft-page-break/>введения в заблуждение путем обмана. Жаль, что у автора не хватает мозгов и морали рассказать своим последователям, как быть достойным человеком и завоевывать людей своим достоинством и порядочностью, а не фальшью.</text:p>
      <text:p text:style-name="Text_20_body">На протяжении нескольких дней споров он пытался аргументировать, приводя примеры, почему мои друзья «не такие», и почему с его друзьями, которые стали для меня друзьями тоже, не сойдутся — нет общих тем. Прямо говоря, что два разных контингента соединить в одну компанию будет неудачным вариантом, и, если я это сделаю, то это повлечет за собой кучу дискомфорта...</text:p>
      <text:p text:style-name="Text_20_body"><text:span text:style-name="_30__20_Text">Если</text:span> я приглашу, <text:span text:style-name="_30__20_Text">то</text:span> это повлечет дискомфорт. <text:span text:style-name="T6">«</text:span><text:span text:style-name="_30__20_Text"><text:span text:style-name="T6">Дабл байнд»</text:span></text:span> (Double bind) – двойное послание — это метод психологического насилия подтекстом. Суть этой концепции описывается противоречивостью двух посылов в одном — забота и осуждение, но подразумевает запрет. То есть, расшифровывая его фразу, можно увидеть что он заботится о комфорте, при этом осуждает мой подход к делу, но подтекстом является запрет — я не хочу, чтобы ты приглашала всех друзей.</text:p>
      <text:p text:style-name="Text_20_body">Эта тактика свидетельствует о том, что партнер не испытывает положительных чувств, но при этом на словах выражает их, в данном случае в качестве ложной заботы. Жертва получает это двойное послание и инстинктивно тянется к человеку, которого любит, ведь он старается, как лучше. Но она не понимает, что любви среди всех этих подтекстов нет. Подтекстом также может являться мимика, жесты, поза или интонация.</text:p>
      <text:p text:style-name="Text_20_body"><text:soft-page-break/>В такие моменты жертва максимально открывает границы своей личности, куда манипулятор запускает свои острые когти. Эта тактика срабатывает, когда абьюзер дает понять, что в случае сопротивления, любовь жертвы окажется под сомнением — непослушание, значит неуважение. Тогда жертва уступает, чтобы доказать свои чувства.</text:p>
      <text:p text:style-name="Text_20_body">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 То есть, при воспитании ребенка родители выдвигали сразу два одновременно невыполнимых или противоречивых послания:</text:p>
      <text:p text:style-name="Text_20_body">— Стой там — иди сюда.</text:p>
      <text:p text:style-name="Text_20_body">— Я приказываю тебе не выполнять моих приказов.</text:p>
      <text:p text:style-name="Text_20_body">Что подразумевает под собой наказание. Именно невыполнимость таких заданий и стала причиной формирования заболевания.</text:p>
      <text:p text:style-name="Text_20_body">Итак, как мы поняли, мой деструктивный парень запустил свои лапы в мой мир, и так аккуратненько и постепенно начал его уничтожать, выстраивая вокруг меня стены собственного вакуума из своего такого же, как и он, деструктивного окружения.</text:p>
      <text:p text:style-name="P28"><text:soft-page-break/>* * *</text:p>
      <text:p text:style-name="Text_20_body">Вернемся к дню рождения. Конечно, нужно отметить, что я расстроилась, и вышла, так сказать, подышать свежим воздухом и подумать над этим всем где-то за полчаса до полуночи. Как мне было обидно! Мне? Надо выбирать? Между друзьями? Он практически ультимативно поставил меня перед выбором, давая понять, что, если я не послушаю его добрых советов, то праздник вряд ли получится.</text:p>
      <text:p text:style-name="Text_20_body">Естественно я прогулялась и вернулась. Не потому, что хотела. А чтобы не лишать его возможности меня поздравить в полночь. Жесть, я вот пишу и прозреваю с себя — я тогда шла домой не потому, что хотела — ведь он меня обидел, отбирая право распоряжаться приглашенными в мой праздник, а потому, что он наверняка хотел меня поздравить. Тогда я посчитала, что это свинство с моей стороны — лишать его такой возможности, и понимала, что он потом будет вспоминать мне это. А сейчас я бы просто не вернулась вообще, знай я только, что это было лишь началом кошмара.</text:p>
      <text:p text:style-name="Text_20_body">В полночь он ждал меня под подъездом... с моим новым велосипедом по всем канонам поздравляшек. С лицом,.. не виноватым, нет. Это была первая манипуляция, точнее первая, которую я запомнила. Я давно мечтала о веле, он мне его подарил как раз в канун разногласий, и — я купилась.</text:p>
      <text:p text:style-name="Text_20_body">Я разревелась. Будучи уже на взводе от негативных мыслей, получить такую дозу счастья было слишком резким перепадом. Как из парки в снег. Естественно, я обо <text:soft-page-break/>всем забыла, обкатала пару кругов вокруг дома, визжа от радости и смеясь. Я почувствовала себя счастливым ребенком, и не стала вспоминать уже перебитый осадок от прежнего конфликта.</text:p>
      <text:p text:style-name="Text_20_body">Хочу отметить, что я сдалась только после его подарка, который «замылил» мне глаза на его попытки «отмены» меня, всего, что мне нравится и всех, кто мне нравится. Он дал мне понять, что внимателен и запомнил, чего я хочу и я купилась.</text:p>
      <text:p text:style-name="Text_20_body">Харриет Брейкер идентифицировала этот способ манипулирования, как «положительное подкрепление». К нему относится:</text:p>
      <text:list xml:id="list43222634" text:continue-numbering="true" text:style-name="List_20_1">
        <text:list-item>
          <text:p text:style-name="P21">похвала, поверхностное очарование, поверхностное сочувствие, чрезмерные извинения;</text:p>
        </text:list-item>
        <text:list-item>
          <text:p text:style-name="P21">деньги, одобрение, подарки;</text:p>
        </text:list-item>
        <text:list-item>
          <text:p text:style-name="P21">внимание, выражения лица, такое как притворный смех или улыбка;</text:p>
        </text:list-item>
        <text:list-item>
          <text:p text:style-name="P21">общественное признание.</text:p>
        </text:list-item>
      </text:list>
      <text:p text:style-name="Text_20_body">В целом, это все положительные качества, которые способны вызвать лишь позитивные эмоции. Но, в отличии от нормального поведения, манипуляторы играют этими положительными действиями на чувствах других людей, вводят в заблуждение с целью собственной выгоды. Несомненно, этот способ является самым быстрым для достижения желаемого результата.</text:p>
      <text:p text:style-name="Text_20_body">День рождения я провела в одиночестве на берегу озера за городом с бутылкой пива и пачкой каких-то снеков. Потому что он работал, а друзей я так и не по<text:soft-page-break/>звала, чтоб не развивать конфликт. Это же важно для него. Я-то переживу...</text:p>
      <text:p text:style-name="Text_20_body">Но что он сделал потом? Он организовал поход на картинг, якобы в честь моего дня рождения. И пригласил — своих друзей. Моих в списке приглашенных, конечно же не было. Празднование дня рождения подразумевает под собой поздравления и пожелания, но этого не было. Было отчетливое ощущение, что ребята собрались просто покататься на машинках. Хотя нет. Было еще кое что.</text:p>
      <text:p text:style-name="Text_20_body">На бланке статистики победителей, который нам выдали потом, я была на 4-ом месте из 11-ти. Я отметила в слух, что стало быть, у меня есть потенциал, ведь я впервые на картинге, на что его лучший друг намекнул мне, что они поддавались, якобы в честь моего рождения. Он был 10-м в списке. Вот такая привилегия от друзей любимого — подачка имениннице...</text:p>
      <text:p text:style-name="Text_20_body">Итак, спустя где-то год гражданского брака, я перестала носить стразики, прекратила общение с большинством своих друзей, сложила платья, туфли и косметику в дальние ящички и сидела на месте, которое мне «заботливо» указали. Но. Стабильно, раз в месяц, моя некогда сильная личность лезла наружу. И, как будто вырывалось изнутри все, с чем я несогласна и получался грандиозный скандал.</text:p>
      <text:h text:style-name="P12" text:outline-level="1"><text:bookmark-start text:name="Glava_7__Z____Zabota"/>Глава 7. З — Забота<text:bookmark-end text:name="Glava_7__Z____Zabota"/></text:h>
      <text:p text:style-name="Эпиграф">В пустой душе и в сердце эгоиста не может быть божественной любви.</text:p>
      <text:p text:style-name="Text_20_body">На момент, когда наши отношения только завязывались, я падала в обмороки уже на протяжении года. Я ходила по врачам, меня направляли на дорогостоящие анализы, такие как МРТ и доплерография, исследовали мозг и сердце, сосуды но диагноз так и не поставили. Я весила 45 кг, и не могла набрать вес, хоть и ела все подряд. В остальном жалоб не было. Пока однажды мне не стало критически плохо. В машине скорой помощи меня откачали, и, уже в больнице, пока я ждала приема врача, мимо прошла медсестра:</text:p>
      <text:p text:style-name="Text_20_body">— Что-то ты бедненькая, тебе плохо? — спросила она.</text:p>
      <text:p text:style-name="Text_20_body">— Да, — ответила я, — иначе бы меня здесь не было.</text:p>
      <text:p text:style-name="Text_20_body">Я все еще ждала приема, когда она опять прошла мимо меня, и снова отметила, что я слишком бледная. Я ответила, что уже год стабильно раз-два в месяц я теряю сознание по неизвестным мне причинам, и она просто отвела меня в лабораторию и взяла кровь с пальца. <text:soft-page-break/>Наши больницы не могут похвастаться оперативностью, т. к. я все еще ждала пока меня примет врач, когда пришли результаты.</text:p>
      <text:p text:style-name="Text_20_body">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у.</text:p>
      <text:p text:style-name="Text_20_body">Конечно меня госпитализировали, и при поставленном диагнозе упорно пытались найти причину. Искали раковые и доброкачественные опухоли, внутренние кровотечения, исследовали внутренние органы, но так и не смогли найти проблему, которая «пожирала» мой гемоглобин и даже опустошила «депо».</text:p>
      <text:p text:style-name="Text_20_body">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 Меня отправили домой. После назначения лечения, мне прописали железосодержащую диету и сказали воздержаться от любых нагрузок на протяжении полугода.</text:p>
      <text:p text:style-name="Text_20_body">Это был кошмар. Мой образ жизни из подвижного и насыщенного в раз превратился в сидение дома и ничегонеделание. Потому, что нельзя. Через три месяца я уже выла по волчьи от скуки и однообразия. Помню, как решилась выйти в магазин одна, впервые за все время. <text:soft-page-break/>Маркет был через дорогу, да и не сказать, что я возвращалась с тяжестями, но в лифт я заходила уже на ощупь.</text:p>
      <text:p text:style-name="Text_20_body">В общем дело было дрянь. Я сидела дома, готовила, убирала и не приносила никакой материальной пользы, что безумно меня напрягало. Чтоб не сидеть без дела, я брала на дом девочек на маникюр. Это приносило немного и уходило на продукты, в то время, как зарплаты парня хватало на оплату жилья и остальные небольшие расходы.</text:p>
      <text:p text:style-name="Text_20_body">Возможно кто-то подумает, что мне нравилось сидеть дома. Но это был правда ад. Мне было безумно скучно. Каждый день был такой же, как и предыдущий, и проходил в одиночестве. А я привыкла к большим коллективам и подвижности, а тут даже в магазин боюсь одна выйти...</text:p>
      <text:p text:style-name="Text_20_body">Сначала мы обсудили материальный вопрос, в котором обоюдным решением было повременить с поиском работы. Состояние моего здоровья было нестабильным, хоть я и чувствовала себя гораздо лучше. Но в последствии помню пару раз, когда мой благоверный намекал на то, что пора бы... Это было пару раз. Он не заставлял меня, и не упрекал, но подтекст это именно таким.</text:p>
      <text:p text:style-name="Text_20_body">Цепочка развития событий была такова, что мне поставили диагноз и назначили сроки лечения, мы пришли в выводу, что работу я пока искать не буду, но его вопросы типа: «Как ты себя чувствуешь? Лучше? А ты не смотрела вакансии?» — делали свое дело. Этим он напоминал мне, что я не приношу дохода, хотя и знал, что будь моя воля, я бы не сидела дома. Тем не менее, под <text:soft-page-break/>действием таких невзрачных намеков, я прошла несколько собеседований.</text:p>
      <text:p text:style-name="Text_20_body">Мое психологическое состояние, в котором я оказалась описывается не моим состоянием здоровья, а отношением моего парня к моему состоянию здоровья. Своими «заботливыми» акцентами на моей неработоспособности, он пошатнул мою самооценку, и она начала рушиться. Появился страх бесполезности. Я начала сомневаться в своих способностях, что и компенсировалось сменой рода деятельности — я начала доказывать себе и ему, что еще способна чего-то добиться.</text:p>
      <text:p text:style-name="Text_20_body">Я старалась выйти из своего положения, избавиться от чувства тревоги за свое будущее и от разочарования в себе, но при этом стала очень раздражительной. Его безобидные, на первый взгляд, замечания ранили меня, но тогда я не понимала, этого. Я расценивала эти завуалированные упреки, как заслуженные и грызла себя за свою физическую слабость, а не его за его акценты.</text:p>
      <text:p text:style-name="Text_20_body">Конечно, он пытался вызвать во мне чувство неуверенности. Ведь тут не поспоришь — сижу дома и не работаю. Но почему он это делал? Потому, что он знал мне цену, но хотел подчинить меня. Еще какую-то неделю назад я зарабатывала больше, чем он. Я поездила по Европе, отдыхала на морях, постоянно радовала себя обновками, проводила веселые выходные в компании своих друзей, а не дома... Но теперь я больна и мне надо время. И, поверьте мне, он проведет это время с пользой.</text:p>
      <text:p text:style-name="Text_20_body">Я никогда не стремилась к жизни домохозяйки. Это, я считаю, деградация чистой воды, если, конечно, речь не <text:soft-page-break/>идет о воспитании детей. Наверное поэтому я и окунулась с головой с освоение новой профессии, что очень удачно отвлекало меня от всей рутины.</text:p>
      <text:p text:style-name="Text_20_body">Через полгода нашла себе работу. В целом, мой парень обеспечил мне возможность обучаться дома. Мне не пришлось беспокоиться о том, что есть и где жить, за что я ему очень благодарна до сих пор. Он обеспечивал меня, а я заботилась о нем.</text:p>
      <text:p text:style-name="P28">* * *</text:p>
      <text:p text:style-name="Text_20_body">Когда я вышла на работу, круг моих обязанностей значительно расширился. Если раньше у меня было время заниматься бытом, то теперь я ничего не успевала. Обязанности были те же, и к ним прибавился еще нормированный офисный график. Но разделения по быту не было, ведь он уже привык, что эти обязательства лежат на мне.</text:p>
      <text:p text:style-name="Text_20_body">Пару раз я просила его о помощи и пыталась слегка распределить обязанности. Что-то вроде:</text:p>
      <text:p text:style-name="Text_20_body">— Мне так было бы приятно, если бы ты встретил меня с работы с ужином...</text:p>
      <text:p text:style-name="Text_20_body">Он был, скажем так, согласен, точнее — не противоречил и даже грозился приготовить, но прямых действий от него не было. Не могу вспомнить, сколько раз за время наших отношений он мыл посуду или готовил кушать, но могу сказать, что на пальцах можно пересчитать. За три года! Вместо того, чтобы встретить меня с приготовленным ужином, в те редкие случаи, когда я об этом проси<text:soft-page-break/>ла, я приходила с работы, и он, вдруг предлагал сходить в магазин за продуктами. Мы шли, за покупками, приходили домой и я, уставшая, становилась готовить.</text:p>
      <text:p text:style-name="Text_20_body">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с одной целью — сэкономить.</text:p>
      <text:p text:style-name="P28">* * *</text:p>
      <text:p text:style-name="Text_20_body">Однажды я сломала ногу. На свадьбе наших общих хороших друзей. Это было весело. Да, я надела «двухэтажные» каблуки, длинное в пол платье, и, еще не допила первый бокал вина, как заиграл твист... 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Text_20_body">Я на ходу сняла свои прекрасные туфли, и мое платье стало вот прям совсем волочиться по полу. Я оступилась, наступила на подол,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Text_20_body">Накладывая гипс, врач не заметил смещение, и через месяц пришлось делать операцию. 4 болта, 18 швов, 2 месяца на костылях, 3 месяца с тростью... В целом — ничего особенного. Работать мне можно было удаленно, и начались долгие два месяца моего сидения дома с задранной вверх ногой. Это была смешная картина. Но <text:soft-page-break/>этот период я вспоминаю с огромной жгучей болью. И речь совсем не о ноге.</text:p>
      <text:p text:style-name="Text_20_body">Сразу после операции меня привезли домой. Когда начал сходить наркоз, мне было очень больно, и обезболивающие не справлялись, но я даже не могу представить, что было бы без них. Хорошо, что он в то время работал тоже удаленно и был всегда дома, — думала я! И вот лежу я в постели и страдаю. На что мой парень, внимание — просто прекращает со мной разговаривать! Он не был злым, или обиженным. Он не был растерянным или сильно занятым. Он. Просто. Перестал. Со. Мной. Разговаривать.</text:p>
      <text:p text:style-name="Text_20_body">Согласно Брейкер, этот способ манипуляций называется «неустойчивое или частичное подкрепление». Я совершенно не знала, что мне делать, кроме как пытаться увидеть свою значимость для него. Как мне было выяснить, чего я стою, когда я в раз превратилась в сплошное сомнение в себе. Я испытывала страх, что это безразличие ко мне — свидетельство того, что он принял решение со мной расстаться. Я была беспомощнее некуда. Физически и психологически.</text:p>
      <text:p text:style-name="Text_20_body">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просто так переживает за меня, и не может найти нужных слов, чтобы как-то подбодрить. 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text:soft-page-break/>своим красноречивым равнодушным молчанием. На две недели.</text:p>
      <text:p text:style-name="Text_20_body">Хорошо, что моя сестра жила в соседнем доме и приходила меня купать, потому, что самой это сделать было практически нереально. А он игнорировал меня со всей присущей ему демонстративностью. Меня грызла обида и угрызение совести. Я балласт и любимый не хочет со мной возиться. Даже дойти до туалета первое время было ничего себе каким испытанием!</text:p>
      <text:p text:style-name="Text_20_body">Но он не испытал сожаления к моим страданиям. Он вел себя вполне нормально и спокойно. В его поведении не было ни угрызений совести от собственного бездействия, ни стыда за такое откровенное равнодушие. Не знаю как, но думаю, что в своей голове он как-то оправдывал свои действия. Могу предположить, что он посчитал правильным так себя вести, ведь я провинилась — сломала ногу.</text:p>
      <text:p text:style-name="Text_20_body">Психологи утверждают, что социопаты и люди с психическими расстройствами — люди пустые и не способные к состраданию. Эта внутренняя пустота заставляет их страдать и мотивирует на действия, результатом которых является любое заполнение этой пустоты. Именно это толкает манипулятора на действия, которые в свою очередь делают несчастными их близких людей.</text:p>
      <text:p text:style-name="Text_20_body">Истино говорю вам, если бы проблема была во мне, он бы меня уже давно бросил. Но мало того, что он не рвал со мной отношения, он возвращал меня каждый раз, когда я хотела сама это сделать. Он знал. Конечно он знал, на то он и манипулятор, — я буду верна ему. Буду оправдывать его отношение ко мне собственными ошиб<text:soft-page-break/>ками, погружаясь в бесконечные их поиски. Я изматывала себя до сумасшествия, пытаясь найти, где же я ошиблась.</text:p>
      <text:p text:style-name="Text_20_body">Не могу до сих пор понять, что это было. Это была защитная реакция на трудности или это равнодушие ко мне из-за травмы была подтекстом чего-то большего? Факт остается фактом. Он в прямом смысле слова переступал через меня на протяжении двух недель, и ни о какой заботе там речи не было. А я и не требовала. Я и без того испытывала унижение от его молчания, просить помощи было еще унизительнее.</text:p>
      <text:p text:style-name="Text_20_body">Постепенно неуверенность в себе переросла в самогнобление — со мной одни проблемы и он просто устал возиться с моими травмами. Спустя уже неделю я извела себя до того, что я ущербная, инвалид, на кой черт я ему такая сдалась, от меня никакой пользы, только проблемы. 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Text_20_body">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оставив на кухне невообразимый срач. Кушать-то хочется. Но это были только цветочки.</text:p>
      <text:p text:style-name="Text_20_body">Потом он начал делать вид, что меня просто не существует. Он уже не варил кофе на меня, а еду готовил только себе, при этом, когда он ходил в магазин, он не <text:soft-page-break/>просто не спрашивал, хочу ли я чего-то, а молча покупал продукты <text:span text:style-name="_30__20_Text">только себе</text:span> и доедал последнее, что было в холодильнике. Чувство ущербности, которое переполняло меня, настолько обострилось, что я просто начала себя ненавидеть. Сейчас я была беспомощнее некуда.</text:p>
      <text:p text:style-name="Text_20_body">Но он был непреклонен в своем равнодушии ко мне. 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 Но на деле это пустая бесстрастная оболочка, не знающая, что такое настоящее живое чувство или эмоция. Ведь равнодушие и страсть два совершенно несовместимых понятия.</text:p>
      <text:p text:style-name="Text_20_body">На самом деле, уже сейчас, когда я поняла, скольким он обделен — любовью, радостью, искренними переживаниями, ненависть к нему сменилась на жалость. Да, мне искренне жаль его. Неудивительно, что его мир такой серый и жестокий. Неудивительно, что всей моей огромной любви ему было мало — он просто не знал, не знает и не узнает никогда, что я чувствовала к нему, ведь для него это лишь инструмент для обеспечения собственного эмоционального и бытового комфорта, не более.</text:p>
      <text:p text:style-name="Text_20_body">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text:p>
      <text:p text:style-name="P28"><text:soft-page-break/>* * *</text:p>
      <text:p text:style-name="Text_20_body">Удивительно, куда я только смотрела? За что я цеплялась? — Вот какие вопросы задает себе любой человек, переживший такие отношения, и не может объяснить, как и я. Эта тактика психологического давления, от которой не остается синяков. Со слезами не пойдешь в полицию. Там нужны реальные следы насилия, но видимых последствий у меня не было. В то время еще нет. Это потом уже я поседею, похудею до 44 кг. и буду похожа на тень. Тогда это были еще только слезы, а женские слезы не принято принимать всерьез. Зачем разбираться в их причине, когда можно просто руководствоваться стереотипами и предрассудками, что все женщины плачут от нечего делать...</text:p>
      <text:p text:style-name="Text_20_body">Я плакала по ночам и изводила себя поисками своей вины. Ну конечно за две недели я нашла свою вину! Моя вина — сломанная нога и куча неудобств, которые я доставляю любимому, следовательно. Раб сломался и теперь ему приходится все делать самому.</text:p>
      <text:p text:style-name="Text_20_body"/>
      <text:p text:style-name="Цитата_20__2b__20_автор">«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Цитата_20_-_20_автор">Личко А.Е., «Синдром неустойчивого поведения»</text:p>
      <text:p text:style-name="Цитата_20_-_20_автор"><text:soft-page-break/></text:p>
      <text:p text:style-name="Text_20_body">Итак, я с рюкзачком на костылях выходила каждый вечер в магазин, брала себе каких-то сосисок, потому что голодная, пива, чтоб уснуть, и сигарет.</text:p>
      <text:p text:style-name="Text_20_body">Эта форма психологического насилия называется неглект. Абьюзеры используют состояние здоровья жертвы, намеренно его усугубляют. Он знал, что мне нельзя опускать ногу, но спокойно смотрел, как я одеваюсь и ковыляю в магазин. Кровь опускалась в ногу, и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Text_20_body">За это время в доме развелся невообразимый срач. Вы мыли когда нибудь полы на одной ноге на костылях? Я — мыла. Мыла посуду, закинув ногу на табуретку и ощущая, как она пульсирует. Но ему было не до этого. Бой по сети гораздо важнее какой-то бытовухи — не мужское это дело, тряпками размахивать.</text:p>
      <text:p text:style-name="Text_20_body">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p text:style-name="Text_20_body">— Я еду! — сказала она и приехала.</text:p>
      <text:p text:style-name="Text_20_body">Он сидел и играл с друзьями по сети. Подруга, не успев пройти через порог, засучила рукава и тут же занялась наведением порядка... Что касается меня, то я <text:soft-page-break/>уже все пережила и отпустила, но когда речь идет о моих близких, меня пропитывает злость и ненависть, ведь это чмо даже не поднялось со стула, когда моя девочка на коленках мыла пол у него под ногами. Я акцентирую внимание на том, что он даже не отодвинулся, и пришлось ждать, когда он доиграет бой и выйдет на перекур, чтобы помыть пол у него под столом.</text:p>
      <text:p text:style-name="P28">* * *</text:p>
      <text:p text:style-name="Text_20_body">Спустя несколько дней, однажды поздним вечером, он принял душ (что было редкостью, если я не просила) и просто ушел. Оделся и ушел, молча и в неизвестном направлении. Конечно, он не сказал куда ушел и когда вернется. Это был пик моей боли. Не могу передать словами, что со мной происходило в тот момент. Я перебирала варианты — куда он мог пойти? А вдруг у него кто-то есть? Когда он вернется? Я ненавидела себя. Я была настолько жалкой в этом неведении, что мне захотелось... умереть.</text:p>
      <text:p text:style-name="Text_20_body">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Text_20_body">Это сложно описать, но это было очень болезненно. Помимо того, что я совершенно не понимала, что проис<text:soft-page-break/>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любое объяснение его действиям.</text:p>
      <text:p text:style-name="Text_20_body">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Text_20_body">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ый предмет, который жалко выкинуть. Я раздавлена, унижена и нет пути назад. Это пропасть и я на дне. Но до дна было еще очень далеко. Я была уверена, что хуже уже некуда. Я ошибалась.</text:p>
      <text:p text:style-name="Text_20_body">В полном отчаянии я загуглила все передозировки лекарств из аптечки и нашла подходящее. «Серрата» —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Text_20_body">Вы, возможно спросите меня, а как же мама? Ей же будет очень больно! Но я и об этом подумала — у мамы останется три ребенка, о ней будет кому позаботиться. Вот как я думала. Я решила выйти, купить сигарет и пива, и потом, если не передумаю, то просто сделаю это <text:soft-page-break/>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text:p>
      <text:p text:style-name="Text_20_body">Так я и сделала — доковыляла до ближайшего ларька, и, возвращаясь уже домой, поняла, что не передумала. И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 Мне было холодно, но я так и не заставила себя вернуться домой потому, что там таблетки. И если я войду в квартиру, то уже не выйду. И мне было очень страшно. И я, в отчаянии, позвонила сестре.</text:p>
      <text:p text:style-name="Text_20_body">В тот день она стала первым человеком, с которым я поделилась проблемами в отношениях. До этого я никому ничего не рассказывала, и единственное, что я почувствовала — это облегчение. Я напилась, расслабилась, выговорилась и выплакалась. Выключила телефон до утра и сладенько уснула. Конечно, сестра была в шоке, ведь с виду наши отношения казались чуть ли не идеальными, а тут такое...</text:p>
      <text:p text:style-name="Text_20_body">На утро он, естественно, поманил меня... Не извинениями, нет. Он просил меня вернуться потому, что не представляет жизни без меня и я ему нужна. И я вернулась. Дура. 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тех пор он ни разу не говорил мне, что любит меня.</text:p>
      <text:p text:style-name="Text_20_body"><text:soft-page-break/>«Если любишь, то скажи это мне, а если нет — я ухожу. Я не хочу, чтоб со мной просто проводили время», — вот что я ему сказала, когда он встретил меня на пороге с ремнем в руках и с улыбкой на лице. Ему понадобилось три попытки, чтобы внятно произнести эти заветные три слова в слух. Больно вспоминать. Правда — больно. 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 ответственность, стыд. Но список отсутствующих качеств его личности все пополнялся.</text:p>
      <text:p text:style-name="Subtitle">* * *</text:p>
      <text:p text:style-name="Text_20_body">Я не могла уйти. Он всегда поворачивал все так, что мало того, что я терпела, я просила «добавки». Он мог сказать: «Одень шапку, на улице мороз», но открыть на ночь окно в спальне, не смотря на то, что я с мокрой головой. Я просила закрыть, а он обижался. И я молчала. Я старалась быть умнее, мудрее, старалась сохранить отношения и не провоцировать конфликты, избегала постоянных выяснений отношений. Надеялась, что это поможет строить отношения и сделает нас счастливее. Это была моя ошибка, пожалуй самая горькая для меня, ведь в то время, как я и<text:span text:style-name="_30__20_Text">скала в себе причины</text:span> наших разногласий, <text:span text:style-name="_30__20_Text">он продолжал паразитировать</text:span> на моей к нему привязанности. Я строила отношения, в то время как он ими пользовался.</text:p>
      <text:h text:style-name="P12" text:outline-level="1"><text:bookmark-start text:name="Glava_8__Sama__kotik"/>Глава 8. Сама, котик<text:bookmark-end text:name="Glava_8__Sama__kotik"/></text:h>
      <text:p text:style-name="Text_20_body">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 Уже тогда неосознанно я понимала, что даже в случае попытки отказаться, меня ждет молчание, обиды, разочарование. Помню, как отрицала все это.</text:p>
      <text:p text:style-name="Text_20_body">Игнорирование или пассивная агрессия в психологической трактовке означает психологическую защиту от неприятной информации или от источника этой информации, демонстрация недовольства без видимых причин при спокойном поведении. Это психологическое насилие, которое лишает жертву возможности донести абьюзеру свои переживания.</text:p>
      <text:p text:style-name="Text_20_body">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Text_20_body"><text:soft-page-break/>«Я желаю тебе добра»,</text:p>
      <text:p text:style-name="Text_20_body">«Для тебя так будет лучше».</text:p>
      <text:p text:style-name="Text_20_body">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 сделать это так, чтоб самому остаться «чистеньким». Мое поведение, мысли, чувства — все было результатом его игры.</text:p>
      <text:p text:style-name="Text_20_body">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его обсуждать полночи, но уже на утро по телефону, разговаривая с другом он скажет:</text:p>
      <text:p text:style-name="Text_20_body">— Я вчера ходил в кино.</text:p>
      <text:p text:style-name="Text_20_body">Мы едем в другой город отдыхать, он скажет:</text:p>
      <text:p text:style-name="Text_20_body">— Я еду...</text:p>
      <text:p text:style-name="Text_20_body">Он скажет, что в гостях был — он, хотя ходили мы вместе. Меня в этих обсуждениях на тему «Как прошли мои выходные» — не было, разговаривай он с мамой, боссом или друзьями. Был <text:span text:style-name="_30__20_Text">он</text:span>, и он красноречиво об этом расскажет, не упоминая обо мне.</text:p>
      <text:p text:style-name="Text_20_body">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 Это «Я» — борьба за власть в отношениях и утверждение себя в позиции сверху. И — <text:soft-page-break/>конкуренция, скрытая, конечно же. При мне это его «Я» там, где должно быть «МЫ» говорилось так, чтоб я слышала и понимала, что есть четкое разделение <text:span text:style-name="_30__20_Text">нас</text:span>, где я стояла на втором месте, а не в одной иерархии с ним.</text:p>
      <text:p text:style-name="Text_20_body">Еще раз повторю это противное «<text:span text:style-name="_30__20_Text">я до сих пор не </text:span><text:span text:style-name="_30__20_Text">понимаю</text:span>»,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и за мытьем посуды его никто никогда не видел...</text:p>
      <text:p text:style-name="Text_20_body">Я замечала эти перепады, но не могла их объяснить, потому, что со своей колокольни я причин такого поведения не видела. Он мог похвалить меня за то, что я, например, быстро сменила профессию и нашла хорошо оплачиваемую работу, и через пять минут из-за мелочи мог пошутить:</text:p>
      <text:p text:style-name="Text_20_body">— Что, ручки из жопы? — при друзьях, да с такой радостью на лице, будто его ребенок сделал первые шаги.</text:p>
      <text:p text:style-name="P28">* * *</text:p>
      <text:p text:style-name="Text_20_body">Он очень редко что-то предлагал сам. Например, если он «предлагал» встретиться с друзьями, то скорее всего, нас пригласили, а он лишь дублирует мне их приглашение. Он совершенно безынициативен и ненаходчив в плане принятия любых решений. Да что там, за три года он подарил мне два одинаковых подарка и в два разных <text:soft-page-break/>моих дня рождения. Это вечер на крыше с саксофонистом и шампанским. Это когда ты сидишь и ждешь, пока музыкант остановится, потому что такую музыку не слушаешь, а потом вас просят уйти, потому что время вышло...</text:p>
      <text:p text:style-name="Text_20_body">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мним, что было в день рождение, который я отмечала впервые, будучи с ним в отношениях. Его не было. Он забрал у меня этот день.</text:p>
      <text:p text:style-name="Text_20_body">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Text_20_body">Да, я хотела семью, но у меня не было навязчивой идеи выйти замуж. На тот момент на моем счету было три отвергнутых предложения. Хотела бы — вышла. Но мне важно знать за кого, ведь я собираюсь строить семью, а не просто проводить время...</text:p>
      <text:p text:style-name="Text_20_body">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 И я была уверена — он все спланировал и, под видом романтического ужина, как в прошлый раз — сделает мне предложение. Не может же он подарить два одинаковых подарка?! Может...</text:p>
      <text:p text:style-name="Text_20_body"><text:soft-page-break/>Был даже такой смешной момент — я зацепилась бляшкой на одежде за плед, которым укрывалась, и он присел и попытался мне помочь распутаться. В этот момент на крышу выходит организатор, чтобы сообщить нам, что время вышло, видит эту картину и спрашивает:</text:p>
      <text:p text:style-name="Text_20_body">— Ого, ты что, предложение делаешь?</text:p>
      <text:p text:style-name="Text_20_body">Он засмеялся и ответил:</text:p>
      <text:p text:style-name="Text_20_body">— <text:span text:style-name="_30__20_Text">Конечно</text:span> нет! Мы тут запутались...</text:p>
      <text:p text:style-name="Text_20_body">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28">* * *</text:p>
      <text:p text:style-name="Text_20_body">Часто его просьбы были провокацией и сопровождались:</text:p>
      <text:p text:style-name="Text_20_body">— Слабо? Ты сможешь!</text:p>
      <text:p text:style-name="Text_20_body">Откажись я, это означало бы, что я открыто призн<text:span text:style-name="_30__20_Text">а</text:span>юсь, что не смогу, хотя смогла бы, но просто не хочу. Ну и конечно — разочарование на его лице. К тому времени, как он прокачал на мне все уже известные приемы — это было одним из худших его наказаний. Он мог даже ничего не говорить, но его выражение лица было слиш<text:soft-page-break/>ком красноречивым, чтобы согласиться с тем, что я себе все накручиваю.</text:p>
      <text:p text:style-name="Text_20_body">И вот оно чувство вины, хоть я и не могла понять, в чем я провинилась. Но ведь мы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Text_20_body">У каждого человека свое понятие хорошего и плохого. Правильного и неправильного. В целом, родители учат одному и тому же. Однако, когда личность уже сформирована и ее поздно перевоспитывать, любая попытка «переделать» очень болезненна. Но,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 Кстати, родители, хотите покалечить ребенку психику — говорите ему почаще: «Я думал, ты справишься»...</text:p>
      <text:p text:style-name="Text_20_body">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неконструктивной критике, то это очень сбивает с толку. Особенно, когда это делает человек, которого ты считаешь близким. Если ты сначала задумываешься о его словах и пытаешься понять, то в последствии длительной и частой «обработке»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Text_20_body"><text:soft-page-break/>Ирония заключается в том, что часто для тебя приемлемы оба варианта. И то «правильное», что тебе навязывают, в лучшем случае тоже — правильное. Но твое — тебе ближе. Ты так привык. 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яичницы с хрустящим беконом. Но,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Text_20_body">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 text:style-name="_30__20_Text">ты</text:span> на самом деле хочешь. 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Text_20_body">Но будь готов/а заплатить за эту его доброту... собой, потому именно себя ты лишишься, возможно, раз и навсегда, если не начнешь действовать. Маленький нюанс, на который прежде всего стоит обратить внимание, состоит в том, что по 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28"><text:soft-page-break/>* * *</text:p>
      <text:p text:style-name="Text_20_body">Зато, когда я заводила речь о том, что неплохо было бы сходить в магазин и затарить холодильник, или передвинуть шкаф, или починить бачок, я слышала:</text:p>
      <text:p text:style-name="Text_20_body">— Давай сама, котик. Я не хочу/занят/мне ничего нужно/там дождь/голова болит...</text:p>
      <text:p text:style-name="Text_20_body">Или его коронное:</text:p>
      <text:p text:style-name="Text_20_body">— Давай, но без меня...</text:p>
      <text:p text:style-name="Text_20_body">Не говоря уже о разных бытовых штуках, и плевать, мужская это работа по дому или женская. Это всегда «сама». 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 Сама!</text:p>
      <text:p text:style-name="Text_20_body">— Ты что, сама не справишься? Я тебе такси вызову...</text:p>
      <text:p text:style-name="Text_20_body">Он был не на работе. Он вызвал мне машину и остался дома играть по сети с друзьями!</text:p>
      <text:p text:style-name="Text_20_body">А как дойти до такси?!</text:p>
      <text:p text:style-name="Text_20_body">Как выйти из такси и дойти до входа в больницу?!</text:p>
      <text:p text:style-name="Text_20_body">Дойти до регистратуры?!</text:p>
      <text:p text:style-name="Text_20_body">Найти кабинет врача?!</text:p>
      <text:p text:style-name="Text_20_body">Дойти до рентгена?!</text:p>
      <text:p text:style-name="Text_20_body">Обратно к врачу?!</text:p>
      <text:p text:style-name="Text_20_body">До такси?!</text:p>
      <text:p text:style-name="Text_20_body"><text:soft-page-break/>До квартиры?!</text:p>
      <text:p text:style-name="Text_20_body">Учитывая ступеньки, двери?!..</text:p>
      <text:p text:style-name="Text_20_body">Это же нога, а не рука! Но зачем об этом думать?!</text:p>
      <text:p text:style-name="Text_20_body">— Ты же у меня баба сильная, справишься сама...</text:p>
      <text:p text:style-name="Text_20_body">«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Text_20_body">Вспоминая историю из предыдущей главы, у меня даже и в мыслях не было оставаться дома. Я не стала брать больничный и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Text_20_body">Но я не об этом. Я введу к тому, что каждый раз, если что-то шло не так, на мне лежала вся ответственность, и, как следствие — вина. Как, например, с этим шкафом.</text:p>
      <text:p text:style-name="Text_20_body">— Зачем ты вообще туда полезла!? Ты этим занималась, значит и виновата ты. Я же ничего не сделал!</text:p>
      <text:p text:style-name="Text_20_body">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Text_20_body">Этот прием манипулирования называется <text:span text:style-name="_30__20_Text">виктимблейминг</text:span> — обвинение жертвы за произошедшее с ней несчастье. Он считал справедливым мое наказание за то, <text:soft-page-break/>что я «туда полезла». Меня же никто не просил — <text:span text:style-name="_30__20_Text">это было моим решением</text:span>, это давало ему право освободить себя от ответственности за меня и заботы обо мне, ведь я получила, как он считал, по заслугам. История этого термина уходит в далекий 1971,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Это все, потому что я черный?», и если ответом является да, то это тоже виктимблейминг.</text:p>
      <text:p text:style-name="Text_20_body">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p text:style-name="Text_20_body">— Ой, а я смотрел эту квартиру летом. Она мне так не понравилась сначала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p text:style-name="Text_20_body">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заслужено, и я правда потратила много сил и времени, чтоб облагородить квартиру. 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Text_20_body"><text:soft-page-break/>Конкуренция? Зависть? Да. Это соперничество, которое тч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 Свои неудачи он списывал со своего счета, переклавая на неблагоприятные обстоятельства или на «плохих» людей. Его вины никогда, ни при каких условиях не было.</text:p>
      <text:p text:style-name="Text_20_body">Потом с новым другом я долго смеялась, рассказывая, как тот уродливый шкаф рухнул мне на ногу!</text:p>
      <text:p text:style-name="P28">* * *</text:p>
      <text:p text:style-name="Text_20_body">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 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p text:style-name="Text_20_body">— Автобусом?! Лучше бы ты мне не говорила!</text:p>
      <text:p text:style-name="Text_20_body">Я потратила 4 часа на поиски, я дошла до восьмой страницы гугла, сделала несколько десятков звонков — а он остался недоволен! Из-за высокого роста, его ноги никуда не помещаются. Я не предусмотрела. Я виновата. Теперь он будет мучиться <text:span text:style-name="_30__20_Text">из-за меня</text:span> несколько часов, и нет мне прощения. На меня возложили ответственность <text:soft-page-break/>за его муки и вину за его страдания, совершенно упустив из вида заслуги и старания.</text:p>
      <text:p text:style-name="Text_20_body">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 Я боялась к нему подходить, чтоб не быть отвергнутой. Я тчательно следила за тем, что говорю и о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Text_20_body">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и нежно, подходил так, обнимал, целовал в шейку/губки/лобик, и говорил:</text:p>
      <text:p text:style-name="Text_20_body">— Спасибо, котик, все было очень вкусно/круто/весело...</text:p>
      <text:p text:style-name="Text_20_body">В такие редкие моменты я светилась от счастья и все умилялись и твердили, какая мы замечательная пара!</text:p>
      <text:p text:style-name="Text_20_body"/>
      <text:p text:style-name="Цитата_20__2b__20_автор">«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text:soft-page-break/>формулы отношений с мудаком: "Я хороший, а она — стерва".»</text:p>
      <text:p text:style-name="Цитата_20_-_20_автор">Ирина Мельниченко, «Мудаки и игра на публику»</text:p>
      <text:p text:style-name="Цитата_20_-_20_автор"/>
      <text:p text:style-name="Text_20_body">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 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не могла понять, почему.</text:p>
      <text:p text:style-name="Text_20_body">— Почему каждый раз после вечеринок мы с тобой опять ссоримся? — злился он.</text:p>
      <text:p text:style-name="Text_20_body">А 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и в присутствии третьих лиц.</text:p>
      <text:p text:style-name="Text_20_body">Будучи первезным нарциссом, он играл на публику, и с виду казался заботливым, любящим, внимательным, и — я была счастлива. А возвратившись домой, заботу и внимание отбирали, как конфету у ребенка и я сходила с ума. Дома для него меня не было. Было только:</text:p>
      <text:p text:style-name="Text_20_body">— Сама, котик...</text:p>
      <text:p text:style-name="Text_20_body">— Я интроверт и хочу побыть наедине с собой...</text:p>
      <text:p text:style-name="Text_20_body"><text:soft-page-break/>Ох как часто он это повторял! Да и в целом, он делал всегда то, что хочет он. Исключением было только необходимость ходить на работу. Дома было: «я занят/шпилю/нет настроения/давай потом/давай сама, ты же у меня баба сильная»... Знаете, это не просто нытье капризной бабы, которой только и нужны, что обнимашки. Нет, просто у меня их не было! Никогда, когда бы я этого захотела! И да, если я настаивала, то он отвечал уже не просто короткими фразами с полной безразличностью, а мог ответить грубо или начинал по-настоящему злиться, и я отступала.</text:p>
      <text:p text:style-name="Text_20_body">Дело в его мышлении. Он сердился, как сердятся когда что-то не получается. Я переодически открывала рот, он мне его затыкал, надеясь, что доходчиво объяснил мне, как делать не надо, но я не унималась и все-равно что-то доказывала. И он злился. Он же так долго «настраивал» меня, и психовал, когда я лагала, или когда настройки слетали.</text:p>
      <text:p text:style-name="Text_20_body">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обида и молчание (пассивная агрессия).</text:p>
      <text:p text:style-name="Text_20_body">Представьте себе отношения, в которых девушке нужна помощь суженного, и он помогает, потом она просит его внимания, и он ее обнимает и целует, потом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Text_20_body"><text:soft-page-break/>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p text:style-name="Text_20_body">— Да сколько же можно обниматься!? Тебе что, больше заняться нечем? Тебе только обнимашки и нужны!</text:p>
      <text:p text:style-name="Text_20_body">Ему было категорично неинтересно разбираться в моих потребностях. Как для первезного нарцисса, для него не существует иных потребностей, нежели его собственные. Он игнорировал мои желания и пресекал их, навешивая ярлыки «вечно во всем недовольной стервы». Было безполезно что 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12" text:outline-level="1"><text:bookmark-start text:name="Glava_9__My_tak_obshchaiemsia"/>Глава 9. Мы так общаемся<text:bookmark-end text:name="Glava_9__My_tak_obshchaiemsia"/></text:h>
      <text:p text:style-name="Эпиграф_20__2b__20_автор">Скажи мне, кто твой друг и я скажу кто ты.</text:p>
      <text:p text:style-name="Эпиграф_20_-_20_автор">Еврипид</text:p>
      <text:p text:style-name="Text_20_body">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позитив. Но, попадая в то общество, я видела только соперничество и зависть. 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Text_20_body"/>
      <text:p text:style-name="Цитата_20__2b__20_автор">«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text:soft-page-break/>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 / обман) и является скорее общей стратегией поведения, нежели конкретным проявлением разрушительности.»</text:p>
      <text:p text:style-name="Цитата_20_-_20_автор">Я.А. Волкова, «Деструктивное общение: к определению понятия»</text:p>
      <text:p text:style-name="Цитата_20_-_20_автор"><text:span text:style-name="_31__20_Text"/></text:p>
      <text:p text:style-name="Text_20_body">Его <text:span text:style-name="_30__20_Text">лучший друг</text:span> — тот странный человек на маёвке, мог в ходе обсуждения сказать ему: «Заткнись», и начать говорить. Он мог прийти к нам в гости и пройти, не разуваясь. При этом, выглядело это нормой в их общении. Когда я впервые услышала, как они общаются, мне было, мягко говоря, неуютно находиться в такой компании. 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переспорить оборачивались высмеиванием и сарказмом, переходящим на личности. Я очень долго пыталась привыкнуть к такой «дружбе», но так и не смогла.</text:p>
      <text:p text:style-name="Text_20_body">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ясните. Но стоило мне высказать свое мнение, на него накидывались, как волки на дичь. Перебивая друг друга и меня, они заваливали вопросами, и, не давая на <text:soft-page-break/>них ответить, задавали следующие. А когда я говорила, что это просто мое мнение — меня продолжали провоцировать на спор, целью которого было переубедить меня и принять чью-то из них точку зрения.</text:p>
      <text:p text:style-name="Text_20_body">Хочу обратить внимание на то, что под видом, якобы, безобидных вопросов, в деструктивном общении проявляется скрытая агрессия. Иначе бы всем было приятно участвовать в так называемой беседе. Лично мне удовольствия это не доставляло, хотя по ним и было видно, что они веселились. 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Text_20_body">Нападение —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 Мне было не комфортно. Я люблю рассуждать, получать новую информацию, анализировать, а не мериться писями. Такой подавляющий или императивный диалог выстраивает взаимодействие, основанное унижении и высмеивании точки зрения собеседника.</text:p>
      <text:p text:style-name="Text_20_body"/>
      <text:p text:style-name="Цитата_20__2b__20_автор">«Анализ практического материала показал, что деструктивное общение может быть названо инициативным, т.к. оно предполагает наличие возможности выбора партнера по общению (со стороны агрессора — примеч. авт.). В отличие от оборонительной агрессивной реакции, когда собеседник <text:soft-page-break/>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Цитата_20_-_20_автор">Я. А. Волкова, «Деструктивное общение в когнитивно-дискурсивнов аспекте»</text:p>
      <text:p text:style-name="Para_20_05"><text:line-break/><text:span text:style-name="Default_20_Paragraph_20_Font"><text:span text:style-name="T1"> </text:span></text:span></text:p>
      <text:p text:style-name="Text_20_body">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 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28">* * *</text:p>
      <text:p text:style-name="Text_20_body">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 понятие «правильного» оно не вписывается. Они были в полной гармонии <text:soft-page-break/>друг с другом и их факты взаимного принижения не волновали.</text:p>
      <text:p text:style-name="Text_20_body">Конечно, ключевой персонаж среди его друзей был — его лучший друг, странный парень на маёвке. Этот человек — хамство, наглость и эгоизм во плоти. Остальные тоже подходили под эти критерии, но не так очевидно и в меньшей степени.</text:p>
      <text:p text:style-name="Text_20_body">Однажды мы компанией праздновали Новый год. Сидим ночью, все уже порядком выпившие, и тут его лучший друг говорит:</text:p>
      <text:p text:style-name="Text_20_body">— Если на земле не останется ни одной <text:span text:style-name="_30__20_Text">бабы</text:span>, иметь первым мы будем тебя.</text:p>
      <text:p text:style-name="Text_20_body">И адресовано это было моему парню. Сказать, что я обомлела — это ничего не сказать. Но еще больше меня удивила реакция милого — он сидел и улыбался. Он улыбался, будто бы ему сделали комплимент. Я выждала пару минут обсуждений, в надежде, что он хоть как-то отреагирует и попытается поставить своих друзей на место, но он слушал и —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p text:style-name="Text_20_body">— Ну он же у нас самый красивый, вот его и пустим первым по кругу...</text:p>
      <text:p text:style-name="Text_20_body"/>
      <text:p text:style-name="Цитата_20__2b__20_автор">«Исследователи человеческих эмоций сходятся во мнении о том, что из всех эмоций, явно или скрыто стимулирующих войны, борьбу за власть и <text:soft-page-break/>влияние, приносящих людям неизбывные страдания, главной является зависть.</text:p>
      <text:p text:style-name="Цитата_20__2b__20_автор">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Цитата_20_-_20_автор">Я. А. Волкова, «Деструктивное общение в когнитивно-дискурсивном аспекте»</text:p>
      <text:p text:style-name="Para_20_05"><text:line-break/><text:span text:style-name="Default_20_Paragraph_20_Font"><text:span text:style-name="T1"> </text:span></text:span></text:p>
      <text:p text:style-name="Text_20_body">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text:p>
      <text:p text:style-name="Text_20_body">Позже, как и всегда, когда заходили подобного рода разговоры, а они заходили довольно часто, я аккуратно ему намекала, что это не правильно. И:</text:p>
      <text:p text:style-name="Text_20_body">— Неужели тебе нравятся такое общение!?</text:p>
      <text:p text:style-name="Text_20_body">Ответ всегда был один:</text:p>
      <text:p text:style-name="Text_20_body">— Ты слишком остро реагируешь. Мы так общаемся...</text:p>
      <text:p text:style-name="Text_20_body">В конечном итоге — да, пустыми оказались они все. Люди, которые теперь друг друга ненавидят и взаимно радуются поражениями.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лучший друг стал врагом.</text:p>
      <text:p text:style-name="Text_20_body">Не скажу, что я не приложила к этому руку. Приложила. Мои вопросы после каждой пьянки были своего рода <text:soft-page-break/>«капанием на мозги». Я всегда акцентировала внимание на самом негативном аспекте вечера, и это, по всей видимости, откладывалось у него в голове. 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Text_20_body">Но совсем недавно до меня таки дошло. Их дружба была взаимным скрытым требованием друг от друга уважения. Но было очевидно — уважения никто из них не заслужил и, стало быть, недостоин. Когда их общение достигло апогея этих требований, конечно, никто не поступа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 понимала и поддерживала. И даже была рада.</text:p>
      <text:p text:style-name="Text_20_body">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любящего сердца. Теперь обидчиком стал его друг, а я — великодушной защитницей. Он нашел, кому пожаловаться.</text:p>
      <text:p text:style-name="P28"><text:soft-page-break/>* * *</text:p>
      <text:p text:style-name="Text_20_body">Вернемся к делу. Основных тем у них было несколько:</text:p>
      <text:list xml:id="list43212700" text:continue-numbering="true" text:style-name="List_20_1">
        <text:list-item>
          <text:p text:style-name="P21">Женские жопы;</text:p>
        </text:list-item>
        <text:list-item>
          <text:p text:style-name="P21">Как изменить девушке/жене и сделать так, чтоб об этом никто не узнал;</text:p>
        </text:list-item>
        <text:list-item>
          <text:p text:style-name="P21">Печальная история о том, как одна их общая подруга «дала» им всем, кроме одного, чем жестоко задела самолюбие оного;</text:p>
        </text:list-item>
        <text:list-item>
          <text:p text:style-name="P21">Размер мужского достоинства;</text:p>
        </text:list-item>
        <text:list-item>
          <text:p text:style-name="P21">HOTS;</text:p>
        </text:list-item>
        <text:list-item>
          <text:p text:style-name="P21">Ну и конечно — обсуждения отсутствующих за их спиной не в лучшей форме.</text:p>
        </text:list-item>
      </text:list>
      <text:p text:style-name="Text_20_body">Не могу не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 равно общаются. А потом поняла — потому, что у них совпадают понятия «правильного».</text:p>
      <text:p text:style-name="Цитата_20__2b__20_автор">«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Цитата_20_-_20_автор">Я. А. Волкова, «Деструктивное общение в когнитивно-дискурсивнов аспекте»<text:span text:style-name="Default_20_Paragraph_20_Font"><text:span text:style-name="T1"> </text:span></text:span></text:p>
      <text:p text:style-name="Text_20_body"><text:soft-page-break/>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Text_20_body">Но при этом, как бы странно это не звучало — все они оказывали влияние на него. Было странно наблюдать, как он ненавидит их всех, но при этом, слушает их советы и, при любом удобном случае, цитирует их. Один из его лучших друзей многому его научил. Мой парень освоил целый род деятельности, благодаря своему другу, а тот в свою очередь, не жадничал нужной информацией и учил всему, что знал, делясь новыми навыками. 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Text_20_body">—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Text_20_body">А этот друг поручился за него на работе, куда его взяли без собеседования и тестового задания на высокооплачиваемую должность. Он бы не устроился туда потому, что, по его же словам — не дотягивает. Он говорит за его спиной гадости, а на деле — держится за него, ведь тот нужен ему. Куда же он без него?! И что он <text:soft-page-break/>отдает ему в замен? Лесть и лицемерие, и — портит другу репутацию своим похабным отношением к работе и внешним видом.</text:p>
      <text:p text:style-name="Text_20_body">Когда они между собой начали ссориться, потекло, как говорится, дерьмо по трубам. Он говорил, что не будет общаться с одним, пока тот общается с первым, хотя за день до этого сказал, что не собирается никого тянуть на свою сторону и ставить глупые ультиматумы. 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я столько для тебя сделал!»</text:p>
      <text:p text:style-name="P28">* * *</text:p>
      <text:p text:style-name="Text_20_body">Так вот, все это о <text:span text:style-name="_30__20_Text">ег</text:span><text:span text:style-name="_30__20_Text">о</text:span> окружении, именно о <text:span text:style-name="_30__20_Text">его</text:span> друзьях. Но есть еще другое окружение — наше. Это те ребята, которых мы повстречали уже будучи в паре. То есть, наши общие друзья. Их он обрабатывал по-другому, немного — аккуратней. Если <text:span text:style-name="_30__20_Text">своим</text:span> друзьям он говорил:</text:p>
      <text:p text:style-name="Text_20_body">— Она неадекватная...</text:p>
      <text:p text:style-name="Text_20_body">И дальше по тексту, то <text:span text:style-name="_30__20_Text">нашим</text:span> друзьям говорилось все в другой форме:</text:p>
      <text:p text:style-name="Text_20_body">— Я ее люблю, но...</text:p>
      <text:p text:style-name="Text_20_body">Где после «но» следовал текст, который повествовал о том, что любить меня не за что. Говорилось это с лицом, <text:soft-page-break/>полным отчаяния, когда по смыслу и интонации понятно — он делает «все что может», но у него ничего не получается — я все равно плохая, и он от этого страдает, но любит. Друзья понимающе кивают и поддерживают, в то время, как я сижу дома и совершенно не подозреваю о том, что обо мне говорят подобные вещи, завуалированно настраивая людей на неправильное восприятие меня.</text:p>
      <text:p text:style-name="Text_20_body">Банальная фраза: «Мы поругались» может произвести впечатление, что он жертва, особенно если приправить ее, сказав «снова» или «опять». Это закладывает в голову людей мнение: «Она <text:span text:style-name="_30__20_Text">снова</text:span> что-то делает не так», то есть — постоянно что-то делает не так. Кап-кап и по капельке я, сама того не ведая, стала в глазах людей неправильной. А он — мучеником. А друзья — его инструментами по достижению своей цели. А цель одна — быть не тем, кем он является — равнодушным и эгоистичным зверем, в костюме несчастной овечки.</text:p>
      <text:p text:style-name="Text_20_body">Но, есть очень важный момент — это работает. Вспомните, я уверена, что у каждого есть друг/знакомы, слова которого влияют на ваше мнение о другом человеке. После его слов у вас даже не возникало желание как-то разузнать, а правда ли это? Найти подтверждение его словам. И вот вы уже смотрите косо на человека, который вам ничего плохого, собственно, не сделал...</text:p>
      <text:p text:style-name="Text_20_body">Я об этом узнала позже, уже когда апофеоз отношений был достигнут. Именно поэтому я хотела бы обратить ваше внимание на этот аспект взаимодействия и деления окружения. «Мои друзья / наши друзья». Где его друзья, по большей части, такие же деструктивные, как и он. Они априори с ним согласны. А наши друзья — те <text:soft-page-break/>люди, уважение и понимание которых нужно заслужить. А человек, которого уважать сложно, но ему очень хочется быть уважаемым — будет стремиться стать таковым. Жаль, что не путем самосовершенствования, а враньем и сокрытием своего настоящего «я» и настоящих намерений. Улыбаюсь... Ведь, скорее всего, он и сам не подозревает об этом. Он действует подсознательно, уверенный в том, что такое поведение нормально. У него нет другой правды...</text:p>
      <text:p text:style-name="P28">* * *</text:p>
      <text:p text:style-name="Text_20_body">Не могу не вставить пару слов о семье... Точнее — 4 слова:</text:p>
      <text:p text:style-name="Text_20_body">1. Все</text:p>
      <text:p text:style-name="Text_20_body">2. Друг</text:p>
      <text:p text:style-name="Text_20_body">3. Друга</text:p>
      <text:p text:style-name="Text_20_body">4. Ненавидят</text:p>
      <text:p text:style-name="Text_20_body">Мое знакомство с ними прошло довольно-таки успешно. Я очень переживала, ведь это свадьба его старшего брата, там будут все. Я достала свой праздничный прикид, подкрасилась, сделала прическу и сказала довольно таки неплохой тост. Смысл заключался в том, что отныне вы должны стараться делать друг друга счастливыми, ведь когда наши любимые счастливы, то и нам хорошо.</text:p>
      <text:p text:style-name="Text_20_body">Это очень впечатлило его маму, которая на следующий день не унималась повторять, что я умная не по <text:soft-page-break/>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Text_20_body">К слову, в отличии от родителей невесты, которые пришли нарядные, ведь это свадьба детей, его родители пришли в свитерах и у меня сложилось впечатление, что они пришли вкусно покушать. Мама вместо тоста своему первенцу, встала, подняла свой бокал и смогла сказать только «горько» с натянутой на все лицо неискренней улыбкой. 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 Вся ситуация с его родными поменялась прямо пропорционально при последующем общении.</text:p>
      <text:p text:style-name="Text_20_body">Как я уже говорила, они все ненавидят друг друга, постоянно между собой ругаются, втягивая в свои конфликты младшего сына. Его все это расстраивало и он, в какой-то момент, просто прекратил с ними общение — не звонил родителям, осуждая их за их категоричность. Как-то он уехал в родной город по делам, и остановился у бабушки, коротая живет в соседнем, с родителями, подъезде. А они в свою очередь этого не знали, ведь он всячески пытался избежать общения с ними.</text:p>
      <text:p text:style-name="Text_20_body">Как раз в это время, мне впервые позвонила его мама и сказала, что не может дозвониться до сына. Я, как лю<text:soft-page-break/>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Text_20_body">После разговора с ней, я тут же набрала его и попросила перезвонить маме. Я сказала, что только что мне пришлось соврать ей наглым образом, чем втянула себя в их конфликты и попросила хотя бы попытаться наладить отношения с родителями. Он заверил меня, что мне это не навредит, и что я правильно сделала — не сказала маме, где он. Но мое вранье оказалось бесполезным, ведь буквально в этот же день, папа зашел проведать бабушку и увидел в прихожей обувь сына.</text:p>
      <text:p text:style-name="Text_20_body">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просто не стала бы брать трубку.</text:p>
      <text:p text:style-name="Text_20_body">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 Я, на примере своей мамы прекрасно знала, что старшее поколение отнесется к этому, мягко говоря, с непониманием, поэтому решила распустить свои длинные волосы, которые как раз все скрывали.</text:p>
      <text:p text:style-name="Text_20_body"><text:soft-page-break/>Я уже была готова к выходу, когда мой благоверный мне сказал, что мне очень идет косичка, и попросил меня заплестись. На что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p text:style-name="Text_20_body">— Да перестань! Они же простые ребята — даже внимание не обратят...</text:p>
      <text:p text:style-name="Text_20_body">И я заплела косу. Потом он мне расскажет, за что и как сильно меня ненавидят его родители, ведь я имела столько наглости прийти в «таком виде» на их семейный праздник. Таким образом, помимо моего окружения он отгородил меня и от своего, демонстративно, при мне же, якобы защищая меня от гнева своих родителей. Слишком сильно, в хорошем смысле, я впечатлила всех на свадьбе его брата, что противоречит всей его тактике обесценивания меня, и ему откровенно говоря было во-первых: просто интересна реакция его родных на мой стиль, а во-вторых: не выгодно их уважение ко мне.</text:p>
      <text:p text:style-name="Text_20_body">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бы вашему партнеру о любых негативных факторах, относящихся к нему. Но мой суженый не понимал.</text:p>
      <text:p text:style-name="Text_20_body">Он при мне разговаривал по телефону, защищая меня, и делал это так, что по его ответом я могла и понимала, что ему говорят. Он, уже тогда, сделал мне предложе<text:soft-page-break/>ние. Я ответила — да. А его родители — нет. Они отговаривали его жениться на мне, опираясь на старомодные суждения о том, как должна выглядеть девушка, а они меня за девушку вообще не считали.</text:p>
      <text:p text:style-name="Text_20_body">Как думаете, откуда я это знаю? Все было понятно, когда от отвечал по телефону на реплики, которых я не слышала. Он повторял сказанную фразу и продолжал спорить. Например:</text:p>
      <text:p text:style-name="Text_20_body">— Мам, я сделал свой выбор, и не собираюсь менять это решение. Она нормальная! Ну что ты начинаешь?!</text:p>
      <text:p text:style-name="Text_20_body">И обязательно при мне. Я даже боюсь представить, что там были за разговоры, когда я не слышала. Конечно, и у этих действий была своя цель. Цель номер один — продемонстрировать свою заботу. Ведь он заступается за меня, что тогда меня радовало и мне было приятно. Цель номер два — продемонстрировать их неприязнь ко мне, чтоб я понимала на сколько сильно они меня не любят.</text:p>
      <text:p text:style-name="Text_20_body">Было обидно, конечно. Но знаете, я сразу сказала, что это все и выеденного яйца не стоит.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12" text:outline-level="1"><text:bookmark-start text:name="Glava_10__Eto_nie_ia"/>Глава 10. Это не я<text:bookmark-end text:name="Glava_10__Eto_nie_ia"/></text:h>
      <text:p text:style-name="Эпиграф_20__2b__20_автор">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Эпиграф_20__2b__20_автор">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text:span>Хайек Ф.</text:p>
      <text:p text:style-name="Text_20_body">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просто кинуть вещь на место, потому что всегда в бегах. Но это не тот случай.</text:p>
      <text:p text:style-name="Text_20_body">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мазня. Это такой трюк, знаете, сде<text:soft-page-break/>лать похабно какую-то работу, чтоб больше не просили. Первые признаки инфантильности.</text:p>
      <text:p text:style-name="Text_20_body">Т. к. в этот период я болел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чистоты и кулинарии.</text:p>
      <text:p text:style-name="Text_20_body">Второй этап — это тот период, когда я уже стала работать, как и он — нормированный будничный график. Но при это он сидел и шпилил, придя с работы, в то время как я, уставшая после рабочего дня стояла у плиты. Это было нормой.</text:p>
      <text:p text:style-name="Text_20_body">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В один из которых под видом помощи мне, пока я вытирала пыль, мыла посуду и полы он — сломал штатив. Это было смешно, но очень раздражало смотреть, как он отлынивает от реальной помощи, занимаясь каким-то второстепенным бесполезным делом, не понятно для чего и не понятно, почему именно сейчас.</text:p>
      <text:p text:style-name="Text_20_body">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двигать мебель, но и этого тоже не было. В быту, как и в остальном, он был чистой воды потреби<text:soft-page-break/>тель и паразит. Там, где он появлялся, всегда был срач. Он все ломал или пачкал, или портил, потом мог сказать просто:</text:p>
      <text:p text:style-name="Text_20_body">— Это не я.</text:p>
      <text:p text:style-name="Text_20_body">Мои просьбы по быту сводились, хотя бы, к поддержанию чистоты, но и это его обещание было только на словах. Он всегда реагировал так, будто у меня нет поводов озвучивать подобного рода просьбы. Он совершенно не отдавал себе отчет в том, что наводил беспорядок, забрасывая вещи. Но 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Text_20_body">Казалось бы, простая бытовуха. Но это был ад. Стоило мне только убрать в квартире, как к вечеру опять беспорядок. Разбросанная по всей квартире посуда и вещи, пепел на подоконнике, его состриженная щетина в ванной — это было нормой. И все бы ничего, если бы он хоть как-то помогал по дому. Он никогда не готовил еду, хотя и грозился постоянно, мол, «а вообще я вкусно готовлю...». Он никогда не помогал с уборкой, хотя и обещал помочь, но вдруг разболелся зуб. Он мог <text:span text:style-name="_30__20_Text">говорить</text:span> сколько угодно, но когда приходило время <text:span text:style-name="_30__20_Text">делать</text:span>, ему всегда что-то «мешало». Но чаще всего было:</text:p>
      <text:p text:style-name="Text_20_body">— Я этого не помню, а если я не помню, значит этого не было.</text:p>
      <text:p text:style-name="Text_20_body"><text:soft-page-break/>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его помощь, или мы что-то запланировали на вечер, и я его сижу и жду. Я не помню ни дня, чтоб он пришел домой вовремя, как и обещал. Всегда находились отговорки или он просто мог потерять счет времени.</text:p>
      <text:p text:style-name="Text_20_body">Когда дело касалось его работы, я просила его:</text:p>
      <text:p text:style-name="Text_20_body">— Не обещай, пока не будешь уверен.</text:p>
      <text:p text:style-name="Text_20_body">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уже понять, что его обещания ничего не стоят, и что я всегда буду на втором месте по важности. Потому что каждый раз это было что-то «поважнее» данного мне обещания, и он не мог. При этом он никогда не просил прощение за несдержанное слово.</text:p>
      <text:p text:style-name="Text_20_body">Я только сейчас понимаю — представьте, каково жить людям, которые не ощущают ответственности и привязанности? Я боялась, что любая ссора с ним может стать последней. Меня выворачивало на изнанку от всех навязанных мне ощущений. 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шенно ничего не чувствовал, кроме собственной ущербности, от которой всячески желал избавиться за счет меня.</text:p>
      <text:p text:style-name="Text_20_body"><text:soft-page-break/>Стоит мне ошибиться — это станет поводом для бесконечных разборок, где меня смешают с грязью и растопчут обвинениями, но его вина всегда лежала на ком-то другом. Стоит мне проявить к нему внимание, которого он так всегда желал — внимания, признания, как он упрекал меня в надоедливости. Он никогда не виноват, а если вдруг его вина становится очевидной — это мелочь, которая не стоит внимания. Ему все сходило с рук.</text:p>
      <text:p text:style-name="P28">* * *</text:p>
      <text:p text:style-name="Text_20_body">Как-то я поехала в другой город. На похороны. Это был долгий путь и в целом очень тяжелая поездка. Меня не было две недели. В конце где-то недели первой, он позвонил по видео связи и на мой вопрос — как ты? — показал полный срач на кухне! Это была огромная гора грязной посуды, какая-то недоеденная еда в тарелках, кругом мусор и все не на своих местах. В общем полный бардак. 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p text:style-name="Text_20_body">— Когда ты уже вернешься?</text:p>
      <text:p text:style-name="Text_20_body">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 Полный порядок, вся посуда вымыта, он прямо такой довольный, и... наш друг, который в это момент делал ку<text:soft-page-break/>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на нашей кухне!</text:p>
      <text:p text:style-name="P28">* * *</text:p>
      <text:p text:style-name="Text_20_body">Может кто-то помнит видео-прикол, где стоит человек в общей душевой и моет голову? Он пытается смыть шампунь с волос, а его товарищ тихонько пристроился сзади, и подливал ему по чуть-чуть шампуня на голову. Шампунь пенился и пенился, и у человека в какой-то момент началась истерика. Я помню, как он начал нервно так кричать, и делал движение, похожее на «биться головой о стену». Все продолжалось несколько минут, пока все просто не начали ржать, и пока он не понял что это просто шутка его друзей.</text:p>
      <text:p text:style-name="Text_20_body">Так было и со мной, когда я каждый вечер возвращалась домой. Изо дня в день к вечеру квартира была похожа на притон.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 в кровати, на подоконниках, на балконе, на холодильнике, и даже в холодильнике я собирала все, чтобы помыть. 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text:soft-page-break/>каждый день все повторялось. В какой-то момент, мне казалось, что это никогда не закончится.</text:p>
      <text:p text:style-name="Text_20_body">Помимо нежелания наводить порядки, игнорировались даже просьбы его поддерживать. Он клал что угодно куда угодно, только не на место, постоянно ходил в заляпанной пятнами еды одежде, пачкал, мусорил, разливал, и каждый раз я слышала:</text:p>
      <text:p text:style-name="Text_20_body">— Это не я...</text:p>
      <text:p text:style-name="Text_20_body">Этот человек, если плюнет, и попадет на себя — не вытрется. Мне приходилось просить его поменять нижнее белье в котором он ходит несколько дней, на что мне могли ответить:</text:p>
      <text:p text:style-name="Text_20_body">— Мне не обязательно стирать трусы каждый день!</text:p>
      <text:p text:style-name="Text_20_body">Мне приходилось просить его чистить уши, потому, что <text:span text:style-name="_30__20_Text">мне было стыдно</text:span> даже представить, что это кто-то заметит. Я даже незаметно для него (чтоб не ранить его самолюбие) чистила его наушники, потому что он мог придти в гости, кинуть их куда-то и это могли увидеть... Я сидела со спиртом и ватной палочкой, подавляя рвотные позывы, и делала все что могла, чтобы его вид был более или менее опрятным.</text:p>
      <text:p text:style-name="Text_20_body">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ведь до меня ее не было. Я, пожалуй, промолчу, сколько раз в месяц он ходил в душ и каков запах прокисшего пота на человеческом теле. На его коже, не склонной к высыпаниям, появлялись гнойники от того, что он редко принимал <text:soft-page-break/>душ. Душ — был условием нашей интимной близости. Он спал, ходил на природу, ходил по дому и на работу в одной и той же одежде, за месяц занашивая до дыр новые вещи, и на предложение:</text:p>
      <text:p text:style-name="Text_20_body">— Пойдем купим тебе что-нибудь новое.</text:p>
      <text:p text:style-name="Text_20_body">Он отвечал:</text:p>
      <text:p text:style-name="Text_20_body">— У меня все есть, мне ничего не надо.</text:p>
      <text:p text:style-name="Text_20_body">И ходил мятый и грязный, как бомж, а я просто не могла за этим уследить. Я уходила раньше его, и приходила раньше. Я встречала его в ужасе от того, в каком виде он пошел на работу. Неудивительно, что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Это было еще одно чувство вины. Но в отличии от всех остальных, навязанных мне, это был стыд. <text:span text:style-name="_30__20_Text">Мне было стыдно</text:span> от того, я не справляюсь, как его девушка, и мой мужчина не выглаженный и не накрахмаленный, как я бы этого хотела. 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Он стыда за свой внешний вид не испытывал. Вот я и сейчас оправдываюсь, ведь это было моей проблемой — его все устраивало.</text:p>
      <text:p text:style-name="Text_20_body">А вы знали, что <text:span text:style-name="_30__20_Text">неряшливость является одним из симптомов психического отклоне</text:span><text:span text:style-name="_30__20_Text">ния</text:span>? Ученые выяснили, что если, человека сложно или невозможно убедить в его неряшливости, то это доказывает факт отсутствия <text:soft-page-break/>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 наркомании.</text:p>
      <text:p text:style-name="Text_20_body">К замечаниям он относился всегда остро, поэтому мне приходилось подбирать слова и аккуратненько, намеками, говорить, что так не правильно и так не делается.</text:p>
      <text:p text:style-name="Text_20_body">— Котик, поставь, пожалуйста кружку в раковину, можешь не мыть...</text:p>
      <text:p text:style-name="Text_20_body">Даже такая формулировка могла быть причиной 3-х дневного молчания. Потому, что я его обидела, сделав замечание. Он никак не объяснял это, не аргументировал. Он просто прекращал со мной разговаривать.</text:p>
      <text:p text:style-name="Text_20_body">По Брейкер молчание и уход, манипуляция безразличием — это наказание. Да. Вот так все просто. Этот способ манипуляцией чувством вины. Он строил из себя «жертву» после малейшего замечания, озвучивая это простой фразой:</text:p>
      <text:p text:style-name="Text_20_body">— Я буду тебе ничего доказывать.</text:p>
      <text:p text:style-name="Text_20_body">Я не достойна его объяснений, ответов. Он не считал нужным объясниться и выслушивать. Изгнание — вот чего, по его мнению, я заслуживала. Он накосячит, меня наказывает, я прошу прощение... Я не помню ни единого раза, чтоб он попросил прощение. Ни одного. Всегда:</text:p>
      <text:p text:style-name="Text_20_body">— Это не я...</text:p>
      <text:p text:style-name="Text_20_body">— Если я этого не помню, значит этого не было.</text:p>
      <text:p text:style-name="Text_20_body">— Я имею право хранить молчание.</text:p>
      <text:p text:style-name="Text_20_body"><text:soft-page-break/>— Я ничего не обещал.</text:p>
      <text:p text:style-name="P28">* * *</text:p>
      <text:p text:style-name="Text_20_body">Как-то мы праздновали новый год в компании его странных друзей. Я уже описывала этот день,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 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Text_20_body">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 Разбудить его так и не удалось, но на утро он, конечно же, ничего не помнил. У него и в мыслях не было — попросить прощение за испорченный праздник.</text:p>
      <text:p text:style-name="Text_20_body">— Я ничего не помню. А, если я ничего не помню — значит этого не было. — улыбаясь, повторял он.</text:p>
      <text:p text:style-name="Text_20_body">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28"><text:soft-page-break/>* * *</text:p>
      <text:p text:style-name="Text_20_body">Хочу включить в эту главу еще один пример в качестве описания очередного метода психологического насилия с помощью <text:span text:style-name="_30__20_Text">триггера</text:span>.</text:p>
      <text:p text:style-name="Text_20_body">Однажды со мной кое что приключилось — на меня напали. Мне было 17 лет и, с тех пор, года три я боялась находиться наедине с мужчиной. Даже друзей я не могла подпустить к себе ближе, чем расстояние вытянутой руки. Я уже очень давно отошла от этого инцидента, но факт остается фактом — есть наличие психологической травмы.</text:p>
      <text:p text:style-name="Text_20_body">Конечно он знал об этом, но всегда — Всегда! — подкрадывался незаметно и пугал меня! И — смеялся над тем, как я подпрыгиваю и ору, как меня начинает трусить. Для него это было смешная шутка. Он знал, что я год после того инцидента ходила с ножом, чтоб отрезать тому мудаку его достоинство, на случай, если встречу его. Он смеялся, потому, что по его словам, я выгляжу забавной, когда мне страшно...</text:p>
      <text:p text:style-name="Text_20_body">Тогда я думала, что он не понимает, насколько для меня это болезненно. Я очень злилась и просила, требовала, чтоб он так не делал, объясняла почему, но он продолжал издеваться надо мной со всей свой патологической инфантильностью, не понимая, что для меня это очень большой стресс. Или он понимал? Я не могу ответить на этот вопрос. Делал он это специально или нет — он это делал, хотя мог бы не делать, ведь я его неоднократно об этом просила.</text:p>
      <text:p text:style-name="Text_20_body"><text:soft-page-break/>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чего для него не стоят. Это было лишь его желанием поднять свое настроение за счет моего страха, осознано или нет — это не имеет значение. Но это было.</text:p>
      <text:p text:style-name="P28">* * *</text:p>
      <text:p text:style-name="Text_20_body">Вот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считает... На что я ответила, что мы с ней совершенно разные — она гораздо старше, у нее дочь школьного возраста, богатый муж, а у меня нет ни семьи (мы не женаты), ни детей. У них по машине, байк, двухэтажный дом и должности — совершенно другое положение в обществе. Как я могу рассуждать как она, не имея ее опыта, статуса, положения?!</text:p>
      <text:p text:style-name="Text_20_body">Конечно, он очень обиделся и сказал... точнее написал смс с текстом: «После того, что ты мне сказала, я не хочу тебя ни видеть ни слышать. Скажешь мне, когда ты сможешь забрать свои вещи...» На что я — согласилась и сказала, что и сама не вижу смысла друг друга мучить. Спокойно так, без криков и истерик. Это был очередной абсурдный конфликт, настолько абсурдный, что я поддержала — так больше не может продолжаться, пора думать о будущем, а его нет у этих отношений.</text:p>
      <text:p text:style-name="Text_20_body"><text:soft-page-break/>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 Да — здравый смысл в голове был и сказал мне — пора! Эти конфликты, полные непонимания, ни к чему не приведут. Эти вечные ссоры на пустом месте, где я не права, должны рано или поздно закончиться!..</text:p>
      <text:p text:style-name="Text_20_body">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Text_20_body"/>
      <text:p text:style-name="Quotations">«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Quotations">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Quotations">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Quotations">В судьбу я не верю, я верю только в свои силы. Если ты считаешь, что сил больше нет — я не вправе тебе ничего навязывать.»</text:p>
      <text:p text:style-name="Quotations"/>
      <text:p text:style-name="Text_20_body"><text:soft-page-break/>«Невооруженным» взглядом очень сложно увидеть подвох в этом, казалось бы, безобидном письме. Вот и я купилась и простила. Отрезвев и прочитав его уже сейчас, когда многое прояснилось я попробую раскрыть скрытый смысл этих фраз.</text:p>
      <text:p text:style-name="P22">У нас все прекрасно.</text:p>
      <text:p text:style-name="Text_20_body">У нас все плохо — мы решили расстаться.</text:p>
      <text:p text:style-name="Text_20_body"><text:span text:style-name="T9">Цель</text:span>: сбить с толку с первой фразы, которая совершенно противоречит сложившейся ситуации. Ведь мы приняли решение расстаться.</text:p>
      <text:p text:style-name="Text_20_body"><text:span text:style-name="T7">У нас отлично получается.</text:span></text:p>
      <text:p text:style-name="Text_20_body"><text:span text:style-name="T9">Цель</text:span>: внушить утверждение, что ошибок не было. Все идет по плану, как и должно быть.</text:p>
      <text:p text:style-name="P22">Нас любят. В нас верят.</text:p>
      <text:p text:style-name="Text_20_body">На первый взгляд ничего странного. Мы кому-то нравимся — это же хорошо. Но на самом деле это — <text:span text:style-name="_30__20_Text">триангуляция</text:span> — метод, в котором манипуляторы оперируют чужими (а порой даже выдуманными) мнениями, приводя их, как аргументы, с которыми не поспоришь. Это сбивает с толку, тем, что нас действительно считают замечательной парой. В этом утверждении он объединил нас в одно целое. Ты и я — мы пара, и нас — любят. То есть — и я хороший, и ты.</text:p>
      <text:p text:style-name="Text_20_body"><text:span text:style-name="T9">Цель</text:span>: утвердиться в позиции — я такой же хороший, как и ты, что отрицает — я плохой, я тебя обидел.</text:p>
      <text:p text:style-name="P22">Верю в тебя. Ты большая умница и нужно быть слепым, чтоб не заметить это.</text:p>
      <text:p text:style-name="Text_20_body"><text:soft-page-break/>Это «удар под дых»! Мы же все любим, когда нас хвалят, когда наши большие и маленькие заслуги замечают, не так ли? А манипуляторы этим пользуются, воспринимая наивность, как слабость, но делают это как раз тогда, когда все плохо, ведь у них заканчиваются инструменты воздействия. Этот метод называется <text:span text:style-name="_30__20_Text">манипуляцией тщеславием</text:span>.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p>
      <text:p text:style-name="Text_20_body"><text:span text:style-name="T9">Цель</text:span>: ввести в заблуждение похвалой, что ослабляет жертву в ее позиции сопротивления.</text:p>
      <text:p text:style-name="P22">Никто не говорил, что будет легко.</text:p>
      <text:p text:style-name="Text_20_body">И снова триангуляция, но уже более обобщающая.</text:p>
      <text:p text:style-name="Text_20_body"><text:span text:style-name="T9">Цель</text:span>: внушить жертве, что сложности, которыми он ее изматывает — нормальны, оперируя тем, что все так живут.</text:p>
      <text:p text:style-name="P22">Я не согласен рушить все из-за какой-то фигни. Это несправедливо.</text:p>
      <text:p text:style-name="Text_20_body">Это не просьба не рушить и не раскаяние в своих ошибках. Это констатация факта несогласия, которая не несет в себе попыток все исправить. Плюс к этому <text:span text:style-name="_30__20_Text">манипуляция чувством вины</text:span> — он надевает маску «жертвы» обвиняет меня в несправедливости моих действий.</text:p>
      <text:p text:style-name="Text_20_body"><text:span text:style-name="T9">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22"><text:soft-page-break/>Я не верну назад всех гадостей, которые тебе пришлось услышать.</text:p>
      <text:p text:style-name="Text_20_body">Он не чувствует свою вину за сказанное и демонстрирует это, иначе бы он сказал: «Жаль, что не могу вернуть...», но при этом он жалеет жертву за услышанное: «Тебе пришлось».</text:p>
      <text:p text:style-name="Text_20_body"><text:span text:style-name="T9">Цель</text:span>: сбить с толку жалостью к жертве, не сожалея о сказанном.</text:p>
      <text:p text:style-name="P22">Все мои попытки отстраниться, уйти, сбежать это страх и бессилие.</text:p>
      <text:p text:style-name="Text_20_body"><text:span text:style-name="_30__20_Text">Манипуляция жало</text:span><text:span text:style-name="_30__20_Text">стью</text:span> — посмотри, как мне страшно!</text:p>
      <text:p text:style-name="Text_20_body"><text:span text:style-name="T9">Цель</text:span>: вызвать жалость, сострадание и понимание, что притупляет желание жертвы дать отпор и стоять на своем.</text:p>
      <text:p text:style-name="P22">Да, это все описывается простой фразой — «я люблю тебя».</text:p>
      <text:p text:style-name="Text_20_body">Контрольный выстрел в голову — признание. Якобы — ведь это не обращение, если вы заметили. Фраза «я тебя люблю» взята в кавычки, как цитата неизвестного автора, но это не признание жертве. Иначе бы это звучало так: «Я просто тебя люблю и ничего не могу с собой поделать».</text:p>
      <text:p text:style-name="Text_20_body"><text:span text:style-name="T9">Цель</text:span>: ввести в заблуждение завуалированным признанием, дабы ослабить попытки жертвы к сопротивлению.</text:p>
      <text:p text:style-name="P22">Любящий человек способен делать глупости.</text:p>
      <text:p text:style-name="Text_20_body"><text:soft-page-break/>Не он — любящий. Речь идет о каком-то незнакомом человеке, который влюблен и делает глупости. Эта фраза также может трактоваться как триангуляция.</text:p>
      <text:p text:style-name="Text_20_body"><text:span text:style-name="T9">Цель</text:span>: попытка оправдаться за счет общепринятого мнения.</text:p>
      <text:p text:style-name="P22">Если ты поймешь, что история заканчивается здесь — да будет так.</text:p>
      <text:p text:style-name="Text_20_body"><text:span text:style-name="T9">Цель</text:span><text:span text:style-name="T10">:</text:span> заставить жертву нести ответственность, показывая свое смирение.</text:p>
      <text:p text:style-name="P22">В судьбу я не верю, я верю только в свои силы.</text:p>
      <text:p text:style-name="Text_20_body">Он верит в свои силы, но он их не использует. Это очередная констатация факта, которая не несет в себе обещаний и не является приложением усилий или действием, направленным на то, чтобы все исправить и даже не демонстрацией приложения усилий.</text:p>
      <text:p text:style-name="Text_20_body">Цель: сбить с толку завуалированным обманчивым утверждением — я прилагаю все усилия.</text:p>
      <text:p text:style-name="P22">Если ты считаешь, что сил больше нет — я не вправе тебе ничего навязывать.</text:p>
      <text:p text:style-name="Text_20_body">Заметили, как это предложение искажает смысл предыдущего? Слишком резкий перепад —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Text_20_body"><text:span text:style-name="T9">Цель</text:span>: либо заставить жертву признать, что она слаба, либо заставить доказать, что это не так.</text:p>
      <text:p text:style-name="Text_20_body">Итак, что у нас получается:</text:p>
      <text:p text:style-name="Quotations"><text:soft-page-break/>«У нас все прекрасно и я знаю, что ты хочешь в это верить, даже не смотря на то, что еще пару часов назад я не хотел тебя ни видеть ни слышать — у нас все хорошо. 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 а ты нарушает мой план добиться полного контроля над тобой.</text:p>
      <text:p text:style-name="Quotations">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Quotations">Никто не говорил, что будет легко. Все говорят, будет сложно и ты должна с этим смириться. Этого не избежать — так все сказали, они знают лучше. 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получается, ведь я в правильном направлении. Но ты уходишь, несправедливо лишая меня возможности насладиться победой.</text:p>
      <text:p text:style-name="Quotations">Я не верну всех гадостей, которые тебе пришлось услышать, ведь я их сказал, чтобы пошатнуть твою уверенность в себе, а если я заберу их назад, то ты поймешь, что я был неправ, а мне это не выгодно, ведь тогда мой авторитет пошатнется.</text:p>
      <text:p text:style-name="Quotations">Я растерян и не знаю, что мне делать. Мне страшно и я обессилен. Ты не можешь быть такой бесчувственной и бросить меня, когда ты мне так нужна? <text:soft-page-break/>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Quotations">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Quotations">Я не верю в судьбу и стечение обстоятельств, но я слишком ленив, чтобы что-то предпринимать: просить прощение или просить, чтоб ты передумала. Я верю, что смогу переубедить тебя обманом... 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Quotations"/>
      <text:p text:style-name="Text_20_body">Впечатляет, не правда ли? Я не зря включила это письмо именно в эту главу. Ведь все, что там описано можно сказать этими тремя словами: «это не я».</text:p>
      <text:h text:style-name="P12" text:outline-level="1"><text:bookmark-start text:name="Glava_11__Trio"/>Глава 11. Трио<text:bookmark-end text:name="Glava_11__Trio"/></text:h>
      <text:p text:style-name="Text_20_body">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p text:style-name="Text_20_body">— Лучшая измена та, о которой никто ничего не знает!</text:p>
      <text:p text:style-name="Text_20_body">И обсуждали они это при мне и при своих девушках и женах. Я человек не ревнивый, так что я отшучивалась, мол:</text:p>
      <text:p text:style-name="Text_20_body">— Буду знать! Спасибо, что сказали...</text:p>
      <text:p text:style-name="Text_20_body">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p text:style-name="Text_20_body">— И, будь уверен, я это сделаю...</text:p>
      <text:p text:style-name="Text_20_body">Я думаю, что именно это его останавливало — моя готовность поступить так же. Как-то он спросил у меня, что я сделаю, если узнаю, что он мне изменил.</text:p>
      <text:p text:style-name="Text_20_body">— Не знаю. — ответила я. — Может ночью вилку в глаз воткну. А может просто вещи повыкидываю в окно и <text:soft-page-break/>замок поменяю. А может сама уйду по-тихому, чтоб не знал куда, и с концами. А может пойду сама изменю, а потом подробности расскажу...</text:p>
      <text:p text:style-name="Text_20_body">И я действительно не знала. Теперь знаю, но тогда — нет...</text:p>
      <text:p text:style-name="Text_20_body">Бывало, идем по улице, а он такой:</text:p>
      <text:p text:style-name="Text_20_body">— Смотри, какая жопа!</text:p>
      <text:p text:style-name="Text_20_body">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Text_20_body"/>
      <text:p text:style-name="Цитата_20__2b__20_автор">«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 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Цитата_20_-_20_автор">Шейнов В. П., «Скрытое управление человеком»</text:p>
      <text:p text:style-name="P16"><text:span text:style-name="Default_20_Paragraph_20_Font"><text:span text:style-name="T1"><text:s/></text:span></text:span></text:p>
      <text:p text:style-name="Text_20_body"><text:soft-page-break/>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Text_20_body">— Смотри какая спинка... И куртка у него классная, надо и тебе такую купить...</text:p>
      <text:p text:style-name="Text_20_body">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 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я не обделена.</text:p>
      <text:p text:style-name="P28"><text:span text:style-name="T8">* * *</text:span></text:p>
      <text:p text:style-name="Text_20_body">Постепенно его намеки и акцентирование внимания на удовлетворении его больного либидо переросли в новую тему — «трио».</text:p>
      <text:p text:style-name="Text_20_body">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говорила, что не вопрос, но мальчика третьего я буду искать сама. Я с кем попало в постель не лягу. Конечно, в шутку, но старалась, чтоб прозвучало это, как можно убедительнее. Так смешно вспоминать! Он делал такие глаза, мол:</text:p>
      <text:p text:style-name="Text_20_body"><text:soft-page-break/>— Как?! Мальчика!? Не, ну я не представляю еще одного мужика в постели!!! Что тебя на моих глазах какой-то чужой мальчик трогает!!! Мужик в постели должен быть один — я!</text:p>
      <text:p text:style-name="Text_20_body">Не, ну вы поняли? А я значит представляю! Насчет третьей девочки он говорил, что даже прикасаться к ней не будет:</text:p>
      <text:p text:style-name="Text_20_body">— Я просто на вас посижу посмотрю...</text:p>
      <text:p text:style-name="Text_20_body">Нормально? И так, совершенно не понимая, что здесь такого плохого! И не спросил меня ни разу, может у меня какие фантазии... Но ему это было нужно — для самоутверждения. Очевидно у него с этим проблемы, и все его попытки это исправить основывались на абсурдных и унижающих действиях. Это унижало меня, как его женщину, потому, что смысл был такой — мне тебя мало, мне нужно больше, а ты не справляешься.</text:p>
      <text:p text:style-name="Text_20_body">В свои года я уже смирилась с тем, что мужская половина человечества полигамна. И мой благоверный готовил меня к измене, постоянно напоминая и «закидывая» все новые и новые идеи, как бы невзначай, прощупывая почву и изучая реакцию. Что тут сказать? Любила — безумно. Боготворила — да. Дорожила — да. Но не ревнивая я!</text:p>
      <text:p text:style-name="Text_20_body">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ял, что я буду бороться за эти отношения. Он понимал, что я слишком сильно его <text:soft-page-break/>люблю, чтобы бросить из-за «такой мелочи», как измена. Он знал, что останется безнаказанным, но он ошибался.</text:p>
      <text:p text:style-name="Text_20_body">На эту тему я могу говорить спокойно, но, на самом деле, есть пары, в которых манипулирование изменой — очень болезненный процесс для жертвы. 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 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 text:style-name="_30__20_Text">пользуются, но при этом не бросают</text:span>. И факт измены ее идеализированного мучителя уходит на второй план, лишь бы он оставался рядом и не рвал отношения с жертвой.</text:p>
      <text:p text:style-name="Text_20_body">На этой стадии жертва много раз слышала:</text:p>
      <text:p text:style-name="Text_20_body">— Да кому ты нужна/нужен, кроме меня?! — и понимала, что и правда, ведь в ней столько недостатков! Она ведь постоянно в чем-то виновата...</text:p>
      <text:p text:style-name="Text_20_body">— Ты без меня ничто! — слушала она, опуская голову, понимая, что ее неуверенность в себе и забитое чувство самодостаточности делает ее таковой.</text:p>
      <text:p text:style-name="Text_20_body">— Маша/Петя вообще не понимает, почему я с тобой до сих пор не развелся/ась! — и правда, почему? Ведь я все делаю не правильно — недостаточно хорошо зараба<text:soft-page-break/>тываю, невкусно готовлю, безвкусно одеваюсь, говорю глупые вещи и постоянно чем-то недовольна/ен...</text:p>
      <text:p text:style-name="Text_20_body">Список можно продолжать. 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Жертва понимает, глядя на себя в зеркало, что уже не обладает той красотой и обаятельностью, как до встречи со своим «идеалом». На этой стадии отношений с манипулятором, жертва видит в зеркале нечто потрепанное, с отсутствующим взглядом, запущенной внешностью и сутулой осанкой, и снаружи и внутри напоминающую выжатый лимон.</text:p>
      <text:p text:style-name="Text_20_body">В процессе <text:span text:style-name="_30__20_Text">отмены</text:span>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привлекательной и манипулятор знает, что она уже никуда не денется. Манипуляции изменой, как и манипуляции трио в постели — это очередная попытка внушить жертве что она никто, всего лишь предмет для получения удовольствия от унижения и гнобления. Именно этими факторами и руководствуются манипуляторы, проделывая все свои трюки с живым человеком. 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 нужная, и готова сделать все, лишь бы ее не бросили.</text:p>
      <text:p text:style-name="Text_20_body">К слову в постели наш герой... Ну как сказать... Не герой... Просто да — секс для меня не главное. Я его про<text:soft-page-break/>сто так любила, как понятно из всего вышесказанного, что секс для меня был не важен. Я иногда получала удовольствие, конечно же, но делала вид, что вообще в раю! Пыталась поднять его в край заниженную самооценку. С «прибором» там все в порядке. Даже с эстетической точки зрения, но пользоваться им, как и молотком, как и отверткой, как и стиральной машиной — он не умеет. 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text:p>
      <text:p text:style-name="Text_20_body">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А когда у меня уже не было сил, я передавала эстафету, и все заканчивалось. Не скоро, это был всегда один ритм — туда-сюда, ничего интересного. Обычно даже слишком долго. Дольше, чем хотелось бы. Не знаю, кто ему сказал, что чем дольше, тем лучше, но я бы на его месте делала упор на технику.</text:p>
      <text:p text:style-name="Text_20_body">Я знала, что ему хорошо,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не моя компетенция. Итак, постепенно, все чаще и чаще он начал говорить, что:</text:p>
      <text:p text:style-name="Text_20_body"><text:soft-page-break/>— Да! Мне нравятся женские жопы. Я хожу и смотрю на женские жопы. В мире три миллиарда людей, и из них даже бабы любят смотреть на женские жопы...</text:p>
      <text:p text:style-name="Text_20_body">Это, к слову, цитата из записанного мною на диктофон нашего разговора. Но об этом позже. И да — на земле больше семи миллиардов человек населения. Ну да ладно.</text:p>
      <text:p text:style-name="Text_20_body">Жопы. Ну, конечно — жопы! Ведь кроме этого он мало что видел в девушке. Он смотрел на человека, как шакал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12" text:outline-level="1"><text:bookmark-start text:name="Glava_12__Nie_noi"/>Глава 12. Не ной<text:bookmark-end text:name="Glava_12__Nie_noi"/></text:h>
      <text:p text:style-name="Text_20_body">Если со всеми остальными недостатками я могла смириться, то с одним я мириться не хотела. По быту — да. Я задавала себе вопросы:</text:p>
      <text:p text:style-name="Text_20_body">— Я могу с этим жить? — Да.</text:p>
      <text:p text:style-name="Text_20_body">— Мне сложно убрать эту кружку с холодильника? — Нет, и пусть это пять раз за вечер — корона не слезет, подумаешь, какая-то кружка... Стоит ли из-за этого ругаться?!</text:p>
      <text:p text:style-name="Text_20_body">Но с одним я мириться не захотела, так и не смогла — с его пофигизмом на мои личные проблемы. Будь то разногласия с родителями или коллегами. Вот подставил меня коллега, с которым мы дружили, и я не могла понять — почему? Что я ему такого сделала? Мне из-за этого пришлось уйти, а я привыкла к работе, к коллективу... Ну да, зарплата там была невысокая, но мне было так тяжело, что я с месяц отходила, хоть и работу нашла сразу же. Я так расстроилась, рассуждала — что же человека толкает на предательство, да еще и такое подлое?.. На что он мне говорил:</text:p>
      <text:p text:style-name="Text_20_body">— Не ной.</text:p>
      <text:p text:style-name="Text_20_body">— Мне неинтересно это слушать.</text:p>
      <text:p text:style-name="Text_20_body">— Это ты виновата, это ты допустила.</text:p>
      <text:p text:style-name="Text_20_body"><text:soft-page-break/>— Разберись с этим сама...</text:p>
      <text:p text:style-name="Text_20_body">Мои попытки получить его поддержку воспринимались, как моя враждебность и конфликтность по отношению к нему. Я могла придти домой в плохом настроении, и получала его упрек в моей претензии к нему, которой не было. Он часто говорил, что я на него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p text:style-name="Text_20_body">— А я тут при чем?!</text:p>
      <text:p text:style-name="Text_20_body">Или:</text:p>
      <text:p text:style-name="Text_20_body">— Почему я должен это выслушивать?!</text:p>
      <text:p text:style-name="Text_20_body">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акие моменты. Но мы говорим о деструктивных отношениях, так как он всячески пытался уйти от подобного рода разговоров, обвиняя меня в давлении, хотя просить принять свою точку зрения и просить выслушать — это разные вещи, согласитесь...</text:p>
      <text:p text:style-name="Text_20_body">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и потеряла возможность с ним познакомиться и узнать какой он. Эта моя горечь проявлялась тогда, когда я, например, смотрела фильмы. В сценах «отец-ребенок» я просто не могу сдержаться и постоянно пус<text:soft-page-break/>каю слезу. Как вы уже поняли, даже эта моя слабость ему мешала. В такие моменты он мог сказать:</text:p>
      <text:p text:style-name="Text_20_body">— Я сейчас выключу, если ты не успокоишься! Хватит нюни распускать — это же просто фильм!</text:p>
      <text:p text:style-name="Text_20_body">И я под честное слово, обещая больше не плакать, глушила в себе позывы разрыдаться от всей горечи, которая меня переполняла, только чтоб не злить его. Но если не сдерживалась, то он мог поставить на паузу и пойти курить, по пути гремя дверьми и всем видом показывая, что я разозлила его своим нытьем.</text:p>
      <text:p text:style-name="Text_20_body">Зато о его проблемах я знала все от и до.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 В итоге он тоже оттуда ушел, как и я. И речь шла о его непосредственной начальнице, как и о моем непосредственном начальнике. Он ушел, и я ушла. Он был зол, и я была зла. Он приходил домой нервный, как и я. Но, если его проблему мы обсуждали и «обсасывали», то я, заводя речь о своих траблах, слышала:</text:p>
      <text:p text:style-name="Text_20_body">— Хватит ныть! Соберись, тряпка!</text:p>
      <text:p text:style-name="Text_20_body">Он не хотел слушать о моих проблемах и называл это «дипломатией». Его «спину» он называл дипломатической реакцией на мое иррациональное поведение.</text:p>
      <text:p text:style-name="P28"><text:soft-page-break/>* * *</text:p>
      <text:p text:style-name="Text_20_body">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text:p>
      <text:p text:style-name="Text_20_body">Я человек очень, даже слишком искренний. Я не умею играть или «делать вид» — у меня все на лице написано. Так вот, когда он видел, что со мной что-то не так, я расстроена, или зла, или у меня что-то болит, он сразу пытался спроецировать это состояние на себе, что вызывало у меня чувство жалости и толкало меня на поддержку.</text:p>
      <text:p text:style-name="Text_20_body">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 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text:soft-page-break/>лать. И уходил, наградив меня своим щедрым молчанием и обидой за мое «хотение чего-то от него»...</text:p>
      <text:p text:style-name="Text_20_body">Он просто не способен оказывать поддержку. Он понимал, что социум и общество имеет несколько негласных правил, которые зовутся — нормами поведения, и если не будут выполнены такие нормы, как сопереживать, радоваться, стыдиться, то социум решит, что с тобой что-то не так. Другими словами, он понимал, что меня нужно утешить, но просто не знал — как. Поэтому он находил пути отступления от этого «ритуала утешения», чаще всего обвинениями меня в сверхчувствительности и иррациональности.</text:p>
      <text:p text:style-name="Text_20_body">Я ему рассказывала, что, в принципе-то, ничего делать и не надо, — подойти и обнять, всего-то делов. Объятия, — говорила я, — это как стена, которая ограждает меня от всех проблем и дарит чувство защищенности, что особенно помогает в минуты, когда тяжело. Просто обними и все... Я не жду советов и не прошу тебя что-то решить за меня. И знаете, сколько раз он меня обнял за три года? Один — в последнюю ссору. Просто все остальное время я была «виновата», и обнимать меня было не за что.</text:p>
      <text:p text:style-name="Text_20_body">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 Он не позволяет вам проявлять чувства и блокирует их при малейшей попытке. При этом он может насмехаться и иронизировать над вашей болью. Он уходит от темы, ссылаясь на неважность этих обстоятельств или на плохое самочув<text:soft-page-break/>ствие. 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ности.</text:p>
      <text:p text:style-name="P28"><text:span text:style-name="T8">* * *</text:span></text:p>
      <text:p text:style-name="Text_20_body">Однажды мы о чем-то пытались поговорить, но у него «вдруг» разболелась голова. Был вечер, мы только что поужинали и тут он начинает метаться в поисках обезболивающей таблетки. Берет стакан, набирает воды, запивает таблетку и просто <text:span text:style-name="_30__20_Text">бросает</text:span> стакан в раковину, в которой лежит еще не помытая посуда! Этот жест повествовал, стало быть, о невыносимой головной боли, и на мой вопрос: «Зачем ты кинул стакан в раковину?» он ответил, что не понимал, что делает из-за очень сильной головной боли. А сейчас вспоминаем мои походы с рюкзачком на костылях за сосисками, и, заодно, — шкаф и: «Ты что, сама не доедешь?»</text:p>
      <text:p text:style-name="Text_20_body">Ну конечно! Это же головная боль! Что может быть хуже?!</text:p>
      <text:p text:style-name="Text_20_body">О его проблемах дома я знала все в подробностях — кто лечится в психиатрической клинике, кто выращивал траву на даче, кто гнобит бабушку и почему, кто с кем собирается судиться и из-за чего, кто, кого и как тянет на свою сторону в этих конфликтах, кто ненавидит невестку и не признает внука — с его слов. Он сходил с ума после каждого двухчасового телефонного разговора <text:soft-page-break/>с родственниками и в прямом смысле — бился головой о стену! Мы разговаривали об этом ночи на пролет. Мы искали выходы и решения, чтобы это все прекратить или ослабить... Но стоит мне сказать, что я устала, завтра на работу рано вставать и мне пора спать, я слышала:</text:p>
      <text:p text:style-name="Text_20_body">— Тебе что совсем наплевать на мои проблемы?! ВОТ ТАК ВСЕГДА! Иди спи. Главное, чтоб тебе было хорошо...</text:p>
      <text:p text:style-name="Text_20_body">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p text:style-name="Text_20_body">— Хватит ныть! Соберись, тряпка!</text:p>
      <text:p text:style-name="Text_20_body">Он игнорировал мои просьбы о помощи, плюс я сверху получала кучу упреков за то, что расстраиваюсь. Он говорил, что не хочет это слушать, что <text:span text:style-name="_30__20_Text">ему это неинтересно</text:span>, говорил, что <text:span text:style-name="_30__20_Text">я выношу ему мозг</text:span>. Он поучительно наваливал, что мне нужно меняться и быть сильной, и всегда показывал спину, обвиняя меня в сверхчувствительности. 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Но ему можно! Главное — не ныть.</text:p>
      <text:p text:style-name="Text_20_body">Даже сейчас мне говорят друзья, когда уже весь это ад закончился:</text:p>
      <text:p text:style-name="Text_20_body">— Ты же девочка, ты должна быть слабой... (в понимании женственной слабости).</text:p>
      <text:p text:style-name="Text_20_body"><text:soft-page-break/>У меня один ответ:</text:p>
      <text:p text:style-name="Text_20_body">— Я не могу себе этого позволить!</text:p>
      <text:p text:style-name="Text_20_body">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 Если бы я расслабилась в этих отношениях, то, боюсь, от меня вообще ничего не осталось бы.</text:p>
      <text:p text:style-name="Text_20_body">Я личность не слабая, но по его мнению я должна была быть еще сильнее. Еще и еще сильнее. С каждым разом, с каждой новой его или моей проблемой — сильнее и сильнее. Я не зря повторяю это слово. Что бы у вас не случилось. Уволили с работы? —Сам виноват — допустил такое! Украли какую-то дорогу вещь или ограбили — нет смысла искать виновных (или эту вещь), просто забудь, это всего лишь вещь. Война? — Какое тебе дело? Пусть воюют! Смерть близкого? Он вам скажет, что плакать нет смысла, это ни к чему... Но это достаточно сильные переживания, с которыми очень сложно справиться одному. Мне не нужны были решения или советы, нет. Но мне часто не хватало ощущения, что я не одна в своем горе. По сути, мне даже носовой платок подать было не кому.</text:p>
      <text:p text:style-name="Text_20_body">Мне нравится решать проблемы. Я отчасти люблю проблемы. Я воспринимаю это, как возможности к самосовершенствованию. Это делает нас живыми, что ли... Но есть такое понятие, как эмоциональное потрясение. Не поверю, что есть хоть один нормальный человек, который не был в таком состоянии. И это отнюдь не значит, что он слабый. Да, он дал слабину, а близкие люди обычно поддерживают и — придают сил.</text:p>
      <text:p text:style-name="Text_20_body"><text:soft-page-break/>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 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Да что уж там, сама виновата. Стало быть дело во мне, раз мне все на голову садятся. Слишком я доверчивая...</text:p>
      <text:p text:style-name="Text_20_body">Так что пора бы взять себя в руки и перестать ныть!..</text:p>
      <text:h text:style-name="P12" text:outline-level="1"><text:bookmark-start text:name="Glava_13__Nieadiekvatnaia"/>Глава 13. Неадекватная<text:bookmark-end text:name="Glava_13__Nieadiekvatnaia"/></text:h>
      <text:p text:style-name="Эпиграф_20__2b__20_автор">Если вдруг вы стали для кого-то плохим, значит много хорошего было сделано для этого человека!</text:p>
      <text:p text:style-name="Эпиграф_20_-_20_автор">Фаина Раневская</text:p>
      <text:p text:style-name="Text_20_body">Может ли газлайтинг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 Одно из любимых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Text_20_body">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 Он считал, что всем нам требуется «подтверждение» того, что мы существуем, что мы кому-то нужны, подтверждение нормаль<text:soft-page-break/>ности нашего восприятия. <text:span text:style-name="_30__20_Text">Мы сравниваем наши чувства с чувствами других людей, чтобы понимать и иметь «подтверждение» нашей нормальности, ориентируясь на реакции других.</text:span> Он проделал очень много работы за всю свою жизнь. И вот одна из них.</text:p>
      <text:p text:style-name="Text_20_body">Лэйнг и его коллеги обнаружили, что в семьях пациентов с шизофренией широко применяются приемы газлайтинга, а так же прием двойных посланий, так навываемый «дабл байнд».</text:p>
      <text:p text:style-name="Text_20_body">— Ты можешь говорить что угодно, я знаю, что это неправильно.</text:p>
      <text:p text:style-name="Text_20_body">— Я знаю, что ты на самом деле не хочешь уходить, ведь ты же любишь меня.</text:p>
      <text:p text:style-name="Text_20_body">Такие атрибуты общения могут и влияют на восприятие жертвы самой себя. В следствии этих приемов, жертва, например, если ей подарили предмет одежды, будет сидеть и думать, что же <text:span text:style-name="_30__20_Text">ей с собой сделать</text:span>, ведь она не подошла этой одежде по размеру. Она будет чувствовать себя пристыженой и виноватой.</text:p>
      <text:p text:style-name="Text_20_body"/>
      <text:p text:style-name="Цитата_20__2b__20_автор">«Для того чтобы сидеть в клетке, не всегда нужны прутья.»</text:p>
      <text:p text:style-name="Цитата_20_-_20_автор">Рональд Дэвид Лэйнг, «Политика семьи»</text:p>
      <text:p text:style-name="P16"><text:span text:style-name="Default_20_Paragraph_20_Font"><text:span text:style-name="T1"><text:s/></text:span></text:span></text:p>
      <text:p text:style-name="Text_20_body">Знаете, я не просто так пишу об этом. Это — конструктивное бесстрасное описание моей жизни на протяжении нескольких лет. <text:span text:style-name="_30__20_Text">Психоз порождает психоз.</text:span> Патологическое стремление моего парня к личной свободе и доми<text:soft-page-break/>нантному покровительству, является психозом, который вводил меня в состояние ненормальности.</text:p>
      <text:p text:style-name="Text_20_body">Он ясно давал понять, что он имеет право на свободу действий. Он четко расписывал по слогам каждый раз, что для него важен его собственный комфорт. И это здорово, Да? Мы <text:span text:style-name="_30__20_Text">все</text:span> имеем право на свободу действий. Согласны? Ключевое слово — все! Он так не считал. <text:span text:style-name="_30__20_Text">Он</text:span> имел право, а мое право отрицалось, что проявлялось в его неспособности идти на уступки и компромиссы, в отвергании моих переживаний и эмоций. 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Text_20_body">Он прав, и будет утверждать, что я с ним согласна.</text:p>
      <text:p text:style-name="Text_20_body">— Ты преувеличиваешь — не болит у тебя ничего.</text:p>
      <text:p text:style-name="Text_20_body">Патологическая коммуникация также проявляется в демонстрации агрессора постоянных сомнений в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 достаточно, достижения сомнительные...</text:p>
      <text:p text:style-name="Text_20_body">Как я могла быть умной, веселой и живой, если во мне отрицали эти качества. Любимый. Человек, которого я боготворила, вызывал у меня чувство стыда за мои заслуги. Итак, я стала неадекватной. Это лично моя оценка своего поведения — результат длительной и грамотной обработки. Процесс отмены моего мировоззре<text:soft-page-break/>ния, моих мыслей и эмоций, постоянная атака моих переживаний и внедрение в меня сомнений по поводу моего восприятия действительности, был длительной стратегией по развитию моей неадекватности. К концу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text:p>
      <text:p text:style-name="Text_20_body">Мне постоянно говорили, что у меня ничего не болит, когда болело, что «я такого не говорил», когда я отчетливо слышала; что «не было такого», когда было, и — я верила. Мне было трудно понять... Да что там, мне было трудно представить, что меня специально вводят в эти заблуждения, сбивают с толку... Это как разряды током. Ты уверена? — На тебе разряд! Ах ты настаиваешь?</text:p>
      <text:p text:style-name="Text_20_body">— Ты так говоришь, потому, что тебе на меня наплевать!</text:p>
      <text:p text:style-name="Text_20_body">И я уже доказываю, что нет — не наплевать, что я люблю его, а он просто не так меня понял, но он уже и слышать не хочет:</text:p>
      <text:p text:style-name="Text_20_body">— Ты неадекватная, я не собираюсь продолжать с тобой разговаривать!</text:p>
      <text:p text:style-name="Text_20_body">Появлялась проблема. Например, он не сдержал слово или не выполнил свое обязательство — я «вызываю» его на разговор, но, в его интерпретации, проблемы никакой нет, и он будет повторять это до тех пор, пока я не прогнусь и не поверю ему. Сопротивление бесполезно, если ты сильно любишь человека — ты веришь каждому его <text:soft-page-break/>слову, ведь ты веришь и надеешься на то, что он не причинит тебе вреда.</text:p>
      <text:p text:style-name="Text_20_body">Я пыталась разговаривать. Пыталась добиться от него понимания —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 Я перепробовала все, но ничего не действовало. Он стоял на своем так убедительно, что в какой-то момент я прогибалась и верила ему, а не собственным глазам/ушам/ощущениям.</text:p>
      <text:p text:style-name="Text_20_body">Конечно, каждый такой разговор заканчивался его обидой, злостью, недовольством и/или молчанием. Он плавно подводил меня к бешенству, а потом заявлял:</text:p>
      <text:p text:style-name="Text_20_body">— С тобой невозможно разговаривать. Поговорим, когда ты успокоишься!</text:p>
      <text:p text:style-name="Text_20_body">Технику газлайтинга он удачно комбинировал с техникой висхолдинга. Я позже подробно опишу этот метод, но если в двух словах, то это демонстративное увиливание, забалтывание или игнорирование обсуждаемой темы с целью ухода от ответственности. То есть, при любой моей попытки обговорить и найти решение проблемы начиналось с того, что стоило мне открыть рот и начать говорить, как мои аргументы тут же опровергались, он перебивал, задавал вопросы, и, не давая на них ответить, задавал следующие, и так до бесконечности, потом упрекал меня в том, что я так и не дала объяснение своим словам, внушая мне, что на самом деле мне нечего ответить на свои «выдумки». Но на самом деле мне просто не дали возможности это сделать. В процессе такого <text:soft-page-break/>прессинга, он мог вспомнить о какой-то прошлой ситуации, например:</text:p>
      <text:p text:style-name="Text_20_body">— Ты уже так вела себя на той неделе.</text:p>
      <text:p text:style-name="Text_20_body">Но при моей попытке оправдаться, и сказать, что в той ситуации были те же причины — его равнодушие, например:</text:p>
      <text:p text:style-name="Text_20_body">— Потому, что, как и сегодня, ты меня перебивал и не давал сказать ни слова...</text:p>
      <text:p text:style-name="Text_20_body">Мне тут же говорили о том, что:</text:p>
      <text:p text:style-name="Text_20_body">— Почему ты постоянно возвращаешься к старым конфликтам!?</text:p>
      <text:p text:style-name="Text_20_body">Что вводило меня в еще большее заблуждение, ведь он же сам вспомнил о прошлой ситуации!</text:p>
      <text:p text:style-name="Text_20_body">Ну и конечно:</text:p>
      <text:p text:style-name="Text_20_body">— Поговорим, когда ты успокоишься!</text:p>
      <text:p text:style-name="Text_20_body">И уходил. Сначала в другую комнату, потом к друзьям с ночевкой, потом он и вовсе стал отключать телефон, пользуясь поддержкой своего окружения,а те, в свою очередь, делали выводы со слов моего деструктивного парня — она бешеная! Как ты с ней живешь?!</text:p>
      <text:p text:style-name="Text_20_body">Причины моего поведения его не волновали. Главным для него было то, что я начала повышать голос и продолжала выяснять отношения, а, по его мнению, делать это я не должна. По его невербальному мнению, я должна была сидеть и молчать в тряпочку, тогда у нас все будет хорошо. Он не оспаривал мои доводы. Он их опровергал. Оспаривать — значит приводить свои, другие ар<text:soft-page-break/>гументы, которые имеют отношение к делу и являются жизнеспособными в этом споре. Но, получается, спора, как такового, не было. Отвергался факт наличия проблемы, отвергались мои доводы и аргументы в подтверждение необходимости решить эту проблему. Затем уход и обида с его стороны и мое полное недоумение.</text:p>
      <text:p text:style-name="Text_20_body">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 Он перебивал, прыгал с темы, насмехался, одним словом — провоцировал меня на защитную реакцию — злость, но при этом сам не предлагал ничего в замен.</text:p>
      <text:p text:style-name="Text_20_body">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собенно агрессивно он себя вел, когда я каким-то образом «очерняла» его, делая замечания и призывала его к ответственности, требовала сдержать слово... Поначалу, когда это проявлялось с его стороны, я объясняла это себе, как «минутку слабости», недоразумение. В общем, оправдывала его. Но потом это начало приносить самую настоящую душевную боль. Какими бы серьезными мои переживания не были бы, я всегда «устраивала драму на пустом месте». Это съедало меня изнутри, как кислота. Ни в чем не разобравшись, проблемы удваивались, оставляя меня в совершенно беспомощном состоянии.</text:p>
      <text:p text:style-name="Text_20_body"><text:soft-page-break/>Такие конфликты очень выматывали меня. Я не понимала, что происходит, не понимала, почему он не слушает, не понимала, почему серьезные проблемы отрицаются им, стоит мне лишь заговорить об этом. Он обесценивал все мною сказанное и мои чувства по этому поводу, и оставлял меня наедине со своими переживаниями, показывая спину. 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Text_20_body">Его спина торжественно «выходила на сцену» после ряда моих неопровержимых аргументов и при жестких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 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его уходом, при этом чувство ожидания наказания просто сводило с ума!</text:p>
      <text:p text:style-name="Text_20_body">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 Я стала дерганная, нервная, неуравновешенная, в то время, как он одевал маску незаслуженно-обиженного праведника и <text:soft-page-break/>шел к друзьям лечить свое пострадавшее эго. К тому времени, благодаря ему, все это уже потихоньку начало выходить за рамки нашей пары и выноситься на суд его друзей. В спорах он уже употреблял:</text:p>
      <text:p text:style-name="Text_20_body">— Да все считают, что ты неадекватная!</text:p>
      <text:p text:style-name="Text_20_body">Или:</text:p>
      <text:p text:style-name="Text_20_body">— Все знают, что ты истеричка!</text:p>
      <text:p text:style-name="Text_20_body">Вопрос — а как они узнали? Ну конечно он пошел и рассказал. Пожаловался на свою нелегкую участь! А ведь друзьям с виду — все вроде так... На публике он отлично себя ведет, заботлив и внимателен, делает комплименты и галантно ухаживает...</text:p>
      <text:p text:style-name="P28">* * *</text:p>
      <text:p text:style-name="Text_20_body">Вот реальный тому пример. В последнюю нашу поездку в другой город мы всю дорогу ругались, обсуждая <text:span text:style-name="_30__20_Text">замявшийся накану</text:span><text:span text:style-name="_30__20_Text">не конфликт</text:span> из-за брачного контракта, о котором я расскажу чуть позже. Мы тогда знатно поругались, но помирились, и он уговорил меня ехать, хотя я не хотела, но поехала, потому что он оооочень попросил. Вид у него был виноватый, он меня обнимал и я, как и всегда — прогнулась, ведь уговаривал он меня так настойчиво, что, откажись я, это расценивалось бы, как продолжение конфликта, соответственно сопровождалось бы новыми обидами и бесконечными выяснениями отношений.</text:p>
      <text:p text:style-name="Text_20_body"><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из-за моего похабного поведения! У меня началась паника. Я хотела бежать. Со мной такого еще никогда не было. Я не сдаюсь и всегда иду до конца, а тут мне острое желание просто выйти с машины на ходу!</text:p>
      <text:p text:style-name="Text_20_body">Ехали мы с полчаса, и я несколько раз уже было открывала рот, чтобы попросить водителя остановить машину, я бы вышла, вернулась бы домой и провела замечательные спокойные выходные. Я остро желала просто выйти из машины, но он не думал останавливаться. Я откровенно рыдала, не стесняясь посторонних людей —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 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p text:style-name="Text_20_body">— Мне это неприятно!</text:p>
      <text:p text:style-name="Text_20_body">— Как ты не понимаешь?!</text:p>
      <text:p text:style-name="Text_20_body">Это все, что я могла сделать — повторять снова и снова и плакать все сильнее и сильнее. Все было спланировано. Он не зря меня уговаривал ехать с ним. Только представьте себе, что он уговаривал меня несколько часов на эту поездку, но в самой поездке всячески давал мне понять, самыми грязными словами и подтекстами, <text:soft-page-break/>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Text_20_body">Замкнутое пространство с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 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е на большой скорости...</text:p>
      <text:p text:style-name="Text_20_body">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 На вопрос друга, как наши дела, он молча улыбнулся, хотя я была уверена, что он хоть как-то намекнет, что мы только что жутко поругались. Но он мастерски сделал вид, что — ничего не было и у нас все отлично, обнимая меня и нежно целуя в шею.</text:p>
      <text:p text:style-name="Text_20_body"/>
      <text:p text:style-name="Цитата_20__2b__20_автор">«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 Жаль только, что лишь на публике… И, когда её не станет, всё вернется на свои места. И вместо щедрости, чутко<text:soft-page-break/>сти и внимания женщина получит привычный шиш.»</text:p>
      <text:p text:style-name="Цитата_20_-_20_автор">Ирина Мельниченко, «Мудаки и игра на публику»</text:p>
      <text:p text:style-name="Цитата_20_-_20_автор"><text:span text:style-name="Default_20_Paragraph_20_Font"><text:span text:style-name="T1"><text:s/></text:span></text:span></text:p>
      <text:p text:style-name="Subtitle">* * *</text:p>
      <text:p text:style-name="Text_20_body">Я полностью потеряла контроль над собой, своими эмоциями, своим восприятием ВСЕГО. Я совершенно запуталась в своих чувствах, но правильнее будет сказать — меня совершенно запутали. 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 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Text_20_body">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ПМС) — я открывала рот и говорила, что мне это все не нравится, ни поведение, ни отношение,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text:soft-page-break/>ское неуравновешенное состояние неделю/месяц/год назад.</text:p>
      <text:p text:style-name="Text_20_body">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Но, как правило, расхождение во мнениях для манипулятора — еще один повод обвинить свою жертву в этой иррациональности и тупости. Ведь только его мнение самое правильное. Попытки заставить его хотя бы выслушать меня оборачивались провалом. И наказанием. 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 другому. Но я, доведенная до бешенства, с пеной изо рта что-то доказывала.</text:p>
      <text:p text:style-name="P28">* * *</text:p>
      <text:p text:style-name="Text_20_body">Есть еще один момент. Я его опишу, так как он имеет отношение к сюжету. Ну, и конечно, это еще один деструктивный случай в этих деструктивных отношениях. Как-то раз наши общие друзья пригласили нас в гости. Ему нужно было съездить по делам на пару часов. Но, как раз в этот день, заболел мой кот. Утром я сводила его в ветклинику, ему сделали укол, и нужно было подождать, пока лекарство подействует. Мы договорились, <text:soft-page-break/>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Text_20_body">И вот сижу я дома, жду звонка. Час, два, набираю его, чтоб узнать когда же он освободится, уже одетая и готовая выходить, а он... уже у них! Он уже в гостях! 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p text:style-name="Text_20_body">— Я на полчасика. — сказал он мне примерно в 3 часа дня в ответ на мое удивление.</text:p>
      <text:p text:style-name="Text_20_body">А домой пришел в полночь. Потом я узнаю, почему он не взял меня с собой. Но об этом чуть позже.</text:p>
      <text:p text:style-name="Text_20_body">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как говорится, подышать свежим воздухом.</text:p>
      <text:p text:style-name="Text_20_body">И вот брожу я по району — звонит:</text:p>
      <text:p text:style-name="Text_20_body">— Я уже дома. А ты где? - по голосу было слышно, что он улыбается.</text:p>
      <text:p text:style-name="Text_20_body">— Я гуляю.</text:p>
      <text:p text:style-name="Text_20_body">Бросает трубку. Прям просто кладет трубку!</text:p>
      <text:p text:style-name="Text_20_body">Я погуляла еще примерно полчаса и пошла домой. Сидел он с видом, будто бы я ему в борщ насрала. Естественно, не говоря ни слова. На утро — молчание. То есть, как всегда — он обиделся на обиду.</text:p>
      <text:p text:style-name="Text_20_body"><text:soft-page-break/>Дело в том, что я, обычно, была не против того, чтоб он провел время без меня. А наоборот, он слишком много времени проводил за компом, что я была только рада, когда он выходил в свет к «живым людям». Как—то он с друзьями пошел в бар выпить пива, что было редкостью. Я помню, что он позвонил, сказать, что вечер хороший, пиво вкусное, сидят болтают. Сам позвонил. Я попросила дать трубку бармену и сказала:</text:p>
      <text:p text:style-name="Text_20_body">— 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p text:style-name="Text_20_body">Но речь о том, что сейчас мы <text:span text:style-name="_30__20_Text">договорились</text:span>! Он этот факт проигнорировал. Мало того, что он перечеркнул все мои планы на этот день, заставив меня его ждать, так еще и постоянными отсрочками не позволял мне запланировать что-то без него. Скажи он, что будет там до победного, я бы поехала к подруге, но он сказал, что будет через полчаса. Скажи он мне, что задерживается еще на «часок», я бы взяла билет в кино, позвала бы сестру в гости... да что угодно! Но — я знаю что он сейчас придет, поэтому сижу и жду его. 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p text:style-name="Text_20_body">— Помнишь, утром коту вкололи лекарство?</text:p>
      <text:p text:style-name="Text_20_body">— Помню.</text:p>
      <text:p text:style-name="Text_20_body"><text:soft-page-break/>— Помнишь, как ты собирался по делам, и мы договорились, что ты меня наберешь и узнаешь, как обстоят дела и, если все хорошо, то я поеду с тобой?</text:p>
      <text:p text:style-name="Text_20_body">— Помню. Мы договорились, что ты останешься дома с котом, потому, что не можешь его оставить больного одного дома.</text:p>
      <text:p text:style-name="Text_20_body">— Да, но с небольшой поправкой — пока не буду уверена в том, что лекарство подействовало, и ему легче.</text:p>
      <text:p text:style-name="Text_20_body">— Я тебя неправильно понял...</text:p>
      <text:p text:style-name="Text_20_body">— А что конкретно ты не так понял? Тебе нужно было просто набрать меня, когда ты освободишься и узнать, пойду я с тобой или нет?</text:p>
      <text:p text:style-name="Text_20_body">— Я подумал, что если коту плохо, то ты никуда не пойдешь.</text:p>
      <text:p text:style-name="Text_20_body">— Но мы договорились, что если ему станет лучше, то я пойду. Было?</text:p>
      <text:p text:style-name="Text_20_body">— Было.</text:p>
      <text:p text:style-name="Text_20_body">— Так почему ты не позвонил?</text:p>
      <text:p text:style-name="Text_20_body">— Я тебя не так понял...</text:p>
      <text:p text:style-name="Text_20_body">Этот вынос мозга по кругу 10 раз. Я в гневе. Скандал. И как всегда — спина:</text:p>
      <text:p text:style-name="Text_20_body">— Ты неадекватная, посмотри на себя, истеричка!</text:p>
      <text:p text:style-name="Text_20_body"/>
      <text:p text:style-name="Цитата_20__2b__20_автор">«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text:soft-page-break/>занные вами слова, но внося в них свой смысл. 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text:p>
      <text:p text:style-name="Цитата_20__2b__20_автор"/>
      <text:p text:style-name="P29">ввода другой информации, информации — необходимой ему.»</text:p>
      <text:p text:style-name="Цитата_20_-_20_автор">С. А. Зелинский, «Психотехнологии гипнотического манипулирования сознанием»</text:p>
      <text:p text:style-name="Цитата_20_-_20_автор"/>
      <text:p text:style-name="Text_20_body">И эта техника прекрасно прослеживается здесь:</text:p>
      <text:p text:style-name="Text_20_body">— Помнишь, как ты собирался по делам, и мы договорились, что ты меня наберешь и узнаешь, как обстоят дела и, <text:span text:style-name="_30__20_Text">если все</text:span><text:span text:style-name="_30__20_Text"> хорошо, то я поеду</text:span> с тобой? — говорю я.</text:p>
      <text:p text:style-name="Text_20_body">— Помню. Мы договорились, что ты <text:span text:style-name="_30__20_Text">останешься дома</text:span> с котом, потому, что не можешь его оставить больного одного дома. — отвечают мне.</text:p>
      <text:p text:style-name="Text_20_body">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факт своей неправоты. Он мне все это говорит и демонстративно делает кофе, конечно — только себе. Он противоречил себе 3 раза в одном предложении и был таким спокойным! Я это видела и не сдавалась, пытаясь все же прояснить ход его мыслей. Я видела это его спокойствие, знаете, такое наигранное, которое твердило:</text:p>
      <text:p text:style-name="Text_20_body"><text:soft-page-break/>— Я буду повторять этот бред до тех пор, пока у тебя не закипит мозг, а потом я уйду с тем кофе, что себе только что заварил, а ты будешь сидеть дома и искать свою вину, а потом я прощу тебя, когда ты придешь просить прощение, за то, что попыталась меня «нагнуть».</text:p>
      <text:p text:style-name="Text_20_body">И после каждого его ответа, он так смотрел на меня с недоумением, мол: «Ты уже все? На взводе? Нет? Ну я подожду...» И новый разряд абсурда. При этом никаких внятных аргументов и объяснений с его стороны, пока я практически рисую цепочку событий, где очевидно — он не прав.</text:p>
      <text:p text:style-name="Text_20_body">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его «У тебя не болит», «Ты накручиваешь», «Тебе кажется»... По мелочи, да? А воздействовало это, как пытка фашистов каплей воды на лоб. Его целью было вывести меня из себя. Я же не железная! Этот его кофе был последней каплей. 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и я взбесилась.</text:p>
      <text:p text:style-name="Text_20_body">Я взяла его кофе, попробовала его, сказала, что кофе оооочень вкусный, но надо делиться. С этими словами я просто вылила его на пол нам под ноги. Специально. Я <text:soft-page-break/>даже не знаю, почему это сделала! Я его попробовала, но пить не захотела потому, что ком в горле стоял. И просто, вот так стоя, вылила его и бросила на пол одноразовый стаканчик, со словами — делиться надо! Он стоял и смотрел на все это, и на его лице была улыбка — сработало! А я была в гневе! Лепетала без остановки, что так не поступают, что это все бред и уже откровенное хамство, а не простое неуважение.</text:p>
      <text:p text:style-name="Text_20_body">Догадаетесь, что он сделал? Неа! Он достал телефон. Включил камеру. И начал все это снимать. Меня и мое растерянно-обезумевшее состояние, разлитый кофе под ногами, потому что это был треш! Он повторял:</text:p>
      <text:p text:style-name="Text_20_body">— О, какая молодец! И после этого ты будешь говорить, что ты нормальная? Давай-давай, продолжай!</text:p>
      <text:p text:style-name="Text_20_body">Говорил он, улыбаясь, как улыбаются тогда, когда получают то, что хотят. Понятное дело, что он фотографировал (или снимал)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Text_20_body">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 Вы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отрезвев, я понимаю, что все эти его действия были непрекращающимися попытками сбить меня <text:soft-page-break/>с толку. Я верила, потому что хотела верить, что все наладится, и он это знал.</text:p>
      <text:p text:style-name="Text_20_body">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о причинах такого моего поведения. То есть, получается, что он в своих жалобах поворачивал все так, что люди верили — она ни с того, ни с сего просто начинает метаться в истерике. Виртуозно, не так ли? Как я уже говорила, на публике он собирал аплодисменты, ведь был идеальным парнем, заботливым и внимательным. 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Text_20_body">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обманчивым непониманием. Позже я узнала ответ на вопрос, почему же он поехал без меня. Кто ищет ответы, тот их находит. Оказалось, что эти ребята видели его в клубе с какой-то девушкой на его коленях. Все слишком просто — он спрятал меня от них, дабы я об этом не узнала. Но это было позже.</text:p>
      <text:h text:style-name="P12" text:outline-level="1"><text:bookmark-start text:name="Glava_14__Vozhak"/>Глава 14. Вожак<text:bookmark-end text:name="Glava_14__Vozhak"/></text:h>
      <text:p text:style-name="Эпиграф_20__2b__20_автор">Для неверных нет любви, для порочных нет радости.</text:p>
      <text:p text:style-name="Эпиграф_20_-_20_автор">Мария Корелли, «Скорбь Сатаны»</text:p>
      <text:p text:style-name="Text_20_body">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 К слову, друг был боссом и мой парень был ему нужен.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Text_20_body">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 Так легче переносить такой напряженный график — говорил он мне.</text:p>
      <text:p text:style-name="Text_20_body">Дома его не было и я снова за ним заскучала.</text:p>
      <text:p text:style-name="Text_20_body"><text:soft-page-break/>— Выдели хоть выходные для меня! — просила я сначала.</text:p>
      <text:p text:style-name="Text_20_body">— Хотя бы день!</text:p>
      <text:p text:style-name="Text_20_body">— Хотя бы вечер!..</text:p>
      <text:p text:style-name="Text_20_body">Он говорил, что постарается, иногда даже обещал, но обещаний выполнять никто не собирался. Мы так прожили около трех месяцев. За это время я возненавидела его этого друга. Конечно, это было взаимно, ведь я отвлекаю его ценного раба от работы. 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что «надо поработать, чтоб потом отдыхать».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 на износ.</text:p>
      <text:p text:style-name="Text_20_body">Вместо моего парня домой возвращалось его тело. Всегда в состоянии опьянения, всегда злое и уставшее.</text:p>
      <text:p text:style-name="Text_20_body">— Тебе нужно отдохнуть! — твердила я уже через неделю такого графика.</text:p>
      <text:p text:style-name="Text_20_body">Но мне ясно давали понять, что у меня нет права голоса. Я должна была сидеть и молчать. И, как всегда — ждать. Несомненно он попал под влияние своего друга. Тот умел убеждать, как и мой благоверный меня — давя на слабые места. Потом я узнаю, что тот уговаривал моего парня меня бросить. Он капал ему на мозги, и я знаю, <text:soft-page-break/>какая у него была цель — избавиться от помехи, которая мешает и отвлекает от ценного раба от работы.</text:p>
      <text:p text:style-name="Text_20_body">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 Его лучший 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Text_20_body">Мне обещали, что выходной будет, но когда подходило время идти домой — «всплывала» новая срочная задача, которую нужно было обязательно выполнить. Однажды таки ему получилось выделить вечер. Я действительно обрадовалась. Наконец-то, — думала я, — отдохнет. Наконец-то мы проведем время вместе! Но оказалось, что у них назревает что-то вроде корпоратива, и они собираются коллективом. Так как я всех там знала, то была, скажем так, в числе приглашенных.</text:p>
      <text:p text:style-name="Text_20_body">Каково же было мое удивление, узнать, что мне лучше посидеть дома, когда мы уже подходили к так называемому офису! Меня вернули домой, аргументируя это тем, что из-за взаимной ненависти к его СЕО-другу вечер может получиться напряженным. Я могу поспорить, что это было решением «босса».</text:p>
      <text:p text:style-name="Text_20_body">— Я съем кусочек пиццы и домой. — сказали мне в 9 вечера, а домой он вернулся под утро.</text:p>
      <text:p text:style-name="Text_20_body">Конечно скандал! Я не могла больше терпеть такое неуважение! Сколько можно водить меня за нос и кор<text:soft-page-break/>мить завтраками?! Что это за отношения такие, где обещания не выполняются, где нет времени даже для интимной близости? Во всех случаях, где была третья сторона — он выбирал третью сторону, отодвигая меня на второй план и мне это в край надоело!</text:p>
      <text:p text:style-name="Text_20_body">Я собрала необходимые шмотки и уехала к сестре. Дальше все стандартно: я тебя люблю, больше такого не повториться, просто нужно немного подождать. Подождать чего? Он столько пил и курил, круглыми сутками был у компа, что у него в постели уже ничего не получалось! Чего ждать? Пока он не сопьется и не загнется от недосыпа? Мне нужен здоровый мужик, а эта их деятельность не стоила таких усилий!</text:p>
      <text:p text:style-name="P28">* * *</text:p>
      <text:p text:style-name="Text_20_body">На работу я поехала от сестры. Здесь нужно обратить внимание на последовательность событий, которые будут происходить дальше. Это важно. Он позвонил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 Мы договорились,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 Он взял листок бумаги и спросил меня, сколько у меня пунктов. Я ответила — семь. Он что-то написал, и отложил в сторону. Еще один ловкий ход.</text:p>
      <text:p text:style-name="Text_20_body"><text:soft-page-break/>Открыв мою писанину, он мгновенно разозлился:</text:p>
      <text:p text:style-name="Text_20_body">— Все не так! Я ожидал совсем другого! Ты все неправильно сделала!</text:p>
      <text:p text:style-name="Text_20_body">— А что конкретно тебя не устраивает — манера письма?</text:p>
      <text:p text:style-name="Text_20_body">— Здесь просто — все не так!!!</text:p>
      <text:p text:style-name="Text_20_body">Да. Вместо того, чтобы обратить внимание на то, <text:span text:style-name="_30__20_Text">что</text:span> написано — он же сам предложил, он обратил внимание на то, <text:span text:style-name="_30__20_Text">как</text:span> написано. Он в очередной раз соскользнул с темы, не вникнув в суть. И вместо того, чтоб думать о том, как вести дальнейший диалог — разговор-то серьезный, я сидела, смотрела на его недовольное лицо и пыталась понять, а как же надо было написать?</text:p>
      <text:p text:style-name="Text_20_body">Потом он преподнес мне свой список. Точно не помню формулировку, но смысл был такой:</text:p>
      <text:p text:style-name="Text_20_body">1) У меня</text:p>
      <text:p text:style-name="Text_20_body">2) Идеальная</text:p>
      <text:p text:style-name="Text_20_body">3) Девушка</text:p>
      <text:p text:style-name="Text_20_body">4) Которую</text:p>
      <text:p text:style-name="Text_20_body">5) Я очень</text:p>
      <text:p text:style-name="Text_20_body">6) Сильно</text:p>
      <text:p text:style-name="Text_20_body">7) Люблю</text:p>
      <text:p text:style-name="Text_20_body">Понимаете, да? Этим он выставил меня той самой «вечно всем недовольной стервой», чтобы через несколько минут уничтожить мою психику ко всем чертям. Но в одном он был прав — да, за все время жизни с <text:soft-page-break/>ним, я была идеальной, все делала идеально, но любовь... Не способен он испытывать подобное чувство. У него эта «функция» отсутствует.</text:p>
      <text:p text:style-name="Text_20_body">Читал он бегло, демонстрируя свое недовольство. В этом списке, где речь шла о непонимании, что было очевидным, и я подробно это описала и, как и договаривались, предложила решения.</text:p>
      <text:p text:style-name="Text_20_body">Там были такие слова:</text:p>
      <text:p text:style-name="Text_20_body"/>
      <text:p text:style-name="Quotations">«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1"><text:s/></text:span></text:span></text:p>
      <text:p text:style-name="Text_20_body">Тут очень важный момент. Что бы понять всю суть этого конфликта, нужно представить себе все, что я сейчас опишу. Мы приходим домой и пытаемся поговорить с целью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 Тут нужно отметить, что <text:span text:style-name="_30__20_Text">я его таким никогда не видела</text:span>. У него были «шальные» глаза и он просто агрессивно накинулся на меня с вопросами, но не дал ответить ни на один из них.</text:p>
      <text:p text:style-name="Text_20_body">Манипулятор добивается своего постоянным перебиванием мысли объекта манипуляций — жертвы, направляя тему беседы в нужное манипулятору русло. Я не успевала за ним. За ходом мысли. Не успевала реагировать на этот поток агрессии и меня сбило с толку — я не <text:soft-page-break/>понимала, что ее вызвало. «Ты вожак»? Разве это обидно? Но он озвучивал мои слова с кричащей обидой, перекривлял меня, упрекал в такой наглой несправедливости! Он был оскорблен и унижен. В то время, как я превозносила его этими словами до высот, которых он не заслуживает.</text:p>
      <text:p text:style-name="P24"/>
      <text:p text:style-name="Цитата_20__2b__20_автор">«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Цитата_20__2b__20_автор">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Цитата_20__2b__20_автор">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Цитата_20_-_20_автор"><text:soft-page-break/>С. А. Зелинский, «Методы, приемы и способы манипуляций. (Современные психотехнологии манипулирования)»</text:p>
      <text:p text:style-name="Цитата_20_-_20_автор"/>
      <text:p text:style-name="Text_20_body">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 Он повышал голос, что было непривычным для меня, ведь всегда было наоборот — он сидел спокойно и доводил меня до «точки кипения». Но в этот раз мы, не сговариваясь, поменялись ролями. На удивление для самой себя я была спокойна, даже слишком. Но, как оказалось — это был еще один тактический ход.</text:p>
      <text:p text:style-name="Text_20_body"/>
      <text:p text:style-name="Цитата_20__2b__20_автор">«При использовании этого приема игнорируются предложения, касающиеся процедуры обсуждения; обходятся нежелательные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Цитата_20__2b__20_автор">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Цитата_20_-_20_автор">С. А. Зелинский, «Методы, приемы и способы манипуляций. (Современные психотехнологии <text:soft-page-break/>манипулирования)»<text:line-break/><text:span text:style-name="Default_20_Paragraph_20_Font"><text:span text:style-name="T1"> </text:span></text:span></text:p>
      <text:p text:style-name="Text_20_body">Когда я спокойным тоном попросила его расслабиться и не перебивать меня, мол, мы ведь разговариваем.</text:p>
      <text:p text:style-name="Text_20_body">— Я не собираюсь с тобой ссориться, — сказала я. — Мы же хотим помириться!</text:p>
      <text:p text:style-name="Text_20_body">Он просто вышел из комнаты...</text:p>
      <text:p text:style-name="Text_20_body">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 Когда он начал перебивать меня и повышать голос — я была абсолютно спокойна. Он не знал, что ему делать. Он стал наперебой забрасывать меня вопросами, но я продолжала сохранять спокойствие.</text:p>
      <text:p text:style-name="Text_20_body">Сценарий поменялся и он, по всей видимости, был к этому не готов. Но, как оказалось, это был очередной тактический ход. Его действия я смогла объяснить себе совсем недавно. Он вышел из комнаты, оделся и пошел к выходу обуваться.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Text_20_body">Это были самые странные и страшные минуты наших отношений. Видя его состояние, я попросила его остаться дома и никуда не ходить. Но он начал толкать меня, что меня порядком напугало, но я не отходила от двери. Акцентирую ваше внимание, что это все произошло <text:soft-page-break/>очень быстро. 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Text_20_body">Он побежал к окну.</text:p>
      <text:p text:style-name="Text_20_body">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Text_20_body">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г. повисли на нем. Даже представить себе не могу как это выглядело со стороны! Я начала причитать, даже не помню в слух или про себя, мол — что ты делаешь? Я висела на нем, прилагая все усилия, чтобы он не упал и, в тот момент, в моей голове что-то заклинило. Это был самый настоящий нервный срыв. Я понимала, что если сделаю хоть одно неправильное движение — он упадет. Он мог разбиться или как минимум покалечиться. Любой исход был для меня ужасным. Мне стало настолько страшно, что я начала кричать:</text:p>
      <text:p text:style-name="Text_20_body">— Помогите! Кто-нибудь! Помогите!</text:p>
      <text:p text:style-name="Text_20_body">Каково же было мое удивление, когда я увидела под окнами — Жену его «странного» Друга. Она стояла и ждала его под подъездом! Я продолжала кричать:</text:p>
      <text:p text:style-name="Text_20_body"><text:soft-page-break/>— Помогите! Кто-нибудь! Я не знаю, что мне делать! Он сейчас упадет! Я не удержу...</text:p>
      <text:p text:style-name="Text_20_body">А она стояла и я видела по ее лицу — ей страшно. Я тогда еще не задумывалась, почему она вообще ночью зимой оказалась под нашими окнами, но уже позже, когда включила мозги, то все поняла.</text:p>
      <text:p text:style-name="Text_20_body">Я его отпустила только когда поняла, что он стоит ногами на полу. Я вся дрожала и с того момента я смутно помню, что происходило дальше. Одни обрывки. Я практически упала на пол, задыхалась и дрожала. Он переступил через меня, каким-то образом открыл входную дверь и ушел.</text:p>
      <text:p text:style-name="Text_20_body">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 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Text_20_body">Он показал свое лицо. Истинное лицо. Противоестественное поведение, отвратительное, безжалостное. Но только я знала, что произошло. Для остальных безжалостной стала я. 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Text_20_body">Через какое-то время я встала, взяла маникюрные ножницы и начала пытаться содрать татуировку с руки — его подарок на новый год. Я сейчас хочу, чтоб вы по<text:soft-page-break/>няли, в каком я была состоянии — у меня не было мыслей. Я не подумала о том, что мне нужно встать и взять маникюрные ножницы и начать себя царапать. Я просто взяла их и начала царапать руку. Совершенно не осознавая, что делаю, царапала и царапала, и когда поняла, что одних ножниц мало я взяла нож. Я акцентирую ваше внимание на том, что я помню только ход событий, но мыслей в тот момент в моей голове не было.</text:p>
      <text:p text:style-name="Text_20_body">Пустота. Абсолютное опустошение. Я резала свою руку, пытаясь заглушить душевную боль — физической. Я склоняюсь к тому, что именно такая была у меня цель — не чувствовать ту уничтожающую боль, которая разъедала меня изнутри. Потом он вернулся. Не один — он привел своих друзей посмотреть на это шоу.</text:p>
      <text:p text:style-name="Text_20_body">У него получилось — я была в полном неадеквате! Это самый настоящий срыв во всех его смыслах, первый, но далеко не последний, — я не отдавала себе отсчет. Я точно не помню что говорила и что делала. Помню, что разбила оба свои телефона об стену, когда они попросили номер моей сестры.</text:p>
      <text:p text:style-name="Text_20_body">— Что ты с ним сделала? — спрашивали они.</text:p>
      <text:p text:style-name="Text_20_body">А я не понимала. Я повторяла, что не понимаю, что происходит.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Text_20_body">Помните, я говорила, что всегда ищу ответы на вопросы, которые мне не дают покоя. И я нашла. После мне представилась возможность выстроить всю цепочку событий. Это стало доказательством его намерений. Он вы<text:soft-page-break/>звонил Жену Друга со словами — «забери меня отсюда», еще до того, как полез в окно. Еще до того, как начался наш разговор. Ведь весь разговор занял не больше 2-3-х минут, а она уже ждала под окнами!</text:p>
      <text:p text:style-name="Text_20_body">Его состояние тоже было тактическим ходом.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 Много ума не надо, чтобы сделать вид. На тот момент он уже давно жаловался на меня и мое поведение, но доказа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остался «жертвой».</text:p>
      <text:p text:style-name="Text_20_body">Эта тактика манипулятора — оказаться в качестве «жертвы» безрассудного поведения кого-то. Например, манипулятор делает что-то плохое, а затем играет «жертву» и обвиняет кого-то другого за свои действия. Они способны убедить настоящую жертву, что они являются пострадавшими, и тогда хочется помочь этому человеку, даже не задумываясь, что это манипуляция. Самый простой пример: он не выполнил обещание, а всем расскажет, что она накинулась на меня просто так, ни с того, ни с сего.</text:p>
      <text:p text:style-name="Text_20_body">Итак, ему нужны были доказательства своих жалоб и он все спланировал. Он, впервые <text:span text:style-name="_30__20_Text">сам</text:span> <text:span text:style-name="_30__20_Text">позвонил</text:span> мне и <text:span text:style-name="_30__20_Text">сам предложил</text:span> поговорить, хотя <text:span text:style-name="_30__20_Text">всегда</text:span> отлынивал от любых выяснений отношений. Это был первый раз, когда он проявил инициативу и решил расставить все <text:soft-page-break/>точки над «I». Да. Он заморочился и выстроил целый план по моему «устранению».</text:p>
      <text:p text:style-name="Text_20_body">До начала разговора он вызвонил Жену Друга, конечно — незаметно для меня, потому, что от момента начала разговора до того, как он полез в окно он был на моих глазах и я не видела в его руках телефон. По словам Жены Друга, он сказал ей — «забери меня отсюда». Теперь мне понятно, что стало причиной этого беспричинного «шального» взгляда и необоснованной агрессии при ведении разговора. Он уже играл эту роль. Для меня. Меня нужно было сбить с толку, но я была слишком спокойная. И вместо его обычных действий, например, высмеивания, он выбрал тактику беспомощности. Он показывал мне, что я безжалостна в своих суждениях. Он смотрел на меня теми глазами, полными сумасшествия, внушая мне, что это результат моих жестоких действий.</text:p>
      <text:p text:style-name="Text_20_body">Дальше, как мы знаем, я сама все сделала, а именно — сломала ключ. Он прекрасно знал, что Жена Друга ждет его, так как предупредил ее заранее. Мои действия ему были только на руку — отличная возможность сыграть на моей заботе, выставив меня жесткой и бездушной. Попытка выйти в окно была очень убедительной, а я — очень наивной, ведь это было не более, не менее, чем заранее отрепетированное шоу.</text:p>
      <text:p text:style-name="Text_20_body">Все шло по плану. Он знал, что я его очень люблю. Он знал, что я от него зависима. Не испытывай я эти чувства, я бы ушла уже давно. Но он прекрасно понимал, что получил надо мной контроль. Теперь нужно было от меня избавиться, как от девайса, который периодически <text:soft-page-break/>дает сбой. Но, чтобы это сделать в свете, выгодном для него — ему нужны были свидетели.</text:p>
      <text:p text:style-name="Text_20_body">Пока я сидела и кромсала себе руку, не отдавая отсчет своим действиям, они отпаивали его, бедного, валерьянкой. Но нужно было продолжать игру. Скорее всего, он предложил им проверить мое состояние. Да, я уверена на все сто, что это была его идея. Он видел, что на полу на балконе я задыхалась, когда переступил через меня, чтобы уйти.</text:p>
      <text:p text:style-name="Text_20_body">Он увидел, что его план сработал. Теперь нужно было устроить шоу для друзей. Они ведь заслужили увидеть это зрелище. Они ведь выслушали столько его жалоб! Сколько было сказано обвинений в мой адрес! Не пропадать же такому добру!</text:p>
      <text:p text:style-name="Text_20_body">Он знал, что на тот момент отношений я уже была, оооочень мягко говоря — эмоционально неустойчива. И попал в точку. Он привел свидетелей для подтверждения всем своим жалобам и застал меня — в <text:span text:style-name="_30__20_Text">Совершенно Неадекватном Состоянии</text:span>. С порезанной рукой, тяжело дыша, я бросала телефоны об стену, я кидалась на него рыдая и крича, с кулаками «За что? За что ты так со мной? Что я тебе такого сделала?». Он прятался за их спинами от меня, как от зверя, насилию которого он больше не может противостоять... Все, как он и запланировал.</text:p>
      <text:p text:style-name="P28"><text:soft-page-break/>* * *</text:p>
      <text:p text:style-name="Text_20_body">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же не так плохо, как мне внушали? 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 Говорят, это нормально. Я, будучи жертвой абьюзера, слишком долго подвергалась влиянию его деструктивизма. Меня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text:p>
      <text:p text:style-name="Text_20_body">Мне не разрешали анализировать его действия. Мне приказывали следить за своим поведением. Понимаете? Палка двух концов. Его поведение — моя реакция. Уборос, который поедает свой хвост. Значение этого символа трактуется, как «репрезентация вечности и бесконечности, в особенности — циклической природы жизни». Его поведение порождает мою реакцию, дальше абьюзер демонстрирует недовольство этой реакцией, что, в свою очередь, порождало мою реакцию уже на это. Это бесконечный цикл, который невозможно было остановить. По крайней мере, мне это было не под силу.</text:p>
      <text:p text:style-name="Text_20_body">Все, что я могу сказать, это спасибо! Вспоминая это и понимая, я говорю спасибо, потому что именно осозна<text:soft-page-break/>ние того, что меня использовали и убило все чувства. 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12" text:outline-level="1"><text:bookmark-start text:name="Glava_15__Ad"/>Глава 15. Ад<text:bookmark-end text:name="Glava_15__Ad"/></text:h>
      <text:p text:style-name="Эпиграф_20__2b__20_автор">И, улыбаясь, мне ломали крылья,</text:p>
      <text:p text:style-name="Эпиграф_20__2b__20_автор">Мой хрип порой похожим был на вой,</text:p>
      <text:p text:style-name="Эпиграф_20__2b__20_автор">И я немел от боли и бессилья</text:p>
      <text:p text:style-name="Эпиграф_20__2b__20_автор">И лишь шептал: «Спасибо, что живой».</text:p>
      <text:p text:style-name="Эпиграф_20_-_20_автор">А. Высоцкий</text:p>
      <text:p text:style-name="Text_20_body">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понимала, что если останусь дома, то сойду с ума от одиночества и безысходности, в которое меня окунули. Я не могла писать, настолько у меня трусились руки.</text:p>
      <text:p text:style-name="Text_20_body">Я стучалась «во все двери» — ходила в гости к друзьям, нянчилась с их детками, по субботам помогала друзьям и работала в их кофейне. Пошла на бокс. Он облегчал мое состояние, ведь так я выплескивала на грушу, как говорится — всю желчь и негативные эмоции. Начала брать уроки гитары. Я завела дневник и старалась описать все мысли, что были в моей голове. Вот первая запись:</text:p>
      <text:p text:style-name="Quotations"><text:soft-page-break/>«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ara_20_05"/>
      <text:p text:style-name="Text_20_body">Вот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Text_20_body">«Фантомные боли»... Его мир слишком крепко прирос ко мне, что в какой-то момент я просто взвыла от боли и одиночества. Люди, которые не испытывали моральную боль на физическом уровне — я вам завидую белой завистью. Это не перелом, не головная боль... Эта боль не сравниться с зубной. Это боль в области груди как ожег — острая, ноющая и полностью берущая верх над всеми чувствами. Я ничего не ощущала, кроме боли. Сон, голод, страх — нет. Только боль. У меня было 9 переломов, 4 операции, я теряла близких мне людей, которых до сих пор не могу удались из контактов, меня пытались изнасиловать в 17 лет... Но эта боль сильнее, чем все перечисленное вместе взятое и умноженное на несколько. Я никому не пожелаю испытать на себе подобный ужас.</text:p>
      <text:p text:style-name="Text_20_body">Помимо того, что у меня начали сыпаться волосы, они еще и стремительно седели. Копна русых блестящих во<text:soft-page-break/>лос превратилась в куцый хвостик с белыми локонами. Есть я не могла — эта боль стояла комом в горле и вызывала рвотные порывы при попытки съесть хоть что-то. Алкоголь. Алкоголь — да. Он притуплял ее на какое-то время, и даже помогал выплеснуть ее наружу. И, напившись, я уже не контролировала себя — рыдала, кричала, билась в истериках и, казалось, этим страданиям не будет конца.</text:p>
      <text:p text:style-name="Text_20_body">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раздраженными красными впавшими глазами на худом уже угловатом лице.</text:p>
      <text:p text:style-name="Text_20_body">От голода я похудела до 44 кг.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 Так, как я вела всегда активный образ жизни, когда жир «ушел», моя фигура была похожа на комплекцию взрослеющего жилистого мальчика.</text:p>
      <text:p text:style-name="P28">* * *</text:p>
      <text:p text:style-name="Text_20_body">Из-за некоторых обстоятельств в конторе, все сотрудники перешли на удаленную работу на целый месяц. И вот тут начался полный кошмар. Если на следующий день после той роковой ночи я поехала на работу, потому что понимала — нужно держаться людей, то, находиться дома в полном одиночестве наедине со своим го<text:soft-page-break/>рем и своими мыслями было невыносимо. 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Text_20_body">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p text:style-name="Text_20_body">— Забери меня рак, я больше не хочу жить...</text:p>
      <text:p text:style-name="Text_20_body">Было адски больно, будто меня сжигали заживо.</text:p>
      <text:p text:style-name="Text_20_body">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 Мо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Text_20_body">Я писала и звонила, пыталась попросить прощение, но он заблокировал меня на всех ресурсах, с помощью которых я могла до него достучаться. Тогда я пыталась связаться с ним с помощью общих друзей, в следствии чего попала в бан и на их девайсах. Я испытывала чувство глубокого одиночества, понимая, что от меня все отвернулись, кроме, конечно, моей сестры, моей лучшей подруги и моего хорошего друга, которые очень со мной намучились за все это время моего страдания, но при этом были всегда рядом.</text:p>
      <text:p text:style-name="Text_20_body"><text:soft-page-break/>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 Нужно ли говорить о том, что у меня под подушкой постоянно лежали таблетки, те самые — «Серрата». Они были моей страховкой от полного безумия. Да, суицидаль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Text_20_body">Первое время я еще надеялась на то, что он «одумается» и поймет, что сделал ошибку. Все мои вещи стояли не разобранные, а так как я работала удаленно, то пользовалась только самым необходимым. Потом, спустя некоторое время, когда я поняла, что не вернусь к нему, я подключила один из своих девайсов и обнаружила, что мне прислал сообщение его это странный лучший друг, СЕО-босс, и очень удивилась, ведь мы ненавидели друг друга.</text:p>
      <text:p text:style-name="Text_20_body">Каково же было мое удивление, открыв чат с ним, понять, что сообщение это было адресовано не мне, а моему мучителю. Он залогинился на моем девайсе и не успел выйти к тому времени, как я перевезла все свои вещи. Я об этом не знала. Хотя я и допускаю, что это был еще один тактический ход, чтобы «добить» меня. Сейчас объясню. Его друг писал ему, что рад за него. Это было ответом на сообщение моего благоверного о том, что у него ночевала его Университетская Подруга и он из-за этого опоздает на работу...</text:p>
      <text:p text:style-name="P28"><text:soft-page-break/>* * *</text:p>
      <text:p text:style-name="Text_20_body">Его Университетская Подруга — я много о ней слышала и всегда только хорошее. И, как я уже говорила, я не ревнивая.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 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мужчиной, и познакомились мы тогда, когда она как раз переживала разрыв с ним.</text:p>
      <text:p text:style-name="Text_20_body">То есть получается, он привел ее как раз тогда, когда она стала свободна и как раз тогда, когда наши отношения переживали сложный период. Ведь до того, я просто знала о ее существовании и он, в свою очередь, якобы, по каким-то разным причинам никак не мог нас познакомить. Запомните этот момент. Я позже объясню, к чему я веду.</text:p>
      <text:p text:style-name="Text_20_body">Сидя в баре и выпивая за знакомство, я увидела на ее руке браслет — шамбалу, которую я сплела пару лет назад своему любимому парню. Как-то я спросила его:</text:p>
      <text:p text:style-name="Text_20_body">— А где тот браслет, который я тебе подарила?</text:p>
      <text:p text:style-name="Text_20_body">Он ответил, что не помнит, и что, скорее всего, потерял его. 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 Она <text:soft-page-break/>тогда спросила меня, мол не обижаюсь ли я, ведь по ее словам она не знала, что этот браслет плела ему я в качестве подарка. Я сказала, что нет, все в порядке, ведь я видела, что она искренне удивлена и слегка растеряна, ведь ситуация вышла пикантная.</text:p>
      <text:p text:style-name="Text_20_body">Человеком она оказалась на самом деле приятным и интересным. Но тот факт, что спустя 2 недели наш герой хвастался лучшему другу о ночных времяпровождениях с ней поверг меня в самую настоящую панику. Прочитав эти пару сообщений, у меня закружилась голова и запульсировало в висках, настолько я была не готова к этому.</text:p>
      <text:p text:style-name="Text_20_body">От такого удивления у меня, в прямом смысле слова, онемели руки — пальцы на руках. Я очень захотела посмотреть ему в глаза. Отчетливо помню, что это желание появилось у меня сразу после прочтения той переписки. Ко мне в гости ехала мо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Text_20_body">Конечно, уже тогда я не могла дозвониться ни одному его другу, так как была в бане у всех. Поэтому мне пришлось «дежурить» под дверьми. Я поднялась на нужный этаж и встретила там Жену Друга, ту самую, которая стала свидетельницей его попытки выйти в окно. Я попросила ее позвать ко мне любимого. И она согласилась это сделать, но при одном условии — она должна обыскать меня...</text:p>
      <text:p text:style-name="Text_20_body"><text:soft-page-break/>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 Я была в ее глазах загнанным зверем, и, стало быть, моя любовь была настолько сильной, что со стороны пугала. О чем она думала? Думала, что я захочу его порезать так же, как порезала себе руку? Я держала его всем своим весом, чтоб он, нидайбог не поранился и не разбился, пробы придти и поранить? Где логика? 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Text_20_body">Меня не было. Если вспомним мое состояние после операции и сравним это с температуй 38, можно себе представить, насколько тчательно меня обрабатывали, что я о себе в тяжелом состоянии не могла позаботиться так как о нем, когда его знобит... Короче, в том своем состоянии я была последним человеком, который хочет ему навредить. Хотя сейчас я куда опаснее, сидя перед компьютором и набирая текст книги, потому, что ко мне вернулась сила воли, а тогда во мне ее просто не было. Тогда она обыскивала зависимое слабое безвольное ничтожество, которое отчаянно хотело заслужить милость хозяина.</text:p>
      <text:p text:style-name="Text_20_body">Тщательно осмотрев меня, она его позвала.</text:p>
      <text:p text:style-name="P28"><text:soft-page-break/>* * *</text:p>
      <text:p text:style-name="Text_20_body">В его глазах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 Он начал на повышенных тонах говорить о том, что между ними ничего не было, и их встреча ограничилась лишь общением. Ну и конечно, сказал, что это не мое дело. Но я не отступала.</text:p>
      <text:p text:style-name="Text_20_body">Я спросила, любит ли он меня. Любой бы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я тогда больше всего на свете — не хотела слышать «нет».</text:p>
      <text:p text:style-name="Text_20_body">Он, конечно же это знал, и ответил со всей присущей ему жестокостью — «не знаю». И вот это его — «не знаю» как раз и стало причиной всего, что со мной происходило потом. Он дал мне надежду, потому, что знал, что я его очень люблю. Этим «не знаю» он продолжал держать меня «на привязи», заставляя пытаться стать для него еще лучше, еще умнее и с еще более отчаянной самоотверженностью пытаться заслужить его прощение.</text:p>
      <text:p text:style-name="Text_20_body">Так и было. Я сходила с ума дома, наедине со своими мыслями, пыталась, доказать ему, что люди меняются, и я изменилась. Что я все поняла — проблема во мне. Что я осознала всю свою вину и он просто должен дать мне <text:soft-page-break/>еще один шанс. Я говорила о приоритетах и о том, что он для меня всегда на первом месте. Я обещала ему не сдаваться и добиться от него прощения, приводя в пример мою историю с отцом, где я была недостаточно настойчивой и потеряла его навсегда. Я сказала, что больше не допущу этого и сделаю все что смогу, чтобы вернуть и все то хорошее, что между нами было... Хорошее? Другими словами, он сделал все, чтоб я просила «добавки».</text:p>
      <text:p text:style-name="Text_20_body">Это был крах. Я была в плачевном состоянии и не слушала никого, ни сестру, которая просила меня оставить все как есть и не унижаться, ни подругу, которая ненавидела его, ибо понимала, глядя со стороны, что происходит. Ни друзей, которые рассказывали мне, что он «остыл» и больше меня меня не любит.</text:p>
      <text:p text:style-name="Text_20_body">— Он любит! Я спрашивала, и он не сказал «нет»!!!</text:p>
      <text:p text:style-name="Text_20_body">Я стояла на своем и продолжала унижаться, думая, что все делаю правильно, что так и искупают свою вину, хотя даже тогда я не понимала, в чем именно я виновата. Моей целью было его вернуть, и я, не смотря ни на что, должна была этого добиться.</text:p>
      <text:p text:style-name="Text_20_body">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 он не подпускал меня к себе, держал на расстоянии, каждый раз блокируя новый канал связи.</text:p>
      <text:p text:style-name="Text_20_body"><text:soft-page-break/>Он говорил, что ему тоже без меня тяжело, что он тоже страдает, что не может меня забыть и что любит меня, но «мы делаем друг друга несчастными», все повторял он и обрывал связь, оставляя меня в полном безумии.</text:p>
      <text:p text:style-name="Text_20_body">Я пыталась звонить на горячую линию, где женщинам помогают в подобных ситуациях, но на вопрос — что случилось? — не смогла ничего ответить, кроме как — «болезненный разрыв», что звучало... глупо, и мне советовали проспаться. 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12" text:outline-level="1"><text:bookmark-start text:name="Glava_16__Nosce_te_ipsum"/>Глава 16. Nosce te ipsum<text:bookmark-end text:name="Glava_16__Nosce_te_ipsum"/></text:h>
      <text:p text:style-name="Text_20_body">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 Он осекся и проболтался, что не дома, а гуляет в центре и у него сейчас сядет телефон. Поэтому он прекращает наш диалог и хочет прогуляться домой пешком. Понимая, сколько времени ему идти, я мигом вызвала такси и поехала к нему.</text:p>
      <text:p text:style-name="Text_20_body">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 Потом, побежав наверх, я стала звонить в дверь, на случай, если он за это время уже вернулся. Но мне никто не открыл. Я услышала шорох, но подумала, что мне <text:span text:style-name="_30__20_Text">показалось</text:span>.</text:p>
      <text:p text:style-name="Text_20_body">Я ждала его еще примерно час, выходила на общий балкон покурить и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 За это время я порядком замерзла, ведь на улице зима, а гра<text:soft-page-break/>дусник показывал минус —17°. Я бродила и бродила еще около часа. Я была изнеможенной и мне было очень холодно. 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Text_20_body">Таксист оказался приятным человеком и очень неравнодушным, несмотря на молодой возраст. Я спросила его, не спешит ли он куда—нибудь:</text:p>
      <text:p text:style-name="Text_20_body">— Мне нужно с кем—то поговорить...</text:p>
      <text:p text:style-name="Text_20_body">Он сказал, что сразу заметил, что я на взводе и согласился меня выслушать. Для меня это было очень важно и я очень благодарна ему, за то, что в тот момент он не отвернулся от меня, хоть я и совершенно посторонний для него человек, которого он видит впервые.</text:p>
      <text:p text:style-name="Text_20_body">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 Я запомнила это вечер, как вечер откровений с неравнодушным незнакомцем. Я с теплом вспоминаю его, хоть он скорее всего и не подозревает, как много для меня сделал, просто выслушав меня.</text:p>
      <text:p text:style-name="Text_20_body">И вот он мне говорит:</text:p>
      <text:p text:style-name="Text_20_body">— А это не он идет?</text:p>
      <text:p text:style-name="Text_20_body">Я обернулась и увидела спину. Родную спину. Любимую спину. Я ее так давно не видела — мою спину! Я <text:soft-page-break/>вылетела из машины, побежала за ним и нагнала его уже когда он заходил в подъезд. 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Text_20_body">Он сказал, что сейчас живет не один, а со своим странным СЕО-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 Забавно, ведь позже у меня получится свести все эти обстоятельства в одну целую картину. Ведь всему есть объяснение, не так ли? Так вот, оказывается,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Ведь ему сказали, что я уехала, но никто не знал, что я вернулась...</text:p>
      <text:p text:style-name="Text_20_body">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 Говорила и говорила. Но это были все те же пустые глаза. Этот разговор ни к чему не привел. Он также стоял на своем, мол «мы делаем друг друга несчастными», «я сейчас ищу себя, ищу смысл жизни...»...</text:p>
      <text:p text:style-name="Text_20_body">Nosce te ipsum – его любимая фраза. В переводе с латинского, она означает «Познай самого себя». Довольно <text:soft-page-break/>безобидная фраза, но она очень хорошо описывает его мышление и поведение. Он цитирует глубокую фразу, но его поступки, которыми сопровождается это выражение идут в разрез с ней. Это не просто сбивало меня с толку, а окунало меня в головой в когнитивный диссонанс, из которого я уже не могла выбраться самостоятельно. Я погрязла в нем и, увлеченная иллюзорными миражами, даже не пыталась выбраться.</text:p>
      <text:p text:style-name="Text_20_body">Попробую сформулировать мысли, которые тогда орудовали в моей голове:</text:p>
      <text:p text:style-name="Text_20_body">— Я очень его люблю. Я хочу быть с ним. Я хочу, чтоб мы были счастливы вместе. Я не хочу, чтобы он страдал, но не знаю как это сделать...</text:p>
      <text:p text:style-name="Text_20_body">Сейчас мне становится страшно — это была я. Эта история обо мне. Я смотрю в прошлое, и мне сложно представить, что это была я... Что я не сопротивлялась такому насилию. С тех пор, как все закончилось, у меня ни разу не было истерики... Я не нервничаю, не срываюсь на охранников в супермаркете, как было еще некоторое время назад. Прошло меньше года, а я ловлю себя на мысли, что я совсем другая. Не та, котору бы он хотел видеть, а та я, которой была до него. Та самая — сильная, упрямая, самодостаточная. И мне действительно сложно понять, как я могла тогда такое допустить...</text:p>
      <text:p text:style-name="Text_20_body">В том разговоре он рассказал мне, как меня ненавидят его родители и перекрутил слова моей сестры, из-за чего я очень много ей высказала, а оказалось, что он, как и всегда, следуя своему плану — пытался поссорить нас — оставить меня совершенно одну наедине в полной зависимости от него, ведь он хороший, просто он устал <text:soft-page-break/>от моих истерик, а все вокруг желают мне зла, даже моя сестра, у которой я тогда жила и которая заботилась обо мне, видя все, что со мной происходит изо дня в день. Что я могу сказать — я повелась и нет мне оправдания.</text:p>
      <text:p text:style-name="Text_20_body">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стать хорошей?» — думала я.</text:p>
      <text:p text:style-name="Text_20_body">Прошло несколько дней после этой встречи, как он предложил встретиться еще раз и поговорить. Я была в не себя от счастья. Я была уверена, что он понял, как я его люблю, и делает шаг на встречу. Вот только сейчас понимаю, что это было еще одной провокацией. Он безжалостно «добивал» мою психику, втаптывая меня в землю огромным молотом своих издевательств.</text:p>
      <text:p text:style-name="Text_20_body">В ходе разговора он сказал, что не видит во мне изменений... Что я осталась такой же эгоистичной и думаю только о себе...</text:p>
      <text:p text:style-name="Text_20_body">—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Text_20_body">Он высказал свою уверенность в том, что в этом случае между нами не может ничего быть, и — попросил уйти. Ба-бах.</text:p>
      <text:p text:style-name="P28"><text:soft-page-break/>* * *</text:p>
      <text:p text:style-name="Text_20_body">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 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а сил нет уже. 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Text_20_body">Когда приехали врачи, я сидела на кровати на корточках, меня качало вперед-назад, и я мяла под собой простыни. Одним словом, картина была печальная. К слову, я понимала это, но сидеть спокойно не могла, меня трусило изнутри, заставляя качаться, и я не могла остановиться. 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остановить этот кошмар.</text:p>
      <text:p text:style-name="Text_20_body">— Мне все равно, — причитала я, — что это будет: укол или палата с мягкими стенами. Я хочу есть и спать, но не могу... Сделайте так, чтоб это прекратилось...</text:p>
      <text:p text:style-name="Text_20_body">Я ответила на все вопросы, которые мне задали. Ответила честно, не скрывая суицидальных мыслей и не ута<text:soft-page-break/>ивая мелочей и подробностей. Меня послушали и вынесли вердикт — речь связная, не обрывистая, рассуждает нормально, мыслит логично, так что забирать мы ее не будем а просто уколим успокоительное.</text:p>
      <text:p text:style-name="Text_20_body">Они пообещали мне, что я буду спать 6 часов. Я поспала 2 часа и была им безумно благодарна, ведь это был здоровый крепкий сон. Перед тем, как уснуть, один из врачей дал мне визитку психолога и посоветовал мне к нему обратиться, заверив меня, что он мне поможет во всем разобраться. На следующий день я ему позвонила.</text:p>
      <text:p text:style-name="Text_20_body">И вот я — «безжалостная мучительница», которой внушили, что она больна, принимает решение лечиться, в то время как он, несчастная жертва моего поведения, «зализывает свои раны». Я была уверена, что со мной не все в порядке и обратилась к специалисту за помощью в поиске проблем во мне, в надежде вылечиться.</text:p>
      <text:p text:style-name="Text_20_body">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 Эта цифра оказалась приемлемой и для меня и для него. С тех пор у меня не было сомнений, что для него это не работа, а действительно дело, которым он живет — помогать людям. Уже по телефону я сразу поняла, что он мне поможет. Успокаивающим и мягким голосом он попросил меня вкратце описать проблему и назначил первый сеанс.</text:p>
      <text:p text:style-name="Text_20_body">Я очень переживала. Раньше психологов я видела только в кино, и это были какие-то комедийные сцены. <text:soft-page-break/>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 Он, скажем так,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ни разу не перебил.</text:p>
      <text:p text:style-name="Text_20_body">И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 Я училась играть на гитаре, месила грушу, работала в кофейне, ходила на сеансы и в гости, и постепенно начала восстанавливаться. В соц 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12" text:outline-level="1"><text:bookmark-start text:name="Glava_17__Ia_vsie_ponial"/>Глава 17. Я все понял<text:bookmark-end text:name="Glava_17__Ia_vsie_ponial"/></text:h>
      <text:p text:style-name="Text_20_body">Итак, я постепенно начала приходить в себя и даже ст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 Сон уже был стабильным, появился какой-никакой аппетит и — желание жить. Но по прежнему было ощущение, что чего-то не хватает. Конечно не хватало его.</text:p>
      <text:p text:style-name="Text_20_body">И вот однажды, сидя на работе, я получаю сообщение. От него. Как только я увидела его номер, меня охватила дрожь. Это было счастье и страх одновременно. Это была паника. Я попросила совета коллеги, который внес свой вклад и очень поддержал меня. Он помогал мне с переездами, и съездить в другой город было его идеей. Я отвела его в сторону и спросила его мнение — что бы это могло значить:</text:p>
      <text:p text:style-name="Text_20_body">— Я хочу провести с тобой ночь, но тебе это вряд ли понравится.</text:p>
      <text:p text:style-name="Text_20_body">Мой друг и коллега смотрел, как меня всю трусит, я плакала и улыбалась во все лицо... Он не понимал, как такое сообщение могло меня так обрадовать! Конечно я была счастлива! Обо мне помнят. За мной скучают. Без меня не могут. Но чувство собственного достоинства (а <text:soft-page-break/>оно было, хоть в это и сложно поверить) не позволяло мне показывать свою радость. На это сообщение я ответила, что не девочка на побегушках и не прибегу по первому зову.</text:p>
      <text:p text:style-name="Text_20_body">— Тебе что, потрахаться не с кем? — спросила я его.</text:p>
      <text:p text:style-name="Text_20_body">Но диалог продолжился и он высказал желание встретиться. У него была одна моя вещь. Я хотела ее забрать. Именно это стало предлогом моего согласия встретиться. В тот день я заехала в магазин музыкальных инструментов, забрала свою новую гитару и поехала в назначенное место.</text:p>
      <text:p text:style-name="Text_20_body">Мой вид уже был более или менее здоровым после всего кошмара, который я пережила за те два месяца, но я все еще была слишком худая, и на фоне коробки с гитарой я выглядела совсем миниатюрной.</text:p>
      <text:p text:style-name="Text_20_body">Конечно, он опоздал. Бар, который он выбрал был небольшим. Столиков было немного, но в целом обстановка была уютная. Я присела за свободный стол, который стоял между двух диванов и <text:span text:style-name="_30__20_Text">ждала</text:span>.</text:p>
      <text:p text:style-name="Text_20_body">Он пришел, и на его лице считывалась неуверенность с примесью страха. Он, как и я, не знал, чего ожидать от этой встречи. Пришел он подготовленный. 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text:p>
      <text:p text:style-name="Text_20_body">Завязался разговор. Я отметила про себя, будто разговариваю с незнакомым мне человеком. Сейчас я это могу <text:soft-page-break/>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он был таким, каким ему было удобно быть.</text:p>
      <text:p text:style-name="Text_20_body">Можно перечислять долго, но факт остается фактом. Я его любила. Очень. И даже если на моем лице была уверенность и гордость в тот вечер, то внутри сидела все та же маленькая девочка, которая все также хотела в объятия к любимому.</text:p>
      <text:p text:style-name="Text_20_body">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 Я остро ощущала, что взяла верх. Я перестала ему звонить и писать. Я полностью пропала и начала строить свою жизнь заново и он понял, что меня потерял.</text:p>
      <text:p text:style-name="Text_20_body">Итак, наш герой распинаясь, пытался мне что-то рассказывать, но сидела, как снежная королева и получала удовольствие от того, что он уже почти кричит, ведь в баре играет музыка, а я в свою очередь делаю вид полного безразличия.</text:p>
      <text:p text:style-name="Text_20_body">Растерянность. Вот что было на его лице. Я могла им играться первый раз за все время нашего с ним знакомства. Я могла себе это позволить, ведь он «приполз»... не на коленях... он не просил прощение... Он сказал, что «влюбился в меня заново». И я растаяла.</text:p>
      <text:p text:style-name="Text_20_body"><text:soft-page-break/>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Text_20_body">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я могу расшифровать эту его фразу так: «Раньше тебя любить было не за что, а теперь есть за что». Ну ведь правильно же? Смысл именно такой получается?</text:p>
      <text:p text:style-name="Text_20_body">В следующих главах я уделю больше времени таким расшифровкам, разъяснениям и описанием возможных путей развития и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p text:style-name="Text_20_body">— Ты очень хорошо выглядишь.</text:p>
      <text:p text:style-name="Text_20_body">— Я очень за тобой соскучился.</text:p>
      <text:p text:style-name="Text_20_body">— Я рад, что ты согласилась со мной встретиться.</text:p>
      <text:p text:style-name="Text_20_body">Все это свидетельствовало о том, что он тоже рад — и я была рада вдвойне. Он спросил меня, чем я занимаюсь, и я начала перечислять:</text:p>
      <text:p text:style-name="Text_20_body">— По понедельникам, средам и пятницам я хожу на бокс, по субботам работаю в кофейне, по воскресеньем договорилась с другом заниматься уроками игры на гитаре, четверги оставила для встреч с друзьями...</text:p>
      <text:p text:style-name="Text_20_body"><text:soft-page-break/>— А по вторникам? — спросил он.</text:p>
      <text:p text:style-name="Text_20_body">— А по вторникам я хожу на сеансы к психологу...</text:p>
      <text:p text:style-name="Text_20_body">Он очень удивился, и я видела на его лице радость. Тогда я еще по наивности своей, объясняла это тем, что он рад за меня, что я решила избавиться от своего недуга — чрезмерной эмоциональности, 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Ведь именно эти качества и порождают зависть и жестокость, если человек — полное ничтожество. Хорошая, красивая, не глупая девочка не смогла сама справиться со своей любовью к нему и попросила помощи у специалистов. Я только представить могу до каких высот он тогда за мой счет поднял свою ничтожную самооценку.</text:p>
      <text:p text:style-name="Text_20_body">Он все говорил и говорил, расспрашивал меня как и что, я отвечала сухо и коротко, и он попросил меня к нему подсесть — ему было плохо меня слышно. Я тогда сидела, мягко говоря, на пафосе, пользуясь его неуверенностью и вниманием, и сказала, что если ему меня плохо слышно, то он мог бы сам пересесть куда ему удобно.</text:p>
      <text:p text:style-name="Text_20_body">Ха! Я была на высоте! Но какая я была дура, ведь это оказалось очередным замыливанием. Крючок, который я вырвала с мясом еще несколько недель назад, сейчас заглатывала еще с большим аппетитом, а он в это время еще больше наслаждался победой от собственной игры. Да, игра еще не закончилась.</text:p>
      <text:h text:style-name="P12" text:outline-level="1"><text:bookmark-start text:name="Glava_18__A_zachiem_vam_Ona_"/>Глава 18. А зачем вам Она?<text:bookmark-end text:name="Glava_18__A_zachiem_vam_Ona_"/></text:h>
      <text:p text:style-name="Text_20_body">Ох, 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Он показывал мне сожаление, что так все вышло, слушая меня, но так и не высказал его вслух.</text:p>
      <text:p text:style-name="Text_20_body">Его настолько «растрогало» мое лечение у психолога, что он попросил меня взять его с собой на следующий сеанс. Спасибо. Это была еще одна точка невозврата в моем отношении к нему. Это было начало конца, потому, что он переоценил свое доминирующее положение, ведь я вела его к настоящему профессионалу.</text:p>
      <text:p text:style-name="Text_20_body">Итак, мы идем к психологу. Оба. Добровольно. Этот тот случай, когда никто никого не просил и не принуждал. Так как я уже посетила несколько сеансов и мою историю доктор знал, я подумала, будет честно дать доктору возможность наедине, без лишних ушей, услышать и вторую версию. Накануне встречи я позвонила ему и предупредила о том, что буду не одна и могу выйти выпить кофе, например, пока они раззнакомятся. Доктор со мной согласился, и мы договорились, что около получаса ему хватит.</text:p>
      <text:p text:style-name="Text_20_body"><text:soft-page-break/>Я переживала, правда. Он делал вид, что хочет все исправить, а я искренне на все это велась и — была несказанно счастлива. Мы пришли к психологу. Теперь я могу только предполагать его реакцию. Он на протяжении нескольких сеансов слушал о том, как мне больно, видел мои слезы, слушал мою историю и пытался помочь мне разъяснить мое непонимание происходящего. Мои рассказы ведь были лишь об одном — я не понимаю, почему это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 Слишком много было непонимания. Слишком сильной была моя боль. Но его силами — силами доктора, я начала «поправляться» и постепенно, как говорится — стала на ноги.</text:p>
      <text:p text:style-name="Text_20_body">И вот он нас видит. Мое счастье было сложно скрыть — все было написано на лице. Но что видит доктор на самом деле — что я, несмотря на всю боль, что мне причинил любимый — принимаю его назад, что автоматически является прощением. Доктор уже знает, что я просто снова подсела на крючок, ведь он видит главного персонажа этой истории, который смело проходит, достаточно легко себя ведет, не пряча при этом откровенного любопытства, но не более. Мы здороваемся с ним, проходим в кабинет, и тут я уже «намылилась» уходить, дабы оставить их наедине, но доктор сказал:</text:p>
      <text:p text:style-name="Text_20_body">— Останьтесь, Яна...</text:p>
      <text:p text:style-name="Text_20_body">Я не стала возражать, хоть и растерялась — ведь мы же договорились. Я просто хотела, чтобы все было ис<text:soft-page-break/>кренне. Я не хотела, чтобы любимый чувствовал неудобство от моего присутствия, рассказывая при мне о наших проблемах. Он же хочет все вернуть, но и проблемы есть и их надо решить. Я просто хотела, чтобы все было по честному. Но доктор, видимо, сразу понял, что он из себя представляет. Вероятно, он понял, что никакого неудобства тот не будет испытывать ни в моем присутствии, ни наедине с ним. И был прав.</text:p>
      <text:p text:style-name="Text_20_body">Сколько полилось обвинений. Я вспоминаю и просто поражаюсь всей этой картиной, уже со стороны, конечно. Вот сидим мы такие на диване, я веду себя сдержанно, он — обнимает меня, держит меня за руку и так нежно поглаживает. Напротив нас, слегка развалившись в кресле, сидит психолог и внимаааательно, не перебивая — слушает. Мой милый рассказывал и показывал как я ору, что я ору и на кого похожа, когда ору. Что он боится меня, и ему кажется, что когда я плачу и истеричу, то способна «всунуть вилку ему в глаз».</text:p>
      <text:p text:style-name="Text_20_body">В общем, весь его монолог ничем не отличался от его обвинений и раньше. Он, упуская причины, минут сорок повествовал о том, что я неадекватно себя веду и реагирую на все тоже неадекватно. Он не стеснялся называть вещи «своими именами» и звучало много обидных слов в мой адрес, но ведь рассказывал он все это доктору, не высказывая ни чувства вины со своей стороны, ни чувства ответственности, когда я сидела рядом с ним... Ну и конечно, при этом он нежно, успокаивающе меня обнимал, не останавливаясь в своем повествовании.</text:p>
      <text:p text:style-name="Text_20_body">Мне сразу сказали — не перебивать, а если я с чем-то несогласна — делать заметки в блокноте, чтобы потом к <text:soft-page-break/>ним вернуться и обсудить. Я сидела молча и слушала. Моя реакция была обычна — он не говорил ничего нового, я могла наизусть пересказать все его обвинения и упреки, ведь слышала их в свой адрес неоднократно.</text:p>
      <text:p text:style-name="Text_20_body">И тут милый вспомнил о той самой ночи, когда я резала себе руку. Он не мог этого видеть, ведь Жена е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 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настолько больно, когда он ушел, что я, не отдавая отсчет своим действиям, была готова сделать все, чтоб эта боль утихла. Делая ударение на слове «все».</text:p>
      <text:p text:style-name="Text_20_body">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 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подыгрывая интонацией и мимикой.</text:p>
      <text:p text:style-name="Text_20_body">Доктор слушал внимательно, но я заметила как он немного напрягся в кресле, затем наклонился слегка вперед, остановил моего благоверного и спросил:</text:p>
      <text:p text:style-name="Text_20_body">— А скажите мне, пожалуйста, зачем вам Яна?</text:p>
      <text:p text:style-name="Text_20_body">— В смысле «зачем мне Яна»?</text:p>
      <text:p text:style-name="Text_20_body"><text:soft-page-break/>— Судя по вашему рассказу, Яна очень плохая, обижает вас и неправильно себя ведет. Так зачем Яна — вам?</text:p>
      <text:p text:style-name="Text_20_body">— Потому, что я ее люблю... — ответил мой милый, и я расплылась в улыбке.</text:p>
      <text:p text:style-name="Text_20_body">Я знала! — думала я, — я была уверена, что он любит. Как же можно вот так все закончить, ведь мы столько пережили! Дальше я смутно помню, чем закончился тот сеанс. Доктор начал задавать ему подобные вопросы, а видела, как мой любимый приходит в ступор после каждого и не может ответить с присущей ему неоправданной уверенностью. Но это были вполне обоснованные беспристрастные попытки доктора научными методами позволить человеку открыться.</text:p>
      <text:p text:style-name="Text_20_body">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Text_20_body">Было очень много эмоций, и, по видимому, все, что происходило потом было не настолько важным, чтоб это запомнить. И вот мы это сделали. Общими усилиями — его и моими, мы помирились. Я тогда, на сеансе,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я тебя люблю» и ты должна быть мне благодарной, за то, что я люблю тебя вот такую ущербную.</text:p>
      <text:p text:style-name="Text_20_body"><text:soft-page-break/>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 К следующему вторнику оказалось, что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Text_20_body">Спустя недели три мне позвонил психолог. Я сразу начала извиняться, за то, что мы пропали, говорила, что у нас все хорошо и, вроде как, пока нам это не нужно... Но мне доктор ответил, что мне уже и не нужно к нему ходить.</text:p>
      <text:p text:style-name="Text_20_body">— С вами все в полном порядке, — сказал он, — но вот Его я бы хотел видеть.</text:p>
      <text:p text:style-name="Text_20_body">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психолога, ведь тот видел его насквозь.</text:p>
      <text:p text:style-name="Text_20_body">Тут хотелось бы немного порассуждать. Давайте прикинем, почему доктор не попросил у меня его телефон и не пригласил его участвовать в группе лично? Тогда бы у меня не было возможности воочию наблюдать, как он от этих занятий увиливает. К тому же, он мне сказал, что мне больше ходить не нужно, подтекстом чего является «проблема не в вас», давая понять, что с моим парнем <text:soft-page-break/>нужно работать, подтекстом чего является «проблема в нем».</text:p>
      <text:p text:style-name="Text_20_body">Тогда я совершенно не придала этому значение, но эта ситуация, тем не менее, отложилась в памяти и теперь, спустя время, за которое я нашла множество ответов для себя, я понимаю к чему доктор вел. Он всячески давал мне понять, с кем я имею дело, но профессионализм запрещает делать это напрямую.</text:p>
      <text:h text:style-name="P12" text:outline-level="1"><text:bookmark-start text:name="Glava_19__Ia_podumaiu"/>Глава 19. Я подумаю<text:bookmark-end text:name="Glava_19__Ia_podumaiu"/></text:h>
      <text:p text:style-name="Text_20_body">Казалось, старые отношения закончились, а с ними и постоянные выяснения отношений. Я была рада, испытывать внимание с его стороны и чувствовать его любовь. Но я охладела. 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 Я уже не боялась высказаться, по другому реагировала на замечания — не отступала, а отвечала на них решительнее, блокируя его попытки пошатнуть мою уверенность.</text:p>
      <text:p text:style-name="Text_20_body">Мне стало гораздо легче осознавать себя в этих отношениях. Если говорить языком образов, то раньше я могла бы их сравнить с потемками, или туманом, но теперь многое прояснилось. К тому же, его лучший друг начал стремительно терять свой авторитет, и, как и все высокомерные личности, вел себя крайне отвратительно, пытаясь этот авторитет вернуть. Соответственно, он перестал оказывать негативное влияние на моего парня.</text:p>
      <text:p text:style-name="Text_20_body">Время шло. Близилась наша третья годовщина отношений. Я отчаянно пыталась делать вид, что ни о чем не подозреваю — он собирался сделать мне предложение, <text:soft-page-break/>он спалился, так что сюрпризом для меня это не было. Судя по всему, он рассказал об этом нескольким нашим друзьям. Не всем — нескольким. Особенным людям. Помните, «мое окружение — наше окружение»?</text:p>
      <text:p text:style-name="Text_20_body">Мы решаем поехать в горы и как следует отметить это день, ну а так, как я «типа» не знала, что там будет, предложила поехать с нашей уже сбитой компанией. Я, он, Жена с сестрой и та самая Университетская Подруга с браслетом, с которой я уже успела подружиться. Компания собралась приятная и душевная. И вот близится полночь. Я приготовила подарок и трепетно ждала, когда смогу его вручить, ну и конечно очень переживала из-за предложения, которое, я уже знала точно, он мне сделает сегодня.</text:p>
      <text:p text:style-name="Text_20_body">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 Бедные девочки в горах пятью зажигалками зажигали с сотню свечей «Marry me» и огромное сердце, пока он курил со мной на террасе. Он до сих пор должен им деньги за эти свечи...</text:p>
      <text:p text:style-name="Text_20_body">Это было очень красиво, он подошел ко мне, стал на колени и открыл коробочку. Я, конечно, разрыдалась. Я думала, что готова к этому, но оказалось нет. Я плакала от счастья, ведь это было волшебно. Еще я всегда это представляла. С детства. Вот придет мой принц, кажет: «Выходи за меня», а я скажу: «Я подумаю...» и тут же отвечу «Да» и брошусь на шею, расцелую.... Но вот это <text:soft-page-break/>— «я подумаю» почему то всегда хотела сказать... Что тут скажешь? Девочки...</text:p>
      <text:p text:style-name="Text_20_body">И вот я у окна, рыдаю от счастья. Он спрашивает меня, выйду ли я за него. Я говорю: «Я подумаю...», как в своей заветной мечте. 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 Одна доля секунды, но я и сейчас наслаждаюсь этими воспоминаниями. Но ему это не понравилось. Ничего страшного — он через пару минут отомстит мне за эту мою «выходку».</text:p>
      <text:p text:style-name="Text_20_body">Естественно я, как и мечтала, тут же сказала — «Да!» Кинулась ему на шею и мы целовались. На асфальте догорали свечки, это все снимала его, уже и моя, Университетская Подруга, и мне казалось, что я самый счастливый человек на планете. Минуты две...</text:p>
      <text:p text:style-name="Text_20_body">Конечно, все были на эмоциях и пошли курить. Мы собираемся на террасе, я трепещу от счастья, мы закуриваем и я спрашиваю...</text:p>
      <text:p text:style-name="Text_20_body">— Котик, а когда ты принял такое решение — на мне жениться?</text:p>
      <text:p text:style-name="Text_20_body">— Уже давно... — сказал он, на секунду задумался, потом со всем присущим ему пафосом, выдыхая дым, ответил. — Но ты своим поведением отбивала у меня все желание.</text:p>
      <text:p text:style-name="Text_20_body">Вот так. Он дал мне понять, точнее сказал мне это открытым текстом, что я очень плохо себя вела, и он каждый раз передумывал. Веди я себя хорошо, он бы <text:soft-page-break/>уже давно сделал этот шаг, но я все портила... 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 Но это уже не было обидным для меня. Я это запомнила, ведь с тех пор, я приняла решение — грусть и обиду заменять на злость, что очень помогает крепче стоять на ногах и придает уверенность.</text:p>
      <text:p text:style-name="Text_20_body">Да, он этим все испортил, эйфория закончилась, но это меня не сбило с ног, как было бы еще несколько месяцев назад. Я еще не понимала, что он мной манипулирует, но в тот момент я четко осознала что:</text:p>
      <text:p text:style-name="Text_20_body">а) мне это не нравится;</text:p>
      <text:p text:style-name="Text_20_body">б) это ненормально.</text:p>
      <text:p text:style-name="Text_20_body">Очень помню тот день и ту эмоцию. Могу ее описать, как будто бы у меня включился инстинкт самосохранения. Да, как только он одел кольцо мне на палец, я осознала, что брак, это серьезный шаг и поняла, что если сейчас, как говорится — все на словах, то в случае законной регистрации брака мне будет сложнее игнорировать такое отношение. Что тут скажешь — к сестре уже так просто не сбежишь. И я стала думать головой, а не слепым любящим сердцем.</text:p>
      <text:p text:style-name="Text_20_body">Я невеста. Это непривычно!</text:p>
      <text:p text:style-name="Text_20_body">— Ну и когда же мы поженимся? — спросила я.</text:p>
      <text:p text:style-name="Text_20_body">— Давай летом. — предложил он.</text:p>
      <text:p text:style-name="Text_20_body"><text:soft-page-break/>Отличная идея.</text:p>
      <text:p text:style-name="Text_20_body">Я не знаю, как мы вообще до лета дожили.</text:p>
      <text:h text:style-name="P12" text:outline-level="1"><text:bookmark-start text:name="Glava_20__Mien_shie_niuansov"/>Глава 20. Меньше нюансов<text:bookmark-end text:name="Glava_20__Mien_shie_niuansov"/></text:h>
      <text:p text:style-name="Text_20_body">Выше я упоминала о брачном контракте. Та история, когда мы выясняли отношения по пути в его родной город. То был конец конфликта, развязка, но сейчас я расскажу с чего все началось.</text:p>
      <text:p text:style-name="Text_20_body">К нам в очередной раз пришла в гости Жена Друга, и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 Для нее это было актуально, ведь, как мы знаем, у них с мужем был семейный бизнес, в который она порядочно вложилась, а в итоге не получила ничего, кроме рецептов от психотерапевта и бесконечных тяжб по расторжению брака.</text:p>
      <text:p text:style-name="Text_20_body">В общем, она говорила о том, что это была бы прекрасная идея, а мой жених поддакивал ей, пока я сидела и слушала все это. Я старомодна, стало быть. Я не влюбчивая и для меня брак — на всю жизнь,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Text_20_body">Завидев мою пассивную реакцию, он стал подначивать меня принять участие в этой дискуссии, но как мы зна<text:soft-page-break/>ем, разговор с деструктивной личностью плавно превращается... плавно превращается — в спор. Так было и в этот раз.</text:p>
      <text:p text:style-name="Text_20_body">Завтра рабочий день, и Жена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 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Text_20_body">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 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p text:style-name="Text_20_body">— Так будет легче при разводе — меньше нюансов. — сказал он мне.</text:p>
      <text:p text:style-name="Text_20_body">Я не выдержала и сказала, что если он хочет «подстраховаться», то пусть составляет сам этот договор, но чтоб моего имени там не было:</text:p>
      <text:p text:style-name="Text_20_body">— Пиши, я такой-то такой-то, при разводе получаю все, что нажил сам в этом браке, а я подпишу, но скажи мне тогда — зачем мне выходить за тебя, если мы с тобой еще не расписаны, а ты уже готовишься к разводу и делишь имущество?</text:p>
      <text:p text:style-name="Text_20_body"><text:soft-page-break/>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 Он был взбешен, но я потом горько поплатилась за эту свою «выходку». Завтра меня начнут выгонять из дома.</text:p>
      <text:p text:style-name="Text_20_body">У меня сохранилась переписка, где на следующий день он идет на попятную — забирает свои слова обратно:</text:p>
      <text:p text:style-name="Text_20_body">— ...Я не хотел никогда никаких бумажек. Вчера это был просто разговор, из которого ты нашифровала.</text:p>
      <text:p text:style-name="Text_20_body">— Просто разговор заканчивается на фразе «мне не приятен этот разговор», а не длится до трех ночи со словами «да как ты не понимаешь?..», учитывая факт того, что мне рано вставать. Так что ничего я себе не нашифровывала. — отвечаю я.</text:p>
      <text:p text:style-name="Text_20_body">— 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p text:style-name="Text_20_body">— Меня такое отношение мягко говоря не устраивает! Что-то ты часто уходишь от своих сказанных слов! С аргументом — я ляпнул не подумав...</text:p>
      <text:p text:style-name="Text_20_body">— 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это плохая причина.</text:p>
      <text:p text:style-name="Text_20_body"><text:soft-page-break/>— Если бы этот разговор был <text:span text:style-name="_30__20_Text">до</text:span> твоего предложения — сказала бы! Как преподнес — такая и причина.</text:p>
      <text:p text:style-name="Text_20_body">— Поэтому я не понимаю, почему ты так упорно ее пытаешься пропихнуть. Когда причина не в этом.</text:p>
      <text:p text:style-name="Text_20_body">— Короче, хватит. Мне надоело. Мне тут работать надо... — попыталась я закончить этот бред.</text:p>
      <text:p text:style-name="Text_20_body">Что мы видим?</text:p>
      <text:p text:style-name="P22">Я не хотел никогда никаких бумажек.</text:p>
      <text:p text:style-name="Text_20_body">Он пытается убедить меня в том, что я услышала не то, что услышала.</text:p>
      <text:p text:style-name="P22">Но думать, что я всерьез намерен с тобой договор заключать это плохая причина... Когда причина не в этом.</text:p>
      <text:p text:style-name="Text_20_body">Пытается внушить мне, что есть какая-то другая причина, чтоб заставить меня оправдываться и доказывать, что никакой «другой» причины нет.</text:p>
      <text:p text:style-name="P22">Вчера это был просто разговор, из которого ты нашифровала.</text:p>
      <text:p text:style-name="Text_20_body">Он пытается внушить мне, что я ненормальная, выдумываю то, чего на самом деле не было.</text:p>
      <text:p text:style-name="P22">Думал проснется — может дойдет.</text:p>
      <text:p text:style-name="Text_20_body">Обвинение в тупости: до тебя не доходит, ведь ты тупая.</text:p>
      <text:p text:style-name="P22">Скажет, чет реально мне пригорело. А нет. Набрала аргументов и говна на лопате на! Главное что ты права.</text:p>
      <text:p text:style-name="Text_20_body"><text:soft-page-break/>Обвинение в иррациональности, тупости, конфликтности, необоснованности в суждениях. Ну и конечно — маска «жертвы».</text:p>
      <text:p text:style-name="P22">Главное, что ты права.</text:p>
      <text:p text:style-name="Text_20_body">«Дабл байнд»— двойной смысл, который «кричит» о том, что я не права, осуждает в иррациональности.</text:p>
      <text:p text:style-name="P22">А чего ты не сказала «нет», мне чисто интересно? Дай угадаю. Ты про бумажки не знала?</text:p>
      <text:p text:style-name="Text_20_body">Попытка съехать с темы и заставить меня оправдываться.</text:p>
      <text:p text:style-name="P22">Дурацкие разговоры были всегда.</text:p>
      <text:p text:style-name="Text_20_body">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22">Поэтому я не понимаю, почему ты так упорно ее пытаешься пропихнуть.</text:p>
      <text:p text:style-name="Text_20_body">Попытка убедить меня в том, что я агрессор, не знаю, как его бросить, и пытаюсь пропихнуть какую-то неизвестную причину (это вот как раз его метод).</text:p>
      <text:p text:style-name="P28">* * *</text:p>
      <text:p text:style-name="Text_20_body">Его инфантильность во взрослом возрасте еще раз свидетельствует о том, что он держит всех за дураков, отлынивая от ответственности, как маленький ребенок, ну и конечно, свидетельствует об определенных откло<text:soft-page-break/>нениях тем, что он это делает неосознанно. 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просто считает, что может вот так забрать свои слова назад, и, мало того, обвинить человека, за последствие этих слов.</text:p>
      <text:p text:style-name="Text_20_body">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у него не получалось. 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не правильно работает. Ведь мы уже знаем, что <text:span text:style-name="_30__20_Text">причины</text:span> подобных моих действий его не интересуют.</text:p>
      <text:p text:style-name="Text_20_body">Это было хуже некуда. 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text:p>
      <text:p text:style-name="Text_20_body">— Когда вещи заберешь? — пишет он в тот же день.</text:p>
      <text:p text:style-name="Text_20_body">— Сегодня, — отвечаю я, на что он отвечает:</text:p>
      <text:p text:style-name="Text_20_body">— Целую в шею...</text:p>
      <text:p text:style-name="Text_20_body">Понимаете, что происходит!? Он выгоняет меня, я с этим соглашаюсь, но он тут же, получив мое согласие, делает шаг «на встречу», с единственной целью — зацепить меня. Напоминает ту историю, помните: «Нас любят. В нас верят»? Но в этот раз он ушел не на кухню, <text:soft-page-break/>спать в своем спальнике, а к друзьям, и выключил телефон, когда я попыталась заставить его придти домой и расставить все точки над «i».</text:p>
      <text:p text:style-name="Text_20_body">Тогда меня очень поддержала Жена Друга. Мы с ней разговаривали об этом за вином, которым я пыталась облегчить свою обиду. А, так как я в моменты душевных сотрясений у меня напрочь пропадает аппетит, на голодный желудок меня здорово развезло. Я выла, что устала быть несчастной, на что он мне написал:</text:p>
      <text:p text:style-name="Text_20_body">— Слушай а тебе реально даже капельку не стыдно что ты пьяная сидела и выла из-за того, что жизнь так несправедлива с тобой и твой мужик заставляет тебя подписывать бумажки?</text:p>
      <text:p text:style-name="Text_20_body">Мне должно быть стыдно, наверное, за то, что я такая слабачка и не смогла еще на первых порах прекратить эти отношения, еще тогда, когда он запретил мне приглашать друзей на мой день рождения. За то, что вернулась к нему, когда он переступал через меня две недели после операции. Когда от говорил со мной о измене и пытался склонить меня к трио. Из-за того, что я на протяжении трех лет просила у него прощение за его жестокое обращение со мной. 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Text_20_body">В тот день я шла с работы домой, понимая, что снова иду в ад. У меня при себе были лекарства. Жена Друга дала мне пару таблеток успокоительного и пару таблеток снотворного. Подходя к дому я купила воды и выпи<text:soft-page-break/>ла снотворное. Он разбудил меня, чтобы покормить. Принес мне окрошку в постель. Так заботливо кормил меня с ложки. А я была так слаба — я перепутала дозировку снотворного с дозировкой успокоительного — выпила вместо одной таблетки — две и проспала часов десять.</text:p>
      <text:p text:style-name="Text_20_body">Я ходила еще пару дней, как в тумане. За это время он уговорил меня ехать с ним к нему в город, а дальше вы эту историю знаете — не успели мы выехать за город, как он начал по новой меня упрекать в моем поведении. Но это не был чат.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12" text:outline-level="1"><text:bookmark-start text:name="Glava_21__Byt__chiestnym_ochien__lieghko"/>Глава 21. Быть честным очень легко!<text:bookmark-end text:name="Glava_21__Byt__chiestnym_ochien__lieghko"/></text:h>
      <text:p text:style-name="Эпиграф">Утверждение любит подтверждение.</text:p>
      <text:p text:style-name="Цитата_20__2b__20_автор">«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Цитата_20_-_20_автор">Анджей Сапковский, «Крещение огнём»</text:p>
      <text:p text:style-name="Para_20_05"><text:line-break/><text:span text:style-name="Default_20_Paragraph_20_Font"><text:span text:style-name="T1"> </text:span></text:span></text:p>
      <text:p text:style-name="Text_20_body">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 Да, у него отменная память. Еще он любил <text:soft-page-break/>цитировать монолог священника из фильма «Святые из трущоб». В самом начале первой части звучат такие слова:</text:p>
      <text:p text:style-name="Text_20_body"/>
      <text:p text:style-name="Цитата_20__2b__20_автор">«Мы все должны бояться злых людей. Но есть другое зло, которого мы должны бояться еще больше. Это зло — равнодушие хороших людей.»</text:p>
      <text:p text:style-name="Цитата_20_-_20_автор">Х/Ф «Святые из Бундока»</text:p>
      <text:p text:style-name="Цитата_20_-_20_автор"/>
      <text:p text:style-name="Text_20_body">Я это к чему. Конечно не просто так. Я акцентирую ваше внимание на том, что манипуляторы «показывают», а что «прячут». Именно этим он меня купил. Этими словами он покорил меня! Я считала, что нашла единомышленника, родственную душу...</text:p>
      <text:p text:style-name="Text_20_body">Абьюзеры показывают классного парня, разговаривают о высоком...Философские мысли, не свои конечно — они любят. Выбирают такие, которые точно произведут хорошее впечатление. Поэтому с разными людьми, в разных компаниях вы слышите разные версии мнений вашего партнера. Он говорит то, что в этот момент выгоднее всего сказать, и получает свою награду — признание в нем достойного человека окружающими.</text:p>
      <text:p text:style-name="Text_20_body">Мой друг как-то заметил и сказал мне об этом. Он достаточно хорошо его знал, чтобы заметить подвох — его действия с его поступками не совпадают. Ситуация была какая-то незначительная. Это был простой разговор, в ходе которого стало ясно — мнение, которое он высказывает не его. Несколько уточняющих вопросов, и все становиться понятно. Суть в том, что этот разговор повторился, и идеи, которые высказывал мой парень, ока<text:soft-page-break/>зались идеями мо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свое внимание.</text:p>
      <text:p text:style-name="Text_20_body">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 А проблема его провала в том, что он не заботится о завтрашнем дне. Ему важно быть уважаемым здесь и сейчас.</text:p>
      <text:p text:style-name="Text_20_body">Так вот, жажда быть уважаемым и признанным, и безудержное стремление самоутвердиться — были и есть основа его поведения. Как бы не было обидно за достаточно умного, начитанного и смышленого человека, но эта поверхностность от внутренней пустоты стирает все эти достоинства, в которые я была влюблена с первой встречи. Жаль. Жаль, что ему чуждо все человеческое и моральное, что не принесет ему выгоды...</text:p>
      <text:p text:style-name="P28">* * *</text:p>
      <text:p text:style-name="Text_20_body">Жена друга... Не могу о ней не вспомнить, ведь она — ключевой персонаж в этой истории. Я была на нее обижена, ведь она заблокировала мой номер и обыскивала меня как сумасшедшую... Убийцу? Ну вы поняли... По словам суженого, она хотела бы со мной помириться, к <text:soft-page-break/>тому же, у нее был сложный период в отношениях с мужем. Тут я напомню, что когда мы с милым расстались, он жил с ее мужем около месяца.</text:p>
      <text:p text:style-name="Text_20_body">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p text:style-name="Text_20_body">— 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p text:style-name="Text_20_body">На что он мне отвечал, что она просто пессимистка и мне нужно ее простить. Затем мне это сказал еще один человек, затем еще и я согласилась. Перегорела в своей обиде, поняв что прожив несколько лет со своим мужем, она, наверное, наглоталась его говнизма, а тут еще он закрутил роман с их сотрудницей... Ей наверное тяжело все это переживать... И я пригласила ее в гости.</text:p>
      <text:p text:style-name="Text_20_body">Когда я ее увидела, то поняла о чем все говорили. Ее состояние и правда было плачевным, при чем в прямом смысле. Увидев меня она нут же разрыдалась, всхлипывая мне в куртку, когда я ее обняла. Ее здорово потрепало, как и меня еще пару месяцев назад, когда я попросила вызвать себе скорую. 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Text_20_body"><text:soft-page-break/>Ее состояние было очень похожим на мое еще пару месяцев назад, когда я отчаянно пыталась понять, что же происходит. Она также винила во всем себя. Как-то вечером мы разговаривали об этом. Я не выдержала и сказала:</text:p>
      <text:p text:style-name="Text_20_body">— Ну почему ты дура? 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p text:style-name="Text_20_body">Я очень возмущалась тому факту, что пока ее муж жил с моим парнем, та девочка часто у них подночевывала, при том, что у нее есть парень... Ну это полный абсурд. Как люди могут такими быть?!...</text:p>
      <text:p text:style-name="Text_20_body">В общем, мы разобщались и начали дружить. Как-то мы втроем сидели у нас, как всегда о чем-то общались и она мне говорит, мол:</text:p>
      <text:p text:style-name="Text_20_body">— Давай завтра созвонимся и обсудим(уже не помню что)...</text:p>
      <text:p text:style-name="Text_20_body">— Давай, — отвечаю я, — только ты мой номер сначала из черного списка удали, а потом и созвонимся...</text:p>
      <text:p text:style-name="Text_20_body">И тут я увидела ее <text:span text:style-name="T6">Л</text:span><text:span text:style-name="_30__20_Text"><text:span text:style-name="T6">ицо</text:span></text:span><text:span text:style-name="T6">...</text:span> Она совершенно не понимала, о чем я говорю. А мой суженый сидел на полу на подушках, пафосно так курил, и на выдохе так сказал:</text:p>
      <text:p text:style-name="Text_20_body">— Это я тебя заблокировал у нее на телефоне.</text:p>
      <text:p text:style-name="Text_20_body"><text:soft-page-break/>И тут уже я открыла рот.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это он сделал! 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Text_20_body">То есть он выставил ее предателем в моих глазах и сделал так, что она об этом даже не догадывалась. А знаете почему? Нет? А я вам скажу — потому, что она была моим основным каналом связи с ним — раз, и она была свидетелем его похождений — два. Ему было невыгодно, чтобы мы поддерживали связь, ведь тогда бы я узнала, как, по его словам он «познаёт себя». Но об этом позже.</text:p>
      <text:p text:style-name="Text_20_body">Ему и это сошло с рук, ведь он снова, как и всегда, когда был неправ, одевал маску «жертвы». По его словам, он тогда не знал, что со мной делать, ведь я была слишком настойчивой. Хотя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что делало его «жертвой» моего поведения.</text:p>
      <text:p text:style-name="Text_20_body"><text:soft-page-break/>Много. Много вечеров мы провели вместе. Из нас получилась отличная троица. Мы все такие разные но время проводили хорошо. Мне нравилось то время. Казалось, все стабильно. 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text:p>
      <text:p text:style-name="P28">* * *</text:p>
      <text:p text:style-name="Text_20_body">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Text_20_body">Потом я поставила вопрос ребром — нам нужн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лучшим другом, а тот, в свою очередь, был должен ему сумму денег. 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 убитого медведя, и ждали пока эта ситуация разрешится.</text:p>
      <text:p text:style-name="Text_20_body"><text:soft-page-break/>Но это оказалось очередным увиливанием, ведь, когда он получил свои деньги, то я услышала следующее:</text:p>
      <text:p text:style-name="Text_20_body">— «Ведьмак 3» вышел, а у меня комп не тянет. Мне нужна новая видеокарта, оперативная память, монитор другой хочу...</text:p>
      <text:p text:style-name="Text_20_body">И ни слова о тех планах, которые я пыталась с ним обсудить. Из всего того, что он перечислил (а это не все), стало понятно — меня снова двигают на второй план, да еще и ради компьютерной игры. Я даже ничего не говорила. Я просто смолчала и решила подождать пока он сам не заведет эту тему, и заведет ли, чтобы понять, насколько для него это важно.</text:p>
      <text:p text:style-name="Text_20_body">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Был «Ведьмак 3».</text:p>
      <text:p text:style-name="P28">* * *</text:p>
      <text:p text:style-name="Text_20_body">Вскоре наши друзья позвали нас на уикенд палатками на море. Были какие-то государственные праздники и у нас получилось около четырех свободных дней... 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о. Так было и со мной. Все, что мне казалось (а мама всегда го<text:soft-page-break/>ворит — если тебе кажется, то тебе не кажется) оказалось правдой, и сейчас я расскажу, как я к ней пришла.</text:p>
      <text:p text:style-name="Text_20_body">Как раз в вечер перед отъездом, у нас отключили горячую воду, а так, как Жена Друга жила в соседнем доме, она любезно разрешила мне принять душ у нее. 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И тут она говорит:</text:p>
      <text:p text:style-name="Text_20_body">— Да, мать, ты такая сильная! Я бы так не смогла...</text:p>
      <text:p text:style-name="Text_20_body">— Как «так»? — удивилась я. — Ну да, много пережито и нервов много потрепано, но ведь главное то, что мы друг друга любим и доверяем. Было много ошибок, теперь все все поняли...</text:p>
      <text:p text:style-name="Text_20_body">— Я бы не смогла простить, но ты молодец!</text:p>
      <text:p text:style-name="Text_20_body">— Что простить?</text:p>
      <text:p text:style-name="Text_20_body">— Ну, он ведь трахал двух баб...</text:p>
      <text:p text:style-name="Text_20_body">Она продолжала что-то говорить, а я «застряла» на этой фразе. Даже не знаю сколько времени прошло, когда я спросила:</text:p>
      <text:p text:style-name="Text_20_body">— Что значит — трахал двух баб?</text:p>
      <text:p text:style-name="Text_20_body">Знаете выражение — все опустилось? Все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 Я посмотрела на нее. Она, такая маленькая, потрепанная жизнью, сидела и <text:soft-page-break/>смотрела на мена такими испуганно —удивленными глазами... Она не знала.</text:p>
      <text:p text:style-name="Text_20_body">Я ей как-то говорила о том, что он мне все рассказал, и она думала, что «все» значит все. Ее аж вжало с подушки, на которых мы сидели. Пару минут, и у меня получилось совладать со ступором, который меня сковал. Мне все стало понятно. Пазлики начали становиться по своим местам и тогда, на ее кухне, я была уверена, что это все пазлы, но я и представить себе не могла каких размеров получится картина.</text:p>
      <text:p text:style-name="Text_20_body">— Рассказывай. Рассказывай все!</text:p>
      <text:p text:style-name="Text_20_body">Тогда я узнала, чем он занимался те два месяца — развлекался. Сайт знакомств и вперед к новым экземплярам, на встречу к самоутверждению... 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 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28">* * *</text:p>
      <text:p text:style-name="Text_20_body">Ох, я узнала еще кое что в тот вечер от нее. И это был еще один удар. Я поняла, что живу с предателем, жестоким человеком. А именно вот, что я узнала.</text:p>
      <text:p text:style-name="Text_20_body"><text:soft-page-break/>Ее муж, как я уже говорила, тоже деструктивная личность. Но его деструктивизм проявляется в эгоистичности и тупости. Он не психопат и расстройств психики у него нет. Но патологический эгоизм способен принести тоже много боли близким людям, которые этого индивидуума любят.</text:p>
      <text:p text:style-name="Text_20_body">Также я упоминала о том, что ее муж жил у моего благоверного, когда тот меня выгнал из дома. Друг воспользовался свободным койко-местом и сменил локацию под видом «мне надо обо всем подумать». Его Жена тяжело переживала эту его попытку «наладить отношения». Будучи человеком рассудительным, спокойным и умным, она понимала, что такая попытка все исправить делает только хуже. Итак, у нее на руках их общая компания, которая переживает кризис, брак, который переживает кризис, и, соответственно — ее психика, которая переживает кризис.</text:p>
      <text:p text:style-name="Text_20_body">В то время, как ее муж призывал ее успокоиться, убеждал, что все это временно, что он просто устал и ему нужно время отдохнуть — закрутил роман с сотрудницей. У большинства женщин очень развита интуиция. Она видела, что что-то не так, но все, в том числе и мой благоверный, который утверждает, что быть честным очень легко — убеждали ее в том, что:</text:p>
      <text:p text:style-name="Text_20_body">— все в порядке;</text:p>
      <text:p text:style-name="Text_20_body">— она себе накручивает;</text:p>
      <text:p text:style-name="Text_20_body">— придумывает драму на пустом месте;</text:p>
      <text:p text:style-name="Text_20_body">— парится без причины...</text:p>
      <text:p text:style-name="Text_20_body"><text:soft-page-break/>— и так далее по тексту выше/ниже — стандартные фразочки.</text:p>
      <text:p text:style-name="Text_20_body">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о, но не могла объяснить, что именно. 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 Она вложила практически все сбережения в этот бизнес, пахала по 20 часов в сутки, пока он тратил оставшиеся деньги с ее личного счета... И вот она — «благодарность».</text:p>
      <text:p text:style-name="Text_20_body">Итак, все молчали, и наблюдали как та сотрудница тайком бегала к ее мужу в квартиру моего бывшего, успокаивая измученную руководительницу в том, что все норм. 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Text_20_body">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вость в любом ее проявлении — потребую вмешаться или вмешаюсь сама. Он забыл, что я умею прощать. Он постоянно напоминал мне о ней и каждый раз получал дозу моих негативных отзывов о ней, и — был спокоен, зная, что я не поступлюсь принципами. Он немного ошибся — переборщил с уговорами, с красноре<text:soft-page-break/>чивым описанием ее состояния и ее желания наладить со мной общение. В конце концов, проявив желание помириться со мной, она шла ко мне на встречу — раз; ей было очень плохо — два; я хотела для себя прояснить причину ее таких действий — три.</text:p>
      <text:p text:style-name="Text_20_body">Я пригласила ее в гости. Это было моим решением, и — достаточно спонтанным. А ее действия были оперативными — после моего приглашения она уже через пять минут ждала нас под подъездом, что действительно свидетельствовало о ее большом желании наладить со мной отношения. Я ее простила, как оказалось, за то, чего она не делала. Мне жаль.</text:p>
      <text:p text:style-name="Text_20_body">Дальше она стала нашим частым гостем, и я проводила с ней прекрасные вечера, в один из которых, я даже не помню как — заговорила об измене ее мужа, как об общеизвестном факте. Я была уверена, что она в курсе. Ведь об этом знает любимый, стало быть, он не смог бы молчать... Он же честный и порядочный, у него же есть кодексы, о которых он постоянно говорил... Тогда она не сказала мне ни слова. Оказалось, что правду о похождениях ее мужа она узнала в тот вечер и от меня. И сказала она мне это в догонку к информации «он трахал двух баб».</text:p>
      <text:p text:style-name="P28">* * *</text:p>
      <text:p text:style-name="Text_20_body">Стоит ли говорить, как я была удивлена, разочарована? Я не знаю, как вам передать это чувство — глубокого разочарования. Он знал. Он сказал мне, что знает, но <text:soft-page-break/>не сказал, что это тайна. Он понимал, что я не смогу стоять в сторонке и наблюдать, как она сходит с ума. Он понимал, что я потребую рассказать ей все. Он не знал, что мы разобщаемся настолько, что начнем разговаривать на такие деликатные темы, как измены и предательства. Он очень ошибся во мне. Он очень ошибся в себе, считая себя человеком, который «добр к себе и своему непосредственному окружению»... Он ошибся в своем друге, которому пообещал держать все в тайне. Он ошибся в выборе стороны — выбрал сторону предателя и сам стал предателем.</text:p>
      <text:p text:style-name="Text_20_body">Мало того, помните ту ночь, когда я ждала его на коврике под входной дверью пока он пешком шел домой? Оказалось, что погулять его попросили. Эти голубки хотели провести время вместе, но приперлась я и нарушила всю идиллию. Я помню, как мы тогда мы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 Не сложно догадаться, что в этом сообщении был посыл попрятать «лишние» вещи от моего поля зрения. Именно поэтому я тогда ничего не заметила. От меня все скрыли. Все пазлы стали на свои места уже гораздо позже.</text:p>
      <text:p text:style-name="Text_20_body">Не могу удержаться и не продублировать его любимую цитату:</text:p>
      <text:p text:style-name="Text_20_body"/>
      <text:p text:style-name="Цитата_20__2b__20_автор">«Мой колоссальный недостаток, — пояснил он (краснолюд Золтан — примеч. авт.), — в неизбыв<text:soft-page-break/>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Цитата_20_-_20_автор">Анджей Сапковский, «Крещение огнём»</text:p>
      <text:p text:style-name="Para_20_05"/>
      <text:p text:style-name="Text_20_body">Веду я это к чему. У абьюзеров напрочь отсутствует чувство собственной вины, чувство сострадания, понятие справедливости. Не надейтесь и не пытайтесь вызвать подобное ощущение в их пустом сердце. Максимум, что абьюзер сделает — создаст видимость того, что сопереживает. Но поверьте мне и моему горькому опыту, вы априори в проигрыше, в своих попытках воззвать к его человечности.</text:p>
      <text:p text:style-name="Text_20_body">Она приходила к нему в слезах, просила помочь разобраться, просила просто — помощи, но он молчал, видел, как лекарства высасывают из нее все эмоции. 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28"><text:soft-page-break/>* * *</text:p>
      <text:p text:style-name="Text_20_body">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p text:style-name="Text_20_body">— Что с тобой? — спросил он, когда заметил, что со мной что-то не так.</text:p>
      <text:p text:style-name="Text_20_body">Я сослалась на плохой сон. Мне нужно было обо всем трезво подумать, а перед принятием важных решений не нужно горячиться, к тому же, то что я узнала придало мне немного сил и уверенности. Но все, что мне было нужно — это хорошенько все обдумать.</text:p>
      <text:p text:style-name="Text_20_body">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p text:style-name="Text_20_body">— И что тебе приснилось? — спросил он.</text:p>
      <text:p text:style-name="Text_20_body">— Мне приснилось, что ты меня обманываешь... — я взяла себя в руки и посмотрела ему прямо в глаза. Я хотела увидеть реакцию и увидела.</text:p>
      <text:p text:style-name="Text_20_body">— В смысле «обманываю»? Что я тебе изменил?</text:p>
      <text:p text:style-name="Text_20_body">— Да, — ответила я, — с темноволосой девочкой.</text:p>
      <text:p text:style-name="Text_20_body"><text:soft-page-break/>— Прекрати, это всего лишь сон, нам пора собираться. Не накручивай себе.</text:p>
      <text:p text:style-name="Text_20_body">Всю дорогу я ехала, как в воду опущенная. Мне было сложно понять, что со мной происходит. Я была растеряна, но полна решимости одновременно. Правда делает чудеса с человеком. Я люблю правду. Сила в правде. (С)</text:p>
      <text:p text:style-name="Text_20_body">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 text:style-name="_30__20_Text">посмеялся</text:span>, обнял меня и попытался успокоить, мол — это всего лишь сон.</text:p>
      <text:p text:style-name="Text_20_body">— Это тебе в голову солнышко припекло...</text:p>
      <text:p text:style-name="Text_20_body">В этот уикенд он был, как никогда — паинькой. Он проявлял ко мне очень много внимания. Это я сейчас понимаю, что он видел, что теряет надо мной контроль и захотел снова наладить связь, которая дает ему возможность управлять моими чувствами. Он применил тактику «положительного подкрепления» — заботился обо мне и проявлял внимание, думая, что я, как и было всегда, рас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Text_20_body">Море было холодным, но мне понравилось отдыхать палатками. Я решила, что на время, пока я там — отвлекусь и отдохну, а по приезду домой решу, что делать со всем этим. Я была уверена, что у меня появятся идея, как вывести его на чистую воду.</text:p>
      <text:p text:style-name="Subtitle"><text:soft-page-break/>* * *</text:p>
      <text:p text:style-name="Text_20_body">По возвращении, я снова зашла к Жене Друга. К тому времени она покопалась по перепискам, и тогда я уже убедилась в том, что он таки подбивал клинья к своей Университетской Подруге, которая снимала на камеру, как он делал мне предложение. Как я поняла, его чувства по отношению к ней были безответными. Не знаю, может поменялось что...</text:p>
      <text:p text:style-name="Text_20_body">Я много чего узнала от нее (от Жены Друга). Тогда я решила — мне надо с ним поговорить. Вот он приходит домой. Настроение у него было взвинчено-веселым. Но я была готова и полна решимости. Я подготовила вопрос. Один единственный. Я собрала себя в кучу и решила не отступать. И — я включила диктофон. Тогда я еще не понимала, что его манера ведения диалога по-умолчанию направлена на отлынивание от темы и на обвинение меня в иррациональности.</text:p>
      <text:p text:style-name="Text_20_body">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военными действиями на моей территории. Но я понимала — он будет пытаться «съехать», будет пытаться уйти от ответов. Мне нужно было вывести его на чистую воду. Записать разговор, как оказалось — вполне действенный способ это сделать.</text:p>
      <text:p text:style-name="Text_20_body">Несколько минут он упрашивал меня выключить диктофон, потом сдался, со словами:</text:p>
      <text:p text:style-name="Text_20_body"><text:soft-page-break/>— Хрен с тобой — записывай... Ты вокруг меня плетешь какую-то западню...</text:p>
      <text:p text:style-name="Text_20_body">Вот так. Разговор уже не начался, а меня уже обвиняют. Маска «жертвы» уже красуется на его «благородном» лице. Я даже не знаю какими словами описать весь тот бред, который посыпался из его уст. Полный абсурд. Разговор начался с моего вопроса:</text:p>
      <text:p text:style-name="Text_20_body">— Есть ли что-то, что я должна знать, как твоя девушка, как твоя будущая жена? То, что может потом причинить мне боль?</text:p>
      <text:p text:style-name="Text_20_body">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 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Text_20_body">Вот несколько его реплик:</text:p>
      <text:p text:style-name="Text_20_body">— Я очень часто задумывался о том, что мне одиноко и мне хотелось бы с кем-нибудь переспать, но эти попытки не увенчались успехом. Назовем это так...</text:p>
      <text:p text:style-name="Text_20_body">«Назовем это так». Как? Попытки? А они все-таки были? Не увенчались успехом? С чьей стороны? На что мне ответили:</text:p>
      <text:p text:style-name="Text_20_body">— Ну, тут не бывает почти. Либо было, либо не было, и под <text:span text:style-name="_30__20_Text">было</text:span> можно интерпретировать какую бы то ни <text:soft-page-break/>было близость в виде: поцелуйчиков, обнимашечек, ну не знаю, массаж — раньше это тоже считалось...</text:p>
      <text:p text:style-name="Text_20_body">Дальше лучше. В ходе разговора я узнала, что он ходил на четыре свидания, но, по его словам, ничего не было. Он говорил, что ничего такого не сделал, всячески извивался, но потом сказал:</text:p>
      <text:p text:style-name="Text_20_body">— 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p text:style-name="Text_20_body">«Говорят...». И снова триангуляция. По его мнению, я должна была смириться с этим общепринятым фактом, и заткнуться. Вот эта его реплика даже сейчас для меня не понятна. Я хочу напомнить, что это цитата из записи с диктофона. В этой реплике он применяет сразу три приема.</text:p>
      <text:p text:style-name="Text_20_body"><text:span text:style-name="T7">Признание</text:span> — хотел потрахаться. Что звучит довольно честно, да?</text:p>
      <text:p text:style-name="Text_20_body"><text:span text:style-name="T7">Попытка оправдаться</text:span> — мужская полигамность. Что сразу избавляет, в его понимании, от чувства вины.</text:p>
      <text:p text:style-name="Text_20_body"><text:span text:style-name="T7">Попытка навесить</text:span> ярлык, скрытый упрек — ревность. Мимо — я не ревнивая.</text:p>
      <text:p text:style-name="Text_20_body"><text:soft-page-break/>Сказал правду, прикрыл ее общественным мнением и тут же упрекнул меня за ревность, завуалированно внушая мне, что я просто ревную.</text:p>
      <text:p text:style-name="P28">* * *</text:p>
      <text:p text:style-name="Text_20_body">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p text:style-name="Text_20_body">— Мне было стыдно от мысли о том, что эта информация может докатиться до нее... — сказал он.</text:p>
      <text:p text:style-name="Text_20_body">А ведь это лишь пятая минута разговора! Да, это всё цитаты записи. Без преувеличений и неточностей — все как есть. И что мы видим? Это третий человек. «Добровольный помошник» в его манипуляциях, который даже не подозревает об этом, как и том, что его использовали. 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Этими словами «мне было стыдно...» он показал мне, что превозносит ее, и это нормально, ведь она хороший человек и достойна уважения. Но есть одно «но» — этим он не просто дал мне понять, что хорошо к ней относится, а <text:span text:style-name="_30__20_Text">относится к ней лучше, чем ко мне</text:span>. Он проде<text:soft-page-break/>монстрировал мне контраст его чувств ко мне и его чувств к ней — более глубокое уважение.</text:p>
      <text:p text:style-name="Text_20_body">То, что я увидела то сообщение, было для меня настоящим ударом, но для него это не имеет значения. Он обесценил мои эмоции на этот счет. Он прямым текстом продемонстрировал, что ему важнее положение его подруги в этой ситуации. Не важно, а важнее, чем мое!</text:p>
      <text:p text:style-name="Text_20_body">Вот диалог с его *другом*, к которому он обратился за советом по ухаживанию за ней:</text:p>
      <text:p text:style-name="Text_20_body">— Я тонко намекну, так сказать. И либо намек будет услышан, либо нет. — пишет он.</text:p>
      <text:p text:style-name="Text_20_body">— А ты рассматривал вариант, что тебя просто попробуют, а потом скажут, что это было так — просто для души отдохнуть?</text:p>
      <text:p text:style-name="Text_20_body">— Это невозможный вариант. Я склонен считать, что мы хорошо друг друга понимаем. И такой расклад (<text:span text:style-name="T5">дружеский секс — </text:span><text:span text:style-name="_30__20_Text"><text:span text:style-name="T5">примеч. авт.</text:span></text:span>) — это просто абсурд. Тут либо дружить, либо больше. А дружеский секс — это явно не та идея, которая тут уместна. Фу. Даже думать о такой не хочу.</text:p>
      <text:p text:style-name="Text_20_body">Давайте разберем его текст.</text:p>
      <text:p text:style-name="P22">Я тонко намекну, так сказать. И либо намек будет услышан, либо нет.</text:p>
      <text:p text:style-name="Text_20_body">Даже не знаю, что добавить, ведь итак видно, что он даже не собирается напрягаться... Он намекнет, и — либо да, либо нет. Он в любом случае «умывает руки». При этом ему даже не важно получить ответ. Ему важно, чтоб его намек был «услышан». Ну тут все ясно...</text:p>
      <text:p text:style-name="P22"><text:soft-page-break/>Я склонен считать, что мы хорошо друг друга понимаем.</text:p>
      <text:p text:style-name="Text_20_body">Не «считаю», не «надеюсь», а «склонен считать». Человек «склонен», когда речь идет о результате. В данном случае — результатом является понимание между ними, а именно — она понимает его. Он уже начал обработку нового экземпляра, и «склонен считать», что его влияние установлено.</text:p>
      <text:p text:style-name="Text_20_body"><text:span text:style-name="T7">И такой расклад — это просто абсурд.</text:span></text:p>
      <text:p text:style-name="Text_20_body">Ему нет,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22">Тут либо дружить, либо больше. А дружеский секс — это явно не та идея, которая тут уместна. Фу. Даже думать о такой не хочу.</text:p>
      <text:p text:style-name="Text_20_body">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 text:style-name="_30__20_Text">Либо — либо</text:span>, или никак. При этом человек не высказывает ни малейшего желания ни к одному, ни ко второму развитию событий — ему все равно, только чтоб им не пользовались.</text:p>
      <text:p text:style-name="Text_20_body">Секс по дружбе подразумевает под собой интимную близость без обязательств. Это идея для него неуместна. Обязательства должны быть — у его жертвы, иначе он просто тратит время в пустую. О его обязательствах я промолчу, ведь их нет...</text:p>
      <text:p text:style-name="Text_20_body"><text:soft-page-break/>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Text_20_body">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о его слов.</text:p>
      <text:p text:style-name="Text_20_body">Стоит отметить, что я когда-то была на ее месте. Я упоминала о его бывшей до меня девушке, помните? Она «неадекватная истеричка, которой только обнимашки и нужны». 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смышленой личностью. Ничего не напоминает?</text:p>
      <text:p text:style-name="Text_20_body">Это стандартное поведение. Так, зачатую и происходит.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 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text:p>
      <text:p text:style-name="Text_20_body"><text:soft-page-break/>То есть, простыми словами это будет звучать так:</text:p>
      <text:p text:style-name="Text_20_body"/>
      <text:p text:style-name="Quotations">«Она меня понимает, а ты нет. Я не хочу втягивать ее в наши разборки и ты не должна этого делать. Она поддержала меня, в то время как ты мучила меня своим поведением. Тебе не стоит обвинять ее в том, что она оказалась рядом, когда ты причинила мне боль. 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16"/>
      <text:p text:style-name="Text_20_body">Он плавно вводит ее в отношения, как опору для своих деструктивных действий, скрывая от нее и от своей жертвы истинные намерения — манипуляция обееми. 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Text_20_body">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Text_20_body">А теперь давайте вспомним хронологию:</text:p>
      <text:p text:style-name="P22">Знакомство.</text:p>
      <text:p text:style-name="Text_20_body">Он познакомил меня со своей бывшей девушкой, незадолго, как расстаться с ней.</text:p>
      <text:p text:style-name="Text_20_body"><text:soft-page-break/>И меня со своей Университетской Подругой он познакомил, когда у нас все стало очень плохо, а именно за две недели, как выгнать меня из дома.</text:p>
      <text:p text:style-name="P22">Длительность отношений.</text:p>
      <text:p text:style-name="Text_20_body">Они встречались около трех лет.</text:p>
      <text:p text:style-name="Text_20_body">Мы встречались почти три года.</text:p>
      <text:p text:style-name="P22">Процесс замены.</text:p>
      <text:p text:style-name="Text_20_body">В тот день, когда мы впервые поцеловались, поняв, что между нами ничего не будет, оказалось, что его отношения еще не закончены.</text:p>
      <text:p text:style-name="Text_20_body">Когда мы разошлись, он подбивал клинья к своей подруге, в то время, как мне говорил, что не может меня забыть и все еще любит.</text:p>
      <text:p text:style-name="P22">Возвращение.</text:p>
      <text:p text:style-name="Text_20_body">Со своей бывшей девушкой он сошелся примерно через два месяца после расставания, поняв, что со мной ничего не будет (после первого поцелуя).</text:p>
      <text:p text:style-name="Text_20_body">И меня он выгнал из дома, а через два месяца объявился, получив отказ своей подруги, вернулся ко мне.</text:p>
      <text:p text:style-name="P22">Длительное <text:span text:style-name="T11">общение</text:span>.</text:p>
      <text:p text:style-name="Text_20_body">Я знала его почти 10 лет, перед тем, как у нас завязались отношения.</text:p>
      <text:p text:style-name="Text_20_body">И его Подруга знает его с университета, то есть уже более/около 10-ти лет.</text:p>
      <text:p text:style-name="P22">Маска жертвы.</text:p>
      <text:p text:style-name="Text_20_body"><text:soft-page-break/>Я знала его, как хорошего парня, которому попалась «не та» девушка, и жалела его.</text:p>
      <text:p text:style-name="Text_20_body">Я не удивлюсь, если его подруга знает меня, как человека, который делал его несчастным. И — жалеет его.</text:p>
      <text:p text:style-name="P22">Обработка.</text:p>
      <text:p text:style-name="Text_20_body">К сожалению, не смотря на то, что мы лично знакомы с его подругой и даже дружили, на ее хорошее отношение ко мне оказали влияние, и она так уже не считает, хотя не сможет вспомнить ни одной ситуации, где бы я проявила себя непорядочно или аморально по отношению к ней или к нему, или к кому бы то ни было еще.</text:p>
      <text:p text:style-name="Text_20_body">И мое мнение о его бывшей девушке, было тщательно обработано так, чтобы я не воспринимала их разрыв, как результат его действий, хотя я была с ней лично знакома, и, как я уже говорила, мнение о ней у меня изначально сложилось положительное.</text:p>
      <text:p text:style-name="Text_20_body">Та же хронология, что и была с теми же временными промежутками. Честно, поняв это, мне стало не по себе. Когда я свела все конци с концами, я была просто в шоке. Я оказалась на месте его бывшей девушки при практически идентичных обстоятельствах, а Университетская Подруга — на моем. Я не удивлюсь, если они сейчас вместе, и все, что она знает о моих с ним отношениях, это то, что я «неадекватная» и мне «только обнимашки и нужны»...</text:p>
      <text:p text:style-name="Text_20_body">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text:soft-page-break/>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Text_20_body">Ни она, ни я, никто не виноват. И в целом, в этой книге нет виновных. Все по-своему правы. У каждого своя природа действий и я не в праве осуждать или переубеждать кого-то в чем-т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возможно, попали.</text:p>
      <text:p text:style-name="Text_20_body">Я очень упертая. Я всегда ищу ответы и часто нахожу их. Сейчас я пишу эту книгу и веду, своего рода, расследование того, что произошло со мной. И поверьте мне, я очень глубоко копнула. И накопала достаточно, чтобы понимать — мы не просто не сошлись характерами. И я почти уверена, что его бывшая до меня девушка до сих пор не может объяснить себе, что с ней произошло.</text:p>
      <text:p text:style-name="P28">* * *</text:p>
      <text:p text:style-name="Text_20_body">Едем дальше.</text:p>
      <text:p text:style-name="Text_20_body">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 Мы не встречались, потому что, как мы уже выяснили — у него был план от <text:soft-page-break/>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 И все это было банальной пылью в глаза мне, в то время как он искал легкую одноразовую добычу на сайтах знакомств, чтоб расслабиться, параллельно подкатывая к своей подруге.</text:p>
      <text:p text:style-name="Text_20_body">— Не имеет никакого значения, кто принял решение (<text:span text:style-name="T5">разойтись — </text:span><text:span text:style-name="_30__20_Text"><text:span text:style-name="T5">прим. авт.</text:span></text:span>)... — сказал он, искренне считая, что это достойный аргумент. Но я уже все понимала.</text:p>
      <text:p text:style-name="Text_20_body">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p text:style-name="Text_20_body">— Давай мы договоримся, что мы не будем спорить о том, чья боль сильнее... — ответил он.</text:p>
      <text:p text:style-name="Text_20_body">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 Он искал себя в объятиях «легких» женщин, ведь ему было так тяжело, а моя боль и мои страдания не имеют никакого значения. Он снова попытался надеть маску «жертвы», но это не сработало. Идем дальше:</text:p>
      <text:p text:style-name="Text_20_body">—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text:soft-page-break/>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Text_20_body">Еще один его посыл в 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 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Text_20_body">И вот, спустя долгое время я переслушала эту запись. Да. Ложь пугает, а правда восхищает — одновременно. Все по-другому. Я слышу то, что он сказал. Это те же слова, но, уже зная о его методах, эти слова несут для меня совершенно иной смысл.</text:p>
      <text:p text:style-name="Text_20_body">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 Слишком долго поклоняется и любит, вспоминая, как все начиналось и теша себя надеждой, что все «наладится», станет, как прежде. Так долго, что ее сомнения рано или поздно развеются. Это лишь вопрос времени.</text:p>
      <text:p text:style-name="Text_20_body"><text:soft-page-break/>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Я должна видеть реальный результат своих стараний, а это внушение моей иррациональности должно было рано или поздно всплыть наружу очевидным фактом — я нормальная.</text:p>
      <text:p text:style-name="P22">«Смысл в отсутствии авторитета...»</text:p>
      <text:p text:style-name="Text_20_body">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 В таких моментах он «задумывался об идее отсутствия авторитета в области своего отношения ко мне», но совершено не знал, как его заслужить. Поэтому он показывал спину, зная, что я его очень люблю. Что я попытаюсь наладить отношения <text:span text:style-name="_30__20_Text">сама</text:span>. Но 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22">«Мое отношение к тебе является частью моего отношения к миру...»</text:p>
      <text:p text:style-name="Text_20_body">Тут поспорить не с чем. Все, кто его окружают — лишь декорации, как и я. На одних можно скинуть вину, последствия и ответственность за свои деструктивные дей<text:soft-page-break/>ствия. За счет других можно получить желаемое, грамотно манипулируя ими, чем и ограничивались его действия. За счет третьих можно самоутверждаться, унижая их, ставя себя выше их, приписывая себе их заслуги, которые по праву принадлежат не ему. Кому-то можно пожаловаться, за чьим-то мнением можно спрятаться...</text:p>
      <text:p text:style-name="Text_20_body">У всех в его жизни была своя роль, а он — виртуозный кукловод, который играет чужими душами. Так что да. Его отношение ко мне — это отображение его отношения к миру. Различие только в том, что меня он обрабатывал достаточно долго, чтобы контролировать мои мысли и действия, в то время как остальными он просто пользовался.</text:p>
      <text:p text:style-name="P22">«Какая-то ответственность, забота, но не в абсолюте, а в той степени, в которой я это делаю...»</text:p>
      <text:p text:style-name="Text_20_body">«Какая-то...» забота в целях манипулирования. «Какая-то...» забота на публике, «Какая-то...» забота в целях контроля, в целях самоутверждения и выгоды... 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22">«Я абсолютно безоружен в разговоре с тобой»</text:p>
      <text:p text:style-name="Text_20_body">Обезоружен — оружие — война. Да, эти отношения изначально были боевыми действиями, где он пытался опровергать мои аргументы, с которыми не поспоришь. Когда моя правота оказывалась очевидной, отступал прикидываясь жертвой агрессора. Я делала свой ход, а <text:soft-page-break/>ему нечем было бить... Но каждый раз я попадала в засаду его интриг, и проигрывала.</text:p>
      <text:p text:style-name="P22">«Я не имею никаких инструментов, которые способны были бы повлиять на тебя...»</text:p>
      <text:p text:style-name="Text_20_body">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28">* * *</text:p>
      <text:p text:style-name="Text_20_body">Идем дальше.</text:p>
      <text:p text:style-name="Text_20_body">— Моя позиция очень проста — я ничего такого не делал. — сказал он в процессе разговора.</text:p>
      <text:p text:style-name="Text_20_body">Смотрим внимательно. «Да, я потрахаться хотел», но «Я ничего такого делал», при этом ходил на 4 свидания с разными девушками и подкатывал к подруге за моей спиной, после того, как выгнал меня из дома... Мозготрах, по другому не скажешь. Но я безумно рада, что решила это записать на диктофон.</text:p>
      <text:p text:style-name="Text_20_body">В ходе разговора он вспомнил несколько моих истерик, пытался оправдать свои действия тем, что мы расстались.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text:soft-page-break/>ких попыток надавить или напасть с моей стороны — три.</text:p>
      <text:p text:style-name="Text_20_body">— Мои действия, поступки, слова и моя жизнь не являются достаточным в нужной степени аргументом для того, чтобы проявлять ко мне доверие и в ход вступают события, которые произошли в тот момент, когда люди уже, как бы, в общем-то, не вместе... — очередной его посыл.</text:p>
      <text:p text:style-name="Text_20_body">Действия, направленные на унижение и достижение собственной выгоды. Поступки, которых не было. Слова — ложь и болезненный деструктивизм, который вызывал во мне только когнитивный диссонанс, но никак не доверие. ЭТО не может быть аргументом для доверия. Это то, что априори порождает сомнения.</text:p>
      <text:p text:style-name="Text_20_body">Но что он этим хочет сказать? Эта фраза — прием защиты. Он обвиняет меня в том, что я, якобы, любыми путями хочу к нему докопаться, принимая во внимание «незначительные» факты обстоятельств, во время которых мы были не вместе.</text:p>
      <text:p text:style-name="Text_20_body">— Я тебе могу так сказать, в свою очередь, что я, как бы, в очередной раз убеждаюсь в том, что <text:span text:style-name="_30__20_Text">быть честным очень легко</text:span>! Потому что не нужно ничего выдумывать, можно спокойно спать и не думать о том, что кто-то тебя сдаст, что кто-то напиздит, и это меня, как бы, хранит... мой покой. Однако у меня есть такое подозрение, что моей доброты и честности, видимо, не хватает...</text:p>
      <text:p text:style-name="Text_20_body">Это — моя любимая фраза! Самое страшное, что манипуляторы не всегда врут осознанно. Бывает, что они верят в то, что говорят правду. Они совершенно уверены в <text:soft-page-break/>том, что поступают нормально. Они говорят о своих чувствах, которые не испытывают, и испытать которые им не дано, но очень хочется... 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Мы видим, что он верит в то, что честен. Он говорит об этом спокойно, ровно, размеренно и без угрызений совести: «Б<text:span text:style-name="_30__20_Text">ыть честным очень </text:span><text:span text:style-name="_30__20_Text">легко</text:span>!». В то время, как я уже достаточно знаю, чтобы понимать — он лжет.</text:p>
      <text:p text:style-name="P28">* * *</text:p>
      <text:p text:style-name="Text_20_body">— 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p text:style-name="Text_20_body">— Я счастлива, когда все открыто, все прозрачно, но ты начинаешь защищаться, хотя на тебя никто не нападает...</text:p>
      <text:p text:style-name="Text_20_body">— Меня оскорбляют твои мысли, о том, что даже после того, как я сделал тебе предложение... — он замялся, но продолжил. — И тем не менее нахожусь по подозрением.</text:p>
      <text:p text:style-name="Text_20_body">Вот такой интересный диалог. Как на это можно отреагировать? Мало того, что это не относится к делу, он, как и всегда — оскорблен. Чем? Смотрим внимательнее, я перефразирую:</text:p>
      <text:p text:style-name="Text_20_body"/>
      <text:p text:style-name="Quotations"><text:soft-page-break/>«Меня оскорбляют твои мысли, о том, что даже после того, как я сделал тебе предложение... ты все равно не унимаешься и пытаешься призвать меня к ответственности за мои действия. 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Quotations"/>
      <text:p text:style-name="Text_20_body">— Мои действия абсолютно ясны. Я честен перед законом. — сказал он.</text:p>
      <text:p text:style-name="Text_20_body">О чем говорит эта фраза? Она не дает никаких объяснений. Но, если присмотреться, то можно увидеть, что он имел в виду — измена и подобное вышеописанное поведение не карается законом. Ни зависть, ни ложь... Понимаете? Он считает, что <text:span text:style-name="_30__20_Text">это</text:span>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p>
      <text:p text:style-name="Text_20_body">Дальше он начинает намекать на то, что я завела этот разговор, потому что нашла другого:</text:p>
      <text:p text:style-name="Text_20_body">— В моем, как бы, мире человек застрахован от этого (<text:span text:style-name="T5">от подобных разговоров и вопросов. — </text:span><text:span text:style-name="_30__20_Text"><text:span text:style-name="T5">примеч. авт.</text:span></text:span>)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лучше чем я, и возможно, ты его даже уже нашла...</text:p>
      <text:p text:style-name="Text_20_body"><text:soft-page-break/>Типичное, уже банальное для меня давление на жалость. «Нет, что ты? Никого у меня нет!..» — и так далее... Жертва оправдывается, в то время, как абьюзер ликует, ведь ему удалось соскользнуть с темы, получилось заставить жертву испытывать дискомфорт, дальше можно цепляться к оправданиям, и все — разговор плавно превращается в спор, где торжественное завершение — спина. Но не тут-то было. Диктофон...</text:p>
      <text:p text:style-name="Text_20_body">Попробую расшифровать эту реплику:</text:p>
      <text:p text:style-name="Text_20_body"/>
      <text:p text:style-name="Quotations">«Я застраховал себя от подобного рода вопросов своей преданностью к тебе. Но ты просто хочешь от меня избавиться, так как нашла мне замену, и я тебе больше не нужен...»</text:p>
      <text:p text:style-name="Quotations"/>
      <text:p text:style-name="Text_20_body">Потом было несколько «я не намерен ничего придумывать» и «я не собираюсь себя оправдывать»... Разговор был длинным, но всю суть я передала. На вопрос он ответил ложью, обвинял и упрекал меня в том, что я завела эту тему, оправдывался.</text:p>
      <text:p text:style-name="Text_20_body">В завершение вставлю еще один его спич. Без объяснений:</text:p>
      <text:p text:style-name="Text_20_body">— Я осознал одну простую истину — я не имею кредита доверия, и не имею... как это называется.... слово такое хорошее.... Авторитета в твоих глазах...</text:p>
      <text:p text:style-name="Text_20_body">И в качестве нашего диалога еще один:</text:p>
      <text:p text:style-name="Text_20_body"><text:soft-page-break/>— Ты понимаешь, что существует определенная ответственность, которая, извини, ложится на твои плечи, — говорит он мне.</text:p>
      <text:p text:style-name="Text_20_body">— Какого рода ответственность? — спрашиваю я.</text:p>
      <text:p text:style-name="Text_20_body">— Доверие.</text:p>
      <text:p text:style-name="Text_20_body">В его понимании я должна была, обязана была — ему доверять. Ни смотря ни на что, не принимая во внимание все, что он сказал и сделал до этого разговора — я существую, чтобы доверять ему. Вот как он считал. Деструктивные индивидуумы очень самолюбивы. Как мы уже поняли — авторитет — важная составляющая их существования. Я должна была верить. Я поверила...</text:p>
      <text:p text:style-name="P28">* * *</text:p>
      <text:p text:style-name="Text_20_body">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ругались. И пошла спать... Ха! Думаете на этом все закончилось? А вот и нет!</text:p>
      <text:p text:style-name="Text_20_body">Я вышла спокойной и удовлетворенной из этого разговора. Но стоило мне выключить диктофон, как его поведение стало буйным и агрессивным. Я уже легла спать, когда он стал бить двери, швырять какие-то предметы, явно обращая мое внимание на свое недовольство. Я подумала сначала, что просто он что-то уронил, но когда увидела, что это просто нездоровые психи, вышла к нему и <text:span text:style-name="_30__20_Text">снова включила диктофон</text:span>!</text:p>
      <text:p text:style-name="Text_20_body"><text:soft-page-break/>Он потерял самообладание, в то время как я была непоколебима. Я даже ничего вам говорить не буду, он сам все скажет:</text:p>
      <text:p text:style-name="Text_20_body">— Все ох*енно! Главное, что хорошо тебе! Вот это самое главное! — он почти плакал.</text:p>
      <text:p text:style-name="Text_20_body">И вот на сцену выходит тот самый манипулятивный метод под названием «дабл байнд» (двойное послание). Обратите внимание, что интонация, с которой он это говорит и смысл его слов взаимно противоречат друг другу. Забота и ненависть в одном посыле. Такая ситуация еще называется «тройным клапаном» — два противоположных послания, которые подразумевают еще один подтекст — запрет. Говорит: «главное, что мне хорошо», интонация говорит об обратном, что ему меньше всего хочется, чтоб мне было хорошо, и подтекст — запрет — тебе нельзя идти спать, ты должна извиниться за свое поведение...</text:p>
      <text:p text:style-name="Text_20_body">— Я не могу с этим спокойно, смириться. — причитал он.</text:p>
      <text:p text:style-name="Text_20_body">— Я, выпил валерьянки, чтобы не нервничать, закрылся на балконе — нет! Надо придти и начать меня терроризировать заново, задавая мне вопросы, как будто у меня есть ответы!</text:p>
      <text:p text:style-name="Text_20_body">Вы понимаете? Нет? Попробую перефразировать:</text:p>
      <text:p text:style-name="Text_20_body"/>
      <text:p text:style-name="Quotations">«Из-за тебя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text:soft-page-break/>что ты не сможешь это проигнорировать, 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 Мне даже пришлось выпить успокоительное, так ты меня довела!»</text:p>
      <text:p text:style-name="Quotations"/>
      <text:p text:style-name="Text_20_body">Вот еще несколько его реплик. Без комментариев:</text:p>
      <text:p text:style-name="Text_20_body">— Я теперь не могу спать из-за этого. Ты хочешь, чтоб я тебе начал какие-то претензии высказывать? У меня нет никаких претензий!</text:p>
      <text:p text:style-name="Text_20_body">— Мне нечего тебе сейчас ответить. Меня это бесит то, что я живу в мире, где мне задают такие вопросы!</text:p>
      <text:p text:style-name="Text_20_body">— Ну, раз ты такой счастливый человек, который знает, как себя успокоить в таких ситуациях (<text:span text:style-name="T5">его реакция на то, что я легла спать — </text:span><text:span text:style-name="_30__20_Text"><text:span text:style-name="T5">примеч. авт.</text:span></text:span>) — я несчастный, и я не знаю, как мне себя успокоить в таких ситуациях. <text:span text:style-name="_30__20_Text">И уж точно не лицезрением тебя, спокойно спящей и получившей все свои ответы на свои вопросы</text:span>!!!</text:p>
      <text:p text:style-name="Text_20_body">— Я становлюсь жертвой вот таких вот разговоров. Незаслуженных, как по-мне, и заслуженных, как по-тебе! И я ничего не могу с этим сделать! Уже третий год! И это меня бесит! Я не знаю, что мне нужно сделать!</text:p>
      <text:p text:style-name="Text_20_body">— Ой... не надо из меня клеить обиженного. Я не обижен! Я взбешен! Я в ярости!!!...</text:p>
      <text:p text:style-name="Text_20_body">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12" text:outline-level="1"><text:bookmark-start text:name="Glava_22__Gori_v_adu"/>Глава 22. Гори в аду<text:bookmark-end text:name="Glava_22__Gori_v_adu"/></text:h>
      <text:p text:style-name="Эпиграф">Весна покажет кто где срал.</text:p>
      <text:p text:style-name="Text_20_body">Дальше все произошло очень быстро. На следующий день я наткнулась на подтверждение его вранью. Очень случайно. Но, как мы знаем — случайностей не бывает. Просто кто-то еще надеется на то, что сможет скрыть грязь, сможет сделать так, что она не всплывет. Но поверьте моему опыту — всегда все дерьмо всплывает. На то оно и дерьмо.</text:p>
      <text:p text:style-name="Text_20_body">Как это было.</text:p>
      <text:p text:style-name="Text_20_body">Я решила прибраться. Я люблю это делать под свою любимую музыку. Можно поорать и так веселее. Но колонки были только на компе милого. Так как наши отношения изначально <text:span text:style-name="T5">строились на доверии</text:span>, пароли никто не ставил. Я решила поставить музыку и села за компьютер любимого жениха. Вся моя музыка лежит на одном ресурсе. Я зашла на свою страницу через его профайл, но не увидела там нужной ссылки.</text:p>
      <text:p text:style-name="Text_20_body">Пересела за свой комп, чтобы проверить настройки доступа — все было в порядке — моя музыка видна всем. <text:soft-page-break/>Тогда я решила скопировать адрес страницы с музыкой, перебросить милому и уже с его профайла пройти по прямой ссылке на нужную мне страницу с моей музыкой. Открываю сообщения и вижу мое сверху и еще одно непрочитанное от некой барышни. Знаете, как в мессенджерах — видна лишь часть последнего сообщения? Вот так и тут. Вот эта часть:</text:p>
      <text:p text:style-name="Text_20_body">— А ты сегодня в парадном белье?...</text:p>
      <text:p text:style-name="Text_20_body">Как бы так выразиться без матов, чтобы в полной мере передать мое удивление?.. Я очень оооочень очень <text:span text:style-name="_30__20_Text">удивилась</text:span> и была прям в шоке! Но их чат не открыла. Моей целью не было найти что-то. Я слишком самодостаточная в этом плане, чтобы рыться в чужих переписках. А тут такое. Уже второй раз. Но если в первый раз, когда я прочитала его чат, то это, по сути, его рук дело — он не разлогинился с моего девайса, а я даже не знала, что он там залогинен, то сюда я, получается, сама залезла.</text:p>
      <text:p text:style-name="Text_20_body">Я напомню, что разговор, тот, который я записала на диктофон был в среду, а сегодня — четверг. Что я делаю — я набираю номер любимого:</text:p>
      <text:p text:style-name="Text_20_body">— Привет, слушай, я тут с твоего компа хотела музыку поставить и кое что увидела. А кто такая ТТ (это инициалы той барышни)?</text:p>
      <text:p text:style-name="Text_20_body">— Ой, да я ее еще с университета знаю, — сказал он и его ответ сопровождался нервными смешками, — а что?</text:p>
      <text:p text:style-name="Text_20_body">— Она тебе сообщение прислала: «А ты сегодня в парадном белье?» Это как понимать?</text:p>
      <text:p text:style-name="Text_20_body"><text:soft-page-break/>— Да ты можешь вообще все прочитать, — он был растерян, и, по видимому, это первое, что пришло ему в голову. В его глупую голову.</text:p>
      <text:p text:style-name="Text_20_body">Команда «газы» дана. Я открываю их чат и читаю... Последующий телефонный разговор я тоже записала на диктофон. Точнее его обрывки. Я держалась стойко, но было понятно — это конец. В этой переписке он называл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Text_20_body">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 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 Это единственный человек в моей жизни, под которым я прогнулась.</text:p>
      <text:p text:style-name="Text_20_body">Да — это были самые болезненные, с самым глубоким чувством, которое я испытывала, самые продолжительные и самые отвратительные отношения в моей жизни. Он продолжал мне наяривать на телефон, а я поднимала трубку и цитировала их переписку и отключалась. По датам было видно, что неделю назад, когда мы ехали отдыхать палатками, она предлагала ему встретиться и он сожалел, что не в городе. Он говорил мне:</text:p>
      <text:p text:style-name="Text_20_body">— Что ты придумываешь?! Ты что шуток не понимаешь?</text:p>
      <text:p text:style-name="Text_20_body"><text:soft-page-break/>— Насчет того разговора — ты уверен, что ты мне всю правду рассказал? — задала я встречный вопрос.</text:p>
      <text:p text:style-name="Text_20_body">— Да, я уверен, что я сказал тебе всю правду...</text:p>
      <text:p text:style-name="Text_20_body">— Серьезно?</text:p>
      <text:p text:style-name="Text_20_body">— Серьезно. Что ты такого знаешь, чего не знаю я? — спросил он, и по голосу понятно — он смеется.</text:p>
      <text:p text:style-name="Text_20_body">— Что ты трахал двух баб... У тебя есть пару минут, чтобы поменять все пароли...</text:p>
      <text:p text:style-name="Text_20_body">И я начала рыть. И нарыла. Еще одна из моих любимых фраз — «Кто ищет, то всегда найдет». Я знала, что это конец, но мне нужно было больше доказательств. Зачем? - спросите вы. Затем, чтобы у него не было шансов вешать мне лапшу на уши. Затем, чтобы у меня было достаточно фактов, чтобы избавиться от всех сомнений в будущем. Чтобы вольше не поверить в его вранье. Чтобы избавиться от всех иллюзий и надежд, которыми я с его подачи пичкала себе ежесекундно.</text:p>
      <text:p text:style-name="Text_20_body">Мне нужно было немного. Просто еще что-то, чтоб я понимала, что это не единичный случай, не одна знакомая, с которой можно весело початиться. И да — это не было минуткой слабости, ибо все, что мне удалось найти, свидетельствовало о том, что он весь — сплошная слабость.</text:p>
      <text:p text:style-name="Text_20_body">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скинул ему ее фотографию со словами «Смотри, какая!». Нашла, уже для Жены Друга, до<text:soft-page-break/>казательство его предательства, с датами и отослала ей скриншоты, в то время, как он ночевал у нее, ведь я не пустила его домой.</text:p>
      <text:p text:style-name="Text_20_body">Нашла еще пикантный случай, где один его женатый товарищ повествовал о своих похождениях, и там понятно, что за похождения. Кстати, там жена тоже к психологу ходит с проблемами доверия. Она хорошая такая, тоже сильно любит. Ох, боюсь я, эта книга станет началом новых разборок. Но мне все равно. <text:span text:style-name="_30__20_Text">Я готова ответить за все сказанное здесь</text:span>.</text:p>
      <text:p text:style-name="Text_20_body">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выходил из всей этой ситуации.</text:p>
      <text:p text:style-name="P28">* * *</text:p>
      <text:p text:style-name="Text_20_body">Ко мне зашла сестра в гости, как раз когда я еще изучала этот ТэТэшный чат. Она стала свидетелем моих с ним разборок по телефону. Т. к. Жена Друга частенько к нам забегала, то и она пришла со своей сестрой. К тому моменту, когда они все приш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И я была рада, что все сделала правильно.</text:p>
      <text:p text:style-name="Text_20_body">Я попросила его не приходить, и дать мне время подумать, но он пришел. Пришел забрать палатку — жалкая <text:soft-page-break/>попытка вызвать жалость, мол мне некуда идти, буду жить кемпингом. И это при том, что у нас полгорода знакомых. Мне было неприятно его общество и я ушла в другую комнату, когда он решил присоединиться к нам и покурить. Он был весел. И я уверена, что это защитная реакция, маскировка страха и отчаяния. Паники.</text:p>
      <text:p text:style-name="Text_20_body">На следующий день моя сестра расскажет мне, о чем они говорили. Он рассказывал им... Вы, наверное думаете, как он меня любит? — Нет. Как он сожалеет? — Нет. Он рассказывал им, что год назад я была не права, и два года назад тоже, что я вообще плохая во всех смыслах и отношениях... И тут внимание — что он меня не любит и никогда не любил!</text:p>
      <text:p text:style-name="Text_20_body">Если еще зимой, когда я жила у сестры, она считала, что я испортила эти отношения своей <text:span text:style-name="_30__20_Text">эмоциональностью</text:span>, то сейчас, пересказывая мне этот разговор, она обняла меня и попросила прощение. Он открылся. Его прижали к стенке и он показал свою личину. Всем.</text:p>
      <text:p text:style-name="Text_20_body">Ночевал он у Жены Друга. Он спал, пока я скидывала ей скрины его переписки с ее мужем, свидетельствующие о его предательстве. Мало того, по той переписке было понятно — мой благоверны толкал друга на измену Жене. А на утро, когда она его спросила, почему он ей врал, он ответил, что ему нужны были деньги и он боялся, что ее муж не заплатит, если узнает, что из-за него все всплыло. Он тогда спросил у нее:</text:p>
      <text:p text:style-name="Text_20_body">— А что бы изменилось?</text:p>
      <text:p text:style-name="Text_20_body">— Все! — ответила она, — Совершенно все бы изменилось!</text:p>
      <text:p text:style-name="Text_20_body"><text:soft-page-break/>Все очень просто — материализм. Это главная составляющая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text:p>
      <text:p text:style-name="P28">* * *</text:p>
      <text:p text:style-name="Text_20_body">На следующий день мне написала ТэТэ на личный номер:</text:p>
      <text:p text:style-name="Text_20_body">— Он в панике по поводу происходящего. И я чувствую себя, отчасти, виноватой. Не знаю что именно ты там прочла, но это несерьезно... 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 Ему ведь не все равно... Не возьмусь говорить о высоких чувствах, но то, что не все-равно, это точно.</text:p>
      <text:p text:style-name="Text_20_body">— Ты мужу переписку показывала? — я задала ей вопрос.</text:p>
      <text:p text:style-name="Text_20_body">— Нет. Я подчищаю переписку, если там нет ничего важного, — ответила она.</text:p>
      <text:p text:style-name="Text_20_body">Эх. Что тут скажешь? А много чего. Разберем ее тираду:</text:p>
      <text:p text:style-name="Text_20_body">1) И я чувствую себя, отчасти, виноватой.</text:p>
      <text:p text:style-name="Text_20_body">Смотрим и любуемся, как замужняя девушка, которая не стеснялась писать «старому знакомому», что «если мне надо подрочить...», говорить с ним об ананизме, ни<text:soft-page-break/>как не отреагировала, когда ее «сиськи» назвали «практичными вещами»... Виноватой перед кем? Перед мужем? Мне она ничего не должна, но тем не менее, она чувствует себя виноватой, но прощение не просит...</text:p>
      <text:p text:style-name="Text_20_body">2) 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Text_20_body">«Тоже»? Мы не знакомы, а она называет мою реакцию на его похождения — местью... Что тут скажешь? Они нашли друг друга. Ведь на словах «причиняя боль любимому человеку»... она попыталась сделать виноватой меня, а это его метод, метод манипулятора. И дальше меня пытаются напугать — «собственные горечь и сожаление» — вот чего я, по ее мнению добилась. 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Text_20_body">3) Ему ведь не все равно... Не возьмусь говорить о высоких чувствах, но то, что не все-равно, это точно.</text:p>
      <text:p text:style-name="Text_20_body">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Text_20_body">Оказалось, это он попросил ее написать мне. Мило, не так ли? Он сказал мне: «Я делаю все что могу». Интересно, что бы что? Чтобы все испортить? Неплохо вышло! Но давайте не судить его строго — ведь, как мы знаем, там проблемы посерьезней, чем банальная тупость.</text:p>
      <text:p text:style-name="Text_20_body"><text:soft-page-break/>После этого выпада я попросила о двух вещах — чтоб мне больше не писали его... девочки, и чтоб он на выходных вывез вещи. Под ноль. Я устала, но для меня было наградой наконец-то со всем разобраться. Я очень рада, что все это произошло до того, как я вышла за него замуж, и, слава высшим силам, не родила ему ребенка, о котором он совсем недавно со мной разговаривал.</text:p>
      <text:p text:style-name="P28">* * *</text:p>
      <text:p text:style-name="Text_20_body">Последними его словами мне, сказанными в живую, глядя мне в глаза были:</text:p>
      <text:p text:style-name="Text_20_body">— Пошла в п*зду!</text:p>
      <text:p text:style-name="Text_20_body">У меня даже не йокнуло. Но это было еще не все. Он вывез вещи, и заодно — все деньги, оставив мне сумму, которой едва ли хватит на пару дней на продукты. За поломанные им двери и квартплату с ним договаривалась моя заботливая мама. Конечно, моя гордость не позволила бы ее попросить об этом — это было ее решением.</text:p>
      <text:p text:style-name="Text_20_body">Через пару дней после всех этих веселых событий оказалось, что хозяйка выселяет меня из квартиры — после разговора с ним. Конечно он сказал, что это не его рук дело, но факт остается фактом — узнала я это от него, а значит он с ней общался. И я уже не верю, что этот лишенный всех человеческих чувств индивид не приложил к этому руку.</text:p>
      <text:p text:style-name="Text_20_body"><text:soft-page-break/>В этом разговоре он мне сказал несколько вот таких предложений:</text:p>
      <text:p text:style-name="Text_20_body">— Да ты просто самое низкое бл*ть существо!</text:p>
      <text:p text:style-name="Text_20_body">— Через месяц, когда ты съ*бешь к *беням бл*ть нах*й из моей жизни из этого дома, из квартиры куда угодно бл*ть хоть в ад провались...</text:p>
      <text:p text:style-name="Text_20_body">— Видимо, Каминская, ты его заслуживаешь — <text:span text:style-name="_30__20_Text">вот такого вот уродца, как я</text:span>!</text:p>
      <text:p text:style-name="Text_20_body">— Провались в ад бл*ть к дьяволу самому и целуй его в задницу...</text:p>
      <text:p text:style-name="Text_20_body">— А я, бл*ть, рад, что ты страдаешь от этой конченой квартиры...</text:p>
      <text:p text:style-name="Text_20_body">— У*буй нах*й из моей жизни!</text:p>
      <text:p text:style-name="Text_20_body">Да, я записала и этот разговор. Эта запись, как и все остальные, является неопровержимым доказательствам его деструктивности. Для меня. Я никому ничего не доказываю — только себе. Я не сумасшедшая! Я все делала правильно! Я — хорошая, а не ничтожество, которое он хотел из меня слепить своей «любовью».</text:p>
      <text:p text:style-name="P28">* * *</text:p>
      <text:p text:style-name="Text_20_body">На следующее утро он прислал следующее:</text:p>
      <text:p text:style-name="Text_20_body"/>
      <text:p text:style-name="Quotations">«Прости что нагрубил и наговорил гадостей. Я уже сам не ведаю что творю. Но не провоцируй меня, пожалуйста.</text:p>
      <text:p text:style-name="Quotations"><text:soft-page-break/>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Quotations">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 Я понимаю, что тебе больно. Я недостаточно внимателен. Рассеян и позволяю то, чего не должен. Но твоя реакция настолько ужасна, ты не представляешь, как с тобой трудно справиться. Я не обманывал тебя. Ты просто хотела услышать не то, о чем спрашивала.»</text:p>
      <text:p text:style-name="Quotations"/>
      <text:p text:style-name="Text_20_body">Ну что, разбираем?</text:p>
      <text:p text:style-name="Text_20_body">1) Прости что нагрубил и наговорил гадостей.</text:p>
      <text:p text:style-name="Text_20_body">Прекрасное начало, но...</text:p>
      <text:p text:style-name="Text_20_body">2) Я уже сам не ведаю что творю.</text:p>
      <text:p text:style-name="Text_20_body">Мы тут же стремимся оправдаться, что «перечеркивает» предыдущее его, так называемое, извинение. Попытка вызвать жалость. К тому же:</text:p>
      <text:p text:style-name="Text_20_body">3) Не провоцируй меня, пожалуйста.</text:p>
      <text:p text:style-name="Text_20_body">Все таки нет, не чувствует он вины, о чем свидетельствует это его обвинение. Да, это именно обвинение — ты меня спровоцировал, поэтому я, не ведая что творю, наговорил тебе гадостей.</text:p>
      <text:p text:style-name="Text_20_body"><text:soft-page-break/>4) Прости миллион раз, я столько гадостей наговорил, что ненавижу себя. Я сомневался миллион раз после ссор, но я бы не позволил себе интриг у тебя за спиной.</text:p>
      <text:p text:style-name="Text_20_body">Выглядит очень искренне, не так ли? Он ненавидит себя. Ему очень плохо. У него были сомнения. Сомнения в отношениях — это очень плохо. Но что это были за сомнения? Я заботилась о нем. Любила его. Боготворила его. Я его ждала целыми днями и ругались мы, чаще всего, из-за того, что его не было рядом. Из-за того, что я была вторая всегда и во всем...</text:p>
      <text:p text:style-name="Text_20_body">У него были сомнения — во мне? В моей преданности? В моих чувствах к нему? Ему нужен был тыл, поддержка — так он мне всегда говорил, когда ему нужно было меня подвинуть, а я протестовала. Я всегда делала недостаточно и недостаточно хорошо, что и породило, стало быть, его сомнения... Недостаточно тихо сидела, недостаточно умной и красивой была, недостаточно уступчивой, недостаточно покорной... И вот сейчас он мне об этом говорит. Даже прося прощение «миллион раз» — продолжает меня обвинять.</text:p>
      <text:p text:style-name="Text_20_body">Но, даже не смотря на эти сомнения, он бы не позволил интриг! Он бы ни-ког-да так не поступил — говорит он в этом сообщении, но ведь позволил же: Университетская Подруга, одноразовые девочки с сайтов знакомств, ТТ... Это те его интриги, о которых я знаю, которые он бы, по его словам — <text:span text:style-name="_30__20_Text">себе не позволил</text:span>. Я не включаю в книгу остальные — неподтвержденные доказательства его действия. Мне, в принципе и этого достаточно. Он знает, что я знаю достаточно. Но, при этом, не унимается и продолжает манипулировать. «Я бы никогда не поз<text:soft-page-break/>волил...» и дальше по тексту то, что уже случилось, то, о чем я уже знаю!.. Еще одна попытка отрицания своей причастности к своим деструктивным действиям.</text:p>
      <text:p text:style-name="Text_20_body">5) И, когда сомнения ушли, я понял, чего хочу и сделал предложение.</text:p>
      <text:p text:style-name="Text_20_body">Сомнения ушли... Куда-то подевались. Встали и вышли в окно его вакуума из его пустого сердца. И он решил сделать меня его женой. Я же, не смотря ни на что, была с ним. Вопреки. Просто так. Любила не за что-то, а просто так. Заботилась, не прося награды, мне просто был нужен он. А он об этом знал. Погуляв по одноразкам два месяца, он понял, что:</text:p>
      <text:p text:style-name="Text_20_body">«Такие, как я со своим благородством не доживают до этапа свадьбы, ибо такую дуру, как Яна, которая будет согласна топать дальше — х*й найдешь ))»</text:p>
      <text:p text:style-name="Text_20_body">6) Но эта чертова ТТ и переписка... И вот больше ты мне не веришь.</text:p>
      <text:p text:style-name="Text_20_body">«Чертова»... Абьюзеры, как я уже писала, так и относятся к женщинам — как к вещам. Это неодушевленные предметы. Они есть — хорошо. Нет их — тоже хорошо. Психопаты все делают для видимости. Когда речь заходит о новых или параллельных отношениях, для них это всего лишь точка доступа к новому инструменту для манипуляций с целью собственной материальной, моральной, психической выгоды и удовлетворением своего больного либидо.</text:p>
      <text:p text:style-name="Text_20_body">И вот результаты такого отношения, такие, как разочарование жертвы, появившееся недоверие <text:span text:style-name="_30__20_Text">их расстраивает</text:span>. Они тут же надевают маску «жертвы» и сожалеют, <text:soft-page-break/>НО не о том, что наделали, а о том, что им не верят. Но и это тоже видимость, созданная, чтобы вызвать жалость.</text:p>
      <text:p text:style-name="Text_20_body">7) Прости. Ты очень хорошо умеешь выводить меня из равновесия.</text:p>
      <text:p text:style-name="Text_20_body">Эта фраза говорит об одном — прости меня, но ты не права. Протесты жертвы — иррациональное незаслуженное поведение для абьюзеров. Какими бы ни были причины такого поведения, виноватым будет не агрессор, а его жертва — в его интерпретации. Он не чувствует и не почувствует никогда своей вины, не признает своих ошибок. Он — Всегдаправ и будет продолжать обвинять и упрекать пострадавшего от своих деструктивных действий.</text:p>
      <text:p text:style-name="Text_20_body">8) Ты так громко ругалась от этого всего и все эти разговоры о тряпке и о немужике — это невероятно демотивирует.</text:p>
      <text:p text:style-name="Text_20_body">Неа. Есть запись. Я держалась стойко. Я была в шоке, но не горячилась. На протяжении всех отношений я, как и все жертвы таких отношений, старалась прощать, старалась понять — оправдывать своего мучителя.</text:p>
      <text:p text:style-name="Text_20_body">Когда он покинул компанию своего друга еще пару месяцев назад, я уговаривала его не устраиваться на работу. Привести нервы в порядок от того напряженного графика, в котором он проработал несколько месяцев. Но...</text:p>
      <text:p text:style-name="Text_20_body">Вместо того, чтобы попросить прощение у меня лично, он попросил ТэТэ за него это сделать, спрятался за не совсем умной, не честной перед своим мужем, и, стало быть — недостойной его, барышней... Да, я назвала его <text:soft-page-break/>тряпкой, потому что нет в нем силы воли и достоинства самому решить проблему, он снова пытается это сделать чужими руками... Но...</text:p>
      <text:p text:style-name="Text_20_body">По его словам, снова виновата я — я его демотивирую... Тут все.</text:p>
      <text:p text:style-name="Text_20_body">9) Я понимаю, что тебе больно. Я недостаточно внимателен. Рассеян и позволяю то, чего не должен.</text:p>
      <text:p text:style-name="Text_20_body">Он понимает — впечатляет. Жаль, что лишь на словах. Все его действия, описанные мною в этой книге, как он считает — результат его невнимательности и рассеянности, ведь это же не смертные грехи... Понимаете, он снова пытается отрицать важность его действий и серьезность допущенных ошибок. И:</text:p>
      <text:p text:style-name="Text_20_body">10)Твоя реакция настолько ужасна, ты не представляешь, как с тобой трудно справиться.</text:p>
      <text:p text:style-name="Text_20_body">Все-равно, милая, ты не права. — говорит он мне. — Все равно ты неадекватна в своих реакциях на мои «незначительные» оплошности. Ты сложная, а не я. Ужасна твоя реакция, а не мои действия... Ты не представляешь, какой тяжелой ты оказалась жертвой для меня, ведь спустя столько времени моих упорных попыток «задавить» твою психику, ты все еще не поддаешься полному моему контролю, я все еще не могу с тобой справиться, поставить тебя «на место»...</text:p>
      <text:p text:style-name="Text_20_body">11) Я не обманывал тебя.</text:p>
      <text:p text:style-name="Text_20_body">Тут добавить нечего...</text:p>
      <text:p text:style-name="Text_20_body">12) Ты просто хотела услышать не то, о чем спрашивала.</text:p>
      <text:p text:style-name="Text_20_body"><text:soft-page-break/>Ну и в завершение, наконец-то, правда: Я всегда говорил то, что ты хотела слышать, но в этот раз ты это (правду), слышать не хотела, ведь она бы тебя расстроила, огорчила... Поэтому я сказал ложь, чтобы тебя не расстраивать...</text:p>
      <text:p text:style-name="Text_20_body">Давайте вспомним мой вопрос: «Есть ли что-то, что я должна знать?..» По его словам — нет — я ничего не должна знать, понимаете?</text:p>
      <text:p text:style-name="Text_20_body">Все что я услышала, а там сорок минут разговора... Все эти маты, вместо извинений, вся эта отчаянная жестокость.... а потом его это сообщение — все направлено на то, чтоб лишить меня равновесия. И я снова была сбита с толку, но не в своем отношении к нему, а в осознании всей его жестокости и внутренней пустоты.</text:p>
      <text:p text:style-name="Text_20_body">Да, я выпила успокоительное, и на следующий день, от бессилия, так и не смогла пойти на работу. 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совершенно не было сил. Все что я услышала было моей победой, но он, как зверь, загнанный в клетку, на прощение искусал мою бедную уставшую душу. Я раскисла. Я устала. Я ничего не хотела. И я снова вызвала скорую...</text:p>
      <text:h text:style-name="P12" text:outline-level="1"><text:bookmark-start text:name="Glava_23__Zdorova_"/>Глава 23. Здорова!<text:bookmark-end text:name="Glava_23__Zdorova_"/></text:h>
      <text:p text:style-name="Text_20_body">Мне было очень тяжело осознавать все это, осознавать, что это происходит со мной. Я себя жалела. Да, теперь я имела полное право себя жалеть. Теперь мне никто не запрещал плакать и чувствовать, и чувства прорвались наружу из долгого своего заточения. Я знала, что его отношение ко мне незаслуженно. Я не понимала, что он просто неизлечим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Text_20_body">«Почему? За что?» — задавала я себе эти вопросы и боль разъедала мою душу. Растерзанную в кровь, покалеченную душу. Я села в скорую, меня привезли в лечебницу, поснимали с меня все пирсинги, забрали сигареты и зажигалки, вручили мне пластиковую кружку и положили в отделение для душевно больных.</text:p>
      <text:p text:style-name="Text_20_body">Моя врач провела со мной беседу, в ходе которой я рассказала о том, что я здесь по своей воле, что, как мне кажется, я сошла с ума. Что мне нужна помощь. Что у меня есть вопросы, но самостоятельно мне очень тяжело их найти. Я обессилена. Я была похожа на приведение той меня, которая была раньше. Худая, впалое лицо, поникшие глаза... Я постарела за эти пару дней, я поседе<text:soft-page-break/>ла еще больше, но я остро хотела выйти из этого состояния. Я знала, что я там, где мне помогут. Осталось найти еще один ответ на вопрос — я нормальная или нет.</text:p>
      <text:p text:style-name="Text_20_body">Первые три дня меня кололи снотворным. Будили, чтобы накормить и, под уколом, я снова засыпала. Я уже очень давно не спала так крепко и так много. Это была первая причина моего уставшего состояние — отсутствие здорового сна. Потом мне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понять, а лишь вызывали чувство страха в голове, но расслабляли тело.</text:p>
      <text:p text:style-name="Text_20_body">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ее путь привел ее в угол, и бежала обратно, натыкаясь на еще один угол. Была девочка, у которой физиология такая, что ее живот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 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 Было не по себе. Много несчастных душ я встретила там. Но я видела, что я от них отличаюсь, и, стало быть — мне там не место.</text:p>
      <text:p text:style-name="Text_20_body"><text:soft-page-break/>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 Я просила, спрашивала, уточняла, но мне давали один ответ — через час придет. Но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На восьмой день <text:span text:style-name="_32__20_Text">заключения</text:span> лечения 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но я уже не помню, каких именно. По завершении, она, по всей видимости, показала эти результаты заведующему отделением. Он вызвал меня к себе и провел что-то вроде собеседования. Получив все ответы на свои вопросы, он даже немного выругался, сказав, что я занимаю лишнюю койку, а потом показал мне на дверь со словами:</text:p>
      <text:p text:style-name="Text_20_body">- Здорова! Иди...</text:p>
      <text:p text:style-name="Text_20_body">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 Кажется так, да? — 3 года... Всего-то! Но если посчитать, то это 36 месяцев, это около 1000 дней. Около 25 920 часов. Все это время я была под напряжением.</text:p>
      <text:p text:style-name="Text_20_body"><text:soft-page-break/>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Как и я хотела, будучи убежденной, что у меня проблемы психического характера.</text:p>
      <text:p text:style-name="Text_20_body">Многие жертвы подвергаются помимо давления и насилия, еще одному фактору — абьюзер проецирует на свою добычу свое состояние. Будучи еще в отношениях, а также по завершению этого деструктивного союза, жертвы продолжают искать в себе пороки, которыми их щедро награждали их партнеры.</text:p>
      <text:p text:style-name="Text_20_body">Внуше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в то время, как сами манипуляторы не упускают момента, чтобы позлорадствовать над раненой душой.</text:p>
      <text:p text:style-name="Text_20_body">Мои друзья рассказали мне реакцию моего бывшего парня, когда он узнал, что я лежу в лечебнице для душевно больных. Он смеялся и сказал, что т<text:span text:style-name="_30__20_Text">ам мне самое место</text:span>, давно пора было... Ему это здорово подняло настроение. Странно, но я не могу вспомнить, чтоб он когда-то так искренне радовался каким-то простым вещам. Нет, помню:</text:p>
      <text:p text:style-name="Text_20_body"><text:soft-page-break/>— Что, ручки из жопы?</text:p>
      <text:p text:style-name="Text_20_body">Или:</text:p>
      <text:p text:style-name="Text_20_body">— О, продолжай! Я же говорил, что ты неадекватная... — повторял он, снимая на камеру доведенную меня до состояние сумасшествия...</text:p>
      <text:p text:style-name="P28">* * *</text:p>
      <text:p text:style-name="Text_20_body">Потом я получила его поздравление с днем рождения, которое начиналось со слов: «Ну шо, кобыла...» Это было весело. Не знаю, правильно ли я сделала, или нет, но я запостила скриншот этого поздравления. После чего, тут же, получила фидбек:</text:p>
      <text:p text:style-name="Text_20_body"/>
      <text:p text:style-name="Quotations">«Ахах! И это запостила! Тебя даже дурка не исправит, ты просто безнадежна.</text:p>
      <text:p text:style-name="Quotations">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Quotations"/>
      <text:p text:style-name="Text_20_body">То есть, скриншот на моей стене с его посланием «Ну шо, кобыла...» - это клевета! Мой не правдивый аргумент... Стало быть на этот мой «смешной» аргумент отреагировали, ведь спустя пару часов, как и ожидалось, пришло плаксивое письмо на почту с темой «Хватит»:</text:p>
      <text:p text:style-name="Text_20_body"/>
      <text:p text:style-name="Quotations"><text:soft-page-break/>«Это письмо не начнется со слова я или со слова ты или даже мы. И тут не будет ни обращений ни гадостей.</text:p>
      <text:p text:style-name="Quotations">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Quotations">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Quotations">Почему нельзя проститься? Разойтись? Сколько еще нужно крови? Очень хочется чтоб это закончилось. 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Quotations">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Quotations">P.S.: Прости, что обозвал.</text:p>
      <text:p text:style-name="Quotations">С прошедшим тебя. Будь счастлива.»</text:p>
      <text:p text:style-name="Quotations"/>
      <text:p text:style-name="Text_20_body">Ну, поехали:</text:p>
      <text:p text:style-name="Text_20_body"><text:soft-page-break/>1) Очень хочется, чтоб все было хорошо. Всем хочется. Как бы кто не злился, как бы ни было несправедливо, каждый понимает, что хочет просто быть счастливым.</text:p>
      <text:p text:style-name="Text_20_body">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получают удовлетворение, что и делает их счастливыми. Его «Ну шо, кобыла...» — очередное доказательство того, что он относится ко второму типу. К тому же, это письмо — еще одна попытка снять с себя ответственность за такое низкое поздравление. Совершенный когнитивный диссонанс — «Шо, кобыла...» и «...каждый понимает, что хочет просто быть счастливым.»</text:p>
      <text:p text:style-name="Text_20_body">2) Можно очень многое сказать об ошибках. Они продолжают допускаться уже за пределами ситуации.</text:p>
      <text:p text:style-name="Text_20_body">О чьих ошибках? Кто их допускает? Что сказать-то?...</text:p>
      <text:p text:style-name="Text_20_body">3)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Text_20_body">И я не знаю... Я бы ответила, скорее — молчание и бездействие с его стороны, но явно не «шо, кобыла...» Но кто-то все же не может не «воевать», даже за «пределами ситуации». Хотя и требует этого от меня, ведь я отвечаю на его действия и слова своими методами. Я решила, пусть все это видят. Ведь он считает свое поведение нормальным. Ну так, зачем прятаться в моей личке — айда на <text:span text:style-name="_32__20_Text">сцену</text:span> стену!</text:p>
      <text:p text:style-name="Text_20_body"><text:soft-page-break/>4) Почему нельзя проститься? Разойтись? Сколько еще нужно крови? Очень хочется чтоб это закончилось.</text:p>
      <text:p text:style-name="Text_20_body">Почему нельзя? Можно! Просто — не нужно писать гадости...</text:p>
      <text:p text:style-name="Text_20_body">5) 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Text_20_body">Дело не в том, что кто-то говорит гадости... Или что у каждого, стало быть, своя правда, а в том, что — «это» не дает покоя... Где логика в его суждениях? Где этот смысл, хотя бы скрытый? — Его нет. В его голове эта ситуация как-то по-другому выглядит, но как? Ему это не дает покоя, и он, получается, считает, что имеет полное право продолжать оскорблять меня даже в день моего рождения... Но, по его словам — дело совсем не в «этом»...</text:p>
      <text:p text:style-name="Text_20_body">6) Никто не хочет лишать кого-то покоя.</text:p>
      <text:p text:style-name="Text_20_body">Никто — кого-то? Как это можно понять? Что он этим хотел сказать? Что он не хочет лишать меня покоя? Или, что я, по его мнению, не хочу лишать покоя его? Зачем писать мне оскорбления, а потом вот это? У меня слишком много вопросов...</text:p>
      <text:p text:style-name="Text_20_body">7) Все хотят идти дальше и жить счастливо. Почему этого просто не сделать?</text:p>
      <text:p text:style-name="Text_20_body">Ну вот да! Почему? Что мешает? Точка была поставлена, так зачем напоминать о себе? Зачем эти гадости?</text:p>
      <text:p text:style-name="Text_20_body"><text:soft-page-break/>8)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Text_20_body">Чья цель? Чей выбор? Мне бы тоже хотелось знать. Покой наступит с чьей стороны? Я не понимаю, правда... Связь отсутствует. Логики нет. Сиди теперь и думай, что бы это все могло значить...</text:p>
      <text:p text:style-name="Text_20_body">9) Прости, что обозвал.</text:p>
      <text:p text:style-name="Text_20_body">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 Ведь, зная его, ему не жаль. Он прислал то поздравление, отчетливо осознавая, что он делает, и, спустя пару часов, вдруг понял, что ошибся и решил попросить прощение? Нет. Он написал это письмо только потому, что то сообщение я выставила на всеобщее обозрение. А это письмо — ни что иное, как паника. Ему срочно нужно было оправдаться, срочно нужно было что-то сделать, чтобы смыть с себя «мою клевету»...</text:p>
      <text:p text:style-name="Text_20_body">На этом я, пожалуй, закончу описывать мои отношения. Я считаю, что всего этого вполне достаточно, ведь это мой пережитый опыт, подробно описанный в примерах и объяснениях. Добавить мне больше нечего.</text:p>
      <text:h text:style-name="P12" text:outline-level="1"><text:bookmark-start text:name="Glava_24__Prichiny_manipuliatsii"/>Глава 24. Причины манипуляции<text:bookmark-end text:name="Glava_24__Prichiny_manipuliatsii"/></text:h>
      <text:p text:style-name="Text_20_body">Психопатом может быть кто угодно — родители, бабушки и дедушки, коллеги и начальники, мужья и жены. Каждый из описанных здесь методов имеет серьезное влияние и оказывает сильное воздействие на психику жертвы. При этом, отличить психопата от нормального человека путем не психологического анализа сложно или невозможно.</text:p>
      <text:p text:style-name="Text_20_body">Нужно принять факт того, что не все агрессоры, и не всегда, действуют осознанно. В этой книге вы часто встречали такие выражения, как «план», «тактический ход», «прием»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 Осознанны эти действия, или нет, сейчас не важно. Это вопрос, на который могут ответить только специалисты данной области, коим я не являюсь.</text:p>
      <text:p text:style-name="Text_20_body">Существует две причины психопатии личности:</text:p>
      <text:list xml:id="list43214083" text:continue-numbering="true" text:style-name="List_20_1">
        <text:list-item>
          <text:p text:style-name="P21">врожденная патологическая особенность развития нервной системы;</text:p>
        </text:list-item>
        <text:list-item>
          <text:p text:style-name="P21"><text:soft-page-break/>приобретенная патологическая особенность развития нервной системы, в следствии воздействия остро негативных факторов окружающей среды в раннем или подростковом возрасте.</text:p>
        </text:list-item>
      </text:list>
      <text:p text:style-name="Text_20_body">В независимости от особенностей развития, психопатия всегда обусловлена нарушением функции головного мозга. Психопатам свойственна инфантильность (незрелость психики), необоснованная мстительность, патологическая/намеренная глупость и слабоумие, а также неразвитость чувственно-понятийной сферы. Сочувствие, стыд, сожаление, умение осваивать полученный опыт, чувство вины и ответственности — понятия, которые психопаты не проживают, а изображают, в связи отсутствием у них высших моральных чувств.</text:p>
      <text:p text:style-name="Text_20_body">К счастью, есть условия, при которых существует возможность коррекции и сглаживания симптомов психопатологии личности. Однако, судя по информации из различных источников, полного избавления от этого недуга быть не может. Рано или поздно, произойдут обстоятельства, которые приведут к срыву и поведенческой дезадаптации нездорового индивидуума.</text:p>
      <text:p text:style-name="Text_20_body">Как я уже говорила, большой манипулятор вырастает из маленького манипулятора. Говоря о приобретенном расстройстве личности, манипуляция, как правило, родом из детства и вытекает из неправильного воспитания. Первое, на что следует смотреть — на семью. Уверена, там будет дисфункция и/или даже психические расстройства у членов семьи. Разберем несколько ошибок, которые родители могли допустить, в следствии чего нарушили формирование психики своего чада.</text:p>
      <text:p text:style-name="P28"><text:soft-page-break/>* * *</text:p>
      <text:p text:style-name="Text_20_body">Начнем с малого. Большинство ошибок в воспитании направлены не на развитие ребенка, а на собственный комфорт родителей. Ребенок шалит, громко играет, бегает. В дестком возрасте это вполне нормально, ведь он познает мир, но родители очень устали после работы и хотят отдохнуть. В такие моменты ребенок слышит:</text:p>
      <text:p text:style-name="Text_20_body">— Будешь баловаться, мы тебя этому дяде отдадим/сдадим в полицию/папу позову и он тебя накажет...</text:p>
      <text:p text:style-name="Text_20_body">Другими словами — это воспитание страхом без обьяснений, почему так делать нельзя или нужно. Такой подход развивает в ребенке неуверенность в правильности собственных действий.</text:p>
      <text:p text:style-name="Text_20_body">— Нельзя.</text:p>
      <text:p text:style-name="Text_20_body">— Не плачь.</text:p>
      <text:p text:style-name="Text_20_body">— Ты должен.</text:p>
      <text:p text:style-name="Text_20_body">Вот что манипулятор часто слышал в детстве. Вот каким воспитали его родители. Он не знает другой правды. Его потребности глушились равнодушным воспитанием, гнили в его детской душе и выели едкой кислотой обиды все живое, что, возможно, когда-то там было. Он эмоциональный Маугли, только воспитали его не мудрый Каа и Акела, а две пустые банки. Он видит людей, видит, как они несут добро любимым и злится, от того, что никогда не сможет понять и почувствовать что-либо подобное. Все эмоции, которые ему доступны — это боль и горечь от чувства собственной ущербности, которую он отчаян<text:soft-page-break/>но пытается восполнить за счет страданий остальных. В последствии, он делает из своей жертвы такого же ущербного человека, как и он сам. Таким образом ему не так одиноко в этом мире.</text:p>
      <text:p text:style-name="Text_20_body">Родители не делились с ним своим опытом. Все «почему» от ребенка не были объяснены как положено. Правильное объяснение лежит основой понимания, почему так делать нельзя или нужно, и какой результат будет в случае «если».</text:p>
      <text:p text:style-name="Text_20_body">Желания ребенка игнорировались, потребности и склонности не принимались во внимание.</text:p>
      <text:p text:style-name="Text_20_body">— Мама лучше знает...</text:p>
      <text:p text:style-name="Text_20_body">Да? А ребенка никто не спросил, может вместо музыкальной школы он хотел пойти на карате. Возможно, вместо синей куртки он предпочел бы красную, вместо косичек, дочка хотела, чтобы ей завязали хвостики... Но ребенку ясно давали понять — это не его ума дело, а родителей.</text:p>
      <text:p text:style-name="Text_20_body">Ребенок капризничал, чтобы добиться желаемого. Если родители поощряли его в этом, он выделил эту манеру поведения, как действенный способ что-то получить. Ребенок неосознанно развил в себе способность к манипуляции другими, что избавляло его от приложения усилий для достижения собственных целей. Это закладывается в его характер, и, в подростковый период, когда ребенок перерастает во взрослого, эта черта может остаться. Такое поведение, как правило, сопровождается психами, обидами, агрессией и даже рукоприкладством.</text:p>
      <text:p text:style-name="Text_20_body"><text:soft-page-break/>На все эти признаки агрессии, родители отвечали — аргессией. Схема такова, что за «неудобное» поведение ребенка, родители строго наказывали. Такое воспитание блокировало в ребенке стремление понять, проанализировать и сделать выводы. Но, при этом, такие меры развили в нем негативную ассоциацию с любым вольным собственным решением или поведением.</text:p>
      <text:p text:style-name="Text_20_body">Любые проступки и ошибки ребенка сопровождались постоянными замечаниями и сравнениями.</text:p>
      <text:p text:style-name="Text_20_body">— У всех дети, как дети, а у нас…</text:p>
      <text:p text:style-name="Text_20_body">— Почему Петя/Маша могут, а ты нет?</text:p>
      <text:p text:style-name="Text_20_body">Подобные фразы произносились, как лично ребенку, так и при окружающих, даже при тех же самых Маше и Пете. Ребенок осознавал, что он плохой в сравнении с &lt;...&gt; и пытался стать тем, с кем его сравнивают, то есть, старался не быть собой. Все эти старания были направлены на то, чтобы заслужить поощрение и угодить требовательным маме и папе. Но и этого, как правило, было недостаточно.</text:p>
      <text:p text:style-name="Text_20_body">— Ты получил/а пять по математике? Хорошо, НО ЕСЛИ БЫ ТЫ ЕЩЕ и по английскому пять получил/а... — часто слышал ребенок от своих воспитателей.</text:p>
      <text:p text:style-name="Text_20_body">Он не верил в свои силы и искал опору в окружающих, зачастую у самых близких ему людей — родителей. Любые неудачи очень болезненны в дестком возрасте. Ребенок переживает и нуждается в помощи. Но ему доходчиво объясняли, что он сам виноват в своих страданиях и неудачах, ведь нужно было лучше стараться. В следствии чего, все реальные переживания в уже взрос<text:soft-page-break/>лом возрасте тщательно скрываются, дабы избежать этих обвинений, и трансформируются в злобу, зависть и даже ненависть, в качестве попытки противостоять этим обвинениям. Но неуверенность остается, что заметно по напряженности и нервозности при различных сложных обстоятельствах.</text:p>
      <text:p text:style-name="Text_20_body">— Мы думали, что ты справишься...</text:p>
      <text:p text:style-name="Text_20_body">Такое воспитание лишь мотивировало ребенка на постоянное доказывание своей значимости. Ребенок чувствовал себя недостаточно умным, способным, талантливым. Он очень старался, но, к сожалению, его действий оказалось недостаточно, и родители явно давали ему это понять, не замечая заслуг, лишь неудачи.</text:p>
      <text:p text:style-name="Text_20_body">Есть два исхода такого воспитания. Оба являются крайностями. В одном случае, перерастая во взрослый возраст, это чувство недопризнанности делает из человека заядлого трудоголика. Мотивирует. Возникает потребность во что бы то ни было заполучить это признание, доказать себе и остальным свою значимость. Эта потребность становится патологической. Результаты достигаются любыми, как правило, аморальными, беспринципными, жесткими методами. Отсюда и склонность к самооправданию. Нужно скрыть свою жажду быть важным, нужным и способным в глазах близких.</text:p>
      <text:p text:style-name="Text_20_body">В другом случае — человек, наоборот, перестает стараться. Такое воспитание демотивирует его. Его старания не поощрялись и не воспринимались, и он просто перестал прилагать усилия, ведь любое его старание — впустую. Он становится совершенно неспособным позаботиться о себе, обеспесить себе материальный, бытовой <text:soft-page-break/>или какой бы то ни было комфорт. В зрелом возрасте он может стать зависимым от алкоголя, наркотиков, и, в связи с собственной недееспособностью, живет, например, за счет пенсии своих стареньких родителей, все еще упрекающих его за ущербность.</text:p>
      <text:p text:style-name="Text_20_body">Так как в детстве ему не с кем было поделиться своими переживаниями, во взрослом возрасте развивается недоверие людям. Ему отказывали в праве грустить, проявлять плохое настроение, просить о помощи, в следствии чего он был лишен способности изливать душу и оставался один на один со своими проблемами.</text:p>
      <text:p text:style-name="P28">* * *</text:p>
      <text:p text:style-name="Text_20_body">Не исключено, что в детстве это сопровождалось сверх-контролем со стороны родителей. Его детство было сплошным рядом правил, которые ему необходимо было соблюдать, дабы избежать наказания и не разочаровать родителей. Вырастая, такой человек пытается компенсировать эту нехватку самостоятельности, и воплотить в жизнь нереализованные в детском возрасте желания. Отсюда отчужденность.</text:p>
      <text:p text:style-name="Text_20_body">Чрезмерные спланированность и контроль его детства родителями не допустили возможности приобретения им любых жизненно полезных навыков, но при этом, не приглушили его способности обучаться. Другими словами, такое воспитание развило обучаемость, но лишило возможности выбирать и блокировало способность ориентироваться на полученный опыт. Лишило чувства от<text:soft-page-break/>ветственности. Он получал только ту информацию, которую ему давали, осваивал новые знания под скрытым или явным давлением, а не по собственному желанию. Его желания и мечты подавлялись, что и породило потребность реализации этих желаний во взрослом возрасте.</text:p>
      <text:p text:style-name="Text_20_body">Он имеет право. Он уже взрослый и может себе позволить вести себя так, как в детстве ему не разрешали — быть свободным в своих суждениях, принимать решения и добиваться того, чего хочет <text:span text:style-name="_30__20_Text">он</text:span>, но, к сожалению — не знает как. Ведь все решала заботливая мама или строгий папа. Отсюда инфантильность. Неумение учиться на своих ошибках, неприспособленность к быту, неумение обращаться с деньгами, а также неспособность изымать пользу из полученного опыта.</text:p>
      <text:p text:style-name="Text_20_body">К тому же, все дети имеют склонность копировать поведение родителей. Яблочко от яблони, как мы знаем, недалеко падает. Так как его желания подавлялись, он не знает, что бывает по другому. Он скопировал манеру поведения и отношения родителей, и, в отношениях с людьми во взрослом возрасте, желания остальных им тоже не учитываются, как не учитывались его желания. Для него это норма, ведь он так вырос.</text:p>
      <text:p text:style-name="P28">* * *</text:p>
      <text:p text:style-name="Text_20_body">Вполне вероятно, что в семье ребенка было принято противостоять друг другу, а противостояние часто подразумевает под собой поиск и выбор сторонников. <text:soft-page-break/>Например, ситуация, где мама создает коалицию с ребенком против папы или наоборот.</text:p>
      <text:p text:style-name="Text_20_body">— Мы папе не скажем...</text:p>
      <text:p text:style-name="Text_20_body">Это болезненные ощущения у ребенка. Ему приходилось выбирать между двумя людьми, которых он очень любит, и любит одинаково. Чтобы не обидеть маму, он вступал с ней, в так называемый, сговор против папы. Поддерживал ее и ее мысли, но, при этом, чувствовал себя предателем папы. Он находился в постоянном в напряжении.</text:p>
      <text:p text:style-name="Text_20_body">Такие отношения в семье учат никому не доверять, и, соответственно, порождают страх подвоха в случае какой-либо эмоциональной близости. Отсюда состояние отчужденности, неспособность формулировать и высказывать свои эмоции в слух. Как бы то ни было, доверие для абьюзера это закрытая область взаимоотношений с окружающими людьми.</text:p>
      <text:p text:style-name="Text_20_body">Дефицит чувства собственного достоинства это бездонная яма в психике абьюзера. Он всячески старается компенсировать этот недостаток, используя энергию других людей. Как мы уже поняли, чувство ущербности порождает зависть, неоправданную злобу и незаслуженное наказание других. В целях компенсации абьюзер использует слабости окружающих. Доверчивость, старые раны, наивность, жертвенность и т. д. рассчитываются им, как слабости, за которые его часто ругали родители, и на которых теперь уже он успешно играет, довольствуясь, как под его умелыми руками кукловода пляшут послушные марионетки.</text:p>
      <text:p text:style-name="P28"><text:soft-page-break/>* * *</text:p>
      <text:p text:style-name="Text_20_body">Пренебрежение порядком и/или нормами гигиены тела может стать следствием, как банально неправильного воспитания, так и психологических проблем, таких как, например, депрессия, а так же психические расстройства. Как правило, болезненные явления неряшливости возникают в период полового созревания, когда происходят некоторые процессы изменения в организме, связанные с работой головного мозга.</text:p>
      <text:p text:style-name="Text_20_body">Неряшливость может возникнуть из-за подражания одному или обоим родителям. Небрежное отношение к себе и окружающей обстановке, может быть результатом депрессии или апатии. В таком случае чистоплотность постепенно сменяется на равнодушие к порядку и нормам гигиены. В случае алкоголизма и/или наркомании, неряшливость является признаком деградации личности. Также неряшливость является признаком психопатологии (шизофрения, деменция), в случае если у больного отсутствует критика собственного внешнего вида и стыд — человек не поддается влиянию и не способен посмотреть на себя со стороны.</text:p>
      <text:p text:style-name="Text_20_body">При нарастающем слабоумии неряшливость возникает вполне логично, ведь при данном заболевании человек как бы снова возвращается в детство, а, как мы знаем, большинство детей не следит за порядком и/или гигиеной без надзора родителей.</text:p>
      <text:p text:style-name="Text_20_body">Известно, что до трех лет ребенок ощущает себя неотъемлемой частью окружающего мира, а не частичкой в мире. Личность и индивидуальность формируется <text:soft-page-break/>позже. В период «до формирования», родители часто не могли справиться с собственными эмоциями, наказывая ребенка за безобидные детские шалости и ставили его в рамки строгой манерой воспитания.</text:p>
      <text:p text:style-name="Text_20_body">Родители часто не различают свои действия. Забота о собственном комфорте маскируется под методы воспитания, например тишина в доме, когда ребенок хочет поиграть. Еще не поздно, но мама просит не шуметь, ведь у нее плохое настроение. Это рамки, в которые попадает дитя, происходят не в целях воспитания, а в целях — не злить маму. Как правило, наряду с такими методами «выращивания» личности стоит давление и равнодушие. Равнодушие к потребности в развлечении и самостоятельного познания окружающего мира и давление, как отмена эмоций и ощущений — либо наказание.</text:p>
      <text:p text:style-name="Text_20_body">В семье манипулятора никто никому ничего не должен, например — заступиться или выслушать. Такое отстранение от физического или морального состояния чада является грубым нарушением его безопасности. Драка со сверстниками или, например, ситуация, где слишком строгая учительница довела до слез — игнорировались родителями, аргументируя самостоятельной возможностью ребенка справиться с этими проблемами.</text:p>
      <text:p text:style-name="Text_20_body">— Ты должен уметь постоять за себя...</text:p>
      <text:p text:style-name="Text_20_body">В результате такого воспитания ребенок закрылся и вырос достаточно отчужденным. Родители потом горько плачут, ведь их взрослое дитяти звонит редко, приезжает еще реже и о жизни чада они не знают ничего, либо знают, но поверхностно. В следствии чего продолжают <text:soft-page-break/>давление, но уже с целью вызвать обязательство — проявлять внимание к родителям.</text:p>
      <text:p text:style-name="Text_20_body">— Сегодня не куплю — завтра куплю...</text:p>
      <text:p text:style-name="Text_20_body">И на следующий день те же обещания. Ребенку приходилось ждать нужного «завтра», что могло спровоцировать в нем развитие нервозности и непослушания. Если слово родителей было ненадежным, то это могло перерасти в недоверие ко всем окружающим, а также такое поведение скопировалось ребенком — лишило его чувства вины и ответственности за несдержанное слово. Родители не демонстрировали ему должным образом чистоплотность своего поведения, и ребенок считает такое поведение нормой.</text:p>
      <text:p text:style-name="P28">* * *</text:p>
      <text:p text:style-name="Text_20_body">За честность не наказывают в нормальных семьях. В деструктивных семьях наказывают за все. Отсюда появляется перекладывание вины на брата/одноклассника/собаку, дабы избежать строгого наказания, за вранье, которое с возрастом становиться патологическим. В такой семье разбить вазу подобно кошмару, который повергал ребенка в панику, и он был готов на все, лишь бы не попасть под тяжелую папину руку.</text:p>
      <text:p text:style-name="Text_20_body">Скорее всего, родители рылись в личных вещах ребенка — в школьном портфеле, по карманам или в соц-сетях с целью контроля, исключая тем самым его право на личные границы. В тандеме с равнодушием по отно<text:soft-page-break/>шению к чувствам, резкий интерес к жизни ребенка скорее всего вызывал в нем защитную реакцию и сопротивление. Мама могла зайти без стука в его комнату, или папа, встречая ребенка со школы, вдруг изъявлял настойчивое желание разузнать что-то. Сопротивление ребенка на такое внезапное вмешательство игнорировалось. Появлялся шантаж:</text:p>
      <text:p text:style-name="Text_20_body">— Ты не ценишь меня.</text:p>
      <text:p text:style-name="Text_20_body">— Ты не любишь меня.</text:p>
      <text:p text:style-name="Text_20_body">— Тебе со мной не интересно...</text:p>
      <text:p text:style-name="Text_20_body">И обида. Мама надевает «лицо», хватается за сердце, демонстративно приходит в уныние со словами:</text:p>
      <text:p text:style-name="Text_20_body">— Родители не вечны...</text:p>
      <text:p text:style-name="Text_20_body">В следствии чего, ребенок шел на поводу у родителей. Но, в случае, когда он делился своими переживаниями под давлением, а не по собственному желанию, такая близость приносила ему лишь негатив. Знаете, это как <text:span text:style-name="_32__20_Text">в жопу без м</text:span><text:span text:style-name="_32__20_Text">ыла</text:span> в душу без стука. Ребенок должен знать, что его родители — самые преданные ему люди, самые верные и надежные друзья, но в деструктивных семьях, родители — это авторитетные, строгие, убежденные люди, которых не заботит ничего, кроме собственных переживаний.</text:p>
      <text:p text:style-name="Text_20_body">Они не интересовались жизнью ребенка, потому, что для них это важно. Им было просто интересно. И, в случае, когда ребенок все-таки открывался и завязывался диалог, родители придирались, демонстрируя разочарование. Подрался в школе — плохо — драться нельзя, <text:soft-page-break/>нужно уметь решить конфликт словами. Не подрался — тюфяк, ты должен уметь постоять за себя. Чтоб больше мы этих синяков не видели. Получил пять по математике — нужно еще и по географии пять. Получил тройку — бестолочь, в кого ты у нас такой. Прибежал на физкультуре вторым из всех начальных классов — почему не первый? И так можно перечилсять до безконечности.</text:p>
      <text:p text:style-name="Text_20_body">Это не воспитание, это не обучение. Таким образом они не делились своим опытом, не объясняли причинно-следственную связь. Они констатировали свое мнение, не более, не менее, причиняя ребенку душевную боль. И даже не подозревали об этом. Он не прав, и родителям наплевать — вот что понимал ребенок после таких «душевных» разговоров.</text:p>
      <text:p text:style-name="Text_20_body">Если же повествование о своей жизни шло со стороны родителей, то менее болезненным оно не становилось. Это ребенка обязывало и возлагало на него ответственность. Мама, например, рыдала, и вынуждала его успокаивать себя. Говорила, что боится умереть. Папа, например, советовался, разводиться ли с мамой. Родители обращались к ребенку и по другим очень сложным вопросам, делились страхами и сомнениями, историями юношеских безумств или подробностями личной жизни.</text:p>
      <text:p text:style-name="Text_20_body">Такое воспитание привязало ребенка к родителям очень крепко. Уйти во взрослую жизнь от таких родителей бывает крайне сложно.</text:p>
      <text:p text:style-name="Text_20_body">— Мы — твои друзья, а друзей не бросают...</text:p>
      <text:p text:style-name="Text_20_body">К тому же, такое воспитание преждевременно сделало из ребенка — взрослого, и возложило определенного <text:soft-page-break/>рода нагрузку на его детскую психику. Позже, он постарается отыграть назад свое детство, которого у него не было. Отсюда хронические безденежье, бросание университета, алкоголь, наркотики... Разумеется, все это делает человека несамостоятельным и неспособным обойтись без родителей.</text:p>
      <text:p text:style-name="Text_20_body">К тому же, любая эмоциональная близость ассоциировалась у него с негативными эмоциями и переживаниями, поэтому во взрослом возрасте в нем развивается способность избегать всякого рода личных тем. Если плохо ему, он не расскажет, из-за чего, он продемонстрирует — как ему плохо, он ни за что не разрешит постороннему человеку лезть в его голову и наругает при любой попытке это сделать. Если плохо близкому ему человеку, то он не спросит и не выслушает — негативные воспоминания. Его принуждали выслушивать, а теперь он это делать не намерен. Он уже взрослый.</text:p>
      <text:p text:style-name="Text_20_body">Помимо внутрисемейных влияний, родители также могли оказывать влияние на его мнение об окружающих. Например, запрещали дружить с кем-то, или постоянно высказывали осторожные сомнения в друзьях чада.</text:p>
      <text:p text:style-name="Text_20_body">— Нравится мальчик? Не говори подружкам — отобъют...</text:p>
      <text:p text:style-name="Text_20_body">— Петя не пошел с тобой гулять? Стало быть тренировка/уроки ему важнее друзей...</text:p>
      <text:p text:style-name="Text_20_body">— Это тот Петя, который во втором классе тебе подножку подставил?...</text:p>
      <text:p text:style-name="Text_20_body">Дружба для ребенка — важная часть взросления. Друзья — первые близкие люди, которых ребенок выбирает <text:soft-page-break/>сам, но при таком воспитании вырабатывается недоверие. Зависимость, отчужденность, безинициативность в общении — вот какими качествами ребенка наградило такое воспитание.</text:p>
      <text:p text:style-name="P28">* * *</text:p>
      <text:p text:style-name="Text_20_body">Также, есть еще одна черта характера, и она тоже родом из детства. Это жадность. Очень просто развить это качество во взрослеющем организме. Например, родители заставляли его делиться любимыми вещами, или сами раздаривали их младшим или другим детям, дарили скупые подарки, не делали из них сюрпризы. Например, вместо обещанного киндер-сюрприза дарили комнатные тапочки. Или, пока ребенок на каникулах у бабушки, подарили его игрушку сыну тети Маши, ведь она очень ему понравилась.</text:p>
      <text:p text:style-name="Text_20_body">Такое поведение родителей воспитывает в ребенке скупердяя, а человек, жадный на прояления любви, помощи и щедрости, обычно и на чувства скуп. Для него это драгоценные ресурсы, неоправданы и тяжелы в их возобновлении. Другими словами, во взрослом возрасте такой человек не считает нужным делиться, помогать, делать сюрпризы. А если и делает, то в «ответку», то есть, только после того, как убедится, что ему готовы подарить такой же дорогой подарок. И то не факт.</text:p>
      <text:p text:style-name="Text_20_body">Итак, я постаралась описать самые важные причины развития у ребенка психофизических отклонений. К сожалению, довольно часто оказывается, что сам человек <text:soft-page-break/>не виноват в своей жестокости по отношению к близким. Под влиянием и давлением, его психика надломилась или поломалась. На подсознательном уровне он понимает, что с ним что-то не так, но либо отрицает эти мысли, либо пытается от них избавиться, путем копирования поведения родителей и проявление его к окружающим, убеждая себя, что это норма.</text:p>
      <text:h text:style-name="P12" text:outline-level="1"><text:bookmark-start text:name="Glava_25__Priznaki__priiemy_i_protivosto"/>Глава 25. Признаки, приемы и противостояние манипуляции<text:bookmark-end text:name="Glava_25__Priznaki__priiemy_i_protivosto"/></text:h>
      <text:p text:style-name="Text_20_body">Вы уже наверное заметили, что в этой книге очень много повторений. Это так. 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Во-вторых, есть, как вы уже поняли, целый ряд аспектов деструктивного поведения, и все они зависят друг от друга и взаимосвязанны. Поэтому, описывая один, сложно не упомянуть, откуда ноги растут и куда приводят.</text:p>
      <text:p text:style-name="Text_20_body">Все, что описано в этой книге можно сказать одной короткой фразой: «Человек, которого вы любите, вам не подходит». Но, согласитесь, что без объяснений и трактовки, без причинно-следственного описания, эти слова, скорее всего, вызвали бы у вас море возмущений. Несомненно вы любите этого человека, но вы должны понимать, что он вас — нет. Не потому, что вы плохи или некрасивы, или глупы, как вам внушали очень долго. Нет. Этот человек не умеет любить. Ему нечем.</text:p>
      <text:p text:style-name="Text_20_body">Помните, я говорила о нарушенной пропорциональности черт характера? К сожалению, в душе этого человека отсутствуют некоторые понятия. Он это понимает, пы<text:soft-page-break/>тается спрятать, но гармонии в его поступках и поведении не будет никогда.</text:p>
      <text:p text:style-name="Text_20_body">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может подыскать себе новую жертву, исчерпав все ваши психологические ресурсы. Это его рок. Простить такого легко, если понять, что он всю жизнь будет несчастным.</text:p>
      <text:p text:style-name="Text_20_body">Давайте попробуем разобраться, во всем окончательно. Для этого я собрала в этой главе все основные техники поведения деструктивного индивидуума, попыталась максимально кратко и понятно описать их и найти пути противостояния такого воздействия на вас.</text:p>
      <text:p text:style-name="Text_20_body">Пока я писала эту главу, я очень сильно нервничала. Мне было сложно размышлять над советами, как себя вести, если вы вдруг заметили подобного рода отношение к себе со стороны близкого вам человека.</text:p>
      <text:p text:style-name="Text_20_body">Но, тем не менее, я прекрасно понимаю, что есть бизнес, дети, недвижимость, еще ряд каких-то нюансов, которые делают ваш путь отступления очень сложным и болезненным, или невозможным. Но — выбор за вами. Вы должны сделать его и все тут. Главное — экономьте эмоциональные силы.</text:p>
      <text:h text:style-name="P19" text:outline-level="2"><text:bookmark-start text:name="Pochiemu_ia_"/>Почему я?<text:bookmark-end text:name="Pochiemu_ia_"/></text:h>
      <text:p text:style-name="Text_20_body">Именно этот вопрос задавали вы себе в начале своих роковых отношений! Вы повстречали прекрасного человека, идеального настолько, что не могли в это поверить! Все что он делал, говорил, его поведение и отношение к жизни,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Text_20_body">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 Нет смысла перечислять все уже перечисленное, чтобы понять — вы не абы кто с улицы, а самодостаточная и интересная личность.</text:p>
      <text:p text:style-name="Text_20_body">15 минут. Вот сколько времени нужно абьюзеру, чтобы понять — сможет он управлять вами или нет. Если он понимает, что вы ведетесь на его уловки — вы его трофей, к сожалению. 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взглядов, а потом потихоньку начинают опутывать вас протеворечиями и несостыковками. Медленно, постепенно от меньшего к большему, <text:soft-page-break/>что в худшем случае, заканчивается реабилитацией вашей психики. 15 минут.</text:p>
      <text:p text:style-name="Text_20_body">Он обязан иметь лучшее. Он не согласен на меньшее, поэтому изначально в его круг поисков не входят неудачники. Он, может быть, и не ищет, но, попадись вы ему — он в вас вцепится и отпустит только тогда, когда с вас уже нечего будет взять.</text:p>
      <text:p text:style-name="Text_20_body">Объект его манипулирования должен обладать качествами, которые не стыдно демонстрировать окружающим, которые вызывают их зависть. Вы слишком хороши, тем самым поддерживаете его нарциссический выбор. Все просто.</text:p>
      <text:p text:style-name="Text_20_body">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ьности и статусу, который совпадает с нашим собственным. Поэтому все мы слышали такие фразы как «Муж и жена — одна сатана» и «Скажи мне, кто твой друг, и я скажу, кто ты».</text:p>
      <text:p text:style-name="Text_20_body">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 Однако абьюзер объективно не может позиционировать себя в обществе. Он демонстрирует сходство с объектом, который его заинтересовал, чем и цепляет его <text:soft-page-break/>внимание. 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Text_20_body">Выбор абьюзера основан не на его собственном анализе, а на мнении окружающих. Если вас признаёт ваше окружение, если он видит, что вас уважают, вы пользуетесь популярностью противоположного пола — он выберет вас. Вы — достойная его вниманию вещь, вы красуетесь на «витрине» и он хочет вас заполучить. Купить. И покупает своим обманчивым поведением. Вы думаете, что попали в хорошие руки, но вас обманули.</text:p>
      <text:p text:style-name="Text_20_body">Абьюзер выбирает в жертвы личность, <text:span text:style-name="_30__20_Text">которой хотел бы быть сам</text:span>. Но зависть не дает ему спокойно смотреть, как хорошо идут ваши дела, как вы счастливы, поэтому, вскоре, он начнет воздействовать на вас, <text:span text:style-name="_30__20_Text">делая из вас — такого же, как он</text:span>. Он сомневается в своей нормальности, и вас заставит сомневаться в собственной. Если у него комплексы по поводу своего внешнего вида, он начнет развивать в вас эти комплексы. Подсознательно, он понимает, что с ним что-то не так, что он отличается от большинства, и заставит вас так думать по отношению к себе.</text:p>
      <text:p text:style-name="Text_20_body">Такое поведение было с самого начала ваших отношений, а может и до отношений. Все, что вам показали — это благие намерения, и вы, конечно же, поверили в это. <text:soft-page-break/>Как только вы начали менять свои идеи на его идеи и свои мысли на его мысли — вы попались.</text:p>
      <text:p text:style-name="Text_20_body">Первое и самое главное правило — вам не показалось. Не пытайтесь его оправдывать. Если он унизил вас, незаслуженно обвинил, высказал свое недовольство тем, что еще некоторое время назад его устраивало, если он поднял на вас руку — вы должны понять, что с этого момента так и будет дальше. И хуже. Сейчас он прощупывает высоту порога вашего сопротивления. Пытается понять, что вы готовы терпеть. Вам нужно уверенно дать ему понять, что подобное поведение вы терпеть не намерены.</text:p>
      <text:p text:style-name="Subtitle">* * *</text:p>
      <text:p text:style-name="Text_20_body">Смысл говорить о противостоянии в этом разделе «Почему я?», когда дело уже сделано. Вы уже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Text_20_body">Скажи вам кто-то, что ваш партнер немного «мутноват», и вам нужно хорошенько присмотреться к нему, что бы вы ответили? Как бы поступили? Я уверена, что у <text:soft-page-break/>вас возникла бы масса протестов и доводов, что человек, который дал вам этот совет — ошибается.</text:p>
      <text:p text:style-name="Text_20_body">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за, примерно, полчаса знакомства с ним, сумел распознать в нем подлеца? 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Text_20_body">Суть в том, что человеку задается вопрос и он отвечает. Следующие вопросы должны кружить по спирали вокруг этого ответа. То есть, все, что нужно сделать, это задать один и тот же вопрос в разных формулировках, разбавляя их репликами, по сути, лишь косвенно относящимися к теме. Если на эти «одинаковые» вопросы он отвечает по-разному — он врет.</text:p>
      <text:p text:style-name="Text_20_body">Если он врет, то рано или поздно, он запутается в собственных словах, либо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совершенно разные ответы. 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я протестовала!</text:p>
      <text:p text:style-name="Text_20_body">— Ты просто его не знаешь! — ответила я.</text:p>
      <text:p text:style-name="P28"><text:soft-page-break/>* * *</text:p>
      <text:p text:style-name="Text_20_body">В обычной жизни, задавая вопросы, мы общаемся. Любое общение невозможно без попыток что-то выяснить, разузнать или поинтересоваться. Отвечая честно, у человека, как правило, ровное дыхание, уверенный и спокойный взгляд, непринужденная интонация, комфортная поза. Однако, человек, который врет, будет вести себя наоборот, всячески «продвигать» то, что говорит, убеждать собеседника в этом, в отличии от честного человека, который просто рассказывает то, что знает, и особо не беспокоится, что ему не поверят.</text:p>
      <text:p text:style-name="Text_20_body">Давайте вспомним ранее описанный диалог, где я задаю своему бывшему парню вопрос:</text:p>
      <text:p text:style-name="Text_20_body">— Есть ли что-то, что я должна знать?..</text:p>
      <text:p text:style-name="Text_20_body">Честный человек ответил бы «нет», если он ничего не делал, и спросил бы, какая причина таких вопросов. Давайте вспомним, что ответил мне, тогда еще, мой парень:</text:p>
      <text:p text:style-name="Text_20_body">— Ты вокруг меня плетешь какую-то западню...</text:p>
      <text:p text:style-name="Text_20_body">Это непрямой ответ. Это вообще не ответ, что тут же насторожило меня. Но есть одно огромное колючее «Но» - я очень его любила, я очень хотела, чтобы мои подозрения оказались неправдой, я очень хотела ему поверить и поверила. И это было моей ошибкой, ведь его ложь была очевидной уже тогда.</text:p>
      <text:p text:style-name="Text_20_body">В последствии, задавая вопросы, намекая и уточняя, я получала все новые ответы:</text:p>
      <text:p text:style-name="Text_20_body"><text:soft-page-break/>— Я ничего такого не делал...</text:p>
      <text:p text:style-name="Text_20_body">— Каждый справляется с болью по разному...</text:p>
      <text:p text:style-name="Text_20_body">— Я был на четырех свиданиях...</text:p>
      <text:p text:style-name="Text_20_body">— Да, я трахаться хотел...</text:p>
      <text:p text:style-name="Text_20_body">Чуть больше часа + одинаковые вопросы = море информации — вот такой прекрасный метод узнать правду.</text:p>
      <text:p text:style-name="Text_20_body">Вот и получается первый совет по противостоянию лжи и ложности в поведении:</text:p>
      <text:p text:style-name="Text_20_body">Не стройте иллюзий! Найдите в себе силы и посмотрите правде в глаза. Трезво. Отбросив эмоции и чувства.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28">* * *</text:p>
      <text:p text:style-name="Text_20_body">Но что же делать, если ваш партнер, все-таки, ответил вам прямо и быстро, легко и непринужденно? Существуют невербальные признаки, по которым можно понять, что с вами нечестны. Самый известный из них — вам не смотрят в глаза. Легко проверить это, например, спросив вашего партнера, как прошел его день. Если он слегка взвинчен, но отвечает, что все в порядке, вы увидите, что он не смотрит на вас. Он от вас прячется. Он с вами не искреннен. Запомните это. Зафиксируйте в памяти, <text:soft-page-break/>ведь так будет происходить каждый раз, когда он вас обманывает.</text:p>
      <text:p text:style-name="Text_20_body">Но и тут есть исключения. Например, когда меня пытались изнасиловать, был момент, в котором я «столкнулась» взглядом с тем человеком. Это был страшный взгляд. Я помню до сих пор его светло голубые глаза с маленькими зрачками. И да, мне сложно смотреть мужчине в глаза после того эпизода. Хоть и прошло уже много лет, осталось это чувство. Как будто я боюсь наткнуться на эти глаза снова. Только близким друзьям, от которых я не чувствую опасности, я могу смотреть в глаза. С остальными немного сложнее. И конечно это не значит, что я в чем-то нечестна или что-то скрываю. Это воспоминания, которые оставили отпечаток. Мой триггер, отрицательная ассоциация. Я все еще надеюсь на то, что это пройдет.</text:p>
      <text:p text:style-name="Text_20_body">Человеческая психика, в принципе, является сложнейшим для понимания механизмом. Дать точное описание его работы, подчинить каким-то индивидуальным законам и принципам отдельной личности — невозможно. 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про собственные действия знать не можем, не говоря о чужих.</text:p>
      <text:p text:style-name="Text_20_body">Если речь идет о малознакомом человеке, то это лишь предположение, но говоря о человеке, которого мы знаем, мы, обычно, пытаемся предугадать. Мы знаем, как он себя ведет, и — удивляемся, если наши ожидания <text:soft-page-break/>неоправдываются. Так мы можем знать по поведению близкого, что что-то неординарное произошло в его жизни, ведь его поведение тоже неординарное. Но, говоря о человеке малознакомом, мы и представления не имеем, что он из себя представляет. Ну, может быть имеем, но лишь невнятное.</text:p>
      <text:p text:style-name="Text_20_body">Поэтому, говорю вам, не доверяйте посторонним. Это может быть кто угодно с совершенно неожиданными намерениями. Ведите себя ровно, не открывайтесь на все сто. Будьте искренни, но не открывайте душу, секреты или, чего лучше — доступ к важным сведениям или денежным средствам. Вам нужно быть осторожными, но и параноиком становиться не стоит. Люди могут быть очень жестокими, но, в большинстве своем — добрые и не заслуживают звания негодяев и подлецов.</text:p>
      <text:p text:style-name="P28">* * *</text:p>
      <text:p text:style-name="Text_20_body">Говоря на безопасные темы, абьюзер, возможно, будет смотреть вам в глаза. Возможно? Да, абьюзер редко смотрит в глаза. В основном, он это делает, чтобы самому что-то увидеть, распознать эмоцию в вашем взгляде. Он делает это не стесняясь, пристально, считывая ваше эмоциональное состояние в данный момент, хотя, такой жест является достаточно интимным, чтобы делать это так нагло. Итак, если вы чувствуете, что вам демонстрируют свою честность, то, скорее всего, ваш собеседник лжет.</text:p>
      <text:p text:style-name="Text_20_body"><text:soft-page-break/>Когда человек обманывает, он посылает подсознательные сигналы и не может это контролировать. Мы, простые люди, а не опытные следователи, привыкли основывать свое доверие на словах и совершенно не обращаем внимание на знаки, которыми так и сыплят лжецы.</text:p>
      <text:p text:style-name="Text_20_body">Он вдруг отвел взгляд, хотя в непринужденной обстановке так не делает, или слегка поднимает плечи и вжимает шею, как бы защищая свои слабые места, отвечает «на выдохе»... Мы не задумываемся над этим, но опытному следователю станет понятно, что он прячет во взгляде страх или растерянность, что может его выдать, а шею вжимает, так как это одна из самых нежных открытых частей тела человека, соответственно и уязвимая. Понятно, что вы не будете его бить по шее, но мама в детстве так и делала, когда он нашкодит, поэтому он ее прячет.</text:p>
      <text:p text:style-name="Text_20_body">Но, на самом деле, эти жесты могут и не значить ничего, если ваш партнер ведет себя так постоянно. Признаками вранья могут быть все неординарные жесты, то есть те, которые проявляются вдруг в каких-то щекотливых ситуациях, непривычное поведение. Чтобы понять, какие именно жесты являются нестандартными, нужно понять привычное поведение его тела. Вы можете сказать, что для того, чтобы понимать и распознавать такие вещи, человека нужно хорошо его знать, как, например, своих детей, или родителей, или близких друзей.</text:p>
      <text:p text:style-name="Text_20_body">Но это мнение является ошибочным. Следователи не знают своих допрашиваемых. Они не были ранее с ними <text:soft-page-break/>знакомы и никогда не пересекались, но да — они прошли подготовку и считывают подсказки тела, так как являются профи. Но ведь и мы же не имеем дело с убийцами или преступниками. И речь идет не о допросах подозреваемого в убийстве, а о каких-то духовно-бытовых вопросах, которые, как мы уже убедились, могут и наносят серъезный вред психическому здоровью жертвы, имея эксплутационый характер.</text:p>
      <text:p text:style-name="Text_20_body">Поэтому, я считаю, что всем необходимо обращать внимание на элементарные аспекты поведения окружающих нас людей, оссобенно тех, кого мы собираемся поспустить к себе ближе, чем на «расстояние вытянутой руки». Ради нашего же психологического спокойствия.</text:p>
      <text:p text:style-name="P28">* * *</text:p>
      <text:p text:style-name="Text_20_body">Вы не подумайте, я не имею сейчас в виду, что вы должны проверять всех, с кем общаетесь. Нет. Просто обращайте внимание, как человек ведет себя в комфортной и непринужденной для себя обстановке, чтобы в случае нестандартной ситуации вы могли увидеть отличия, сравнить и сделать выводы, а не догадываться, показалось вам или нет. Так гораздо легче понять, что вами манипулируют.</text:p>
      <text:p text:style-name="Text_20_body">Человек, который обманывает, как правило — нервничает. Вранье повышает уровень адреналина в крови, поэтому с телом тоже могут происходить, своего рода, катаклизмы. Лжец трет глаза, так как они пересыхают от <text:soft-page-break/>волнения, или пояляется испарина на лбу. Некоторые немного бледнеют или начинают теребить бороду, кадык... 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е. Это дает нам некое ощущение безопасности.</text:p>
      <text:p text:style-name="Text_20_body">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Text_20_body">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 Человек, <text:span text:style-name="_30__20_Text">вспоминая</text:span>, отведет взгляд на ту область в поле зрения, которая не будет его отвлекать (потолок, стену...) 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чиков.</text:p>
      <text:p text:style-name="Text_20_body">Человек, который <text:span text:style-name="_30__20_Text">пытается придумать</text:span>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суждая и анализируя в слух.</text:p>
      <text:p text:style-name="Text_20_body"><text:soft-page-break/>Вы наверное знаете, что есть еще пара жестов, говорящие вам о противоречиях. Например, человек отвечает вам «Да», но при этом машет головой в стороны. Не слушайте — смотрите, ведь он говорит «Нет». 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Text_20_body">Если вы заметили такое поведение, то вам необходимо начинать задавать уточняющие вопросы, и повторять их снова и снова в разной формулировке, беря за основу линию его версии и высказанные им факты. Если он лжет, то я уверена, что он запутается в собственных показаниях. Словите этот момент. Скажите ему, что вы не хотите называть его лжецом, но его слова делают это за вас.</text:p>
      <text:p text:style-name="Text_20_body">В такие моменты следователь, например, может выйти из комнаты допроса, не дождавшись от подозреваемого предсказуемых оправданий и посмотреть (например, через «зеркало-шпион»), как подозреваемый ведет себя.</text:p>
      <text:p text:style-name="Text_20_body">Вы же можете молча наблюдать за его реакцией на эти ваши слова. Он будет растерян, он начнет всячески извиваться, спрашивать вас, с чего вы это взяли, чтобы тут же опровергнуть эти ваши доводы, взятые с его слов или из наблюдений за ним. Ничего говорить не надо! Он сам все скажет. Он будет в шоке. Он начнет объяснять <text:span text:style-name="_30__20_Text">не все свои слова, а только ложь</text:span>, недоумевая, чему именно вы не поверили, ведь он все так хорошо продумал.</text:p>
      <text:p text:style-name="P28"><text:soft-page-break/>* * *</text:p>
      <text:p text:style-name="Text_20_body">В конце диалога, который я записала на диктофон, в ходе всяческих его попыток обмануть меня, я сказала, что знаю больше, чем он думает. Он был очень удивлен. Обычно, он не давал себя перебить, а в тот момент он мгновенно замолк на пару секунд, совсем незаметно, но я обратила на это внимание, а потом он спросил:</text:p>
      <text:p text:style-name="Text_20_body">— Что ты знаешь? — и его голос слегка дрожал. Очевидно, что он пытался скрыть волнение.</text:p>
      <text:p text:style-name="Text_20_body">И звучало это, как: «Что <text:span text:style-name="_30__20_Text">именно</text:span> ты знаешь?» Конечно, я ничего ему не выдала тогда. Если честно, то я очень сглупила — я еще не знала всего того, о чем сейчас пишу и действовала неосознанно. Я не выдержала напряжения и сама съехала с темы, сказав, что это не важно, но даже не смотря на эту информацию, я не повышаю на него голос и не упрекаю ни в чем, что я просто хочу получить ответы. Но надо было замолчать и послушать, что он скажет, и понаблюдать за его поведением после тех слов. Тогда я прижала его к стенке и сама же отпустила его.</text:p>
      <text:p text:style-name="Text_20_body">30 секунд гробового молчания могут воздействовать, как очень сильное психологическое давление, оссобенно, когда лжец понимает, что его раскусили. Он начинает паниковать. Это выражается в его резком напряженном потухании. Он уже говорит осторожнее — фильтрует каждое слово, уже не так агрессивно что-то доказывает. Скорее всего — это конец вашего разговора. Внятного продолжения не будет, если вы не додавите до правды.</text:p>
      <text:p text:style-name="Text_20_body"><text:soft-page-break/>Я не додавила, наверное потому, что боялась ее услышать, правду, и разговор закончился. В самый последний момент, когда я была так близка, я спустила все на нет. Но, я не сожалею об этом, ведь уже на следующий день я сама все узнала совершенно случайно. Но вам я советую не делать таких ошибок. Мне просто повезло. Хотя я могла выйти за него замуж буквально в том же месяце, возможно даже забеременеть, и потом, когда бы все раскрылось, мне пришлось бы очень тяжко.</text:p>
      <text:p text:style-name="Text_20_body">Но мне повезло. А вам может не повезти, или повезет, но позже. Поэтому, если уже взялись за разоблачение, то идите до конца. Не бойтесь узнать правду. Я безумно боялась ее узнать, но узнав, получила огромное удовлетворение и облегчение!</text:p>
      <text:p text:style-name="P28">* * *</text:p>
      <text:p text:style-name="Text_20_body">Итак, мы поняли, что первое, что нужно сделать, если вы заметили, что человек демонстрирует вам сходство между вами, обратить внимание на его поведение, разузнать, искренен ли он, либо же всячески соглашается с вами, изображая искренность. Это своего рода игра такая.</text:p>
      <text:p text:style-name="Text_20_body">Если вам удалось, и вы увидели в его действиях несостыковки, намекните ему об этом. Не удивляйтесь, ведь в ответ на высказанное вами подозрение вы получите его недоуменное непонимание. Таким образом он избежит необходимости оправдываться перед вами. В нашей <text:soft-page-break/>«семье» в таких случая звучало: «В смысле?» с откровенным удивлением на лице моего парня.</text:p>
      <text:p text:style-name="Text_20_body">Затем он может и это обернуть в свою пользу и попытаться вызвать в вас чувство вины за «такие» мысли:</text:p>
      <text:p text:style-name="Text_20_body">— Как ты могла такое обо мне подумать?!</text:p>
      <text:p text:style-name="Text_20_body">В этот момент он разыграет роль жертвы вашего «беспричинного» недоверия. Он надавит на вашу совесть и попытается разузнать, с чего вы взяли, что он лжет. Игра продолжается, ведь ему не интересно ваше мнение, он просто хочет знать, где же ошибся, чтобы по горячему попытаться переубедить вас, что вы что-то там не так поняли, опровергнуть ваши сомнения.</text:p>
      <text:p text:style-name="Text_20_body">Это будет сопровождаться обвинениями и упреками.</text:p>
      <text:p text:style-name="Text_20_body">— Как тебе не стыдно так думать про меня?!</text:p>
      <text:p text:style-name="Text_20_body">Готовьтесь к тому, что он начнет вспоминать ваши грехи, и, вместо того, чтобы объясниться перед вами, начнет упрекать вас в чем-то, что, скорее всего, совершенно не относится к делу. Выслушайте его молча и не вздумайте оправдываться перед ним, так как это его попытка соскочить с темы. Она будет успешной, если вы начнете говорить с ним об этом. Он использует это и не отстанет от вас, опровергая каждое ваше слово. Поверьте мне на слово — это будет полный бред. Он вам ни к чему.</text:p>
      <text:p text:style-name="Text_20_body">Выслушайте его обвинения, спросите, закончил ли он и переспросите еще раз, почему же, все-таки он вас обманул. Поняв, что вы не отступаете, он начнет оправды<text:soft-page-break/>ваться, и вы услышите философский монолог на эту тему. Помните?</text:p>
      <text:p text:style-name="Text_20_body">— Смысл заключается в том, что задумываясь об идее отсутствия авторитета в области моего отношения к тебе, что является частью моего отношения к миру...</text:p>
      <text:p text:style-name="Text_20_body">Или же он попытается рассуждать, основываясь на общеизвестные манеры поведения или мнения великих людей:</text:p>
      <text:p text:style-name="Text_20_body">— ...Говорят, что женщины не способны признать мужскую полигамность...</text:p>
      <text:p text:style-name="Text_20_body">Хотя может быть и другой ход развития событий — он может заявить, что не помнит сути разговора, проявит забывчивость, попросит вас напомнить. Вы должны понимать, что все, что вы скажете «может и будет использовано против вас» (С). Он постарается опровергнуть любое ваше слово, прицепившись к нему, даже если вы уверены, что ко всему, что вы сейчас хотите сказать — не прицепиться. Поверьте, он сделает все, чтобы уйти от разговора. Ответьте ему что-то вроде:</text:p>
      <text:p text:style-name="Text_20_body">— Попробуй сам ответить на этот вопрос.</text:p>
      <text:p text:style-name="Text_20_body">Если ваш партнер религиозен, то он может заявить, что бог смотрит на него, поэтому он никогда не станет врать, ведь он любит вас и боится попасть в ад. Может даже начать клясться богом в том, что невиновен. Ловко.</text:p>
      <text:p text:style-name="Text_20_body">Дальше в ход может пойти «положительное подкрепление» (<text:span text:style-name="T5">см. раздел «Положительное подкрепление»</text:span>):</text:p>
      <text:p text:style-name="Text_20_body">— Ты же умная и должна понимать, что &lt;...&gt;!</text:p>
      <text:p text:style-name="Text_20_body"><text:soft-page-break/>Лесть — это поистине отличный ход, чтобы отвлечь вас от этого разговора. Помните?</text:p>
      <text:p text:style-name="Text_20_body">— ...Ты большая умница и нужно быть слепым, чтоб не заметить это...</text:p>
      <text:p text:style-name="Text_20_body">Вам будет приятно, но поверьте мне — он неискренен. Он спасает свою шкуру и использует любые методы, а «замыливание глаз» - самый безболезненный для него, ведь он останется красавчиком в ваших глазах, вместо того, чтобы потерять ваше доверие. Ответьте ему, с легкой улыбкой, что итак знаете, что вы хороший человек, поблагодарите за комплимент и продолжайте тему разговора.</text:p>
      <text:p text:style-name="Text_20_body">Ну и последний вариант развития — игнор.</text:p>
      <text:p text:style-name="Text_20_body">— Не собираюсь ничего тебе доказывать!</text:p>
      <text:p text:style-name="Text_20_body">— Ты можешь продолжать убеждать себя в этом сколько угодно!</text:p>
      <text:p text:style-name="Text_20_body">Он захочет уйти от разговора. И уйдет, обвинив вас в том, что вы испортили ему настроение, или даже ранили его сердце. Дайте ему понять, что вы знаете, почему он уходит. Не обличайте его во лжи, но продемонстрируйте ему ваше полное понимание происходящего.</text:p>
      <text:p text:style-name="Text_20_body">Знаете, что будет потом? Он сам вас бросит. Поняв, что не может вами манипулировать, он уйдет и вы ему будете ненужны, при этом, конечно же, обвинит вас в разрыве.</text:p>
      <text:p text:style-name="Text_20_body">— С тобой невозможно разговаривать!</text:p>
      <text:p text:style-name="Text_20_body"><text:soft-page-break/>Радуйтесь. Вы не подходите на роль марионетки. Вы его уделали.</text:p>
      <text:p text:style-name="Text_20_body">Ну а если он не бросает вас, тогда сами БЕГИТЕ, КАК МОЖНО БЫСТРЕЕ И КАК МОЖНО ДАЛЬШЕ! ЛУЧШЕ НЕ БУДЕТ!!!</text:p>
      <text:h text:style-name="P19" text:outline-level="2"><text:bookmark-start text:name="Diemonstrativnoie_ighnorirovaniie_sobstv"/>Демонстративное игнорирование собственных обязательств.<text:bookmark-end text:name="Diemonstrativnoie_ighnorirovaniie_sobstv"/></text:h>
      <text:p text:style-name="Text_20_body">Он игнорирует правила и устои вашей семьи, уходит от своих обязанностей. Абьюзер проявляет безответственное отношение к быту, что выражается неспособностью следить за своими личными вещами и бытовыми атрибутами. Такой человек может не знать, как включается стиральная машина, где находится половая тряпка или где ящик с инструментами.</text:p>
      <text:p text:style-name="Text_20_body">Если вы мужчина, то ваш партнер, например, привозносит до небес ваше умение готовить еду, в то время, как сам абьюзер уходит от этой своей женской обязанности.</text:p>
      <text:p text:style-name="Text_20_body">Если вы женщина. То ваш партнер, например, восхищается тем, как вы орудуете отверткой или вашим умением забивать гвозди. Вместо того, чтобы испытывать стыд, он поощряет вас за ваши умения, тем самым сглаживая ваше недовольство, ведь это обязанности мужчины в быту.</text:p>
      <text:p text:style-name="Text_20_body"><text:span text:style-name="T9">Противостояние</text:span>:</text:p>
      <text:p text:style-name="Text_20_body">Пристыдить. Здесь хорошо должна сработать техника триангуляции:</text:p>
      <text:p text:style-name="Text_20_body"><text:soft-page-break/>— Мне пришлось попросить соседа Петю починить кран. Кстати, он сказал, что может тебя научить это делать.</text:p>
      <text:p text:style-name="Text_20_body">Это хороший способ заставить вашего партнера шевелиться, который уходит от своих обязательств. Техника триангуляции — его метод, так дайте ему возможность почувствовать себя в вашей шкуре. К тому же, этим вы дадите ему понять, что его авторитет пошатнулся, что для него будет очень болезненным осознанием, и он попытается во что бы то ни стало вернуть свою значимость для вас.</text:p>
      <text:p text:style-name="Text_20_body">Но, если ваше <text:span text:style-name="T9">противостояние</text:span> не срабатывает — БЕГИТЕ, КАК МОЖНО БЫСТРЕЕ И КАК МОЖНО ДАЛЬШЕ! ЛУЧШЕ НЕ БУДЕТ!!!</text:p>
      <text:h text:style-name="P19" text:outline-level="2"><text:bookmark-start text:name="Gazlaitingh_"/>Газлайтинг.<text:bookmark-end text:name="Gazlaitingh_"/></text:h>
      <text:p text:style-name="Text_20_body">Газлайтинг,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text:p>
      <text:p text:style-name="Text_20_body">— Тебе показалось.</text:p>
      <text:p text:style-name="Text_20_body">— Ты себе накручиваешь.</text:p>
      <text:p text:style-name="Text_20_body">— Ничего у тебя не болит.</text:p>
      <text:p text:style-name="Text_20_body">— Ты сама придумываешь себе проблемы.</text:p>
      <text:p text:style-name="Text_20_body">Или на примере диалога:</text:p>
      <text:p text:style-name="Text_20_body">Жертва: Помнишь, ты мне как-то сказал, что &lt;...&gt;?</text:p>
      <text:p text:style-name="Text_20_body">Абьюзер: Не было такого. Я такого не говорил.</text:p>
      <text:p text:style-name="Text_20_body">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p text:style-name="Text_20_body">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Такая форма <text:soft-page-break/>общения действительно может развить серьезные психологические проблемы у жертвы.</text:p>
      <text:p text:style-name="Text_20_body"><text:span text:style-name="T9">Противостояние</text:span>:</text:p>
      <text:p text:style-name="Text_20_body">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довольно часто, например, в криминалистике.</text:p>
      <text:p text:style-name="Text_20_body">При допросе невиновного человека, следователь допускает одну ошибку — он слишком агрессивен. Он не задает вопросы, а лишь настаивает на том, что подозреваемый — виновен. Может понадобиться два часа, чтобы невиновный человек связал себя с преступлением, назвался соучастником или признал себя виновным. Такое бывает, если жертву запугивают, держат в напряжении, оказывает давление, внушают.</text:p>
      <text:p text:style-name="Text_20_body">2 часа в комнате допросов с профессионалом и годы жизни с деструктивной личностью изо дня в день под одной крышей — сходства мало, но оно есть — постоянное беспрерывное давление на психику.</text:p>
      <text:p text:style-name="Text_20_body">Помните, понимание — это король любых отношений. Все, что делается в паре должно быть понятным. Без понимания ничего не выйдет. Развивайте в себе способность понимать свои чувства и доверять им. Все, что вы услышали и увидели — правда. Вам не кажется!</text:p>
      <text:p text:style-name="Text_20_body">Не развивайте в себе сомнения в своей правоте. Вместо того, чтобы пытаться перепроверить эти факты у себя в голове, сразу делайте выводы:</text:p>
      <text:p text:style-name="Text_20_body">— Мне это нравится? — Нет.</text:p>
      <text:p text:style-name="Text_20_body"><text:soft-page-break/>— Он сейчас прав? — Нет.</text:p>
      <text:p text:style-name="Text_20_body">— Я это слышала/видела? — Да.</text:p>
      <text:p text:style-name="Text_20_body">Таким образом вы избавитесь от сомнений в реальности этих фактов.</text:p>
      <text:p text:style-name="Text_20_body">Отстаивайте свою точку зрения. Описывайте свои чувства:</text:p>
      <text:p text:style-name="Text_20_body">— Как это у меня не болит? Еще как болит!</text:p>
      <text:p text:style-name="Text_20_body">Вам не нравится, что вам так сказали и вас раздражают попытки выставить вас неуравновешенным человеком? Проговаривайте это вслух твердо и уверенно:</text:p>
      <text:p text:style-name="Text_20_body">— Ты что, хочешь сказать, что я сумасшедшая?!</text:p>
      <text:p text:style-name="Subtitle">* * *</text:p>
      <text:p text:style-name="Text_20_body">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 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поддерживать самоуважение и самооценку.</text:p>
      <text:p text:style-name="Text_20_body">Спокойно и уверенно объясните своему деструктивному партнеру, что вы уверенны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Text_20_body"><text:soft-page-break/>Интересный момент. Специалисты советуют фиксировать эпизоды, в которых жертва сомневается в собственной объективности: описывать такие ситуации в блокноте, записывать их на диктофон, просить третье лицо присутствовать при разговоре.</text:p>
      <text:p text:style-name="Text_20_body">Приятно осознавать, что я, еще не понимая с кем имею дело, додумалась и записала ключевые моменты на диктофон. Переслушивая их, я ловила себя на мысли, что испытываю удовлетворение от осознания его неправоты на мой счет. Это очень мне помогло быстро стать на ноги, внимательно изучая все подтексты вербальных и невербальных приемов моего парня по отношению ко мне.</text:p>
      <text:p text:style-name="Text_20_body">Поймите, что в ваших отношениях, на самом деле, слабым звеном является сам абьюзер, а не вы. Именно он испытывает горечь от собственных многочисленных недостатков, которые пытается спроецировать на вас, тем самым, выставив себя в хорошем свете. Однако вы, как человек, переживший газлайтинг, накопили в себе массу негативной энергии. Вам просто необходима реабилитация. Начните заниматься тем, чем не занимались никогда, или тем, что принесет вам минимум эмоциональных затрат, но максимум позитивных эмоций.</text:p>
      <text:p text:style-name="Text_20_body">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Text_20_body"><text:soft-page-break/>Но, если вы заметили в своих отношениях наличие этого метода — БЕГИТЕ, КАК МОЖНО БЫСТРЕЕ И КАК МОЖНО ДАЛЬШЕ! ЛУЧШЕ НЕ БУДЕТ!!!</text:p>
      <text:h text:style-name="P19" text:outline-level="2"><text:bookmark-start text:name="Viskholdingh_"/>Висхолдинг.<text:bookmark-end text:name="Viskholdingh_"/></text:h>
      <text:p text:style-name="Text_20_body">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 Абьюзер может игнорировать вас, делая вид, будто не слышит.</text:p>
      <text:p text:style-name="Text_20_body">Таким образом абьюзер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и оказания поддержки напрягает абьюзеров и они сделают все, чтобы уйти от ответов, ссылаясь на головную боль, не срочность дела или на вашу иррациональность в этом вопросе. Это его логичное поведение, ведь ему придется нести ответственность и тратиться эмоционально, и — он избегает этого. Абьюзеры не умеют слушать, не хотят и не будут, вне зависимости от важности темы.</text:p>
      <text:p text:style-name="Text_20_body">Вас упрекают в сверхчувствительности. Ваши эмоции блокируются и объясняется это тем, что вы преувеличиваете. Абьюзер не способен выслушать вас и ему не интересно обсуждать ваши отношения. Он всячески пытается спрыгнуть с темы, перебивая, высмеивая и иронизируя над вашими чувствами или вовсе игнорирует их.</text:p>
      <text:p text:style-name="Text_20_body"><text:soft-page-break/>— И это, по твоему, проблема? Ты действительно считаешь, что из-за этого стоит ссориться?</text:p>
      <text:p text:style-name="Text_20_body">И вот вы уже говорите о том, что не хотите ругаться, а просто пытаетесь решить семейный вопрос — он спрыгнул с темы.</text:p>
      <text:p text:style-name="Text_20_body">— Я не буду разговаривать об этом. Это полный бред! Ты хоть слышишь себя?</text:p>
      <text:p text:style-name="Text_20_body">И вы уже пытаетесь понять, что же «такого» вы сказали не так.</text:p>
      <text:p text:style-name="Text_20_body">В разговоре он надменным тоном пересказывает ваши фразы, перевирая их и обесценивая их важность. Это сильно изматывает вас. Вы чувствуете опустошение и безысходность после таких разговоров.</text:p>
      <text:p text:style-name="Text_20_body"><text:span text:style-name="T9">Противостояние</text:span>:</text:p>
      <text:p text:style-name="Text_20_body">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 Не душите в себе ощущение ненужности:</text:p>
      <text:p text:style-name="Text_20_body">— У меня такое впечатление, что тебе просто неинтересно меня слушать.</text:p>
      <text:p text:style-name="Text_20_body">— Ты каждый раз придумываешь отговорки, чтобы избежать разговоров со мной.</text:p>
      <text:p text:style-name="Text_20_body">— Я тебя поняла. Позвоню маме/подруге/другу, раз тебе неинтересно. Они-то точно меня выслушают.</text:p>
      <text:p text:style-name="Text_20_body"><text:soft-page-break/>Таким образом вы покажете ему, что он не незаменим, и, если у вас есть проблемы, то найдутся и люди, которые вам помогут их решить, если ваш партнер не в состоянии это сделать. В этом случае он будет чувствовать свою бесполезность, что может сподвигнуть его на действия, которые вы от него ожидаете.</text:p>
      <text:p text:style-name="Text_20_body">Когда он попытается соскочить с темы, скажите:</text:p>
      <text:p text:style-name="Text_20_body">— Кстати, тоже интересный момент, но давай мы его обсудим после. Вернемся к сути.</text:p>
      <text:p text:style-name="Text_20_body">Он не сможет вас упрекнуть в равнодушии к его мнению и вы вернете разговор в нужное русло.</text:p>
      <text:p text:style-name="Text_20_body">Если вы — человек с обостренным чувством справедливости, то вы можете дать мощный отпор своему деструктивному партнеру. Ваша агрессия доброкачественна, ведь вы никогда не нападаете первым. Отстаивайте свое право быть услышанным и понятым. Это справедливо. Аперируйте тем, что вы в паре/в браке, а значит несете друг за друга ответственность.</text:p>
      <text:p text:style-name="Text_20_body">Но, если вы заметили в своих отношениях наличие этого метода — БЕГИТЕ, КАК МОЖНО БЫСТРЕЕ И КАК МОЖНО ДАЛЬШЕ! ЛУЧШЕ НЕ БУДЕТ!!!</text:p>
      <text:h text:style-name="P19" text:outline-level="2"><text:bookmark-start text:name="__Da__no__________v_dopolnieniie_k_opisa"/>«Да, но &lt;...&gt;» (в дополнение к описанию висхолдинга).<text:bookmark-end text:name="__Da__no__________v_dopolnieniie_k_opisa"/></text:h>
      <text:p text:style-name="Text_20_body">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p text:style-name="Text_20_body">— <text:span text:style-name="_30__20_Text">Да</text:span>, я виноват, <text:span text:style-name="_30__20_Text">но</text:span> позавчера ты была больше не права, чем я сейчас.</text:p>
      <text:p text:style-name="Text_20_body">— Я полностью с тобой согласен, но ты абсолютно не права... (<text:span text:style-name="_30__20_Text"><text:span text:style-name="T5">см. раздел «Дабл байнд»</text:span></text:span>),</text:p>
      <text:p text:style-name="Text_20_body">Это вводит жертву в заблуждение и, вместо того, чтобы продолжать разговор в нужном русле, пытается понять, согласны с ней или же нет, или объяснить манипулятору, что он заблуждается, натыкаясь на все новые опровержения с его стороны.</text:p>
      <text:p text:style-name="Text_20_body"><text:span text:style-name="T9">Противостояние</text:span>:</text:p>
      <text:p text:style-name="Text_20_body">Дайте ему понять, что вы заметили эту тактику и раскусили его:</text:p>
      <text:p text:style-name="Text_20_body">— Мама научила меня не воспринимать все, что сказано до слова «Но». Так ты со мной согласен или нет?</text:p>
      <text:p text:style-name="Text_20_body"><text:soft-page-break/>— Милый, я заметила, что ты соглашаешься и тут же опровергаешь то, что я сказала. Объясни это пожалуйста. А то что-то я смотрю, у нас диалог не вяжется...</text:p>
      <text:p text:style-name="Text_20_body">Такая ваша ответная тактика на его попытки ввести вас в заблуждение остановит его. Напоминайте ему об этом каждый раз, как заметите такой его поход к делу. Тогда ему нечего будет вам ответить.</text:p>
      <text:p text:style-name="Text_20_body">Но, если вы заметили в своих отношениях наличие этого метода — БЕГИТЕ, КАК МОЖНО БЫСТРЕЕ И КАК МОЖНО ДАЛЬШЕ! ЛУЧШЕ НЕ БУДЕТ!!!</text:p>
      <text:h text:style-name="P19" text:outline-level="2"><text:bookmark-start text:name="Eghoizm__Ravnodushiie_"/>Эгоизм. Равнодушие.<text:bookmark-end text:name="Eghoizm__Ravnodushiie_"/></text:h>
      <text:p text:style-name="Text_20_body">Вы просите о помощи, но у него есть дела поважнее. У вас проблемы, но он не поддерживает вас и даже отстраняется, оставляя вас наедине со своими переживаниями. У вас возникает ощущение ненужности и ущербности. На вас навешивают ярлыки вечно недовольной стервы.</text:p>
      <text:p text:style-name="Text_20_body"><text:span text:style-name="T9">Противостояние</text:span>:</text:p>
      <text:p text:style-name="Text_20_body">Не терпите такого поведения. Он ваш партнер, а значит должен быть с вами и в горе и в радости. Говорите об этом, требуйте:</text:p>
      <text:p text:style-name="Text_20_body">— Мне нужна твоя помощь/совет/поддержка!</text:p>
      <text:p text:style-name="Text_20_body">— Я всегда рядом, когда тебе плохо. Почему ты отстраняешься, когда плохо мне? Я считаю это достаточно серьезной причиной для завершения наших отношений. Если я, по-твоему, могу справиться со всем сама, то зачем мне ты?</text:p>
      <text:p text:style-name="Text_20_body">Таким образом вы дадите ему понять, что не видете смысла в отношениях с ним, ведь он не справляется со своей обязаннойстью быть опорой и поддержкой для вас. Не исключено, что после таких слов он продемонстрирует свою обиду и задетое самолюбие. Озвучьте и это:</text:p>
      <text:p text:style-name="Text_20_body">— Ты что, обиделся? На что? На то, что не можешь оказать мне помощь?</text:p>
      <text:p text:style-name="Text_20_body"><text:soft-page-break/>Если вы заметили в своих отношениях наличие такого поведения — БЕГИТЕ, КАК МОЖНО БЫСТРЕЕ И КАК МОЖНО ДАЛЬШЕ! ЛУЧШЕ НЕ БУДЕТ!!!</text:p>
      <text:h text:style-name="P19" text:outline-level="2"><text:bookmark-start text:name="Ighra_na_vashikh_emotsiiakh_ili_psikholo"/>Игра на ваших эмоциях или психологические триггеры.<text:bookmark-end text:name="Ighra_na_vashikh_emotsiiakh_ili_psikholo"/></text:h>
      <text:p text:style-name="Text_20_body">Как я уже говорила, человеческая психика — это сложная штука. Невозможно присвоить ей характеристику, в полной мере описывающую каждого индивидуума, ведь все, что касается поведения человека — индивидуально. Но у этого феномена все же есть общие закономерности и схемы. Их проявления основываются на эмоциях.</text:p>
      <text:p text:style-name="Text_20_body">Наши эмоции выступают в роли «художника» психического состояния. Они «рисуют» картину настроения, чувств и переживаний на нашем поведении, и непосредственно на наших органах чувств. Другими словами, о том, в каком психологическом состоянии мы находимся, сигнализируют наши кожа, глаза, поза и речь, преобразовывая в вербальную и невербальную картину информацию о наших внутренних переживаниях.</text:p>
      <text:p text:style-name="Text_20_body">Как правило, эмоции появляются в следствии воздействия различных внешних раздражителей. Позитивными или негативными источниками могут выступас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дает мне пол<text:soft-page-break/>ное право утверждать, что у любого нашего эмоционального состояния есть причина.</text:p>
      <text:p text:style-name="Text_20_body">В отношениях с абьюзером нет места вашим эмоциям. Говоря конкретно об этом методе,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Вы делитесь своими переживаниями, в последствии чего чувствуете уязвленность и вину:</text:p>
      <text:p text:style-name="Text_20_body">— Да, я помню, что ты уже однажды потеряла контроль над ситуацией... Так что не нужно мне рассказывать, что сейчас ты ни при чем...</text:p>
      <text:p text:style-name="Text_20_body">— Теперь я понимаю, почему Петя решил с тобой расстаться.</text:p>
      <text:p text:style-name="Text_20_body">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обнимает, причиняя боль.</text:p>
      <text:p text:style-name="Text_20_body">Или если вы, например, отравились рыбой, лежите и болеете, а вам предлагают отведать селедочки под шубой.</text:p>
      <text:p text:style-name="Text_20_body">Или вы были свидетелем или участником автомобильной катастрофы, и вас пугают сирены скорой помощи и звуки резкого торможения, а ваш партнер покупает вам билет на фильм с участием подобных сцен...</text:p>
      <text:p text:style-name="Text_20_body"><text:soft-page-break/>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Text_20_body">Триггеры могут быть и положительными — салют напоминает нам Новый год, а звуки ревущего мотоцикла, проезжающего под окнами — о старом друге, у которого есть байк. Рекламная индустрия построена на триггерах с целью повышения продаж... Я бы назвала триггер — ассоциативным переживанием воспоминания или представления. Исследователи выяснили, что в большинстве случаев, люди не способны контролировать реакции на триггеры, но все же их можно научиться контролировать.</text:p>
      <text:p text:style-name="Text_20_body">К сожалению, для манипуляторов психологические триггеры служат средством манипуляции сознанием и поведением людей. В разных источниках на эту тему мне встречались такие выражения, как «кнопка контроля» и «спусковой крючок».</text:p>
      <text:p text:style-name="Text_20_body">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text:p>
      <text:p text:style-name="Text_20_body">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рукой. При этом сам абьюзер «не бьет» вас. Он, в целом, ничего такого сверх <text:soft-page-break/>страшного не делает, и, по итогу, упрекнуть или обвинить его вы не можете.</text:p>
      <text:p text:style-name="Text_20_body"><text:span text:style-name="T9">Противостояние</text:span>:</text:p>
      <text:p text:style-name="Text_20_body">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p text:style-name="Text_20_body">— 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овляет удовольствие смотреть, как я грущу?</text:p>
      <text:p text:style-name="Text_20_body">Если вы заметили в своих отношениях наличие этого метода — БЕГИТЕ, КАК МОЖНО БЫСТРЕЕ И КАК МОЖНО ДАЛЬШЕ! ЛУЧШЕ НЕ БУДЕТ!!!</text:p>
      <text:h text:style-name="P19" text:outline-level="2"><text:bookmark-start text:name="Viktimblieimingh_"/>Виктимблейминг.<text:bookmark-end text:name="Viktimblieimingh_"/></text:h>
      <text:p text:style-name="Text_20_body">Виктимблейминг (<text:span text:style-name="T5">от англ</text:span>. <text:span text:style-name="T5">victim</text:span> — жертва, <text:span text:style-name="T5">blame</text:span> — обвинять) — говоря языком юриспруденции, это присвоение ответственности не лицу, совершившему правонарушение, а лицу, пострадавшему от этого правонарушения.</text:p>
      <text:p text:style-name="Text_20_body">Абьюзер обвиняет вас в вашем несчастье. Он считает, что ваши действия и неправильное поведение стали причиной такого исхода. Ни о какой поддержке не может быть и речи. Вы были недостаточно умны или осторожны, именно поэтому все так произошло. Вы всему виной поэтому и разбирайтесь с этим сами.</text:p>
      <text:p text:style-name="Text_20_body">Примерами такой манипуляции являются:</text:p>
      <text:p text:style-name="Text_20_body">— Ее бы не изнасиловали, если бы она не надела такое короткое платье.</text:p>
      <text:p text:style-name="Text_20_body">— Тебя не повысили, потому что ты мало старалась, тебе нужно было еще усерднее работать.</text:p>
      <text:p text:style-name="Text_20_body">— Твой кошелек украли из-за твоей невнимательности...</text:p>
      <text:p text:style-name="Text_20_body">Все эти примеры, и подобные, подводятся итоговым приговором:</text:p>
      <text:p text:style-name="Text_20_body">— Сама виновата!</text:p>
      <text:p text:style-name="Text_20_body"><text:soft-page-break/>Без вины виноватая (С). Жертва становится эдаким «козлом отпущения», и вместо поддержки, выслушивает упреки с нотками злорадства и сарказма. Если вы заметили подобное поведение, например, даже по отношению к героям фильма, который вместе смотрите,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Text_20_body">Также, виктимблейминг проявляется в физическом насилии в семье. Например, мужчина поднял руку на свою женщину, так как она не промолчала или сделала что-то такое, что вынудило его ее побить. В таком случае, жертву засыпают обвинениями в провокации физического насилия над ней.</text:p>
      <text:p text:style-name="Text_20_body">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что она не спряталась под кровать, видя что ее муж пришел домой пьяный.</text:p>
      <text:p text:style-name="Text_20_body">Вина, страх, непонимание, и полная беспомощность — вот какие чувства овладевают жертвой. Конечно, это еще и дело рук «неравнодушных» людей, которые, вместо того, чтобы защитить ее, оправдывают насильника, намекая или говоря прямо о неправильном поведении жертвы, совершенно не понимая, что такое поведение ненормально, какими бы ни были причины!</text:p>
      <text:p text:style-name="Text_20_body">Говоря о домашнем насилии, схема очень проста. Вас любят, потом обижают или унижают. Вы нервничаете <text:soft-page-break/>или протестуете, на вас поднимают руку, обвиняя в вашем поведении, а потом просят прощение с букетом алых роз:</text:p>
      <text:p text:style-name="Text_20_body">— Прости меня, я сорвался из-за того, что ты сказала/сделала.</text:p>
      <text:p text:style-name="Text_20_body">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 Жертва прощает насильника, так как ей внушили, что если бы не она, то ничего бы подобного не произошло.</text:p>
      <text:p text:style-name="Text_20_body">Но что происходит с жертвами в момент рукоприкладства? 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что-то ужасное. Она не понимала что именно, что не могла поверить, что ее бьют просто так.</text:p>
      <text:p text:style-name="Text_20_body">Стокгольмском синдром. Из-за внушения жертве чувства вины за такие ситуации, она вскоре может и сама поверить в то, что виновата и начать оправдывать своего мучителя. Такие эмоциональные и когнитивные искажения нередко становятся результатом оказанного на нее психологического давления.</text:p>
      <text:p text:style-name="Text_20_body">При этом жертва может ждать осуждения на разных этапах. При первых эпизодах ее осуждают за то, что, например, не промолчала, а когда насилие становится <text:soft-page-break/>очевидным, и жертва попадает в больницу, ее осуждают в том, что она терпела все это и не уходила. Ключевым моментом домашнего насилия является факт того, что появившись однажды, оно будет проявляться дальше с нарастающей степенью серьезности.</text:p>
      <text:p text:style-name="Text_20_body">Поройтесь в памяти. Практически у каждого найдется знакомая, которая не уходит от мужа, который ее постоянно избивает. А все потому, что вовремя ей не была оказана помощь в противостоянии такому поведению со стороны ее деструктивного партнера.</text:p>
      <text:p text:style-name="Text_20_body"><text:span text:style-name="T9">Противостояние</text:span>:</text:p>
      <text:p text:style-name="Text_20_body">Ничто не дает человеку право причинять физический или психологический вред другому. Нет таких причин! Ни короткое платье, ни расстегнутая сумка, ни сказанное в порыве гнева плохое слово, ни разбитая кружка или пересоленный суп не дает человеку право на насилие (или воровство).</text:p>
      <text:p text:style-name="Text_20_body">Об этом нужно говорить. Говорить громко и уверенно. Меня побили! Меня изнасиловали! Обращайтесь в полицию, в кризисные центры, в центры помощи женщинам, звоните на горячие линии. Молчание только отберет у вас силы. Ни в коем случае не оставайтесь наедине со своей проблемой. Уверена, что у вас найдется человек, который все же поверит вам и окажет поддержку.</text:p>
      <text:p text:style-name="Text_20_body">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Заручитесь чьей-то поддержкой. Правоохрани<text:soft-page-break/>тельные органы либо центры защиты — кто угодно, что может защитить вас. Не исключено, что вы станете жертвой виктимблейминга и со стороны правоохранительных органов. Это, кстати, довольно частое явление. Поэтому, обращаясь за помощью в подобные инстанции, постарайтесь найти человека, который сможет пойти с вами и оказать вам поддержку.</text:p>
      <text:p text:style-name="Text_20_body">В случае ж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еступника:</text:p>
      <text:p text:style-name="Text_20_body">— Я бы, например, сказала человеку, что у него карман не застегнут. Ведь я нормальный честный человек! А ты как поступил бы?</text:p>
      <text:p text:style-name="Text_20_body">— Ты хочешь сказать, что, если увидишь на улице девушку в короткой юбке, это даст тебе полное право изнасиловать ее?</text:p>
      <text:p text:style-name="Text_20_body">В любом случае, если вы заметили в своих отношениях наличие этого метода — БЕГИТЕ, КАК МОЖНО БЫСТРЕЕ И КАК МОЖНО ДАЛЬШЕ! ЛУЧШЕ НЕ БУДЕТ!!!</text:p>
      <text:h text:style-name="P19" text:outline-level="2"><text:bookmark-start text:name="Vam_riedko_ustupaiut_ili_nie_ustupaiut_v"/>Вам редко уступают или не уступают вообще.<text:bookmark-end text:name="Vam_riedko_ustupaiut_ili_nie_ustupaiut_v"/></text:h>
      <text:p text:style-name="Text_20_body">При любого рода разногласиях от вас требуют идти на компромиссы, но сам манипулятор не готов идти на них. В ходе выносящего мозг спора, вы все-таки прогибаетесь, дабы прекратить бесконечный поток упреков в вашу сторону со стороны манипулятора. Используя несколько тактик, таких, как внушение чувства вины или обиду, упреки в вашей неспособности уступить, хотя вы уступаете постоянно, он добивается своего, а вы в свою очередь чувствуете опустошение и беспомощность в попытках что-либо доказать.</text:p>
      <text:p text:style-name="Text_20_body">Манипулятор не способен посмотреть на ситуацию другими глазами, он ни за что не поставит себя на ваше место, и он будет критиковать любые попытки призвать его это сделать. Он Великий Всегдаправ, «эксперт» в этом вопросе, как и во всех остальных, но он сделает вас виноватой, если что-то пойдет не так, аргументируя вашей неспособностью его остановить, ведь вы же знали, что он не прав.</text:p>
      <text:p text:style-name="Text_20_body"><text:span text:style-name="T9">Противостояние</text:span>:</text:p>
      <text:p text:style-name="Text_20_body">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 Я знала, что скоро <text:soft-page-break/>будут новогодние праздники, и, соответственно — большие новогодние скидки, и я ждала, когда их цена упадет. И вот как-то я смотрю, а мои сапожки в цене выросли на где-то четверть от их изначальной стоимости. А к новогодним праздникам на их ценнике эту стоимость зачеркнули и поставили первую цену с пометкой «Скидка 25%». 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покупатели довольны и магазин заработал.</text:p>
      <text:p text:style-name="Text_20_body">Как бы низко это не звучало, но вам придется торговаться за ваше место под солнцем. Берите изначально выше — просите больше и понемногу снижайте требования. До той точки, которую вы изначально хотели. Пусть у вашего упрямого партнера сложится ощущение, что вы прогнулись и он будет этому несказанно рад. Зато вы в итоге получите то, чего изначально хотели, и тоже будете рады.</text:p>
      <text:p text:style-name="Text_20_body">Вот наглядная ситуация. Вы спорите друг с другом и ни вы, ни ваш партнер не готов уступать. Переходите на устуки, на которые вы согласны пойти. «Если, то» — это довольно неплохая тактика, чтобы показать, что вы готовы уступать, и проверить, готовы ли уступать вам. Вы готовы пойти на уступки, но ему придется тоже вам что-то дать. Только так он сможет получить то, что желает.</text:p>
      <text:p text:style-name="Text_20_body">Если вы видите, что вашей любовью, вашей уступчивостью пользуются, смените манеру поведения в спорах — не отдавайте ничего просто так. Помните о пошаговой <text:soft-page-break/>стратегии. Если ваш партнер что-то потребовал, и вы уступили, то вероятность того, что его требования продолжатся — возростает. Требуйте взамен. Скажите, что примете сторону своего упрямого партнера, когда у него будет достаточно доказательств или достойных аргументов. Требуйте, раз уж это спор, объяснений его сырой аргументации:</text:p>
      <text:p text:style-name="Text_20_body">— Ты убежден, что так правильно, но ты никак не аргументируешь это, а только убеждаешь меня в том, что моя позиция неверна. Докажи мне,что ты прав, а я нет. Если ты не считаешь нужным мне что-то доказывать, то я расцениваю это как отсутствие у тебя корректного мнения.</text:p>
      <text:p text:style-name="Text_20_body">Таким образом вы продемонстрируете собеседнику, что не воспринимаете его мнение без должной аргументации, и он будет вынужден вам ее предоставить, если действительно хочет, чтобы вы приняли его позицию. Не соглашайтесь с ним без его объяснений.</text:p>
      <text:p text:style-name="Text_20_body">Он требует вас стать не его место — требуйте того же. Не прогибайтесь. Вы имеете полное право на свою точку зрения, на свое мнение, на свой выбор. Если вас лишают этой возможности, стойте на своем, дабы ваш партнер оказался на вашем месте.</text:p>
      <text:p text:style-name="Text_20_body">— Я понимаю твою позицию в данной ситуаци, и призываю тебя понять меня. Если ты отказываешься или неспособен это сделать, то я это расцениваю, как наплевателькое отношение к моему мнению и не вижу смысла дальше вести этот разговор «в одни ворота».</text:p>
      <text:p text:style-name="Text_20_body"><text:soft-page-break/>Но вы должны быть готовы к тому, что он будет отчаянно стараться надавить на вас. Это будет больно. Возможно, в какой-то момент вы пожалеете о том, что не уступили вовремя. Он начнет всячески вас унижать за иррациональность и даже тупость. Он будет называть вас упрямой и толстолобой. Он будет опровергать каждое ваше слово и это будет сопровождаться разными колкостями в ваш адрес.</text:p>
      <text:p text:style-name="Text_20_body">Таким образом он вызывает в вас чувство неуверенности. Смотрите в оба, и вы увидите сами весь этот абьюз, который царит в ваших отношениях. Такой будет ваша жизнь и дальше, если сейчас вы не сделаете решительные действия в свою пользу.</text:p>
      <text:p text:style-name="Text_20_body">Крепкая семья невозможна, если один в ней счастлив, а другой — нет.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 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Text_20_body">Один человек, которого я очень уважаю, как-то сказал мне:</text:p>
      <text:p text:style-name="Text_20_body">— В семье должно быть соперничество!</text:p>
      <text:p text:style-name="Text_20_body">Конечно, я возмутилась и уже была готова начать жуткий спор, но он тут же продолжил:</text:p>
      <text:p text:style-name="Text_20_body">— Кто кого счастливее сделает!</text:p>
      <text:p text:style-name="Text_20_body"><text:soft-page-break/>Он в браке уже более двадцати пяти лет, и на моей памяти, это самый мудрый подход к браку из всех, что я слышала или наблюдала. И, я уверена, что самый продуктивный, если результатом пара хочет видеть счастливые лица друг друга изо дня в день. Пара — речь идет об обоих!</text:p>
      <text:p text:style-name="Text_20_body">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ернутся для жертв болезненными оскорблениями и обвинениями. Хотите чтобы вас уважали, и уважали ваше мнение — отстаивайте его!</text:p>
      <text:p text:style-name="Text_20_body">Но, если вы заметили в своих отношениях наличие такого поведения — БЕГИТЕ, КАК МОЖНО БЫСТРЕЕ И КАК МОЖНО ДАЛЬШЕ! ЛУЧШЕ НЕ БУДЕТ!!!</text:p>
      <text:h text:style-name="P19" text:outline-level="2"><text:bookmark-start text:name="Patologhichieskaia_lozh___Vviedieniie_v_"/>Патологическая ложь. Введение в болезненное состояние ожидания.<text:bookmark-end text:name="Patologhichieskaia_lozh___Vviedieniie_v_"/></text:h>
      <text:p text:style-name="Text_20_body">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Text_20_body">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Text_20_body">У такого поведения абьюзера есть два побочных эффекта на психику жертвы. Во-первых: напряжение от ожидания выполнения обещания. Это состояние повышенного психического напряжения, тревога, что может служить предпосылкой возникновения нежелательных изменений в психике жертвы. Итогами такого воздействия обычно становится нервозность и неуравновешенность. Жертва чувствует опустошение и безвыходность в ее желании получить обещанное.</text:p>
      <text:p text:style-name="Text_20_body">Как правило, такое поведение абьюзера строится на мелочах. Жертве обещают что-то совсем незначительное и она настраивается на заведомо известный итог и <text:soft-page-break/>расстраивается, когда что-то идет не по плану. По отдельности, такие мелочи не стоят внимания, но накопившись, они способны вызвать глубокое разочарование.</text:p>
      <text:p text:style-name="Text_20_body">Разочарование от невыполнения обещаний — второй побочный эффект поведения вашего деструктивного партнера. Жертва отдает себе отчет, что сорвавшийся вечер или ремонт крана — это невесомая причина для скандала и не может в полной мере объяснить свое недовольство, так как понимает, что выглядит это, как каприз, в чем ее и упрекают, обвиняя в излишней требовательности. Жертва разочаровывается в своих ожиданиях, разочаровывается в себе, так как своим поведением ее партнер дает ей понять, что она недостойна получить обещанное.</text:p>
      <text:p text:style-name="Text_20_body">Ложь и патологическая ложь между собой имеют одно важное различие. 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Text_20_body">Но патологическая ложь имеет другую оссобенность — абьюзер верит в то, что говорит. Даже если его разоблачат — он не расколется. Это не просто его правда. Это то, что он считает действительностью. В это сложно поверить, не столкнувшись с этим лицом к лицу. Абьюзер не хочет признавать свою вину. Для него ее просто нет. Его ложь стала патологической, когда он в нее поверил. Это происходит из-за того, что он очень хочет, чтобы <text:soft-page-break/>она стала действительностью. И она становится таковой для него.</text:p>
      <text:p text:style-name="Text_20_body">Вспомните, как вы чего-то хотели, например модный телефон в подрастковом возрасте, или машину... Вы этого настолько сильно хотели, что эта вещь вам снилась и вы держали ее в своих руках. Было такое? Вы просыпались с ощущением полного разочарования и опустошения, и сожалели, что это лишь сон. Вы отчаянно желали, чтобы сон стал правдой и эта вещь у вас раз — и появилась. Или вы в чем-то ошиблись, и очень бы хотели вернуть время вспять, чтобы все исправить...</text:p>
      <text:p text:style-name="Text_20_body">Абьюзеры научились в это верить. Он, конечно, не «наколдует» себе мощную тачку, или супер крутой девайс, но «изменить» ход событий, просто потому, что ему так хочется, ему запросто удается. Правда лишь в его голове. Ни ваши доказательства, ни ваши доводы, ни сведетели не убедят его в обратном. Если он захочет, он перепишет ход событий у себя в голове и поверит в это.</text:p>
      <text:p text:style-name="Text_20_body">Я не помню ни разу за три года, чтобы мой милый попросил у меня прощение за что-то, или признал свою вину. Он всегда вел себя так, будто совершенно не понимает, чего я от него хочу. Так и было — он не понимал, так как в своей голове уже давно «переписал» данные мне обещания.</text:p>
      <text:p text:style-name="Text_20_body">Все это говорит о том, что во-первых: абьюзер не собирается нести ответственность за свои действия и всячески избегает ее, а во-вторых: он держит всех за идиотов.</text:p>
      <text:p text:style-name="Text_20_body"><text:soft-page-break/><text:span text:style-name="T9">Противостояние</text:span>:</text:p>
      <text:p text:style-name="Text_20_body">Манипулятор, будучи бессердечной личностью, позсознательно или осознанно отодвигает дела, которые для него несуществены. 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делают все, что им захочется.</text:p>
      <text:p text:style-name="Text_20_body">Не пытайтесь шантажировать его! Любое ваше «Ты у меня еще поплачешь» обернется против вас. Начнете шантажировать сексом, скажет, что вы толкаете его на измену или изменит вам, и скажет, ч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Text_20_body">Есть пара более грамотных тактик, которые могут помочь заставить его выпонить свое обязательство:</text:p>
      <text:p text:style-name="Text_20_body"><text:span text:style-name="_31__20_Text"><text:span text:style-name="T8">1) </text:span></text:span>Пристыдить.</text:p>
      <text:p text:style-name="Text_20_body">— Ты можешь и не обещать, если не хочешь выглядеть обманщиком.</text:p>
      <text:p text:style-name="Text_20_body">При этом сказать так, чтобы он понял, как вы относитесь к обманщикам. На эту тактику вы можете получить неожиданный ответ:</text:p>
      <text:p text:style-name="Text_20_body">— Если тебя не устраивает — давай расстанемся.</text:p>
      <text:p text:style-name="Text_20_body"><text:soft-page-break/>И это будет вам на руку. Соглашайтесь! Это его решение, абьюзер его принял. Но чего он этим добьется? Вы расстаетесь потому, что он не в состоянии сдержать слово, а это считается низким поступком в обществе. Он недопустит, чтобы об этом узнали другие, а ведь, как правило, в случае разрыва пары, друзья и близкие интересуются, что же случилось.</text:p>
      <text:p text:style-name="Text_20_body">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p text:style-name="Text_20_body">— Я пока поживу у друзей/родителей, а вещи соберу на выходных, договорились?</text:p>
      <text:p text:style-name="Text_20_body"><text:span text:style-name="_31__20_Text"><text:span text:style-name="_31__20_Text"><text:span text:style-name="T8">2)</text:span></text:span></text:span><text:span text:style-name="_31__20_Text"> </text:span>Отзеркаливание.</text:p>
      <text:p text:style-name="Text_20_body">Пообещайте ему что-то, что ему может очень понравиться, например:</text:p>
      <text:p text:style-name="Text_20_body">— Сегодня дома тебя ждет большой сюрприз!</text:p>
      <text:p text:style-name="Text_20_body">Но никакого сюрприза не готовьте, а если вам начнут предьявлять претензии или демонстрировать обиду, просто ответьте:</text:p>
      <text:p text:style-name="Text_20_body">— Я собиралась, честно, но возникли дела по важнее, поэтому сюрприз переноситься на завтра.</text:p>
      <text:p text:style-name="Text_20_body">И, как вы понимаете, на завтра тоже нужно будет придумать отговорку. На вас могут посыпаться обвинения в <text:soft-page-break/>том, что вы безответственный человек. На это можно спокойно ответить:</text:p>
      <text:p text:style-name="Text_20_body">— Дорогой, ну кому, как не тебе меня понять!? Кран-то до сих пор течет, хотя ты еще неделю назад обещал его починить, но у тебя возникли какие-то дела, как и у меня сейчас...</text:p>
      <text:p text:style-name="Text_20_body">И чмокните его в щечку, мол это же ничего!...</text:p>
      <text:p text:style-name="Text_20_body">Таким образом вы поставите его на свое место и он, возможно, поймет, как это неприятно, и начнет выполнять свои обязательства.</text:p>
      <text:p text:style-name="Text_20_body">Но, если вы заметили в своих отношениях наличие такого поведения — БЕГИТЕ, КАК МОЖНО БЫСТРЕЕ И КАК МОЖНО ДАЛЬШЕ! ЛУЧШЕ НЕ БУДЕТ!!!</text:p>
      <text:h text:style-name="P19" text:outline-level="2"><text:bookmark-start text:name="Trianghuliatsiia_"/>Триангуляция.<text:bookmark-end text:name="Trianghuliatsiia_"/></text:h>
      <text:p text:style-name="Text_20_body">Вы знаете о том, как к вам относятся окружающие люди, но с его слов. Он передает вам их отзывы о вас. Чаще всего — это неприятные оценки. Вы часто слышите в свой адрес:</text:p>
      <text:p text:style-name="Text_20_body">— Даже Маша/Петя говорит, что ты не права.</text:p>
      <text:p text:style-name="Text_20_body">Или что-то подобное. Манипулятор даже может не посчитать нужным сказать, кто именно отозвался так о вас:</text:p>
      <text:p text:style-name="Text_20_body">— Да какая разница — кто? Главное, что я не один так считаю...</text:p>
      <text:p text:style-name="Text_20_body">В таком случае, это либо выдуманный отзыв, с целью сбить вас с толку, либо отзыв человека, мнение которого вы не считаете авторитетным, и он об этом знает, поэтому и скрывает его от вас.</text:p>
      <text:p text:style-name="Text_20_body">Если же он называет вам автора:</text:p>
      <text:p text:style-name="Text_20_body">— Маша/Петя вообще не понимает, почему я с тобой до сих пор встречаюсь...</text:p>
      <text:p text:style-name="Text_20_body">То будьте готовы к боли, так как этот человек вам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Так он может устранять людей, которые могут оказать вам поддержку.</text:p>
      <text:p text:style-name="Text_20_body"><text:soft-page-break/>Триангуляция заставляет вас чувствовать ревность и неуверенность, при этом вы не можете обьяснить себе причину таким ощущениям.</text:p>
      <text:p text:style-name="Text_20_body">Само слово «триангуляция» говорит о том, что в ваши отношения пытаются внедрить третьего человека. Триангуляция это концепция отношений трех личностей. 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что заставит вас стараться лучше и идти на уступки, дабы удержать вашу деструктивную половинку. Также отношу сюда мнение общества, стериотипы (мужчины полигамны, ты же знаешь!/Я женщина — мне можно!) и предрассудки.</text:p>
      <text:p text:style-name="Text_20_body"><text:span text:style-name="T9">Противостояние</text:span>:</text:p>
      <text:p text:style-name="Text_20_body">Первое и, пожалуй, самое важное, что стоит сделать, это научиться себя уважать. Ваша точка зрения имеет место быть! Второе, что необходимо сделать, это узнать лично у этого третьего человека, действительно ли он говорил такое и, если да, то почему так сказал. Начнете выяснять — увидите, что ваш партнер клевещет на вас, рассказывая, что вы его постоянно пилите, но умалчивает о причинах такого вашего поведения. Другими словами, надевает маску «жертвы».</text:p>
      <text:p text:style-name="Text_20_body">Вы должны понять, что манипулятор просто прячется за спины других людей, что и делает вас обезоруженной жертвой, ведь вы воюете с ним, а не с тем третьим чело<text:soft-page-break/>веком. Попытайтесь узнать, что он думает по этому поводу:</text:p>
      <text:p text:style-name="Text_20_body">— А свое мнение у тебя есть?</text:p>
      <text:p text:style-name="Text_20_body">Если он скажет, что согласен с мнением Маши/Пети, смело уточняйте у него смысл этого, уже его, мнения:</text:p>
      <text:p text:style-name="Text_20_body">— То есть, ты хочешь сказать, что не понимаешь, почему мы с тобой встречаемся?</text:p>
      <text:p text:style-name="Text_20_body">Так же можно вывести его на чистую воду — узнать, по какой причине он рассказывает о ваших отношениях другим людям:</text:p>
      <text:p text:style-name="Text_20_body">— Ты что, жаловался Маше/Пете на меня?</text:p>
      <text:p text:style-name="Text_20_body">Ну или пристыдить в распускании слухов о вашей паре:</text:p>
      <text:p text:style-name="Text_20_body">— Можно не быть сплетником и лицемером, мылый и обсудить эти вопросы со мной, а не с постороними людьми.</text:p>
      <text:p text:style-name="Text_20_body">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 Так вы попытаесь узнать, что у него в голове, и, возможно, даже узнаете.</text:p>
      <text:p text:style-name="Text_20_body">В любом случае, если вы заметили в своих отношениях наличие этого метода — БЕГИТЕ, КАК МОЖНО БЫСТРЕЕ И КАК МОЖНО ДАЛЬШЕ! ЛУЧШЕ НЕ БУДЕТ!!!</text:p>
      <text:h text:style-name="P19" text:outline-level="2"><text:bookmark-start text:name="Dabl_baind_"/>Дабл байнд.<text:bookmark-end text:name="Dabl_baind_"/></text:h>
      <text:p text:style-name="Text_20_body">Это метод — единственный и самый верный ответ на вопрос «А почему ты сразу не ушла!?» 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Text_20_body">Дабл байнд — это концепция, разработанная Грегори Бейтсоном и его командой. Двойное послание или двойная связь — метод манипулирования, который проявляется в том, что жертва получает противоречивые указания. Такие противоречия в посыле абьюзера могут быть вербальными, например:</text:p>
      <text:p text:style-name="Text_20_body">— Закрой свой рот и ответь мне!</text:p>
      <text:p text:style-name="Text_20_body">Или же невербальными, когда то, что манипулятор говорит/делает, и то, как он это произносит/делает воспринимается на различных коммуникативных уровнях. Приведу пример из уже описанного мною разговора, который я записала на диктофон. Мой парень говорит мне:</text:p>
      <text:p text:style-name="Text_20_body">— Главное, что хорошо тебе! Вот это самое главное!</text:p>
      <text:p text:style-name="Text_20_body">Его слова говорят об том, что он рад за меня, но интонацией он высказывает полное недовольство этим фактом. Горечь, зависть, чувство собственного проигрыша, крайняя раздраженность — вот о чем говорит его интонация.</text:p>
      <text:p text:style-name="Text_20_body"><text:soft-page-break/>В таких случаях, подтекстом данных посланий является злость, агрессия, ненависть и критика. Жертва была окутана двойными посланиями, и, в связи с наличием чувств к абьюзеру, выбирала для себя позитивную сторону этих посланий. Другими словами, жертва отрицала факты жестокости по отношению к ней, испытывая когнитивный диссонанс от такой коммуникации — растерянность.</text:p>
      <text:p text:style-name="Text_20_body">Такое общение делает жертву раздраженной, растерянной, иррациональной, так как жертве сложно обьяснить свои чувства по этому поводу. Дальше в ход вступает газлайтинг:</text:p>
      <text:p text:style-name="Text_20_body">— Ты все придумываешь. Я такого не говорил/а...</text:p>
      <text:p text:style-name="Text_20_body">Потом висхолдинг:</text:p>
      <text:p text:style-name="Text_20_body">— И это, по твоему, проблема? Ты действительно считаешь, что из-за этого стои ссориться?</text:p>
      <text:p text:style-name="Text_20_body">Потом он шлифует это все триггером:</text:p>
      <text:p text:style-name="Text_20_body">— Вчера ты тоже говорила, что не хочешь ругаться, но, тем не менее мы поругались...</text:p>
      <text:p text:style-name="Text_20_body">Ну и, конечно, без триангуляции никуда:</text:p>
      <text:p text:style-name="Text_20_body">— Да все говорят, что ты просто неуровновешенная...</text:p>
      <text:p text:style-name="P28">* * *</text:p>
      <text:p text:style-name="Text_20_body">В таких доминантных семейно-бытовых отношениях, жертва испытывает защитно-бессознательные чувства, <text:soft-page-break/>односторонюю симпатию к агрессору из-за состояния шока. Это описывается одним психологическим термином — Стокгольмский синдром. 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Text_20_body">Исследователи данного вопроса полагают, что Стокгольмский синдром не является психологическим парадоксом или расстройством психики жертвы, а скорее нормальной реакцией человека на сильно травмирующее психику событие. Поэтому жертве не стоит верить обвинениям абьюзера в своей неадекватности и психическим расстройствам, так как Стокгольмский синдром не включен ни в одну международную систему классификации психиатрических заболеваний.</text:p>
      <text:p text:style-name="Subtitle">* * *</text:p>
      <text:p text:style-name="Text_20_body">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Text_20_body">Шизофрения (<text:span text:style-name="T5">от </text:span><text:span text:style-name="_30__20_Text">греч. schizo – расщеплять, phren – ум, рассудок</text:span>) — расщепление сознания. Одна из особенностей данного заболевания — потеря способности уста<text:soft-page-break/>навливать связь между отдельными словами и понятиями, что разрушает связность сознания.</text:p>
      <text:p text:style-name="Text_20_body">Я, как и вы,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результат воздействия этого метода.</text:p>
      <text:p text:style-name="Text_20_body">Если вы можете сказать, что ваш партнер ведет себя демонстративно по-разному наедине с вами и в присутствии посторонних — это «дабл байнд». Если ваш партнер часто меняет собственную систему ценности, чем и оказывает влияние на ваши отношения — это «дабл байнд». Умалчивание и недоговаривание правды,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Text_20_body">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ши глаза, и, даже если вы понимаете, что такое поведение неправильное, достаточно улыбки вашего партнера, чтобы вы считали его действия — недоразумением. 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Text_20_body">Так как, помимо всей уже описанной мною характеристики данного метода, «дабл байнд» является ситуацией <text:soft-page-break/>«тройного клапана», то есть ситуацией, в которой существует еще и третье послание, подтекст — запрет. 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p text:style-name="Text_20_body">— Если ты пригласишь всех друзей, то это вызовет дискомфорт.</text:p>
      <text:p text:style-name="Text_20_body">Нельзя не согласиться, что подтекстом данного заявления является запрет.</text:p>
      <text:p text:style-name="Text_20_body">— Я не хочу, чтобы ты приглашала всех друзей...</text:p>
      <text:p text:style-name="Text_20_body">Этот подтекст является скрытой (или пассивной) агрессией, и ее очень сложно отследить, ведь жертва изначально видит только такие намерения:</text:p>
      <text:p text:style-name="Text_20_body">— Я хочу, чтобы всем было комфортно.</text:p>
      <text:p text:style-name="Text_20_body">Я тогда и подумать не могла, что на самом деле, как оказалось, должно быть комфортно только ему и его друзьям на моем празднике.</text:p>
      <text:p text:style-name="Text_20_body">В результате такого отношения, помимо самооценки жертвы, страдает ее коммуникативный навык. Жертва реагирует на все в штыки, воспринимает сказанное ей буквально, либо же в метафорическом смысле, часто отвечает вопросом на вопрос. Также, жертва двойных посланий теряет всякое желание проявлять инициативу — чтобы не быть виноватой, и предпочитает неоправдываться, потому что не верит, что ее могут выслушать. Ну и конечно, серьезно страдает вера в собственную адекватность.</text:p>
      <text:p text:style-name="Text_20_body"><text:soft-page-break/>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p text:style-name="Text_20_body">— Я тебя люблю ни смотря ни на что! (Ты очень плохая. У тебя множество недостатков. По сути тебя не за что любить, но — я тебя все равно люблю!)</text:p>
      <text:p text:style-name="Text_20_body">— Мы сделаем это когда ты захочешь — завтра!</text:p>
      <text:p text:style-name="Text_20_body">— Ты можешь рассказать мне. Я пойму! / Как ты могла такое сделать?! Ты в своем уме?</text:p>
      <text:p text:style-name="Text_20_body">— Тебе не нужна косметика, ты у меня и так красивая! / Ух какая девушка, не то, что моя — замухрышка!</text:p>
      <text:p text:style-name="Text_20_body">— Ты у меня самая лучшая! Я тебя недостоин! (Ты слишком умная/красивая/талантливая... Тебе надо быть хуже, чтобы я был достойным тебя!)</text:p>
      <text:p text:style-name="Text_20_body">— Не работает — нахлебница, сидит на моей шее. / Работает — а обо мне кто будет заботиться, эгоистка?!</text:p>
      <text:p text:style-name="Text_20_body">— Все женщины корысные сучки! Им только деньги и нужны! / Как это ты сама за себя заплатишь? Ты хочешь меня унизить?</text:p>
      <text:p text:style-name="Text_20_body">— Занимаешься спортом — хочешь, чтоб парни на твою накачанную попку смотрели? / Не занимаешься — лентяйка и жопа у тебя большая!</text:p>
      <text:p text:style-name="Text_20_body">— Ей только обнимашки и нужны! / Она вообще не обращает на меня внимание!</text:p>
      <text:p text:style-name="Text_20_body"><text:soft-page-break/>— Мне нравятся умные девушки! / Она что думает, что она самая умная?!</text:p>
      <text:p text:style-name="Text_20_body">— Мне так нравится твой смех! / Когда ты уже успокоишься? Веди себя нормально!</text:p>
      <text:p text:style-name="Text_20_body">— Мне для тебя ничего не жалко! / Джинсы тебе новые? А чем тебе старые не нравятся?</text:p>
      <text:p text:style-name="P23"><text:span text:style-name="T9">Противостояние</text:span>:</text:p>
      <text:p text:style-name="Text_20_body">Если вы понимаете, что вам становится не по себе, у вас вдруг пропадает или портится настроение, у вас остается осадок, обида или ком в горле, вам нужно уйти как можно скорее от этого человека! 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считает на самом деле, просто подает вам это так, чтобы вы думали, будто он, на самом деле, не это имел в виду. Не ищите только хороший смысл в его словах — это только прикрытие его настоящих намерений. Уйти — это единственный надежный способ избавиться от воздействий дабл байндов. Главное верить в себя! К сожалению, здесь мне нечего больше добавить.</text:p>
      <text:p text:style-name="Text_20_body">Поэтому, если вы заметили в своих отношениях наличие этого метода — БЕГИТЕ, КАК МОЖНО БЫСТРЕЕ И КАК МОЖНО ДАЛЬШЕ! ЛУЧШЕ НЕ БУДЕТ!!!</text:p>
      <text:h text:style-name="P19" text:outline-level="2"><text:bookmark-start text:name="Podkrieplieniie__Stimuliatsiia_na_dieist"/>Подкрепление. Стимуляция на действия.<text:bookmark-end text:name="Podkrieplieniie__Stimuliatsiia_na_dieist"/></text:h>
      <text:p text:style-name="Text_20_body">Подкрепление — это событие, которое служит для увеличения вероятности реакции. Это, своего рода, стимулятор. 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Text_20_body">Представьте, что вы — прибор и у вас есть кнопки. Нажимая на эти кнопки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Text_20_body">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Heading_20_3" text:outline-level="3"><text:bookmark-start text:name="Polozhitiel_noie_podkrieplieniie_"/>Положительное подкрепление. <text:bookmark-end text:name="Polozhitiel_noie_podkrieplieniie_"/></text:h>
      <text:p text:style-name="Text_20_body">Положительное подкрепление (<text:span text:style-name="T5">зеленая кнопка</text:span>) — это позитивное событие, которое стимулирует на действия путем вызова нужной реакции. Речь пойдет о мотивации путем плюшек.</text:p>
      <text:p text:style-name="Text_20_body"><text:soft-page-break/>«Если мне нравится то, что ты делаешь, тебя ждет награда.»</text:p>
      <text:p text:style-name="Text_20_body">У положительного подкрепления есть несколько, так сказать, направлений.</text:p>
      <text:p text:style-name="Text_20_body">1. Стимуляция жертвы на действия путем поощрения за выполнение обязанностей манипулятора.</text:p>
      <text:p text:style-name="Text_20_body">— Ты у меня такая сильная! Такие тяжелые пакеты из магазина притащила! Люблю сильных женщин. На тебе цем!</text:p>
      <text:p text:style-name="Text_20_body">В этом случае он благодарит за то, что должен был сделать сам, но вам ведь приятно, вас похвалили и вашу усталость как рукой сняло!</text:p>
      <text:p text:style-name="Text_20_body">2. Стимуляция жертвы на действия путем благодарности за то, что жертва выполнила свои обязанности.</text:p>
      <text:p text:style-name="Text_20_body">— Вот тебе цветы за то, что ты вчера приготовила такой вкусный ужин!</text:p>
      <text:p text:style-name="Text_20_body">Это, на первый взгляд, тоже приятный комплимент. Нам ведь нравится, когда нам дарят цветы, да? Но посмотрите внимательнее — это плата за ваши труды. Как плата за услуги домработницы. Он не сделал это просто так, потому что вы хорошая и заботливая. Он великодушно отплатил вам за ваши труды.</text:p>
      <text:p text:style-name="Text_20_body">3. Стимуляция жертвы на действия путем требований ответной реакции на его действия.</text:p>
      <text:p text:style-name="Text_20_body">— Я вчера с тобой поделился, теперь ты делись.</text:p>
      <text:p text:style-name="Text_20_body">— В прошлый раз я уступил, теперь ты уступи.</text:p>
      <text:p text:style-name="Text_20_body"><text:soft-page-break/>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это вас ничему не обязывает.</text:p>
      <text:p text:style-name="Text_20_body">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вы ему что-то должны. Тем более, то, что делать или отдавать не хотите. Но учтите, что, если вы заранее договорились:</text:p>
      <text:p text:style-name="Text_20_body">— Летом едем на море, а зимой — в горы, договорились?</text:p>
      <text:p text:style-name="Text_20_body">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p text:style-name="Text_20_body">4. Стимуляция жертвы путем похвалы на самостоятельное выполнение общих обязанностей или обязанностей манипулятора.</text:p>
      <text:p text:style-name="Text_20_body">— Милая, но ты же знаешь, что я не уберу в квартире, как ты! Ты с этим справишься гораздо быстрее, чем я! Ты у меня такая молодец!</text:p>
      <text:p text:style-name="Text_20_body">— У тебя так здорово получается все планировать, так что я решил дать тебе возможность полностью спланировать эту поездку!</text:p>
      <text:p text:style-name="Text_20_body"><text:soft-page-break/>5. Сглаживание последствий деструктивного (отрицательного) поведения абьюзера.</text:p>
      <text:p text:style-name="Text_20_body">— Милая, не обижайся! Я ведь так тебя люблю!</text:p>
      <text:p text:style-name="Text_20_body">— Я вчера погорячился... Вот тебе цветы!</text:p>
      <text:p text:style-name="Text_20_body">— Я без тебя не смогу! Ты мне очень нужна! Не бросай меня! Я не знаю, что буду без тебя (такой хорошей) делать!</text:p>
      <text:p text:style-name="Text_20_body">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и останется в выигрыше. Вспомните, какие подарки вам дарил ваш партнер. С чем они у вас ассоциируются? Если большинство из них связано у вас с негативными воспоминаниями, то вас активно подкупают и задабривают, чтоб вы меньше сопротивлялись.</text:p>
      <text:p text:style-name="P28">* * *</text:p>
      <text:p text:style-name="Text_20_body">Вы тянули тяжести на пятый этаж или простояли у плиты весь день — вы заслужили, вот вам награда. Хотите получить еще плюшек, придется повторить. Такие поощрения не есть плюшки. Вы поймете это, когда припомните сколько всего сложного, кропотливого или тяжелого вы сделали, пока ваш абьюзер стоял рядышком и говорил вам разные ласковости.</text:p>
      <text:p text:style-name="Text_20_body"><text:soft-page-break/>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Text_20_body">Чем же отличается положительное подкрепление от проявления внимания и любви к вам?</text:p>
      <text:p text:style-name="Text_20_body">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повод (день рождения, годовщина, 8 марта...) или нет.</text:p>
      <text:p text:style-name="Text_20_body">Положительное подкрепление с целью манипулирования это всегда связующее звено между поведением абьюзера и последствиями этого поведения. 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ления — повысить вероятность этих ваших действий в будущем.</text:p>
      <text:p text:style-name="Text_20_body">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и привыкнет избегать ответственности и ничего не делать — эта ноша теперь ваша. Он все реже будет вам помогать и все чаще расстраивать вас, зная, что достаточно букетика цветов, чтобы вы забыли о его провинности. <text:soft-page-break/>Начавшись однажды, манипуляция будет только усиливаться и с каждым разом вы будете прогибаться и подчиняться воле манипулятора.</text:p>
      <text:p text:style-name="Text_20_body"><text:span text:style-name="T9">Противостояние</text:span>:</text:p>
      <text:p text:style-name="Text_20_body">Помните, действия абьюзера рассчитаны на обеспечение собственного комфорта. 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text:p>
      <text:p text:style-name="Text_20_body">Если он выполнит вашу просьбу — похвалите его. Это будет вашим положительным подкреплением.</text:p>
      <text:p text:style-name="Text_20_body">— Спасибо! Я очень рада! Ты приготовил действительно вкусный ужин!</text:p>
      <text:p text:style-name="Text_20_body">— Спасибо! Это действительно важно для меня! Ты мне очень помог!</text:p>
      <text:p text:style-name="Text_20_body">К сожалению, такой круговорот может так и не придти в движение. Поэтому, если вы заметили в своих отношениях признаки наличия этого метода — БЕГИТЕ, КАК МОЖНО БЫСТРЕЕ И КАК МОЖНО ДАЛЬШЕ! ЛУЧШЕ НЕ БУДЕТ!!!</text:p>
      <text:h text:style-name="Heading_20_3" text:outline-level="3"><text:bookmark-start text:name="Nieustoichivoie_ili_chastichnoie_podkrie"/>Неустойчивое или частичное подкрепление.<text:bookmark-end text:name="Nieustoichivoie_ili_chastichnoie_podkrie"/></text:h>
      <text:p text:style-name="Text_20_body"><text:soft-page-break/>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Text_20_body">«Я сомневаюсь в том, что ты сделаешь так, как я хочу.»</text:p>
      <text:p text:style-name="Text_20_body">Он оценивает ваши действия, значительно занижая свои оценки вам, поощряя вас стараться лучше, упорствовать, угождать.</text:p>
      <text:p text:style-name="Text_20_body">— Ты приготовила замечательный ужин! Вот если бы ты еще и десерт приготовила — цены бы тебе не было!</text:p>
      <text:p text:style-name="Text_20_body">— Сегодня ты приготовила замечательный ужин! Но вчера ужин был вкуснее.</text:p>
      <text:p text:style-name="Text_20_body">Подобные ситуации, если они есть в ваших отношениях, гласят о том, что абьюзер демонстрирует собственную власть над вами. Такая мотивация сосредоточена на том, чтобы остаться «чистеньким», не более не менее. Вместо того, чтобы потребовать отдачи от вашего партнера, вы чувствуете свою вину в том, что у вас что-то получилось не так хорошо, как могло бы.</text:p>
      <text:p text:style-name="Text_20_body">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 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p text:style-name="Text_20_body">— Ты прямо статусами из соц сети заговорила!</text:p>
      <text:p text:style-name="Text_20_body"><text:soft-page-break/>— Вау, а что это за платье у тебя такое! Может оденешь что-то другое?</text:p>
      <text:p text:style-name="Text_20_body">— Тебе бы постричься не помешало... Только вчера была у парикмахера?.. Понятно...</text:p>
      <text:p text:style-name="Text_20_body">Или, например, с вами разговаривают, употребляя сложные термины, заводя тему, в которой вы не разбираетесь. Вы чувствуете себя неловко и глупо...</text:p>
      <text:p text:style-name="Text_20_body">— Это из-за того, что по теореме эквивалентности при элементарных приобразованиях... Ну ты же понимаешь, о чем я, да?</text:p>
      <text:p text:style-name="Text_20_body">Также во многом это проявляется в быту:</text:p>
      <text:p text:style-name="Text_20_body">— Ты вчера борщ пересолила, поэтому сегодня готовишь тоже ты.</text:p>
      <text:p text:style-name="Text_20_body">— Я мыл лапы собаке, поэтому гулять с ним идешь опять ты.</text:p>
      <text:p text:style-name="Text_20_body">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 что создает видимость его участия. 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Text_20_body">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text:soft-page-break/>можности, а лишь переведет тему на вашу неспособность решить, по его словам, несложную задачу.</text:p>
      <text:p text:style-name="Text_20_body">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Text_20_body">Конечно, вы выберете второй вариант, ведь, поверьте мне, вас очень грамотно мотивируют на действия. Он будет стоять в стороне и смотреть, как вы отчаянно пытаетесь найти решение.</text:p>
      <text:p text:style-name="Text_20_body"><text:span text:style-name="T9">Противостояние</text:span>:</text:p>
      <text:p text:style-name="Text_20_body">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p text:style-name="Text_20_body">— Да, эта то самое платье, в котором я была на нашем свидании неделю назад. Ты еще сказал, что я хорошо выгляжу.</text:p>
      <text:p text:style-name="Text_20_body">— Ты думаешь, что если скажешь мне пару незнакомых мне слов, я тебя любить больше буду?</text:p>
      <text:p text:style-name="Text_20_body">— Если ты хочешь рыбу на ужин, то ты мог бы сам ее приготовить.</text:p>
      <text:p text:style-name="Text_20_body"><text:soft-page-break/>— Не нравится — делай сам.</text:p>
      <text:p text:style-name="Text_20_body">— Это все потому, что ты не помог мне.</text:p>
      <text:p text:style-name="Text_20_body">Вполне справедливо.</text:p>
      <text:p text:style-name="Text_20_body">Не берите на себя слишком много! Если это вам нужно — то вперед. Только потом не плачьте, что вас наказали или недооценили.</text:p>
      <text:p text:style-name="Text_20_body">— Тебе надо, ты и делай! - услышите вы на все предложения.</text:p>
      <text:p text:style-name="Text_20_body">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Все его силы, как мы уже поняли, направлены на его личный комфорт.</text:p>
      <text:p text:style-name="Text_20_body">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text:p>
      <text:p text:style-name="Text_20_body">Что касается бытовых вопросов, то тут сложнее, ведь вам придется прекратить проявлять инициативу (она наказуема). Все, что вы предложите — надо вам, значит вам и придется это делать.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p text:style-name="Text_20_body"><text:soft-page-break/>Поэтому, если вы заметили в своих отношениях признаки наличия этого метода — БЕГИТЕ, КАК МОЖНО БЫСТРЕЕ И КАК МОЖНО ДАЛЬШЕ! ЛУЧШЕ НЕ БУДЕТ!!!</text:p>
      <text:h text:style-name="Heading_20_3" text:outline-level="3"><text:bookmark-start text:name="Otritsatiel_noie_podkrieplieniie_"/>Отрицательное подкрепление.<text:bookmark-end text:name="Otritsatiel_noie_podkrieplieniie_"/></text:h>
      <text:p text:style-name="Text_20_body">Отрицательное подкрепление (<text:span text:style-name="T5">красная кнопка</text:span>) также осуществляется при помощи стимулирования жертвы на действия, но, в отличии от положительного и неустойчивого подкрепления, это мотивация путем запугивания.</text:p>
      <text:p text:style-name="Text_20_body">«Если ты сделаешь не так, как я хочу, то тебя ждет наказание.»</text:p>
      <text:p text:style-name="Text_20_body">Используя отрицательное подкрепление, абьюзер создает угрозу и стимулирует вас на все, что поможет вам избежать этой угрозы — на угождение ему.</text:p>
      <text:p text:style-name="Text_20_body">— Если ты сейчас пойдешь гулять, то я с тобой не буду разговаривать.</text:p>
      <text:p text:style-name="Text_20_body">— Если ты купишь это платье, то мы не поедем в отпуск.</text:p>
      <text:p text:style-name="Text_20_body">— Если ты еще раз так сделаешь — пеняй на себя!</text:p>
      <text:p text:style-name="Text_20_body">— Если ты выйдешь из квартиры — можешь не возвращаться!</text:p>
      <text:p text:style-name="Text_20_body">Вы — мишень. Вы еще ничего не сделали, но в вас уже целятся. Вам страшно, и вы не знаете как поступить. Вы беспомощны и безвольны делать то, что вам нравит<text:soft-page-break/>ся, ведь вас ждет страшное наказание, если вы захотите поступить по своему.</text:p>
      <text:p text:style-name="Text_20_body">Крики, гнев, приказы, рукоприкладство, ограничение вас денежными средствами, равнодушие, бойкот или истерики со слезам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Text_20_body"><text:span text:style-name="T9">Противостояние</text:span>:</text:p>
      <text:p text:style-name="Text_20_body">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Text_20_body">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Text_20_body">Соглашаясь на условия, которые перед вами ставит манипулятор, вы укрепляете его власть над вами, сами действуете не в свою пользу, а в пользу манипулятора. Подчиняясь, вы избежите наказания сейчас, но завтра все повторится с новой, еще большей силой.</text:p>
      <text:p text:style-name="Text_20_body">Я попробую разобрать наиболее тяжелый пример из вышеперечисленных. Если справитесь с ним, то со всем <text:soft-page-break/>остальным справиться будет легче. 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text:p>
      <text:p text:style-name="Text_20_body">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ли, что вы уже расстегиваете свою курточку и снимаете обувь... Стоп.</text:p>
      <text:p text:style-name="Text_20_body">Вы хотите вы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Text_20_body">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Text_20_body">— Объясни мне, по какой причине ты запрещаешь мне это делать (пойти погулять)?</text:p>
      <text:p text:style-name="Text_20_body">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беспрекословно соглашаетесь с ним, и не будет ожидать такой вашей реакции. Его ответ может быть ка<text:soft-page-break/>ким угодно, например, он может сказать: «Потому, что ты моя девушка/жена...» Или: «Потому, что я так хочу!»</text:p>
      <text:p text:style-name="Text_20_body">Оставайтесь спокойной, не повышайте интонацию. Скажите ровно и может даже с улыбкой:</text:p>
      <text:p text:style-name="Text_20_body">— Но ты не можешь мне запретить!</text:p>
      <text:p text:style-name="Text_20_body">Вы хозяйка собственной жизни и вам решать, что вам делать. Никто, даже ваши родители, не могут вам запретить поступать так, как вам хочется.</text:p>
      <text:p text:style-name="Text_20_body">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Text_20_body">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Text_20_body">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Text_20_body">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text:soft-page-break/>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p text:style-name="Text_20_body">— Поговорим, когда я вернусь.</text:p>
      <text:p text:style-name="Text_20_body">Вы не должны и не обязаны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 Кстати, прерывание разговора всегда идет на пользу, особенно, если это телефонный разговор.</text:p>
      <text:p text:style-name="Text_20_body">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ответите, но — когда он сам спросит.</text:p>
      <text:p text:style-name="Text_20_body">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Text_20_body">Будьте готовы и к тому, что ваши попытки противостоять ему вызовут в нем море агрессии, которую он напра<text:soft-page-break/>вит на вас мощным потоком. Поэтому, если вы заметили в своих отношениях признаки наличия этого метода — БЕГИТЕ, КАК МОЖНО БЫСТРЕЕ И КАК МОЖНО ДАЛЬШЕ! ЛУЧШЕ НЕ БУДЕТ!!!</text:p>
      <text:h text:style-name="Heading_20_3" text:outline-level="3"><text:bookmark-start text:name="Travmiruiushchii_odnorazovyi_opyt_"/>Травмирующий одноразовый опыт.<text:bookmark-end text:name="Travmiruiushchii_odnorazovyi_opyt_"/></text:h>
      <text:p text:style-name="Text_20_body">Травмирующий одноразовый опыт (<text:span text:style-name="T5">кнопка запуска таймера</text:span>) — это единичное событие, с помощью которого манипулятор подсознательно устанавливает господство и превосходство над своей жертвой.</text:p>
      <text:p text:style-name="Text_20_body">«Так будет каждый раз, когда ты сделаешь то, чего я не хочу.»</text:p>
      <text:p text:style-name="Text_20_body">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Text_20_body">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 Это сопровождалось, мягко говоря, просьбой закрыть рот. Очень мягко говоря. Таких инцидентов больше не происходило на моей памяти. Это бы эксклюзивный случай, который демонстрировал «кто тут главный». Я, стало быть, не зря <text:soft-page-break/>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Text_20_body">Травмирующим одноразовым опытом может стать внезапное словесное оскорбление, неоправданное повышение тона и даже крик, взрыв злости или гнева, либо же, как в моем случае, физический акт проявления силы — все, что является неожиданной агрессивной реакцией с целью напугать.</text:p>
      <text:p text:style-name="Text_20_body">Понимание этого факта происходит на уровне ассоциаций. Если дальше, в ходе отношений, манипулятор вас ломает, то такой эпизод в начале отношений дает трещину. Травмирует уверенность жертвы, значимость ее чувств, мнения, право на реакцию и волю проявлять эти понятия.</text:p>
      <text:p text:style-name="Text_20_body"><text:span text:style-name="T9">Противостояние</text:span>:</text:p>
      <text:p text:style-name="Text_20_body">Ущерб нанесен. Жертва переживает это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Text_20_body">Говорить о противостоянии подобному поведению сложно, так как это самое противоречивое поведение. Нельзя точно сказать, как вести себя в таких ситуациях. Но это достаточно весомый повод начать свои наблюдения за поведением вашего партнера. Если в ходе ваших отношений подобные эпизоды повторяются — на вашу <text:soft-page-break/>красную кнопку нажимают, а значит, что вам пора БЕЖАТЬ, КАК МОЖНО БЫСТРЕЕ И КАК МОЖНО ДАЛЬШЕ! ЛУЧШЕ НЕ БУДЕТ!!!</text:p>
      <text:h text:style-name="P19" text:outline-level="2"><text:bookmark-start text:name="Postoiannyie_zhaloby_"/>Постоянные жалобы.<text:bookmark-end text:name="Postoiannyie_zhaloby_"/></text:h>
      <text:p text:style-name="Text_20_body">Манипулятора, зачастую, все не устраивает. Он жалуется на свои неудачи, и в его интерпретации виноваты другие. Он считает, что все хотят ему навредить. Это проявляется из-за низкой самооценки, которую он компенсирует отрицанием собственной вины или наличием своих ошибок. Неотъемлемая часть этого признака — зависть и страх. Но будьте готовы к тому, что ваша попытка помочь ему и поддержать будет расценена, как попытка взять его под контроль, получить над ним власть.</text:p>
      <text:p text:style-name="Text_20_body">Он ни за что не позволит вам копаться в его переживаниях, а лишь отстранится еще больше, обвиняя вас в нарушении его личного пространства. Тем не менее, в случае игнорирования его проблем, вас выставят бездушным и бессердечным человеком, которому плевать на чужие проблемы.</text:p>
      <text:p text:style-name="Text_20_body">Причины такого поведения кроятся в недостатке внимания. Он демонтрирует свою боль, расчитывая на поддержку добродушной половинки, чем держит возле себя жертву.</text:p>
      <text:p text:style-name="Text_20_body">Но, чаще всего, жалоба манипулятора — попытка увильнуть от важной темы, от выполнения своих обязательств или оправдать свои ошибки, жалуясь на других людей.</text:p>
      <text:p text:style-name="Text_20_body"><text:soft-page-break/><text:span text:style-name="T9">Противостояние</text:span>:</text:p>
      <text:p text:style-name="Text_20_body">В психологии существует понятие «контрманипуляция». Это, своего рода, техника туманности. Она заключается в ежесекундной адаптации к манипулятору, чтобы защитится от него: в разных ситуациях отвечайте с юмором, иронией, отрицательно или без комментариев. Этими приемами, зачастую, пользуются сами манипуляторы и люди, невосприимчивые к манипуляциям, и делают это подсознательно.</text:p>
      <text:p text:style-name="Text_20_body">Человеку, для которого такое поведение неестественно, будет сложно приспособится к данной технике. Нужно быть бдительным и прилагать большие усилия, связанные с нервной системой. Другими словами, чтобы избавиться от психологического напряжения со стороны манипулятора, нужно самому себя чуть-чуть держать в напряжении. Клин клином вышибает. Зато вы будете уверены, что ситуация под вашим контролем.</text:p>
      <text:p text:style-name="Text_20_body">Вам понадобится чуток равнодушия и подход с юмором:</text:p>
      <text:p text:style-name="Text_20_body">— Болит голова? Выпей таблетку. Вон там лежит...</text:p>
      <text:p text:style-name="Text_20_body">— Что? Опять злодей-Володя тебе палки в колеса ставит? Вот паразит! Ужинать будешь?</text:p>
      <text:p text:style-name="Text_20_body">— Не хочешь говорить об этом? Ну хорошо, не буду забивать тебе лишний раз голову. Там и так, смотрю, мало места... для этой информации!</text:p>
      <text:p text:style-name="Text_20_body">— А? Что? Прости, я не слушала тебя сейчас — задумалась о своем... Повтори, пожалуйста... А нет, стой, я забыла, мне тут позвонить срочно надо!..</text:p>
      <text:p text:style-name="Text_20_body"><text:soft-page-break/>Таким образом, все жалобы абьюзера вы пропускаете мимо себя, не впитывая, как губка весь этот негатив. Вам легче, хоть и пришлось поработать над непринужденностью, но и равнодушной сволочью вас не назовешь.</text:p>
      <text:p text:style-name="Text_20_body">Но, если вы заметили в своих отношениях признаки деструктивного поведения — БЕГИТЕ, КАК МОЖНО БЫСТРЕЕ И КАК МОЖНО ДАЛЬШЕ! ЛУЧШЕ НЕ БУДЕТ!!!</text:p>
      <text:h text:style-name="P19" text:outline-level="2"><text:bookmark-start text:name="On_zatsiklien_na_siebie_i_na_sobstvienno"/>Он зациклен на себе и на собственном комфорте.<text:bookmark-end text:name="On_zatsiklien_na_siebie_i_na_sobstvienno"/></text:h>
      <text:p text:style-name="Text_20_body">Такой человек не придерживается правил, устанавливает свои и меняет их, как угодно и когда угодно, но всегда — ради собственной выгоды. Он не держит слово, оперируя тем, что обстоятельства изменились. Вы призываете его к ответственности, но он упрекает вас в непонимании, обижается, выставляет вас виноватой.</text:p>
      <text:p text:style-name="Text_20_body">Он панически боится выходить из зоны собственного комфорта. Например, смена графика или долгая дорога до работы может быть причиной его отказа от хорошей должности. А если его жизненный устой требует перемен в связи с потребностями супруга или пары, то, как правило, это условие не выполнено. Будь то решение завести ребенка или наличие нового вида занятия, например, регулярное занятие спортом — планируется с воодушевлением, но на деле иссякает гораздо быстрее, чем можно предположить.</text:p>
      <text:p text:style-name="Text_20_body"><text:span text:style-name="T9">Противостояние</text:span>:</text:p>
      <text:p text:style-name="Text_20_body">Конечно, можно попытаться постепенно выводить его из зоны комфорта. Если вы женщина, то готовьте еду из того, что он принес. Он же добытчик — что добыл, то пусть и ест. Если вы — мужчина, то прекратите делать подарки просто так. Пусть это будет поощрение за <text:soft-page-break/>заслуги, или же купите ей абонемент на какие-то развивающие курсы. В любом случае — перестаньте служить.</text:p>
      <text:p text:style-name="Text_20_body">В этом случае техника отзеркаливания хорошо работает. Если ваш партнер лежит, пока вы вкалываете — ляжьте рядом с ним. Если такой метод может нанести вред, например, вашей карьере, то вам стоит прямо сказать, что вас неустраивает такое отношение. Дайте ему понять, что продолжать такое поведение ему не выгодно. Ограничьте его денежными средствами, если он не работает или мало зарабатывает и не стремится к большему.</text:p>
      <text:p text:style-name="Text_20_body">Он будет говорить, что итак целыми днями на работе, и это даже может быть правда. Но вы должны понять, что эти его старания направлены на — его комфорт. Его, а не на комфорт вашей пары. Вполне вероятно, что его трудоголизм приносит вашей паре только вред — его постоянно нет дома и он не участвует в бытовых делах, а заработанные средства тратит на свои потребности или развлечения. Он работает, деньги складывает в своем тайничке, и вам от этого никакой выгоды, хотя ваши старания направлены на вас обоих. Или вовсе на него, забывая о себе.</text:p>
      <text:p text:style-name="Text_20_body">В таком случае, вам, вроде бы, не в чем его упрекнуть — он же не шляется где попало! Это тоже тактический ход. Делайте также. Начните тратить свободное время не на обеспечение его или вашего с ним комфорта, а на собственное развитие. Тогда и вас не в чем будет упрекнуть.</text:p>
      <text:p text:style-name="Text_20_body"><text:soft-page-break/>Если же после всех этих приемов ваша деструктивная половинка начнет шевелиться, поощряйте его. Похвала в таких моментах — бальзам на душу и вам и ему. Только не перестарайтесь, иначе он еще год будет вспоминать этот единичный случай, и ставить его в пример, мол: «Не говори мне, что я ничего не делаю...»</text:p>
      <text:p text:style-name="Text_20_body">Но, если вы заметили в своих отношениях признаки деструктивного поведения — БЕГИТЕ, КАК МОЖНО БЫСТРЕЕ И КАК МОЖНО ДАЛЬШЕ! ЛУЧШЕ НЕ БУДЕТ!!!</text:p>
      <text:h text:style-name="P19" text:outline-level="2"><text:bookmark-start text:name="Nieriashlivost__"/>Неряшливость.<text:bookmark-end text:name="Nieriashlivost__"/></text:h>
      <text:p text:style-name="Text_20_body">Еще один из признаков абьюза — отношение к чистоте.</text:p>
      <text:p text:style-name="Text_20_body">Там, где появляется абьюзер, там беспорядок. Он крошит, разливает, ломает и проходит мимо, отрицая свою причастность к этому. Он может несколько дней не принимать душ, не чистит зубы и не умывается. Он совершенно игнорирует факт наличия своего места у каждой вещи в доме. Он не следит ни за своим внешним видом, ни за чистотой вокруг себя (разольет, испачкает, накрошит — пройдет мимо), при этом отрицает свою причастность к беспорядку и совершенно не видит в этом проблему.</text:p>
      <text:p text:style-name="Text_20_body">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Если вы девушка, то может вызывать у вас чувство стыда перед окружающими за неспособность позаботиться о своем мужчине.</text:p>
      <text:p text:style-name="Text_20_body"><text:span text:style-name="T9">Противостояние</text:span>:</text:p>
      <text:p text:style-name="Text_20_body">Если речь идет о банальной лени, помните, в быту есть вид труда, который называется самообслуживанием. Ваш партнер, как взрослый человек, может, должен и обязан мыть за собой, следить за чистотой своей одежды, следить за своей внешностью и гигиеной собствен<text:soft-page-break/>ного тела. Он должен суметь самостоятельно сходить в магазин и понимать перечень необходимых продуктов. Он должен суметь приготовить еду. Никто не имеет право предьявлять вам претензии по поводу дел, относящихся к самообслуживанию!</text:p>
      <text:p text:style-name="Text_20_body">Когда я жила в общежитии, мы нашей неряшке 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text:p>
      <text:p text:style-name="Text_20_body">Попробуйте осторожно намекать, например, если он закинул одежду в которой был на пикнике в шкав к чистым вещам:</text:p>
      <text:p text:style-name="Text_20_body">— Фу, чем это так пахнет? Дорогой, это что, от тебя? Да ты у меня вонючка!</text:p>
      <text:p text:style-name="Text_20_body">Если человек совершенно игнорирует наличие проблемы, то, как советуют специалисты, дабы избавиться от данного симптома психопатологии, необходимо обратиться к психиатору.</text:p>
      <text:p text:style-name="Text_20_body">Поэтому, если вы заметили в своих отношениях признаки деструктивного поведения — БЕГИТЕ, КАК МОЖНО БЫСТРЕЕ И КАК МОЖНО ДАЛЬШЕ! ЛУЧШЕ НЕ БУДЕТ!!!</text:p>
      <text:h text:style-name="P19" text:outline-level="2"><text:bookmark-start text:name="Nieghliekt_"/>Неглект.<text:bookmark-end text:name="Nieghliekt_"/></text:h>
      <text:p text:style-name="Text_20_body">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 Как правило, неглект никогда не возникает в начале отношений. Для применения этого метода жертва уже должна находиться в максимальной зависимости.</text:p>
      <text:p text:style-name="Text_20_body">Неглектер воспринимает жертву, как объект для выполнения определенных функций. Жертве отказывается в проявлении эмоций, запрещается хотеть или желать. Принцип неглекта в том, что, если жертва перестает соответствовать требованиям неглектера, ей можно управлять и воздействовать на нее любыми методами. Вот несколько примеров неглекта:</text:p>
      <text:p text:style-name="Text_20_body">— В то время, как вы болеете и вам остро необходима помощь вашего партнера, он, например, едет на рыбалку на выходные, или она, например, идет на дискотеку, оставляя вас в полной беспомощности.</text:p>
      <text:p text:style-name="Text_20_body">— Абьюзер перестает заботится о вас в случае болезни, тянет с покупкой лекарств, якобы, по ошибке покупает не то, что нужно или путает дозировку. Пользуясь своей властью может просто запретить жертве принимать лекарства и ходить на приемы к врачам, мол лекар<text:soft-page-break/>ства — сплошная химия, а врачи только деньги дерут и живут на откаты. Я тебя и больной/ым любить буду.</text:p>
      <text:p text:style-name="Text_20_body">— В случае манипуляций мужчины над женщиной — склоняет к интимной близости в моменты сильной усталости или во время женской болезни (воспаление матки, после тяжелых родов и т. д.)</text:p>
      <text:p text:style-name="Text_20_body">— Абьюзер считает, что у вас лишний вес и заставляет вас голодать.</text:p>
      <text:p text:style-name="Text_20_body">— Абьюзер нарошно мешает вам спать.</text:p>
      <text:p text:style-name="Text_20_body">Если вы болеете, например, бронхитом, а вам подсовывают сигарету, вы на диете, а вам готовят пирог вместо салата, или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Text_20_body">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ние на этот счет, так как оно, скорее всего, положительное по отношению к обидчику и с 99%-ой вероятностью — ошибочное.</text:p>
      <text:p text:style-name="Text_20_body"><text:span text:style-name="T9">Противостояние</text:span>:</text:p>
      <text:p text:style-name="Text_20_body">У вас должна быть сила воли отказаться от его плюшек. Требуйте от него заботу или ищите ее в другом месте.</text:p>
      <text:p text:style-name="Text_20_body"><text:soft-page-break/>— Раз ты уходишь, тогда мне придется лечь в больницу, но ты должен/а понимать, что в таком случае мне придется потратить деньги, отложенные тебе на шубу/новый спининг.</text:p>
      <text:p text:style-name="Text_20_body">— Алло, доктор? Подскажите, мне можно в моем состоянии заниматься сексом/есть петрушку/пить спиртное? Нет. Хорошо, спасибо за информацию.</text:p>
      <text:p text:style-name="Text_20_body">— Ты же знаешь, что я на антибиотиках. Ты не хочешь, чтобы я поправилась/лся?</text:p>
      <text:p text:style-name="Text_20_body">— Если ты считаешь, что мне не стоит употреблять эти лекарства, тогда предложи мне альтернативу. Или ты хочешь, чтоб мне было плохо?</text:p>
      <text:p text:style-name="Text_20_body">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он станет свидетелем этого разговора. Это будет ваше преимущество перед ним, ведь доктор, скорее всего, начнет осуждать его методы лечения при вас, и это будет не вашим мнением. Ему вас не в чем будет упрекнуть. Если же он начнет вас обвинять в том, что вы позвонили в скорую без его ведома, то скажите, что вы не хотели его отвлекать от важных дел.</text:p>
      <text:p text:style-name="Text_20_body">А теперь забудьте все, что я сказала и БЕГИТЕ! Бегите и прячьтесь. Куда угодно и как угодно! Если вы заметили подобное отношение или, хотя бы, намеки, то вам НЕОБХОДИМО ОБРАТИТЬСЯ ЗА ПОМОЩЬЮ К ПОСТОРОННИМ!!! Это не шутка, так как <text:span text:style-name="_31__20_Text">неглект может стать причиной смерти жертвы</text:span>. Если у вас, по каким-то <text:soft-page-break/>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p>
      <text:h text:style-name="P19" text:outline-level="2"><text:bookmark-start text:name="Izoliatsiia_zhiertvy_ot_ieie_okruzhienii"/>Изоляция жертвы от ее окружения.<text:bookmark-end text:name="Izoliatsiia_zhiertvy_ot_ieie_okruzhienii"/></text:h>
      <text:p text:style-name="Text_20_body">Это методы первезного нарцисса. Он всячески заполняет ваше время собой и своим окружением. 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придет в гости его компания. Потом окажется, что у его друга день рождение, и вы приглашены, так что встречу с вашими друзьями придутся отложить. Таким образом, вы пропадаете из своей компании, и, уже через какое-то время, его окружение становится вашим.</text:p>
      <text:p text:style-name="Text_20_body">Так же, если он видит привязанность к вашим друзьям, то потихоньку начинает с ними ссориться или ссорить вас.</text:p>
      <text:p text:style-name="Text_20_body">— Твоя Машка как-то на меня так смотрела...</text:p>
      <text:p text:style-name="Text_20_body">— Мне не нравится, что Петя на тебя постоянно смотрит. Я видел, как ты с ним кокетничала.</text:p>
      <text:p text:style-name="Text_20_body">Так абьюзер лишает вас поддержки вашего окружения на случай, а это неизбежно, когда она вам может понадобиться. При этом, прямых запретов может и не быть, но с его подачи вы сами стараетесь оградиться от такого напряженного общения, в следствии чего, прекращаете общение с большинством ваших друзей.</text:p>
      <text:p text:style-name="Text_20_body"><text:soft-page-break/>Что касается родителей, то вашим родителям он нравится. Мама без ума от его харизмы/от ее рецепта кексов, а папа нашел себе собеседника на тему — рыбалка/восхищен ее умом и сообразительностью. Ваша попытка пожаловаться на партнера будет расценена, как ваша минутная слабость. Другими словами, вам никто не поверит, что с таким прекрасным человеком могут быть проблемы.</text:p>
      <text:p text:style-name="Text_20_body"><text:span text:style-name="T9">Противостояние</text:span>:</text:p>
      <text:p text:style-name="Text_20_body">Не упускайте возможность проводить время с вашими близкими. С ним или без него — это ваши друзья и он должен уважать их. Не уступайте его друзьям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Text_20_body">— Я пригласил/а на выходные Машу и Петю. Будем играть в покер.</text:p>
      <text:p text:style-name="Text_20_body">Если же он уже договорился со своими друзьями, то скажите, что он мог бы сообщить вам заранее. Вы же сразу ставите его в известность. Пусть договорится на другой день.</text:p>
      <text:p text:style-name="Text_20_body">Если процесс психологического давления уже действует на вас и вы в этом уверены, не говорите прямым текстом об этом своим родителям — они вам не поверят. Моя мама, например, списывала все на мою эмоциональность. Попробуйте намекнуть родителям о том, что он цветов давно не дарил/она неряшка и готовит не вкусно... И покапывайте, пока не заручитесь их подержкой. <text:soft-page-break/>При первой же встрече это может всплыть в разговоре и на него начнут воздействовать ваши родители — не вы. Так он поймет, что вы не один на один с ним.</text:p>
      <text:p text:style-name="Text_20_body">Но, если вы заметили в своих отношениях признаки деструктивного поведения — БЕГИТЕ, КАК МОЖНО БЫСТРЕЕ И КАК МОЖНО ДАЛЬШЕ! ЛУЧШЕ НЕ БУДЕТ!!!</text:p>
      <text:h text:style-name="P19" text:outline-level="2"><text:bookmark-start text:name="Passivnaia_aghriessiia__ighnorirovaniie_"/>Пассивная агрессия (игнорирование, обида, внезапный бойкот).<text:bookmark-end text:name="Passivnaia_aghriessiia__ighnorirovaniie_"/></text:h>
      <text:p text:style-name="Text_20_body">Манипулятор — эмоционально холодный человек. Он тщательно дозирует свою щедрость, любезность, поддержку. Он изначально ориентирован на материализм, чем на духовный или эмоциональный обмен. Так что чувства жертвы по-умолчанию ему не понятны, и в добавок, вызывают раздражение, поэтому от от них уходит. Молча и без объяснений.</text:p>
      <text:p text:style-name="Text_20_body">Вы ,априори, провинились, если попытались возложить на него ответственность или сделали замечание, попросили помощи или он просто ожидал от вас каких-то других действий, известных только ему. Я упускаю такие причины, как осознанное причинение психологической боли, контроль, шантаж, ведь это итак понятно... Вы можете звать его несколько раз, а он сделает вид, будто не слышит вас, хотя находиться с вами в одной комнате.</text:p>
      <text:p text:style-name="Text_20_body">И он уходит, делая из вас козла отпущения. Как вы могли так поступить с ним — попытаться достучаться до него. Это бойкот. Пассивная агрессия, которая вводит вас в недоумение. Вы ищете свою вину, но не можете ее найти. В вашей голове только одна мысль:</text:p>
      <text:p text:style-name="Text_20_body">— Не может же он/она просто так взять и обидеться?</text:p>
      <text:p text:style-name="Text_20_body"><text:soft-page-break/>И вы отвечаете себе на этот вопрос — нет, не может. Вам сложно поверить в то, что им руководят скрытые мотивы — получить от вас — вас в его распоряжение! Будучи человеком сострадательным и неравнодушным, вы пытаетесь наладить связь:</text:p>
      <text:p text:style-name="Text_20_body">— Милый, ну скажи, что не так? Ну прости, если я тебя чем-то обидела!</text:p>
      <text:p text:style-name="Text_20_body">И получаете снисходительное прощение, несмотря на то, что вы вот такая бездушная сволочь! Понимаете? Вот и я не понимала. Ему нужен контроль, а опуская голову и прося прощение за то, чего на самом деле не было, о чем вам даже не удосуживаются сообщить — это как раз повиновение.</text:p>
      <text:p text:style-name="Text_20_body">В следующую такую ситуацию вам обязательно напомнят:</text:p>
      <text:p text:style-name="Text_20_body">— Опять ты за свое. В прошлый раз было тоже самое!</text:p>
      <text:p text:style-name="Text_20_body">И вы снова не понимаете. И снова просите прощение, и обещаете, что такого больше не повторится! А вам говорят:</text:p>
      <text:p text:style-name="Text_20_body">— Ты в прошлый раз тоже говорил/а, что не повторится!</text:p>
      <text:p text:style-name="Text_20_body">Манипулятору необходимо поддерживать с вами связь. Он открыто имитирует свою любовь к вам, но нужно понимать, что испытывать любовь или подобные чувства он не способен. Поэтому, он и глазом не моргнув, демонтрирует позитивное отношение к вам, но процесс отталкивания при этом является завуалированным и замаскированным какой-нибудь косвенной причиной: при<text:soft-page-break/>диркой, обвинением в недостатках и в том, что ваша любовь неискренняя, ведь вы чего-то там для него не сделали, или сделали, но не так, как он того хотел.</text:p>
      <text:p text:style-name="Text_20_body"><text:span text:style-name="T9">Противостояние</text:span>:</text:p>
      <text:p text:style-name="Text_20_body">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этого напряжения. Я пробовала узнать причины такого поведения, я игнорировала это поведение, потом высмеивала его:</text:p>
      <text:p text:style-name="Text_20_body">— Что, опять? Ну ок...</text:p>
      <text:p text:style-name="Text_20_body">Я пыталась агрессивно его вывести на чистую воду... Много было испробовано, так как я люблю эксперементировать в поисках решений однородных проблем... Он мог молчать неделями, и я не выдерживала и шла, склонив голову. В самую последнюю ссору, когда мне пришлось второй раз включить диктофон, я, наконец, нашла способ. Он даже сам дал ему название: «учитель—школьник». Невольно, конечно. Я хладнокровно резко прямо начала его ставить на место, не принимая это поведение. Он пытался молчать, но я не унималась.</text:p>
      <text:p text:style-name="Text_20_body">— Ну? Что опять? Ну, говори! Чем ты не доволен!? Давай — я недоволен тем, что... Продолжай предложение!</text:p>
      <text:p text:style-name="Text_20_body">Не повышая тона, но уверенно и резко, чтоб он понимал — я не уйду без ответа. Я надавила. Плюс, включенный диктофон сыграл немаловажную роль. Я была учительницей, а он школьником, которого вызвали к доске, а он не подготовился к уроку.</text:p>
      <text:p text:style-name="Text_20_body"><text:soft-page-break/>Знаете, чем отличалась последняя ссора от всех остальных? Я поймала его за руку. Я осознала, что он мне соврал и — начала ра—зо—ча—ро—вы—ва—ться! Я четко понимала, что он причинил мне боль. Я приняла решение не поддаваться снова на «обиду на обиду», я пошла до конца и он понял, что я не оставлю его в покое без ответа.</text:p>
      <text:p text:style-name="Text_20_body">Так что вот мой совет, как заставить человека прекратить вас игнорировать: осознайте, что вашей вины нет:</text:p>
      <text:p text:style-name="Text_20_body">— Я не понимаю, где я провился/ась.</text:p>
      <text:p text:style-name="Text_20_body">Четко дайте понять, что не принимаете его обиду:</text:p>
      <text:p text:style-name="Text_20_body">— Я ничего такого не сделал/а и не сказал/а, чтобы ты обиделся/ась! Объясни свое поведение!</text:p>
      <text:p text:style-name="Text_20_body">Идите до конца, как бы сложно это не было, главное, делайте это спокойно, не повышайте тона, чтоб вас нельзя было упрекнуть в истерике:</text:p>
      <text:p text:style-name="Text_20_body">— Я жду ответа и не уйду, пока не получу его!</text:p>
      <text:p text:style-name="Text_20_body">Не пытайтесь утешить его, не пытайтесь сгладить ситуацию. Он не прав! А если считает, что не правы вы, то пусть имеет смелость сказать об этом вслух.</text:p>
      <text:h text:style-name="P19" text:outline-level="2"><text:bookmark-start text:name="Popytka_vytorghovat____pravo_nalievo____"/>Попытка выторговать «право налево». Принуждение к трио.<text:bookmark-end text:name="Popytka_vytorghovat____pravo_nalievo____"/></text:h>
      <text:p text:style-name="Text_20_body">Если вы этого сами не хотите, но вас заставляют это делать, то это самый верный признак деструктивизма в отношениях. Упрекая вас он высказывает неуважение к вам, как к собственному выбору.</text:p>
      <text:h text:style-name="P19" text:outline-level="2"><text:bookmark-start text:name="Pierspiektitsid_"/>Перспектицид.<text:bookmark-end text:name="Pierspiektitsid_"/></text:h>
      <text:p text:style-name="Text_20_body">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ый описывает это слово — довольно частое явление и у него немало жертв. Исследователь Массачусетского университета Лиза Аронсон Фонтес описала перспектицид, как «неспособность знать то, что знаешь».</text:p>
      <text:p text:style-name="Text_20_body">Перспектицид очень похож с предыдущим методом манипулирования — газлайтингом, но, по своей сути, это отличающиеся понятия.</text:p>
      <text:p text:style-name="Text_20_body">Перспектицид (<text:span text:style-name="T5">с англ.</text:span> <text:span text:style-name="T5">perspective</text:span> — точка зрения; окончание <text:span text:style-name="T5">cide</text:span> — убийство) — воздействие на жертву с целью лишения ее собственных мыслей, идей и целей. То есть, по сути, газлайтинг и перспектицид это взаимосвязанные поэтапные методы, где манипулятор заставляет жертву засомневаться в своей нормальности (<text:span text:style-name="T5">см. «Газлайтинг»</text:span>), а потом и вовсе лишает ее возможности думать, мечтать и принимать решения.</text:p>
      <text:p text:style-name="Text_20_body">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ужасного метода. Немаловажным признаком также является полное разрушение <text:soft-page-break/>личного пространства жертвы. Абьюзер следит за каждым ее шагом (камеры, микрофоны, трекеры).</text:p>
      <text:p text:style-name="Text_20_body"><text:span text:style-name="T9">Противостояние</text:span>:</text:p>
      <text:p text:style-name="Text_20_body">На самом деле 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информации.</text:p>
      <text:p text:style-name="Text_20_body">Поэтому я обращусь к неравнодушным мира сего. Оглянитесь! Возможно в кругу ваших друзей есть человек, который изменился до неузнаваемости.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h text:style-name="P19" text:outline-level="2"><text:bookmark-start text:name="Zaiavlieniie_o_razryvie_otnoshienii_"/>Заявление о разрыве отношений.<text:bookmark-end text:name="Zaiavlieniie_o_razryvie_otnoshienii_"/></text:h>
      <text:p text:style-name="Text_20_body">У вас все хорошо, или, наконец, наладилось после последней ссоры, но вдруг вам объявляют, что вас бросают:</text:p>
      <text:p text:style-name="Text_20_body">— Так будет лучше для нас.</text:p>
      <text:p text:style-name="Text_20_body">Или:</text:p>
      <text:p text:style-name="Text_20_body">— Так больше не может продолжаться, ведь ты...</text:p>
      <text:p text:style-name="Text_20_body">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замену вам. Он откровенно хвастается всем, что вот наконец-то он обрел счастье, демонстрируя всем замену одного человека на другого. Он пытается вынудить вас ревновать.</text:p>
      <text:p text:style-name="Text_20_body">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как я, и, стало быть — вы, кто поддается влиянию и становится марионеткой. Есть третий тип людей — манипуляторы. Первый тип абьюзеру не интересен. Ему не пристало напрягаться. Они, как я уже писала, любят, чтоб само в руки шло. Они слишком себялюбивы, чтобы прогибаться под кем-<text:soft-page-break/>то, кто «сложный» для них. Это не их стезя. Со вторым типом все понятно.</text:p>
      <text:p text:style-name="Text_20_body">И вот тандем «манипулятор vs. манипулятор». В случае, если новая пассия — манипулятор, и не просто, а сильнее, то вы станете свидетелем изменений вашего бывшего партнера. Они тоже ломаются. Они тоже становятся настоящими, такими, как мы с вами, жертвами. Психическое влияние — это очень сильное оружие.</text:p>
      <text:p text:style-name="Text_20_body">И вот у него/нее другая/ой.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 Вы тешите себя иллюзией, что от осознания этого вам станет гораздо легче, но это не так.</text:p>
      <text:p text:style-name="Text_20_body">Вспомните, как развивались ваши отношения. Вы уже понимаете, что вашу психику насиловали постепенно. Прошло несколько лет, чтобы вы смогли осознать, что вам с ним плохо и вы — причина этого «плохо». Вам нужно быть лучше. И все — вы снова разрушаете себя с его подачи, но самостоятельно. Так будет и в его следующих отношениях.</text:p>
      <text:p text:style-name="Text_20_body">Он будет демонстрировать очень сильную любовь к новой жертв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он лучше меня?» Да, эта демонстрация его счастливой жизни — метод, кото<text:soft-page-break/>рым он воздействует на вас, хотя вы уже даже не в паре. Но вы ведесь и ждете, когда они расстанутся.</text:p>
      <text:p text:style-name="Text_20_body">Легче вам не стало, не станет и не стало бы. Все, чего вы добьетесь — это изведете себя еще больше.</text:p>
      <text:p text:style-name="Text_20_body"><text:span text:style-name="T9">Противостояние</text:span>:</text:p>
      <text:p text:style-name="Text_20_body">Хотите, чтоб вам стало лучше? Перестаньте следить за его жизнью. Вы уже знаете, кто это. Вы уже знаете, что он из себя представляет. И вы уже должны были понять, что не вы виноваты. Вы все сделали правильно. Вы не подкаблучник — вы человек, который умеет любить. Вы не истеричка — вы человек, который умеет любить. Вы должны понять, что этим вашим «умением» грубо воспользовались и использовали с целью вас уничтожить, как личность. Вы хороший человек, такой же, как и новая жертва. Он таких и выбирает — хороших.</text:p>
      <text:p text:style-name="Text_20_body">Разрыв с абьюзером — освобождение для вас. А его новая жертва... Скажите ей спасибо и пожалейте ее, ведь ее ждет то же самое, в случае, если она не относится к первому или третьему типу. Не осуждайте ее. Она, поверьте мне, ни в чем не виновата. И вы ни в чем не виноваты. Мало того, он тоже ни в чем не виноват. Он такой, а вы должны быть рады, что избавились от него. Или вам нравилось то, что вы долго называли отношениями? Вам нравилось унижаться и прогибаться под человеком, который вас ни капельки не ценит? Сомневаюсь, иначе вам бы не помешала помощь психоаналитического характера, как минимум.</text:p>
      <text:p text:style-name="Text_20_body"><text:soft-page-break/>Не проявляйте эмоции. Не показывайте ему их. Они — его главный инструмент. Изначально вы были слишком открыты. Он считывал все ему необходимое манипулировал вами. Теперь нужно избавиться от манипуляции, а чтобы это сделать, необходимо лишить его рычагов. Он не должен знать, как прошел ваш день. Отвечайте односложно и абстрактно. На вопрос: «Как прошел твой день?» вместо подробного описания ответьте: «Отлично». При чем ваше лицо должно быть таким, как у него, когда он оставлял вас в полном замешательстве — равнодушным.</text:p>
      <text:p text:style-name="Text_20_body">Это его тактика. И вы должны понимать, что именно так и следует вести себя с манипуляторами впредь. Никаких эмоций.</text:p>
      <text:h text:style-name="P19" text:outline-level="2"><text:bookmark-start text:name="Sakharnoie_shou_"/>Сахарное шоу.<text:bookmark-end text:name="Sakharnoie_shou_"/></text:h>
      <text:p text:style-name="Text_20_body">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При чем, в пр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езировась своим деструктивным поведением уже на следующий день?</text:p>
      <text:p text:style-name="Text_20_body">— Меня никто, кроме тебя не понимает!</text:p>
      <text:p text:style-name="Text_20_body">— Ты лучшее, что со мной случилось в жизни!</text:p>
      <text:p text:style-name="Text_20_body">— Как я мог так поступать с стобой?! Теперь я все понял!</text:p>
      <text:p text:style-name="Text_20_body">Задумайтесь, почему он сначала делает все, чтоб вы ушли, а потом делает все, чтоб вы вернулись? 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h text:style-name="P12" text:outline-level="1"><text:bookmark-start text:name="Glava_26__Apofieoz_otnoshienii_s_manipul"/>Глава 26. Апофеоз отношений с манипулятором<text:bookmark-end text:name="Glava_26__Apofieoz_otnoshienii_s_manipul"/></text:h>
      <text:p text:style-name="Эпиграф_20__2b__20_автор">Кто хочет жить, кто весел, кто не тля —</text:p>
      <text:p text:style-name="Эпиграф_20__2b__20_автор">Готовьте ваши руки к рукопашной!</text:p>
      <text:p text:style-name="Эпиграф_20_-_20_автор">А. Высоцкий</text:p>
      <text:p text:style-name="Text_20_body">На моем опыте могу сказать, что есть три очень важных момента. Они стоят в одной иерархии и я не могу выделить или пронумеровать их поэтапно. Вам необходимо осознать, что вами манипулируют, избавиться от иллюзий и зарубить себе на носу — <text:span text:style-name="_31__20_Text">ВЫ НИ В ЧЕМ НЕ ВИН</text:span><text:span text:style-name="_31__20_Text">ОВАТЫ</text:span>!</text:p>
      <text:p text:style-name="Text_20_body">Осознание факта манипуляций даст вам ответ на большинство ваших вопросов, таких, как:</text:p>
      <text:p text:style-name="Text_20_body">— Что происходит?</text:p>
      <text:p text:style-name="Text_20_body">— Почему он/она так поступает?</text:p>
      <text:p text:style-name="Text_20_body">Ответ очень прост — потому, что этот человек — манипулятор. Вы попали к нему в зависимость обманным путем. Этот человек вас не ценит, не дорожит вами, ни во что вас не ставит, поэтому делает все, чтоб вы были <text:soft-page-break/>несчастными. Ему от этого хорошо. С этим надо смириться. Это будет видно воочию, когда вы озвучите свое желание разорвать с абьюзером отношения.</text:p>
      <text:p text:style-name="Text_20_body">Когда он поймет, что теряет контроль над вами, или осознает, что его «раскрыли», он попытается воззвать к вашей жалости, будет умолять вас не бросать его, начнет «шевелиться» — дарить подарки, готовить ужины (<text:span text:style-name="T5">см. «Положительное подкрепление»</text:span>) или призовет на помощь друзей, которые ни о чем не подозревают. Вы вещь, и он попытается вас купить. Не продавайтесь. Вы ст<text:span text:style-name="_30__20_Text">о</text:span>ите дороже всех этих дешевых однообразных приемов. Стойте на своем, перенаправляйте вашу грусть от осознания всего этого на уверенность в своих действиях и злость. Лично мне это очень помогло.</text:p>
      <text:p text:style-name="Text_20_body">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 Это будет очень сложно сделать — избавиться от чувства вины, которое вам внушали очень долго. Вы должны быть готовы принять факт того, что вашей вины перед ним нет.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 Он этого добивался, но это не есть правда. Это он так придумал и внушил вам.</text:p>
      <text:p text:style-name="Text_20_body">Сядьте, успокойтесь и вспомните, каким вы были человеком до встречи с ним. Вспомните, сколько хороших <text:soft-page-break/>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 Это его рук дело! Это он вас таким сделал. Манипулятор, первезный нарцисс, зверь по имени абьюзер. Это было его планом! Это нужно понять, признать и сделать решительный ход.</text:p>
      <text:p text:style-name="Text_20_body">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 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Направьте все свои силы на это!</text:p>
      <text:p text:style-name="Text_20_body">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у вас бы все было хорошо... Не верите? Проверьте!</text:p>
      <text:p text:style-name="Text_20_body">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сала на диктофон все его оскорбления, чем обличила его в своих глазах. 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 было не нужно! И есть остальные мои <text:soft-page-break/>друзья, которые утверждали, что он меня любит и ему жаль ДАЖЕ ПОСЛЕ того, как прослушали часть записи, где он оскорблял меня еще пару дней назад самыми последними словами. Они говорили, что он плакал, рассказывая о любви ко мне, совершенно не принимая во внимание услышанные в мой адрес оскорбления с этой записи...</text:p>
      <text:p text:style-name="Text_20_body">Так что, готовьтесь к тому, что вы потеряете часть своего окружения. Они пойдут за ним, поверят ему, отвернуться от вас. Они уже не ваши друзья — они его инструменты. Смиритесь с этим фактом. Пусть это вас не печалит, хоть вы и будете за ними скучать и вам их искренне будет не хватать. Как и мне не хватает моих друзей. Но знаете что? Те, кто останутся рядом, те, кому не придется ничего доказывать — самые верные вам люди. Вполне вероятно, что именно от них вы не ожидали такой поддержки и такой помощи, которую они вам окажут.</text:p>
      <text:p text:style-name="Text_20_body">Может быть такое, что избавиться от него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бы бессердечный человек. Но это всего лишь очередная жалкая попытка удержать вас.</text:p>
      <text:p text:style-name="Text_20_body">Мне жаль, если вас с ним что-то связывает — дети, недвижимость, бизнес. Ставьте ультиматумы,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Не <text:soft-page-break/>идите с ним на контакт, если он не признает, что у него серьезные проблемы. По-другому не получится —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Text_20_body">В лучшем же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Это нормально для него и хорошо для вас, ведь это означает, что скоро он от вас отстанет. Но пока провокация вас на действия — игнорируйте ее. Он это делает своими руками и специально!</text:p>
      <text:p text:style-name="Text_20_body">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т стер между вами все границы. Он наследил достаточно в вашем мире. Вы будете это ощущать на уровне ассоциаций — ваши вещи, какие-то увлечения, музыка, фильмы и даже мысли. Ломайте эти ассоциации. Делайте так, чтобы они у вас ассоциировались уже с чем-то приятным, что не имеет к нему отношение.</text:p>
      <text:p text:style-name="Text_20_body">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 <text:soft-page-break/>Вспоминайте себя! Пересматривайте свои старые фотографии.</text:p>
      <text:p text:style-name="Text_20_body">Не начинайте жизнь с чистого листа! Продолжайте ту, в которой вы были счастливы. Не пытайтесь себя изменить — с вами уже это пытались проделывать, и вы убедились, что это очень болезненный процесс. Так зачем же себя мучить?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Text_20_body">Будьте готовы к тому, что вас не поймут окружающие близкие вам люди! Все будут говорить:</text:p>
      <text:p text:style-name="Text_20_body">— Как же ты не заметил/а это все?! Куда же ты смотрел/а?!</text:p>
      <text:p text:style-name="Text_20_body">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адо, но ни в коем случае не оставайтесь наедине с собой и своими мыслями — на этом этапе одиночество вам только навредит!</text:p>
      <text:p text:style-name="Text_20_body">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 Да, детская шутка теперь ваш девиз. Это еще одна вещь, которую нужно осознать, принять и с этим жить — он не виноват. Он болен и в <text:soft-page-break/>этом его личное горе. Он всегда будет несчастен, пытаясь удовлетворить себя, забить свои комплексы.</text:p>
      <text:p text:style-name="Text_20_body">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сколько бы он не пытался ее заполнить. Так что не нужно на него злиться, не нужно его ненавидеть. И мстить тоже не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 и мудрость, которой он вас одарил. Вы теперь никогда не попадетесь в подобную ловушку, ведь отныне вы у себя на первом месте. Начинайте себя любить, балуйте себя, веселитесь — вы это заслужили!</text:p>
      <text:p text:style-name="Text_20_body">«Ведь если настроение не новогоднее,</text:p>
      <text:p text:style-name="Text_20_body">значит точно не стем празднуешь.» (С)</text:p>
      <text:h text:style-name="P12" text:outline-level="1"><text:bookmark-start text:name="Prologh"/>Пролог<text:bookmark-end text:name="Prologh"/></text:h>
      <text:p text:style-name="Text_20_body">Ну вот и все, пожалуй. Дело сделано. Ответы найдены. Теперь осталось ожидать последствий. Уверена, что они будут. У вас, если вы узнали себя в описанных примерах из жизни человека, на собственном опыте пережившего все это. Уверена, что найдутся люди, которые пережили обстоятельства гораздо опаснее и болезненнее, чем мои. Уверена, что главный герой моего повествования использует эту книгу и все факты его деструктивных действий, описанных на примерах, чтобы доказать, что я зациклена, помешана на всем этом. Да — я зациклилась! Еще как! Мало того, я не собираюсь останавливаться. Я очень рада, что нашла в себе силы во всем разобраться. Для себя.</text:p>
      <text:p text:style-name="Text_20_body">Если моя книга помогла хоть одному человеку — я буду гордиться этим всю жизнь! Значит, я не зря пережила все это. Значит так надо было. А если нет, то, по крайней мере, я попыталась...</text:p>
      <text:p text:style-name="Text_20_body"/>
      <text:h text:style-name="P13" text:outline-level="1">Содержание</text:h>
      <text:table-of-content text:style-name="Sect1" text:name="Оглавление1">
        <text:table-of-content-source text:outline-level="10" text:use-index-marks="false" text:use-index-source-styles="true">
          <text:index-title-template text:style-name="Contents_20_Heading"/>
          <text:table-of-content-entry-template text:outline-level="1" text:style-name="Оглавление_20_пользователя_20_1">
            <text:index-entry-chapter/>
            <text:index-entry-text/>
            <text:index-entry-tab-stop style:type="right" style:leader-char="."/>
            <text:index-entry-page-number/>
          </text:table-of-content-entry-template>
          <text:table-of-content-entry-template text:outline-level="2" text:style-name="Оглавление_20_пользователя_20_2">
            <text:index-entry-chapter/>
            <text:index-entry-text/>
            <text:index-entry-tab-stop style:type="right" style:leader-char="."/>
            <text:index-entry-page-number/>
          </text:table-of-content-entry-template>
          <text:table-of-content-entry-template text:outline-level="3" text:style-name="Оглавление_20_пользователя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Введение<text:tab/>3</text:p>
          <text:p text:style-name="P8">Глава 1. Это еще не конец<text:tab/>20</text:p>
          <text:p text:style-name="P8">Глава 2. Таблетка<text:tab/>23</text:p>
          <text:p text:style-name="P8">Глава 3. Останешься?<text:tab/>35</text:p>
          <text:p text:style-name="P8">Глава 4. Зачем платить больше?<text:tab/>38</text:p>
          <text:p text:style-name="P8">Глава 5. Интроверт<text:tab/>43</text:p>
          <text:p text:style-name="P8">Глава 6. Стразики<text:tab/>65</text:p>
          <text:p text:style-name="P8">Глава 7. З — Забота<text:tab/>76</text:p>
          <text:p text:style-name="P9">Глава 8. Сама, котик<text:tab/>92</text:p>
          <text:p text:style-name="P8">Глава 9. Мы так общаемся<text:tab/>107</text:p>
          <text:p text:style-name="P8">Глава 10. Это не я<text:tab/>123</text:p>
          <text:p text:style-name="P8">Глава 11. Трио<text:tab/>142</text:p>
          <text:p text:style-name="P8">Глава 12. Не ной<text:tab/>150</text:p>
          <text:p text:style-name="P8">Глава 13. Неадекватная<text:tab/>159</text:p>
          <text:p text:style-name="P8">Глава 14. Вожак<text:tab/>179</text:p>
          <text:p text:style-name="P8">Глава 15. Ад<text:tab/>195</text:p>
          <text:p text:style-name="P8">Глава 16. Nosce te ipsum<text:tab/>206</text:p>
          <text:p text:style-name="P8">Глава 17. Я все понял<text:tab/>214</text:p>
          <text:p text:style-name="P8">Глава 18. А зачем вам Она?<text:tab/>219</text:p>
          <text:p text:style-name="P8">Глава 19. Я подумаю<text:tab/>226</text:p>
          <text:p text:style-name="P8">Глава 20. Меньше нюансов<text:tab/>231</text:p>
          <text:p text:style-name="P8">Глава 21. Быть честным очень легко!<text:tab/>239</text:p>
          <text:p text:style-name="P8">Глава 22. Гори в аду<text:tab/>279</text:p>
          <text:p text:style-name="P8">Глава 23. Здорова!<text:tab/>295</text:p>
          <text:p text:style-name="P8"><text:soft-page-break/>Глава 24. Причины манипуляции<text:tab/>304</text:p>
          <text:p text:style-name="P8">Глава 25. Признаки, приемы и противостояние манипуляции<text:tab/>321</text:p>
          <text:p text:style-name="P10">Почему я?<text:tab/>323</text:p>
          <text:p text:style-name="P10">Демонстративное игнорирование собственных обязательств.<text:tab/>342</text:p>
          <text:p text:style-name="P10">Газлайтинг.<text:tab/>344</text:p>
          <text:p text:style-name="P10">Висхолдинг.<text:tab/>349</text:p>
          <text:p text:style-name="P10">«Да, но &lt;...&gt;» (в дополнение к описанию висхолдинга).<text:tab/>352</text:p>
          <text:p text:style-name="P10">Эгоизм. Равнодушие.<text:tab/>354</text:p>
          <text:p text:style-name="P10">Игра на ваших эмоциях или психологические триггеры.<text:tab/>356</text:p>
          <text:p text:style-name="P10">Виктимблейминг.<text:tab/>360</text:p>
          <text:p text:style-name="P10">Вам редко уступают или не уступают вообще.<text:tab/>365</text:p>
          <text:p text:style-name="P10">Патологическая ложь. Введение в болезненное состояние ожидания.<text:tab/>370</text:p>
          <text:p text:style-name="P10">Триангуляция.<text:tab/>376</text:p>
          <text:p text:style-name="P10">Дабл байнд.<text:tab/>379</text:p>
          <text:p text:style-name="P10">Подкрепление. Стимуляция на действия.<text:tab/>386</text:p>
          <text:p text:style-name="P27">Положительное подкрепление. <text:tab/>386</text:p>
          <text:p text:style-name="P27">Неустойчивое или частичное подкрепление.<text:tab/>391</text:p>
          <text:p text:style-name="P27">Отрицательное подкрепление.<text:tab/>396</text:p>
          <text:p text:style-name="P27">Травмирующий одноразовый опыт.<text:tab/>401</text:p>
          <text:p text:style-name="P10">Постоянные жалобы.<text:tab/>404</text:p>
          <text:p text:style-name="P10">Он зациклен на себе и на собственном комфорте.<text:tab/>407</text:p>
          <text:p text:style-name="P10">Неряшливость.<text:tab/>410</text:p>
          <text:p text:style-name="P10">Неглект.<text:tab/>412</text:p>
          <text:p text:style-name="P10">Изоляция жертвы от ее окружения.<text:tab/>416</text:p>
          <text:p text:style-name="P10">Пассивная агрессия (игнорирование, обида, внезапный бойкот).<text:tab/>419</text:p>
          <text:p text:style-name="P10">Попытка выторговать «право налево». Принуждение к трио.<text:tab/>423</text:p>
          <text:p text:style-name="P10"><text:soft-page-break/>Перспектицид.<text:tab/>424</text:p>
          <text:p text:style-name="P10">Заявление о разрыве отношений.<text:tab/>426</text:p>
          <text:p text:style-name="P10">Сахарное шоу.<text:tab/>430</text:p>
          <text:p text:style-name="P8">Глава 26. Апофеоз отношений с манипулятором<text:tab/>431</text:p>
          <text:p text:style-name="P8">Пролог<text:tab/>438</text:p>
        </text:index-body>
      </text:table-of-content>
      <text:h text:style-name="Heading_20_1" text:outline-level="1"/>
      <text:p text:style-name="P26"/>
      <text:p text:style-name="P1"/>
      <text:p text:style-name="P1">поиск</text:p>
      <text:p text:style-name="P1"/>
      <text:p text:style-name="P1">если, как правило, вы виноваты, но вы не согласны с этим правилом</text:p>
      <text:p text:style-name="P1"/>
      <text:p text:style-name="P1">это была жизнь в борьбе</text:p>
      <text:p text:style-name="P1"/>
      <text:p text:style-name="P1">славабогу, что он оказался не так умен и слава богу, что я оказалась не так глупа...</text:p>
      <text:p text:style-name="P1"/>
      <text:p text:style-name="P1">я бы могла преувеличить, и это была бы правда, но не моя, ведь есть гораздо более жестокие случаи психологического давления.</text:p>
      <text:p text:style-name="P1"/>
      <text:p text:style-name="P1">я знаю, что эту книгу прочтет множество моих друзей. Я думаю, что даже он может ее прочесть. Чего бы мне не хотелось, ведь тогда он поймет, что «его раскрыли» и будет стараться тщательнее скрывать свои намерения и попытается ввести остальных в заблуждения такими фразами, как:</text:p>
      <text:p text:style-name="P1">это притянуто за уши</text:p>
      <text:p text:style-name="P1">это абсолютная неправда/там нет ни капли правды</text:p>
      <text:p text:style-name="P1">она все это придумала</text:p>
      <text:p text:style-name="P1">это полный бред/абсурд</text:p>
      <text:p text:style-name="P1">это не стоит моего внимания</text:p>
      <text:p text:style-name="P1">это просто смешно</text:p>
      <text:p text:style-name="P1">это еще раз доказывает ее неадекватность</text:p>
      <text:p text:style-name="P1">это не я</text:p>
      <text:p text:style-name="P1">такого не было</text:p>
      <text:p text:style-name="P1">я имею полное право хранить молчание (5 поправка)</text:p>
      <text:p text:style-name="P1">и т.д.</text:p>
      <text:p text:style-name="P1"/>
      <text:p text:style-name="P1"><text:soft-page-break/>Я сочувствую вам, если вы узнали себя из моих рассказов, но также я очень рада за вас, ведь первый шаг к решению проблемы — понять и осознать, ч то она есть.</text:p>
      <text:p text:style-name="P1"/>
      <text:p text:style-name="P1">я желаю все быть людьми и оставаться людьми не смотря ни на что. Я желаю вам не надеяться, не питать иллюзий, а смотреть правде в глаза. Я желаю вам понимать что для вас лучше и всегда знать, что приведет вас к счастью. Я желаю вам быть честными с самим собой и со всеми окружающими. Я желаю вам то, что вы заслуживаете, без поблажек и привилегий. Я желаю вам жить достойно и никогда не терять это достоинство</text:p>
      <text:p text:style-name="P1"/>
      <text:p text:style-name="P1">У меня сегодня был тяжелый день. Начальник выбесил, даже матом начал ругаться, сходишь сама в магазин, а то у меня голова разболелась... — этот метод давит на жалость чтобы получить то, что хочет или избавиться от обязательств. Все просто. Он сначала в самых черных красках описывает ситуацию, чтобы вызвать у меня сострадание, и я, по своему великодушию уже не настаиваю на помощи, которую он обещал оказать.</text:p>
      <text:p text:style-name="P1"/>
      <text:p text:style-name="P1">Как я могу сейчас об этом думать, если меня хотят кинуть на деньги?! — это метод можно описать как «дела по важнее». Он преувеличивает важность своей проблемы так, что моя поблема на фоне этой казалась незначительной, и я отступала.</text:p>
      <text:p text:style-name="P1"/>
      <text:p text:style-name="P1">Давай отложим это на завтра — сегодня такая чудесная погода! — метод «не будем о плохом». Он так редко радуется разным мелочам, а сегодня прям светиться от счастья. Зачем портить ему настроение!</text:p>
      <text:p text:style-name="Para_20_05"><text:line-break/><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p>
      <text:p text:style-name="P1">Поймите за что вы его любите, объясните это себе</text:p>
      <text:p text:style-name="Para_20_05"><text:soft-page-break/><text:line-break/><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p>
      <text:p text:style-name="P1"><text:a xlink:type="simple" xlink:href="https://ru.wikipedia.org/wiki/Психопатия" office:target-frame-name="_top" xlink:show="replace" text:style-name="Internet_20_link" text:visited-style-name="Visited_20_Internet_20_Link"><text:span text:style-name="_33__20_Text">https://ru.wikipedia.org/wiki/%D0%9F%D1%81%D0%B8%D1%85%D0%BE%D0%BF%D0%B0%D1%82%D0%B8%D1%8F</text:span></text:a></text:p>
      <text:p text:style-name="P3"><text:a xlink:type="simple" xlink:href="http://psychostep.ru/emocionalnoe-nasilie/" office:target-frame-name="_top" xlink:show="replace" text:style-name="Internet_20_link" text:visited-style-name="Visited_20_Internet_20_Link">http://psychostep.ru/emocionalnoe—nasilie/</text:a></text:p>
      <text:p text:style-name="P1">http://brw.md/manipulator—triangulatia—narciss/</text:p>
      <text:p text:style-name="P4"><text:a xlink:type="simple" xlink:href="http://brw.md/manipulyator-withholding-chuvstvo-viny/" office:target-frame-name="_top" xlink:show="replace" text:style-name="Internet_20_link" text:visited-style-name="Visited_20_Internet_20_Link">http://brw.md/manipulyator—withholding—chuvstvo—viny/</text:a></text:p>
      <text:p text:style-name="P4"><text:a xlink:type="simple" xlink:href="http://brw.md/manipuleator" office:target-frame-name="_top" xlink:show="replace" text:style-name="Internet_20_link" text:visited-style-name="Visited_20_Internet_20_Link">http://brw.md/manipuleator</text:a><text:a xlink:type="simple" xlink:href="http://brw.md/manipuleator-emotsionalnie-kaceli/" office:target-frame-name="_top" xlink:show="replace" text:style-name="Internet_20_link" text:visited-style-name="Visited_20_Internet_20_Link">—emotsionalnie—kaceli/</text:a></text:p>
      <text:p text:style-name="P2"><text:a xlink:type="simple" xlink:href="https://mel.fm/author/yana-filimonova" office:target-frame-name="_top" xlink:show="replace" text:style-name="Internet_20_link" text:visited-style-name="Visited_20_Internet_20_Link"><text:span text:style-name="_33__20_Text">Яна Филимонова</text:span></text:a> психолог-консультант, журналист.</text:p>
      <text:p text:style-name="P4"><text:a xlink:type="simple" xlink:href="http://femina-vita.livejournal.com/35776.html" office:target-frame-name="_top" xlink:show="replace" text:style-name="Internet_20_link" text:visited-style-name="Visited_20_Internet_20_Link">http://femina-vita.livejournal.com/35776.html</text:a></text:p>
      <text:p text:style-name="P4"><text:a xlink:type="simple" xlink:href="http://psihomed.com/gazlayting/" office:target-frame-name="_top" xlink:show="replace" text:style-name="Internet_20_link" text:visited-style-name="Visited_20_Internet_20_Link">http://psihomed.com/gazlayting/</text:a></text:p>
      <text:p text:style-name="P2">http://olikayasnaya.ru/2017/01/06/%D0%B4%D0%B2%D0%BE%D0%B9%D0%BD%D0%BE%D0%B5-%D0%BF%D0%BE%D1%81%D0%BB%D0%B0%D0%BD%D0%B8%D0%B5/</text:p>
      <text:p text:style-name="Para_20_05"><text:line-break/><text:span text:style-name="Default_20_Paragraph_20_Font"><text:span text:style-name="T1"> </text:span></text:span></text:p>
      <text:p text:style-name="P1">Помните: деструктивные люди спорят не с вами, они, по сути, спорят сами с собой, вы — лишь соучастник долгого, изнуряющего монолога. Они обожают драматизм и живут ради него. Пытаясь подобрать аргумент, опровергающий их нелепые утверждения, вы лишь подбрасываете дровишек в огонь. </text:p>
      <text:p text:style-name="P1">А еще проще навесить на вас какой—нибудь ярлык — это автоматически перечеркивает ценность любого вашего заявления.</text:p>
      <text:p text:style-name="Para_20_05"><text:line-break/><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p>
      <text:p text:style-name="P1">1) Можешь ли ты сказать, что часто не понимала его отношения к тебе?</text:p>
      <text:p text:style-name="P1">2) Можешь ли ты сказать, что со временем он обесценил твои достоинства, за которые, по его словам, он влюбился в тебя?</text:p>
      <text:p text:style-name="P1"><text:soft-page-break/>3) Согласна ли ты с тем, что он был недоволен практически всем, что имеет отношение к тебе:</text:p>
      <text:p text:style-name="P1">— поведение</text:p>
      <text:p text:style-name="P1">— стиль</text:p>
      <text:p text:style-name="P1">— окружение</text:p>
      <text:p text:style-name="P1">— образ жизни</text:p>
      <text:p text:style-name="P1">4) Были ли инциденты, когда ты пыталась по своей инициативе прекратить отношения с ним? Если да, то:</text:p>
      <text:p text:style-name="P1">— на какой период времени?</text:p>
      <text:p text:style-name="P1">— это происходило на начальном, в середине или на завершающем этапе отношений?</text:p>
      <text:p text:style-name="P1">— кто пытался возобновить отношения?</text:p>
      <text:p text:style-name="P1">5) Были ли инциденты, когда он пытался по своей инициативе прекратить отношения с тобой? Если да, то:</text:p>
      <text:p text:style-name="P1">— на какой период времени?</text:p>
      <text:p text:style-name="P1">— это происходило на начальном, в середине или на завершающем этапе отношений?</text:p>
      <text:p text:style-name="P1">— кто пытался возобновить отношения?</text:p>
      <text:p text:style-name="P1">6) Часто ли разговоры с тобой превращались в спор? Если да, то можешь ли ты сказать, что он часто оперировал чужими мнениями в споре с тобой?</text:p>
      <text:p text:style-name="P1">7) Был ли человек, которого он ставил тебе в пример, описывая его достоинства так, что это вызывало у тебя чувство конкуренции и ревности? Если да, то это была женщина или мужчина?</text:p>
      <text:p text:style-name="P1">8) Можешь ли ты сказать, что ваши отношения начинались наилучшим, а закончились наихудшим образом?</text:p>
      <text:p text:style-name="P1">9) Можешь ли ты сказать, что его окружение недолюбливало тебя? Если да, то ты знала это от него?</text:p>
      <text:p text:style-name="P1">10) И последний вопрос лично для меня — вы разошлись в 13 или 14 году и в каком месяце? Я бы хотела для себя знать, когда он втянул меня в ваши отношения. Если не хочешь, можешь не отвечать.</text:p>
      <text:p text:style-name="Para_20_05"><text:line-break/><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span text:style-name="Default_20_Paragraph_20_Font"><text:span text:style-name="T1"><text:line-break/></text:span></text:span><text:soft-page-break/><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p>
      <text:p text:style-name="P1">Это, пожалуй, первое, что на вас опробовали — заставили вас делать то, что делать вы не хотите и чего в планах делать у вас не было. Ваши поступки не совпадают с вашими планами, но вас очень грамотно и незаметно подводят к совершению какого—либо действия.</text:p>
      <text:p text:style-name="Para_20_05"><text:line-break/><text:span text:style-name="Default_20_Paragraph_20_Font"><text:span text:style-name="T1"> </text:span></text:span></text:p>
      <text:p text:style-name="P1">Благодарности:</text:p>
      <text:p text:style-name="P1">Маме и сестре.</text:p>
      <text:p text:style-name="P1">Моей лучшей подруге С. Ю.</text:p>
      <text:p text:style-name="P1">Моим любимым дорогим друзьям С. С. и Щ. Ю.</text:p>
      <text:p text:style-name="P1">Моему коллеге и другу К. Д., за то что был рядом.</text:p>
      <text:p text:style-name="P1">Спасибо за честность и за все, что помогло мне осознать В. А.</text:p>
      <text:p text:style-name="P1">Моему психологу, который оказал мне неоценимую поддержку и помог найти ответы Б. А.</text:p>
      <text:p text:style-name="P1">Моим дорогим друзьям Т. А. и Т. А.</text:p>
      <text:p text:style-name="P1">Водителю такси Р. А. за поддержку и неравнодушие</text:p>
      <text:p text:style-name="Para_20_05"><text:line-break/><text:span text:style-name="Default_20_Paragraph_20_Font"><text:span text:style-name="T1"> </text:span></text:span><text:span text:style-name="Default_20_Paragraph_20_Font"><text:span text:style-name="T1"><text:line-break/></text:span></text:span><text:span text:style-name="Default_20_Paragraph_20_Font"><text:span text:style-name="T1">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Verdana5" svg:font-family="Verdana" style:font-adornments="Курсив" style:font-family-generic="swiss"/>
    <style:font-face style:name="Courier New" svg:font-family="'Courier New'" style:font-family-generic="modern" style:font-pitch="fixed"/>
    <style:font-face style:name="Poiret One" svg:font-family="'Poiret One'"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1" svg:font-family="Verdana" style:font-family-generic="swiss" style:font-pitch="variable"/>
    <style:font-face style:name="Verdana3" svg:font-family="Verdana" style:font-adornments="Курсив" style:font-family-generic="swiss" style:font-pitch="variable"/>
    <style:font-face style:name="Verdana"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4"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
    </style:style>
    <style:style style:name="Heading_20_1" style:display-name="Heading 1" style:family="paragraph" style:parent-style-name="Normal" style:default-outline-level="1" style:class="text" style:master-page-name="">
      <style:paragraph-properties fo:margin-left="0cm" fo:margin-right="0cm" fo:margin-top="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8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default-outline-level="2" style:class="text" style:master-page-name="">
      <style:paragraph-properties fo:margin-left="0cm" fo:margin-right="0cm" fo:margin-top="1cm" fo:margin-bottom="1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default-outline-level="3" style:class="text" style:master-page-name="">
      <style:paragraph-properties fo:margin-left="0cm" fo:margin-right="0cm" fo:margin-top="1cm" fo:margin-bottom="0.499cm" style:line-height-at-least="0.572cm" fo:text-align="start"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2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default-outline-level="4" style:class="text">
      <style:paragraph-properties fo:margin-left="0cm" fo:margin-right="0cm" fo:margin-top="0cm" fo:margin-bottom="0cm" fo:text-align="center" style:justify-single-word="false" fo:hyphenation-ladder-count="no-limit" fo:text-indent="0cm" style:auto-text-indent="false" fo:background-color="#f4f4f4" fo:padding="0cm" fo:border="0.026cm solid #808080" style:shadow="none">
        <style:background-image/>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Verdana" fo:font-size="11pt"/>
    </style:style>
    <style:style style:name="Header" style:family="paragraph" style:parent-style-name="Standard" style:class="extra" style:master-page-name="">
      <style:paragraph-properties fo:text-align="end" style:justify-single-word="false" style:page-number="auto"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
    </style:style>
    <style:style style:name="Header_20_right" style:display-name="Header right" style:family="paragraph" style:parent-style-name="Standard" style:class="extra">
      <style:paragraph-properties fo:text-align="end" style:justify-single-word="false"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 fo:background-color="#ffffff"/>
    </style:style>
    <style:style style:name="Header_20_left" style:display-name="Header left" style:family="paragraph" style:parent-style-name="Standard" style:class="extra" style:master-page-name="">
      <style:paragraph-properties style:page-number="auto" fo:background-color="#ffffff"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 fo:background-color="#ffffff"/>
    </style:style>
    <style:style style:name="Footer_20_right" style:display-name="Footer right"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Verdana" fo:background-color="#ffffff"/>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3"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4" fo:font-size="8pt"/>
    </style:style>
    <style:style style:name="Quotations" style:family="paragraph" style:parent-style-name="Standard" style:class="html">
      <style:paragraph-properties fo:margin-left="1cm" fo:margin-right="1cm" fo:margin-top="0cm" fo:margin-bottom="0.199cm" fo:text-align="justify" style:justify-single-word="false" fo:text-indent="0cm" style:auto-text-indent="false"/>
      <style:text-properties style:font-name="Verdana3"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 fo:font-size="11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top="0cm" fo:margin-bottom="0cm"/>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1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2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ru" fo:country="RU"/>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14.801cm" fo:page-height="21.001cm" style:num-format="1" style:print-orientation="portrait" fo:margin-top="1cm" fo:margin-bottom="1cm" fo:margin-left="1.499cm" fo:margin-right="1.499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ffffff" style:dynamic-spacing="false">
          <style:background-image/>
        </style:header-footer-properties>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
      </style:footer>
    </style:master-page>
    <style:master-page style:name="First_20_Page" style:display-name="First Page" style:page-layout-name="Mpm3" style:next-style-name="MP0">
      <style:footer>
        <text:p text:style-name="MP1">Киев</text:p>
        <text:p text:style-name="MP1">2018</text:p>
      </style:footer>
    </style:master-page>
    <style:master-page style:name="Left_20_Page" style:display-name="Left Page" style:page-layout-name="Mpm4">
      <style:header>
        <text:p text:style-name="Header_20_left"><text:chapter text:display="number-and-name" text:outline-level="1">Введение</text:chapter></text:p>
      </style:header>
      <style:footer>
        <text:p text:style-name="Footer_20_right"><text:page-number text:select-page="current">7</text:page-number></text:p>
      </style:footer>
    </style:master-page>
    <style:master-page style:name="Right_20_Page" style:display-name="Right Page" style:page-layout-name="Mpm5" style:next-style-name="Left_20_Page">
      <style:header>
        <text:p text:style-name="Header_20_right"><text:chapter text:display="number-and-name" text:outline-level="1">Введение</text:chapter></text:p>
      </style:header>
      <style:footer>
        <text:p text:style-name="Footer_20_right"><text:page-number text:select-page="current">3</text:page-number></text:p>
      </style:footer>
    </style:master-page>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dc:creator>Яна Каминская</dc:creator>
    <meta:creation-date>2018-01-14T15:31:00Z</meta:creation-date>
    <dc:date>2018-01-14T23:01:38.01</dc:date>
    <meta:editing-cycles>6</meta:editing-cycles>
    <meta:editing-duration>PT5H28M12S</meta:editing-duration>
    <meta:document-statistic meta:table-count="0" meta:image-count="0" meta:object-count="0" meta:page-count="449" meta:paragraph-count="2446" meta:word-count="86925" meta:character-count="535356"/>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